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814" calcext:value-type="float">
            <text:p>54814</text:p>
          </table:table-cell>
          <table:table-cell office:value-type="float" office:value="11663" calcext:value-type="float">
            <text:p>11663</text:p>
          </table:table-cell>
          <table:table-cell office:value-type="float" office:value="2165967419.05" calcext:value-type="float">
            <text:p>2165967419.05</text:p>
          </table:table-cell>
          <table:table-cell office:value-type="float" office:value="6287971045" calcext:value-type="float">
            <text:p>6287971045</text:p>
          </table:table-cell>
          <table:table-cell office:value-type="float" office:value="7849457.23" calcext:value-type="float">
            <text:p>7849457.23</text:p>
          </table:table-cell>
          <table:table-cell office:value-type="float" office:value="257329366.82" calcext:value-type="float">
            <text:p>257329366.82</text:p>
          </table:table-cell>
          <table:table-cell office:value-type="float" office:value="253704903.29" calcext:value-type="float">
            <text:p>253704903.29</text:p>
          </table:table-cell>
          <table:table-cell office:value-type="float" office:value="3612360.41" calcext:value-type="float">
            <text:p>3612360.41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7849457.23" calcext:value-type="float">
            <text:p>7849457.23</text:p>
          </table:table-cell>
          <table:table-cell office:value-type="float" office:value="21.79" calcext:value-type="float">
            <text:p>21.79</text:p>
          </table:table-cell>
          <table:table-cell office:value-type="float" office:value="21.5" calcext:value-type="float">
            <text:p>21.5</text:p>
          </table:table-cell>
          <table:table-cell office:value-type="float" office:value="0.27" calcext:value-type="float">
            <text:p>0.27</text:p>
          </table:table-cell>
          <table:table-cell office:value-type="float" office:value="1.01" calcext:value-type="float">
            <text:p>1.01</text:p>
          </table:table-cell>
          <table:table-cell office:value-type="float" office:value="1733.56" calcext:value-type="float">
            <text:p>1733.56</text:p>
          </table:table-cell>
        </table:table-row>
        <table:table-row table:style-name="ro1">
          <table:table-cell/>
          <table:table-cell office:value-type="float" office:value="54816" calcext:value-type="float">
            <text:p>54816</text:p>
          </table:table-cell>
          <table:table-cell office:value-type="float" office:value="3164" calcext:value-type="float">
            <text:p>3164</text:p>
          </table:table-cell>
          <table:table-cell office:value-type="float" office:value="7109890323.75" calcext:value-type="float">
            <text:p>7109890323.75</text:p>
          </table:table-cell>
          <table:table-cell office:value-type="float" office:value="5100204375.25" calcext:value-type="float">
            <text:p>5100204375.25</text:p>
          </table:table-cell>
          <table:table-cell office:value-type="float" office:value="4280460.75" calcext:value-type="float">
            <text:p>4280460.75</text:p>
          </table:table-cell>
          <table:table-cell office:value-type="float" office:value="312441878" calcext:value-type="float">
            <text:p>312441878</text:p>
          </table:table-cell>
          <table:table-cell office:value-type="float" office:value="54081079" calcext:value-type="float">
            <text:p>54081079</text:p>
          </table:table-cell>
          <table:table-cell office:value-type="float" office:value="27023179.75" calcext:value-type="float">
            <text:p>27023179.75</text:p>
          </table:table-cell>
          <table:table-cell office:value-type="float" office:value="34.75" calcext:value-type="float">
            <text:p>34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4280460.75" calcext:value-type="float">
            <text:p>4280460.75</text:p>
          </table:table-cell>
          <table:table-cell office:value-type="float" office:value="22.75" calcext:value-type="float">
            <text:p>22.75</text:p>
          </table:table-cell>
          <table:table-cell office:value-type="float" office:value="3.75" calcext:value-type="float">
            <text:p>3.75</text:p>
          </table:table-cell>
          <table:table-cell office:value-type="float" office:value="1.96" calcext:value-type="float">
            <text:p>1.96</text:p>
          </table:table-cell>
          <table:table-cell office:value-type="float" office:value="6.43" calcext:value-type="float">
            <text:p>6.4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/>
          <table:table-cell office:value-type="float" office:value="54835" calcext:value-type="float">
            <text:p>54835</text:p>
          </table:table-cell>
          <table:table-cell office:value-type="float" office:value="3131" calcext:value-type="float">
            <text:p>3131</text:p>
          </table:table-cell>
          <table:table-cell office:value-type="float" office:value="7121987620" calcext:value-type="float">
            <text:p>7121987620</text:p>
          </table:table-cell>
          <table:table-cell office:value-type="float" office:value="5054886280" calcext:value-type="float">
            <text:p>5054886280</text:p>
          </table:table-cell>
          <table:table-cell office:value-type="float" office:value="4282341.5" calcext:value-type="float">
            <text:p>4282341.5</text:p>
          </table:table-cell>
          <table:table-cell office:value-type="float" office:value="312490454.25" calcext:value-type="float">
            <text:p>312490454.25</text:p>
          </table:table-cell>
          <table:table-cell office:value-type="float" office:value="53155469" calcext:value-type="float">
            <text:p>53155469</text:p>
          </table:table-cell>
          <table:table-cell office:value-type="float" office:value="27713530.25" calcext:value-type="float">
            <text:p>27713530.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4282341.5" calcext:value-type="float">
            <text:p>4282341.5</text:p>
          </table:table-cell>
          <table:table-cell office:value-type="float" office:value="22.62" calcext:value-type="float">
            <text:p>22.62</text:p>
          </table:table-cell>
          <table:table-cell office:value-type="float" office:value="3.68" calcext:value-type="float">
            <text:p>3.68</text:p>
          </table:table-cell>
          <table:table-cell office:value-type="float" office:value="1.99" calcext:value-type="float">
            <text:p>1.99</text:p>
          </table:table-cell>
          <table:table-cell office:value-type="float" office:value="6.51" calcext:value-type="float">
            <text:p>6.5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/>
          <table:table-cell office:value-type="float" office:value="54840" calcext:value-type="float">
            <text:p>54840</text:p>
          </table:table-cell>
          <table:table-cell office:value-type="float" office:value="3236" calcext:value-type="float">
            <text:p>3236</text:p>
          </table:table-cell>
          <table:table-cell office:value-type="float" office:value="7124508626.75" calcext:value-type="float">
            <text:p>7124508626.75</text:p>
          </table:table-cell>
          <table:table-cell office:value-type="float" office:value="5177562899.5" calcext:value-type="float">
            <text:p>5177562899.5</text:p>
          </table:table-cell>
          <table:table-cell office:value-type="float" office:value="4351976.75" calcext:value-type="float">
            <text:p>4351976.75</text:p>
          </table:table-cell>
          <table:table-cell office:value-type="float" office:value="312489299.5" calcext:value-type="float">
            <text:p>312489299.5</text:p>
          </table:table-cell>
          <table:table-cell office:value-type="float" office:value="57337911.25" calcext:value-type="float">
            <text:p>57337911.25</text:p>
          </table:table-cell>
          <table:table-cell office:value-type="float" office:value="27227947.5" calcext:value-type="float">
            <text:p>27227947.5</text:p>
          </table:table-cell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4351976.75" calcext:value-type="float">
            <text:p>4351976.75</text:p>
          </table:table-cell>
          <table:table-cell office:value-type="float" office:value="24.6" calcext:value-type="float">
            <text:p>24.6</text:p>
          </table:table-cell>
          <table:table-cell office:value-type="float" office:value="4.33" calcext:value-type="float">
            <text:p>4.33</text:p>
          </table:table-cell>
          <table:table-cell office:value-type="float" office:value="2.04" calcext:value-type="float">
            <text:p>2.04</text:p>
          </table:table-cell>
          <table:table-cell office:value-type="float" office:value="5.56" calcext:value-type="float">
            <text:p>5.5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float" office:value="54845" calcext:value-type="float">
            <text:p>54845</text:p>
          </table:table-cell>
          <table:table-cell office:value-type="float" office:value="1004" calcext:value-type="float">
            <text:p>1004</text:p>
          </table:table-cell>
          <table:table-cell office:value-type="float" office:value="4417292057" calcext:value-type="float">
            <text:p>4417292057</text:p>
          </table:table-cell>
          <table:table-cell office:value-type="float" office:value="5397656871" calcext:value-type="float">
            <text:p>5397656871</text:p>
          </table:table-cell>
          <table:table-cell office:value-type="float" office:value="1170176" calcext:value-type="float">
            <text:p>1170176</text:p>
          </table:table-cell>
          <table:table-cell office:value-type="float" office:value="170753060" calcext:value-type="float">
            <text:p>170753060</text:p>
          </table:table-cell>
          <table:table-cell office:value-type="float" office:value="32977903" calcext:value-type="float">
            <text:p>32977903</text:p>
          </table:table-cell>
          <table:table-cell office:value-type="float" office:value="16897857" calcext:value-type="float">
            <text:p>168978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170176" calcext:value-type="float">
            <text:p>1170176</text:p>
          </table:table-cell>
          <table:table-cell office:value-type="float" office:value="10.88" calcext:value-type="float">
            <text:p>10.88</text:p>
          </table:table-cell>
          <table:table-cell office:value-type="float" office:value="2.1" calcext:value-type="float">
            <text:p>2.1</text:p>
          </table:table-cell>
          <table:table-cell office:value-type="float" office:value="1.07" calcext:value-type="float">
            <text:p>1.07</text:p>
          </table:table-cell>
          <table:table-cell office:value-type="float" office:value="5.18" calcext:value-type="float">
            <text:p>5.18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422" calcext:value-type="float">
            <text:p>55422</text:p>
          </table:table-cell>
          <table:table-cell office:value-type="float" office:value="17049" calcext:value-type="float">
            <text:p>17049</text:p>
          </table:table-cell>
          <table:table-cell office:value-type="float" office:value="2074788623.44" calcext:value-type="float">
            <text:p>2074788623.44</text:p>
          </table:table-cell>
          <table:table-cell office:value-type="float" office:value="6216790804.28" calcext:value-type="float">
            <text:p>6216790804.28</text:p>
          </table:table-cell>
          <table:table-cell office:value-type="float" office:value="7243765.36" calcext:value-type="float">
            <text:p>7243765.36</text:p>
          </table:table-cell>
          <table:table-cell office:value-type="float" office:value="261107006.2" calcext:value-type="float">
            <text:p>261107006.2</text:p>
          </table:table-cell>
          <table:table-cell office:value-type="float" office:value="259592271.56" calcext:value-type="float">
            <text:p>259592271.56</text:p>
          </table:table-cell>
          <table:table-cell office:value-type="float" office:value="3481631.88" calcext:value-type="float">
            <text:p>3481631.88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7243765.36" calcext:value-type="float">
            <text:p>7243765.36</text:p>
          </table:table-cell>
          <table:table-cell office:value-type="float" office:value="21.07" calcext:value-type="float">
            <text:p>21.07</text:p>
          </table:table-cell>
          <table:table-cell office:value-type="float" office:value="20.95" calcext:value-type="float">
            <text:p>20.95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2767.84" calcext:value-type="float">
            <text:p>2767.84</text:p>
          </table:table-cell>
        </table:table-row>
        <table:table-row table:style-name="ro1">
          <table:table-cell/>
          <table:table-cell office:value-type="float" office:value="55424" calcext:value-type="float">
            <text:p>55424</text:p>
          </table:table-cell>
          <table:table-cell office:value-type="float" office:value="3143" calcext:value-type="float">
            <text:p>3143</text:p>
          </table:table-cell>
          <table:table-cell office:value-type="float" office:value="7110998648" calcext:value-type="float">
            <text:p>7110998648</text:p>
          </table:table-cell>
          <table:table-cell office:value-type="float" office:value="5099260087.5" calcext:value-type="float">
            <text:p>5099260087.5</text:p>
          </table:table-cell>
          <table:table-cell office:value-type="float" office:value="4284211.25" calcext:value-type="float">
            <text:p>4284211.25</text:p>
          </table:table-cell>
          <table:table-cell office:value-type="float" office:value="312415679.5" calcext:value-type="float">
            <text:p>312415679.5</text:p>
          </table:table-cell>
          <table:table-cell office:value-type="float" office:value="53772534" calcext:value-type="float">
            <text:p>53772534</text:p>
          </table:table-cell>
          <table:table-cell office:value-type="float" office:value="26957338.5" calcext:value-type="float">
            <text:p>26957338.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4284211.25" calcext:value-type="float">
            <text:p>4284211.25</text:p>
          </table:table-cell>
          <table:table-cell office:value-type="float" office:value="22.77" calcext:value-type="float">
            <text:p>22.77</text:p>
          </table:table-cell>
          <table:table-cell office:value-type="float" office:value="3.74" calcext:value-type="float">
            <text:p>3.74</text:p>
          </table:table-cell>
          <table:table-cell office:value-type="float" office:value="1.96" calcext:value-type="float">
            <text:p>1.96</text:p>
          </table:table-cell>
          <table:table-cell office:value-type="float" office:value="6.42" calcext:value-type="float">
            <text:p>6.42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/>
          <table:table-cell office:value-type="float" office:value="55443" calcext:value-type="float">
            <text:p>55443</text:p>
          </table:table-cell>
          <table:table-cell office:value-type="float" office:value="3182" calcext:value-type="float">
            <text:p>3182</text:p>
          </table:table-cell>
          <table:table-cell office:value-type="float" office:value="7116109407.25" calcext:value-type="float">
            <text:p>7116109407.25</text:p>
          </table:table-cell>
          <table:table-cell office:value-type="float" office:value="5127248334.5" calcext:value-type="float">
            <text:p>5127248334.5</text:p>
          </table:table-cell>
          <table:table-cell office:value-type="float" office:value="4335601.25" calcext:value-type="float">
            <text:p>4335601.25</text:p>
          </table:table-cell>
          <table:table-cell office:value-type="float" office:value="312481022.5" calcext:value-type="float">
            <text:p>312481022.5</text:p>
          </table:table-cell>
          <table:table-cell office:value-type="float" office:value="54319751.5" calcext:value-type="float">
            <text:p>54319751.5</text:p>
          </table:table-cell>
          <table:table-cell office:value-type="float" office:value="26982765.5" calcext:value-type="float">
            <text:p>26982765.5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4335601.25" calcext:value-type="float">
            <text:p>4335601.25</text:p>
          </table:table-cell>
          <table:table-cell office:value-type="float" office:value="24.78" calcext:value-type="float">
            <text:p>24.78</text:p>
          </table:table-cell>
          <table:table-cell office:value-type="float" office:value="4.05" calcext:value-type="float">
            <text:p>4.05</text:p>
          </table:table-cell>
          <table:table-cell office:value-type="float" office:value="2.08" calcext:value-type="float">
            <text:p>2.08</text:p>
          </table:table-cell>
          <table:table-cell office:value-type="float" office:value="6.1" calcext:value-type="float">
            <text:p>6.1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/>
          <table:table-cell office:value-type="float" office:value="55448" calcext:value-type="float">
            <text:p>55448</text:p>
          </table:table-cell>
          <table:table-cell office:value-type="float" office:value="3334" calcext:value-type="float">
            <text:p>3334</text:p>
          </table:table-cell>
          <table:table-cell office:value-type="float" office:value="7226849506.5" calcext:value-type="float">
            <text:p>7226849506.5</text:p>
          </table:table-cell>
          <table:table-cell office:value-type="float" office:value="5481053759.5" calcext:value-type="float">
            <text:p>5481053759.5</text:p>
          </table:table-cell>
          <table:table-cell office:value-type="float" office:value="4509167.5" calcext:value-type="float">
            <text:p>4509167.5</text:p>
          </table:table-cell>
          <table:table-cell office:value-type="float" office:value="312603959" calcext:value-type="float">
            <text:p>312603959</text:p>
          </table:table-cell>
          <table:table-cell office:value-type="float" office:value="73076916.25" calcext:value-type="float">
            <text:p>73076916.25</text:p>
          </table:table-cell>
          <table:table-cell office:value-type="float" office:value="27237824" calcext:value-type="float">
            <text:p>27237824</text:p>
          </table:table-cell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4509167.5" calcext:value-type="float">
            <text:p>4509167.5</text:p>
          </table:table-cell>
          <table:table-cell office:value-type="float" office:value="25.26" calcext:value-type="float">
            <text:p>25.26</text:p>
          </table:table-cell>
          <table:table-cell office:value-type="float" office:value="5.91" calcext:value-type="float">
            <text:p>5.91</text:p>
          </table:table-cell>
          <table:table-cell office:value-type="float" office:value="2.19" calcext:value-type="float">
            <text:p>2.19</text:p>
          </table:table-cell>
          <table:table-cell office:value-type="float" office:value="4.11" calcext:value-type="float">
            <text:p>4.1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/>
          <table:table-cell office:value-type="float" office:value="55458" calcext:value-type="float">
            <text:p>55458</text:p>
          </table:table-cell>
          <table:table-cell office:value-type="float" office:value="3183" calcext:value-type="float">
            <text:p>3183</text:p>
          </table:table-cell>
          <table:table-cell office:value-type="float" office:value="7113390431" calcext:value-type="float">
            <text:p>7113390431</text:p>
          </table:table-cell>
          <table:table-cell office:value-type="float" office:value="5148792408.25" calcext:value-type="float">
            <text:p>5148792408.25</text:p>
          </table:table-cell>
          <table:table-cell office:value-type="float" office:value="4279735.75" calcext:value-type="float">
            <text:p>4279735.75</text:p>
          </table:table-cell>
          <table:table-cell office:value-type="float" office:value="312505205.75" calcext:value-type="float">
            <text:p>312505205.75</text:p>
          </table:table-cell>
          <table:table-cell office:value-type="float" office:value="53525688.25" calcext:value-type="float">
            <text:p>53525688.25</text:p>
          </table:table-cell>
          <table:table-cell office:value-type="float" office:value="27478160.75" calcext:value-type="float">
            <text:p>27478160.75</text:p>
          </table:table-cell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4279735.75" calcext:value-type="float">
            <text:p>4279735.75</text:p>
          </table:table-cell>
          <table:table-cell office:value-type="float" office:value="25.69" calcext:value-type="float">
            <text:p>25.69</text:p>
          </table:table-cell>
          <table:table-cell office:value-type="float" office:value="4.12" calcext:value-type="float">
            <text:p>4.12</text:p>
          </table:table-cell>
          <table:table-cell office:value-type="float" office:value="2.15" calcext:value-type="float">
            <text:p>2.15</text:p>
          </table:table-cell>
          <table:table-cell office:value-type="float" office:value="6.11" calcext:value-type="float">
            <text:p>6.1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55463" calcext:value-type="float">
            <text:p>55463</text:p>
          </table:table-cell>
          <table:table-cell office:value-type="float" office:value="689" calcext:value-type="float">
            <text:p>689</text:p>
          </table:table-cell>
          <table:table-cell office:value-type="float" office:value="1052829246" calcext:value-type="float">
            <text:p>1052829246</text:p>
          </table:table-cell>
          <table:table-cell office:value-type="float" office:value="3378190202" calcext:value-type="float">
            <text:p>3378190202</text:p>
          </table:table-cell>
          <table:table-cell office:value-type="float" office:value="314489" calcext:value-type="float">
            <text:p>314489</text:p>
          </table:table-cell>
          <table:table-cell office:value-type="float" office:value="20039014" calcext:value-type="float">
            <text:p>20039014</text:p>
          </table:table-cell>
          <table:table-cell office:value-type="float" office:value="11912112" calcext:value-type="float">
            <text:p>11912112</text:p>
          </table:table-cell>
          <table:table-cell office:value-type="float" office:value="8106003" calcext:value-type="float">
            <text:p>810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314489" calcext:value-type="float">
            <text:p>314489</text:p>
          </table:table-cell>
          <table:table-cell office:value-type="float" office:value="1.86" calcext:value-type="float">
            <text:p>1.86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1.68" calcext:value-type="float">
            <text:p>1.68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471" calcext:value-type="float">
            <text:p>56471</text:p>
          </table:table-cell>
          <table:table-cell office:value-type="float" office:value="83071" calcext:value-type="float">
            <text:p>83071</text:p>
          </table:table-cell>
          <table:table-cell office:value-type="float" office:value="6483236069.48" calcext:value-type="float">
            <text:p>6483236069.48</text:p>
          </table:table-cell>
          <table:table-cell office:value-type="float" office:value="4591909537.81" calcext:value-type="float">
            <text:p>4591909537.81</text:p>
          </table:table-cell>
          <table:table-cell office:value-type="float" office:value="139399.32" calcext:value-type="float">
            <text:p>139399.32</text:p>
          </table:table-cell>
          <table:table-cell office:value-type="float" office:value="12874122.52" calcext:value-type="float">
            <text:p>12874122.52</text:p>
          </table:table-cell>
          <table:table-cell office:value-type="float" office:value="20113050.09" calcext:value-type="float">
            <text:p>20113050.09</text:p>
          </table:table-cell>
          <table:table-cell office:value-type="float" office:value="3649206.62" calcext:value-type="float">
            <text:p>3649206.62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399.32" calcext:value-type="float">
            <text:p>139399.32</text:p>
          </table:table-cell>
          <table:table-cell office:value-type="float" office:value="1.02" calcext:value-type="float">
            <text:p>1.02</text:p>
          </table:table-cell>
          <table:table-cell office:value-type="float" office:value="1.6" calcext:value-type="float">
            <text:p>1.6</text:p>
          </table:table-cell>
          <table:table-cell office:value-type="float" office:value="0.29" calcext:value-type="float">
            <text:p>0.29</text:p>
          </table:table-cell>
          <table:table-cell office:value-type="float" office:value="0.78" calcext:value-type="float">
            <text:p>0.78</text:p>
          </table:table-cell>
          <table:table-cell office:value-type="float" office:value="105.99" calcext:value-type="float">
            <text:p>105.99</text:p>
          </table:table-cell>
        </table:table-row>
        <table:table-row table:style-name="ro1">
          <table:table-cell/>
          <table:table-cell office:value-type="float" office:value="56473" calcext:value-type="float">
            <text:p>56473</text:p>
          </table:table-cell>
          <table:table-cell office:value-type="float" office:value="3074" calcext:value-type="float">
            <text:p>3074</text:p>
          </table:table-cell>
          <table:table-cell office:value-type="float" office:value="7137550266" calcext:value-type="float">
            <text:p>7137550266</text:p>
          </table:table-cell>
          <table:table-cell office:value-type="float" office:value="5085499555.5" calcext:value-type="float">
            <text:p>5085499555.5</text:p>
          </table:table-cell>
          <table:table-cell office:value-type="float" office:value="4194572.5" calcext:value-type="float">
            <text:p>4194572.5</text:p>
          </table:table-cell>
          <table:table-cell office:value-type="float" office:value="312622816.5" calcext:value-type="float">
            <text:p>312622816.5</text:p>
          </table:table-cell>
          <table:table-cell office:value-type="float" office:value="58559551.5" calcext:value-type="float">
            <text:p>58559551.5</text:p>
          </table:table-cell>
          <table:table-cell office:value-type="float" office:value="26867536.5" calcext:value-type="float">
            <text:p>26867536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94572.5" calcext:value-type="float">
            <text:p>4194572.5</text:p>
          </table:table-cell>
          <table:table-cell office:value-type="float" office:value="19.94" calcext:value-type="float">
            <text:p>19.94</text:p>
          </table:table-cell>
          <table:table-cell office:value-type="float" office:value="3.73" calcext:value-type="float">
            <text:p>3.73</text:p>
          </table:table-cell>
          <table:table-cell office:value-type="float" office:value="1.71" calcext:value-type="float">
            <text:p>1.71</text:p>
          </table:table-cell>
          <table:table-cell office:value-type="float" office:value="4.13" calcext:value-type="float">
            <text:p>4.13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/>
          <table:table-cell office:value-type="float" office:value="56493" calcext:value-type="float">
            <text:p>56493</text:p>
          </table:table-cell>
          <table:table-cell office:value-type="float" office:value="3612" calcext:value-type="float">
            <text:p>3612</text:p>
          </table:table-cell>
          <table:table-cell office:value-type="float" office:value="7114932119.5" calcext:value-type="float">
            <text:p>7114932119.5</text:p>
          </table:table-cell>
          <table:table-cell office:value-type="float" office:value="4841789085.25" calcext:value-type="float">
            <text:p>4841789085.25</text:p>
          </table:table-cell>
          <table:table-cell office:value-type="float" office:value="3957459" calcext:value-type="float">
            <text:p>3957459</text:p>
          </table:table-cell>
          <table:table-cell office:value-type="float" office:value="312593994.5" calcext:value-type="float">
            <text:p>312593994.5</text:p>
          </table:table-cell>
          <table:table-cell office:value-type="float" office:value="53614989.5" calcext:value-type="float">
            <text:p>53614989.5</text:p>
          </table:table-cell>
          <table:table-cell office:value-type="float" office:value="26837696" calcext:value-type="float">
            <text:p>268376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3957459" calcext:value-type="float">
            <text:p>3957459</text:p>
          </table:table-cell>
          <table:table-cell office:value-type="float" office:value="24.58" calcext:value-type="float">
            <text:p>24.58</text:p>
          </table:table-cell>
          <table:table-cell office:value-type="float" office:value="4.14" calcext:value-type="float">
            <text:p>4.14</text:p>
          </table:table-cell>
          <table:table-cell office:value-type="float" office:value="2.06" calcext:value-type="float">
            <text:p>2.06</text:p>
          </table:table-cell>
          <table:table-cell office:value-type="float" office:value="4.88" calcext:value-type="float">
            <text:p>4.8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56498" calcext:value-type="float">
            <text:p>56498</text:p>
          </table:table-cell>
          <table:table-cell office:value-type="float" office:value="3015" calcext:value-type="float">
            <text:p>3015</text:p>
          </table:table-cell>
          <table:table-cell office:value-type="float" office:value="9491395472.33" calcext:value-type="float">
            <text:p>9491395472.33</text:p>
          </table:table-cell>
          <table:table-cell office:value-type="float" office:value="6589728645.66" calcext:value-type="float">
            <text:p>6589728645.66</text:p>
          </table:table-cell>
          <table:table-cell office:value-type="float" office:value="5377350.66" calcext:value-type="float">
            <text:p>5377350.66</text:p>
          </table:table-cell>
          <table:table-cell office:value-type="float" office:value="416797133" calcext:value-type="float">
            <text:p>416797133</text:p>
          </table:table-cell>
          <table:table-cell office:value-type="float" office:value="72110353.66" calcext:value-type="float">
            <text:p>72110353.66</text:p>
          </table:table-cell>
          <table:table-cell office:value-type="float" office:value="35797276" calcext:value-type="float">
            <text:p>35797276</text:p>
          </table:table-cell>
          <table:table-cell office:value-type="float" office:value="22.66" calcext:value-type="float">
            <text:p>22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5377350.66" calcext:value-type="float">
            <text:p>5377350.66</text:p>
          </table:table-cell>
          <table:table-cell office:value-type="float" office:value="26.49" calcext:value-type="float">
            <text:p>26.49</text:p>
          </table:table-cell>
          <table:table-cell office:value-type="float" office:value="4.58" calcext:value-type="float">
            <text:p>4.58</text:p>
          </table:table-cell>
          <table:table-cell office:value-type="float" office:value="2.27" calcext:value-type="float">
            <text:p>2.27</text:p>
          </table:table-cell>
          <table:table-cell office:value-type="float" office:value="5.6" calcext:value-type="float">
            <text:p>5.6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/>
          <table:table-cell office:value-type="float" office:value="56503" calcext:value-type="float">
            <text:p>56503</text:p>
          </table:table-cell>
          <table:table-cell office:value-type="float" office:value="3006" calcext:value-type="float">
            <text:p>3006</text:p>
          </table:table-cell>
          <table:table-cell office:value-type="float" office:value="9489442613" calcext:value-type="float">
            <text:p>9489442613</text:p>
          </table:table-cell>
          <table:table-cell office:value-type="float" office:value="6680988330.33" calcext:value-type="float">
            <text:p>6680988330.33</text:p>
          </table:table-cell>
          <table:table-cell office:value-type="float" office:value="5395904.33" calcext:value-type="float">
            <text:p>5395904.33</text:p>
          </table:table-cell>
          <table:table-cell office:value-type="float" office:value="416709799" calcext:value-type="float">
            <text:p>416709799</text:p>
          </table:table-cell>
          <table:table-cell office:value-type="float" office:value="73270400.33" calcext:value-type="float">
            <text:p>73270400.33</text:p>
          </table:table-cell>
          <table:table-cell office:value-type="float" office:value="35791948.33" calcext:value-type="float">
            <text:p>35791948.33</text:p>
          </table:table-cell>
          <table:table-cell office:value-type="float" office:value="22.66" calcext:value-type="float">
            <text:p>22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5395904.33" calcext:value-type="float">
            <text:p>5395904.33</text:p>
          </table:table-cell>
          <table:table-cell office:value-type="float" office:value="26.62" calcext:value-type="float">
            <text:p>26.62</text:p>
          </table:table-cell>
          <table:table-cell office:value-type="float" office:value="4.68" calcext:value-type="float">
            <text:p>4.68</text:p>
          </table:table-cell>
          <table:table-cell office:value-type="float" office:value="2.28" calcext:value-type="float">
            <text:p>2.28</text:p>
          </table:table-cell>
          <table:table-cell office:value-type="float" office:value="5.51" calcext:value-type="float">
            <text:p>5.51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/>
          <table:table-cell office:value-type="float" office:value="56508" calcext:value-type="float">
            <text:p>56508</text:p>
          </table:table-cell>
          <table:table-cell office:value-type="float" office:value="3175" calcext:value-type="float">
            <text:p>3175</text:p>
          </table:table-cell>
          <table:table-cell office:value-type="float" office:value="7183884470.75" calcext:value-type="float">
            <text:p>7183884470.75</text:p>
          </table:table-cell>
          <table:table-cell office:value-type="float" office:value="5261197610" calcext:value-type="float">
            <text:p>5261197610</text:p>
          </table:table-cell>
          <table:table-cell office:value-type="float" office:value="4141479.75" calcext:value-type="float">
            <text:p>4141479.75</text:p>
          </table:table-cell>
          <table:table-cell office:value-type="float" office:value="312482521" calcext:value-type="float">
            <text:p>312482521</text:p>
          </table:table-cell>
          <table:table-cell office:value-type="float" office:value="66594333" calcext:value-type="float">
            <text:p>66594333</text:p>
          </table:table-cell>
          <table:table-cell office:value-type="float" office:value="26896354.5" calcext:value-type="float">
            <text:p>26896354.5</text:p>
          </table:table-cell>
          <table:table-cell office:value-type="float" office:value="70368744161299" calcext:value-type="float">
            <text:p>7036874416129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4141479.75" calcext:value-type="float">
            <text:p>4141479.75</text:p>
          </table:table-cell>
          <table:table-cell office:value-type="float" office:value="24.6" calcext:value-type="float">
            <text:p>24.6</text:p>
          </table:table-cell>
          <table:table-cell office:value-type="float" office:value="5.12" calcext:value-type="float">
            <text:p>5.12</text:p>
          </table:table-cell>
          <table:table-cell office:value-type="float" office:value="2.07" calcext:value-type="float">
            <text:p>2.07</text:p>
          </table:table-cell>
          <table:table-cell office:value-type="float" office:value="4.74" calcext:value-type="float">
            <text:p>4.7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float" office:value="56516" calcext:value-type="float">
            <text:p>56516</text:p>
          </table:table-cell>
          <table:table-cell office:value-type="float" office:value="3137" calcext:value-type="float">
            <text:p>3137</text:p>
          </table:table-cell>
          <table:table-cell office:value-type="float" office:value="7120752177.5" calcext:value-type="float">
            <text:p>7120752177.5</text:p>
          </table:table-cell>
          <table:table-cell office:value-type="float" office:value="5088207228.75" calcext:value-type="float">
            <text:p>5088207228.75</text:p>
          </table:table-cell>
          <table:table-cell office:value-type="float" office:value="4167623.75" calcext:value-type="float">
            <text:p>4167623.75</text:p>
          </table:table-cell>
          <table:table-cell office:value-type="float" office:value="312467659" calcext:value-type="float">
            <text:p>312467659</text:p>
          </table:table-cell>
          <table:table-cell office:value-type="float" office:value="52534377.5" calcext:value-type="float">
            <text:p>52534377.5</text:p>
          </table:table-cell>
          <table:table-cell office:value-type="float" office:value="27537292.25" calcext:value-type="float">
            <text:p>27537292.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4167623.75" calcext:value-type="float">
            <text:p>4167623.75</text:p>
          </table:table-cell>
          <table:table-cell office:value-type="float" office:value="24.68" calcext:value-type="float">
            <text:p>24.68</text:p>
          </table:table-cell>
          <table:table-cell office:value-type="float" office:value="3.85" calcext:value-type="float">
            <text:p>3.85</text:p>
          </table:table-cell>
          <table:table-cell office:value-type="float" office:value="2.16" calcext:value-type="float">
            <text:p>2.16</text:p>
          </table:table-cell>
          <table:table-cell office:value-type="float" office:value="6.57" calcext:value-type="float">
            <text:p>6.5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/>
          <table:table-cell office:value-type="float" office:value="56521" calcext:value-type="float">
            <text:p>56521</text:p>
          </table:table-cell>
          <table:table-cell office:value-type="float" office:value="3186" calcext:value-type="float">
            <text:p>3186</text:p>
          </table:table-cell>
          <table:table-cell office:value-type="float" office:value="7117306709.75" calcext:value-type="float">
            <text:p>7117306709.75</text:p>
          </table:table-cell>
          <table:table-cell office:value-type="float" office:value="5093073704.75" calcext:value-type="float">
            <text:p>5093073704.75</text:p>
          </table:table-cell>
          <table:table-cell office:value-type="float" office:value="4121024.25" calcext:value-type="float">
            <text:p>4121024.25</text:p>
          </table:table-cell>
          <table:table-cell office:value-type="float" office:value="312458337.5" calcext:value-type="float">
            <text:p>312458337.5</text:p>
          </table:table-cell>
          <table:table-cell office:value-type="float" office:value="52849465" calcext:value-type="float">
            <text:p>52849465</text:p>
          </table:table-cell>
          <table:table-cell office:value-type="float" office:value="27811742" calcext:value-type="float">
            <text:p>278117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4121024.25" calcext:value-type="float">
            <text:p>4121024.25</text:p>
          </table:table-cell>
          <table:table-cell office:value-type="float" office:value="23.41" calcext:value-type="float">
            <text:p>23.41</text:p>
          </table:table-cell>
          <table:table-cell office:value-type="float" office:value="3.74" calcext:value-type="float">
            <text:p>3.74</text:p>
          </table:table-cell>
          <table:table-cell office:value-type="float" office:value="2.06" calcext:value-type="float">
            <text:p>2.06</text:p>
          </table:table-cell>
          <table:table-cell office:value-type="float" office:value="6.5" calcext:value-type="float">
            <text:p>6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/>
          <table:table-cell office:value-type="float" office:value="56526" calcext:value-type="float">
            <text:p>56526</text:p>
          </table:table-cell>
          <table:table-cell office:value-type="float" office:value="3126" calcext:value-type="float">
            <text:p>3126</text:p>
          </table:table-cell>
          <table:table-cell office:value-type="float" office:value="7116609843" calcext:value-type="float">
            <text:p>7116609843</text:p>
          </table:table-cell>
          <table:table-cell office:value-type="float" office:value="5076173443.5" calcext:value-type="float">
            <text:p>5076173443.5</text:p>
          </table:table-cell>
          <table:table-cell office:value-type="float" office:value="4207726.25" calcext:value-type="float">
            <text:p>4207726.25</text:p>
          </table:table-cell>
          <table:table-cell office:value-type="float" office:value="312425167.5" calcext:value-type="float">
            <text:p>312425167.5</text:p>
          </table:table-cell>
          <table:table-cell office:value-type="float" office:value="53731369" calcext:value-type="float">
            <text:p>53731369</text:p>
          </table:table-cell>
          <table:table-cell office:value-type="float" office:value="27134122.5" calcext:value-type="float">
            <text:p>27134122.5</text:p>
          </table:table-cell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4207726.25" calcext:value-type="float">
            <text:p>4207726.25</text:p>
          </table:table-cell>
          <table:table-cell office:value-type="float" office:value="25.73" calcext:value-type="float">
            <text:p>25.73</text:p>
          </table:table-cell>
          <table:table-cell office:value-type="float" office:value="4.11" calcext:value-type="float">
            <text:p>4.11</text:p>
          </table:table-cell>
          <table:table-cell office:value-type="float" office:value="2.21" calcext:value-type="float">
            <text:p>2.21</text:p>
          </table:table-cell>
          <table:table-cell office:value-type="float" office:value="6.2" calcext:value-type="float">
            <text:p>6.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/>
          <table:table-cell office:value-type="float" office:value="56531" calcext:value-type="float">
            <text:p>56531</text:p>
          </table:table-cell>
          <table:table-cell office:value-type="float" office:value="3166" calcext:value-type="float">
            <text:p>3166</text:p>
          </table:table-cell>
          <table:table-cell office:value-type="float" office:value="7129411829.75" calcext:value-type="float">
            <text:p>7129411829.75</text:p>
          </table:table-cell>
          <table:table-cell office:value-type="float" office:value="5137873753" calcext:value-type="float">
            <text:p>5137873753</text:p>
          </table:table-cell>
          <table:table-cell office:value-type="float" office:value="4171422.75" calcext:value-type="float">
            <text:p>4171422.75</text:p>
          </table:table-cell>
          <table:table-cell office:value-type="float" office:value="312495682" calcext:value-type="float">
            <text:p>312495682</text:p>
          </table:table-cell>
          <table:table-cell office:value-type="float" office:value="55237303" calcext:value-type="float">
            <text:p>55237303</text:p>
          </table:table-cell>
          <table:table-cell office:value-type="float" office:value="27612543" calcext:value-type="float">
            <text:p>27612543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4171422.75" calcext:value-type="float">
            <text:p>4171422.75</text:p>
          </table:table-cell>
          <table:table-cell office:value-type="float" office:value="25.3" calcext:value-type="float">
            <text:p>25.3</text:p>
          </table:table-cell>
          <table:table-cell office:value-type="float" office:value="4.22" calcext:value-type="float">
            <text:p>4.22</text:p>
          </table:table-cell>
          <table:table-cell office:value-type="float" office:value="2.16" calcext:value-type="float">
            <text:p>2.16</text:p>
          </table:table-cell>
          <table:table-cell office:value-type="float" office:value="5.91" calcext:value-type="float">
            <text:p>5.91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/>
          <table:table-cell office:value-type="float" office:value="56536" calcext:value-type="float">
            <text:p>56536</text:p>
          </table:table-cell>
          <table:table-cell office:value-type="float" office:value="3160" calcext:value-type="float">
            <text:p>3160</text:p>
          </table:table-cell>
          <table:table-cell office:value-type="float" office:value="7122350994.5" calcext:value-type="float">
            <text:p>7122350994.5</text:p>
          </table:table-cell>
          <table:table-cell office:value-type="float" office:value="5117702002.25" calcext:value-type="float">
            <text:p>5117702002.25</text:p>
          </table:table-cell>
          <table:table-cell office:value-type="float" office:value="4213574.25" calcext:value-type="float">
            <text:p>4213574.25</text:p>
          </table:table-cell>
          <table:table-cell office:value-type="float" office:value="312467489.5" calcext:value-type="float">
            <text:p>312467489.5</text:p>
          </table:table-cell>
          <table:table-cell office:value-type="float" office:value="54265222.25" calcext:value-type="float">
            <text:p>54265222.25</text:p>
          </table:table-cell>
          <table:table-cell office:value-type="float" office:value="27521113.5" calcext:value-type="float">
            <text:p>27521113.5</text:p>
          </table:table-cell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4213574.25" calcext:value-type="float">
            <text:p>4213574.25</text:p>
          </table:table-cell>
          <table:table-cell office:value-type="float" office:value="24.74" calcext:value-type="float">
            <text:p>24.74</text:p>
          </table:table-cell>
          <table:table-cell office:value-type="float" office:value="4.07" calcext:value-type="float">
            <text:p>4.07</text:p>
          </table:table-cell>
          <table:table-cell office:value-type="float" office:value="2.14" calcext:value-type="float">
            <text:p>2.14</text:p>
          </table:table-cell>
          <table:table-cell office:value-type="float" office:value="6.04" calcext:value-type="float">
            <text:p>6.04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/>
          <table:table-cell office:value-type="float" office:value="56541" calcext:value-type="float">
            <text:p>56541</text:p>
          </table:table-cell>
          <table:table-cell office:value-type="float" office:value="3122" calcext:value-type="float">
            <text:p>3122</text:p>
          </table:table-cell>
          <table:table-cell office:value-type="float" office:value="7122117753.5" calcext:value-type="float">
            <text:p>7122117753.5</text:p>
          </table:table-cell>
          <table:table-cell office:value-type="float" office:value="5017794929.25" calcext:value-type="float">
            <text:p>5017794929.25</text:p>
          </table:table-cell>
          <table:table-cell office:value-type="float" office:value="4159910.75" calcext:value-type="float">
            <text:p>4159910.75</text:p>
          </table:table-cell>
          <table:table-cell office:value-type="float" office:value="312485830" calcext:value-type="float">
            <text:p>312485830</text:p>
          </table:table-cell>
          <table:table-cell office:value-type="float" office:value="52742137.25" calcext:value-type="float">
            <text:p>52742137.25</text:p>
          </table:table-cell>
          <table:table-cell office:value-type="float" office:value="27623535.5" calcext:value-type="float">
            <text:p>27623535.5</text:p>
          </table:table-cell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4159910.75" calcext:value-type="float">
            <text:p>4159910.75</text:p>
          </table:table-cell>
          <table:table-cell office:value-type="float" office:value="21.69" calcext:value-type="float">
            <text:p>21.69</text:p>
          </table:table-cell>
          <table:table-cell office:value-type="float" office:value="3.54" calcext:value-type="float">
            <text:p>3.54</text:p>
          </table:table-cell>
          <table:table-cell office:value-type="float" office:value="1.91" calcext:value-type="float">
            <text:p>1.91</text:p>
          </table:table-cell>
          <table:table-cell office:value-type="float" office:value="6.62" calcext:value-type="float">
            <text:p>6.6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/>
          <table:table-cell office:value-type="float" office:value="56546" calcext:value-type="float">
            <text:p>56546</text:p>
          </table:table-cell>
          <table:table-cell office:value-type="float" office:value="3130" calcext:value-type="float">
            <text:p>3130</text:p>
          </table:table-cell>
          <table:table-cell office:value-type="float" office:value="7138376530.25" calcext:value-type="float">
            <text:p>7138376530.25</text:p>
          </table:table-cell>
          <table:table-cell office:value-type="float" office:value="5066041870.25" calcext:value-type="float">
            <text:p>5066041870.25</text:p>
          </table:table-cell>
          <table:table-cell office:value-type="float" office:value="4209112" calcext:value-type="float">
            <text:p>4209112</text:p>
          </table:table-cell>
          <table:table-cell office:value-type="float" office:value="312510027" calcext:value-type="float">
            <text:p>312510027</text:p>
          </table:table-cell>
          <table:table-cell office:value-type="float" office:value="55967448.25" calcext:value-type="float">
            <text:p>55967448.25</text:p>
          </table:table-cell>
          <table:table-cell office:value-type="float" office:value="27510865.5" calcext:value-type="float">
            <text:p>27510865.5</text:p>
          </table:table-cell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4209112" calcext:value-type="float">
            <text:p>4209112</text:p>
          </table:table-cell>
          <table:table-cell office:value-type="float" office:value="23.01" calcext:value-type="float">
            <text:p>23.01</text:p>
          </table:table-cell>
          <table:table-cell office:value-type="float" office:value="3.95" calcext:value-type="float">
            <text:p>3.95</text:p>
          </table:table-cell>
          <table:table-cell office:value-type="float" office:value="2.01" calcext:value-type="float">
            <text:p>2.01</text:p>
          </table:table-cell>
          <table:table-cell office:value-type="float" office:value="6.04" calcext:value-type="float">
            <text:p>6.0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56551" calcext:value-type="float">
            <text:p>56551</text:p>
          </table:table-cell>
          <table:table-cell office:value-type="float" office:value="3079" calcext:value-type="float">
            <text:p>3079</text:p>
          </table:table-cell>
          <table:table-cell office:value-type="float" office:value="7124151063.25" calcext:value-type="float">
            <text:p>7124151063.25</text:p>
          </table:table-cell>
          <table:table-cell office:value-type="float" office:value="5003082735.5" calcext:value-type="float">
            <text:p>5003082735.5</text:p>
          </table:table-cell>
          <table:table-cell office:value-type="float" office:value="4121082" calcext:value-type="float">
            <text:p>4121082</text:p>
          </table:table-cell>
          <table:table-cell office:value-type="float" office:value="312464294" calcext:value-type="float">
            <text:p>312464294</text:p>
          </table:table-cell>
          <table:table-cell office:value-type="float" office:value="52689632.25" calcext:value-type="float">
            <text:p>52689632.25</text:p>
          </table:table-cell>
          <table:table-cell office:value-type="float" office:value="27651404.75" calcext:value-type="float">
            <text:p>27651404.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4121082" calcext:value-type="float">
            <text:p>4121082</text:p>
          </table:table-cell>
          <table:table-cell office:value-type="float" office:value="20.21" calcext:value-type="float">
            <text:p>20.21</text:p>
          </table:table-cell>
          <table:table-cell office:value-type="float" office:value="3.39" calcext:value-type="float">
            <text:p>3.39</text:p>
          </table:table-cell>
          <table:table-cell office:value-type="float" office:value="1.78" calcext:value-type="float">
            <text:p>1.78</text:p>
          </table:table-cell>
          <table:table-cell office:value-type="float" office:value="6.47" calcext:value-type="float">
            <text:p>6.47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/>
          <table:table-cell office:value-type="float" office:value="56556" calcext:value-type="float">
            <text:p>56556</text:p>
          </table:table-cell>
          <table:table-cell office:value-type="float" office:value="3122" calcext:value-type="float">
            <text:p>3122</text:p>
          </table:table-cell>
          <table:table-cell office:value-type="float" office:value="7124820918.25" calcext:value-type="float">
            <text:p>7124820918.25</text:p>
          </table:table-cell>
          <table:table-cell office:value-type="float" office:value="5028291524.75" calcext:value-type="float">
            <text:p>5028291524.75</text:p>
          </table:table-cell>
          <table:table-cell office:value-type="float" office:value="4152223.5" calcext:value-type="float">
            <text:p>4152223.5</text:p>
          </table:table-cell>
          <table:table-cell office:value-type="float" office:value="312501783" calcext:value-type="float">
            <text:p>312501783</text:p>
          </table:table-cell>
          <table:table-cell office:value-type="float" office:value="53883412.25" calcext:value-type="float">
            <text:p>53883412.25</text:p>
          </table:table-cell>
          <table:table-cell office:value-type="float" office:value="27654791" calcext:value-type="float">
            <text:p>27654791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4152223.5" calcext:value-type="float">
            <text:p>4152223.5</text:p>
          </table:table-cell>
          <table:table-cell office:value-type="float" office:value="21.32" calcext:value-type="float">
            <text:p>21.32</text:p>
          </table:table-cell>
          <table:table-cell office:value-type="float" office:value="3.59" calcext:value-type="float">
            <text:p>3.59</text:p>
          </table:table-cell>
          <table:table-cell office:value-type="float" office:value="1.88" calcext:value-type="float">
            <text:p>1.88</text:p>
          </table:table-cell>
          <table:table-cell office:value-type="float" office:value="6.34" calcext:value-type="float">
            <text:p>6.3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/>
          <table:table-cell office:value-type="float" office:value="56561" calcext:value-type="float">
            <text:p>56561</text:p>
          </table:table-cell>
          <table:table-cell office:value-type="float" office:value="3161" calcext:value-type="float">
            <text:p>3161</text:p>
          </table:table-cell>
          <table:table-cell office:value-type="float" office:value="7141810304.5" calcext:value-type="float">
            <text:p>7141810304.5</text:p>
          </table:table-cell>
          <table:table-cell office:value-type="float" office:value="5100837055" calcext:value-type="float">
            <text:p>5100837055</text:p>
          </table:table-cell>
          <table:table-cell office:value-type="float" office:value="4181300.25" calcext:value-type="float">
            <text:p>4181300.25</text:p>
          </table:table-cell>
          <table:table-cell office:value-type="float" office:value="312499701.75" calcext:value-type="float">
            <text:p>312499701.75</text:p>
          </table:table-cell>
          <table:table-cell office:value-type="float" office:value="57122782.5" calcext:value-type="float">
            <text:p>57122782.5</text:p>
          </table:table-cell>
          <table:table-cell office:value-type="float" office:value="27840001.25" calcext:value-type="float">
            <text:p>27840001.25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4181300.25" calcext:value-type="float">
            <text:p>4181300.25</text:p>
          </table:table-cell>
          <table:table-cell office:value-type="float" office:value="23.93" calcext:value-type="float">
            <text:p>23.93</text:p>
          </table:table-cell>
          <table:table-cell office:value-type="float" office:value="4.16" calcext:value-type="float">
            <text:p>4.16</text:p>
          </table:table-cell>
          <table:table-cell office:value-type="float" office:value="2.11" calcext:value-type="float">
            <text:p>2.11</text:p>
          </table:table-cell>
          <table:table-cell office:value-type="float" office:value="5.84" calcext:value-type="float">
            <text:p>5.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/>
          <table:table-cell office:value-type="float" office:value="56566" calcext:value-type="float">
            <text:p>56566</text:p>
          </table:table-cell>
          <table:table-cell office:value-type="float" office:value="3120" calcext:value-type="float">
            <text:p>3120</text:p>
          </table:table-cell>
          <table:table-cell office:value-type="float" office:value="7131085128" calcext:value-type="float">
            <text:p>7131085128</text:p>
          </table:table-cell>
          <table:table-cell office:value-type="float" office:value="5083550208.5" calcext:value-type="float">
            <text:p>5083550208.5</text:p>
          </table:table-cell>
          <table:table-cell office:value-type="float" office:value="4169780.75" calcext:value-type="float">
            <text:p>4169780.75</text:p>
          </table:table-cell>
          <table:table-cell office:value-type="float" office:value="312468914.75" calcext:value-type="float">
            <text:p>312468914.75</text:p>
          </table:table-cell>
          <table:table-cell office:value-type="float" office:value="55991779.75" calcext:value-type="float">
            <text:p>55991779.75</text:p>
          </table:table-cell>
          <table:table-cell office:value-type="float" office:value="27770833" calcext:value-type="float">
            <text:p>27770833</text:p>
          </table:table-cell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4169780.75" calcext:value-type="float">
            <text:p>4169780.75</text:p>
          </table:table-cell>
          <table:table-cell office:value-type="float" office:value="22.8" calcext:value-type="float">
            <text:p>22.8</text:p>
          </table:table-cell>
          <table:table-cell office:value-type="float" office:value="3.93" calcext:value-type="float">
            <text:p>3.93</text:p>
          </table:table-cell>
          <table:table-cell office:value-type="float" office:value="2.01" calcext:value-type="float">
            <text:p>2.01</text:p>
          </table:table-cell>
          <table:table-cell office:value-type="float" office:value="6" calcext:value-type="float">
            <text:p>6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/>
          <table:table-cell office:value-type="float" office:value="56571" calcext:value-type="float">
            <text:p>56571</text:p>
          </table:table-cell>
          <table:table-cell office:value-type="float" office:value="3159" calcext:value-type="float">
            <text:p>3159</text:p>
          </table:table-cell>
          <table:table-cell office:value-type="float" office:value="8004216580.6" calcext:value-type="float">
            <text:p>8004216580.6</text:p>
          </table:table-cell>
          <table:table-cell office:value-type="float" office:value="5763990485.4" calcext:value-type="float">
            <text:p>5763990485.4</text:p>
          </table:table-cell>
          <table:table-cell office:value-type="float" office:value="3322334" calcext:value-type="float">
            <text:p>3322334</text:p>
          </table:table-cell>
          <table:table-cell office:value-type="float" office:value="255284605.8" calcext:value-type="float">
            <text:p>255284605.8</text:p>
          </table:table-cell>
          <table:table-cell office:value-type="float" office:value="52642661.2" calcext:value-type="float">
            <text:p>52642661.2</text:p>
          </table:table-cell>
          <table:table-cell office:value-type="float" office:value="24056648" calcext:value-type="float">
            <text:p>24056648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3322334" calcext:value-type="float">
            <text:p>3322334</text:p>
          </table:table-cell>
          <table:table-cell office:value-type="float" office:value="18.25" calcext:value-type="float">
            <text:p>18.25</text:p>
          </table:table-cell>
          <table:table-cell office:value-type="float" office:value="3.64" calcext:value-type="float">
            <text:p>3.64</text:p>
          </table:table-cell>
          <table:table-cell office:value-type="float" office:value="1.7" calcext:value-type="float">
            <text:p>1.7</text:p>
          </table:table-cell>
          <table:table-cell office:value-type="float" office:value="5.02" calcext:value-type="float">
            <text:p>5.0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56576" calcext:value-type="float">
            <text:p>56576</text:p>
          </table:table-cell>
          <table:table-cell office:value-type="float" office:value="3165" calcext:value-type="float">
            <text:p>3165</text:p>
          </table:table-cell>
          <table:table-cell office:value-type="float" office:value="7140344312.75" calcext:value-type="float">
            <text:p>7140344312.75</text:p>
          </table:table-cell>
          <table:table-cell office:value-type="float" office:value="5100693562.5" calcext:value-type="float">
            <text:p>5100693562.5</text:p>
          </table:table-cell>
          <table:table-cell office:value-type="float" office:value="4111685.5" calcext:value-type="float">
            <text:p>4111685.5</text:p>
          </table:table-cell>
          <table:table-cell office:value-type="float" office:value="312513331" calcext:value-type="float">
            <text:p>312513331</text:p>
          </table:table-cell>
          <table:table-cell office:value-type="float" office:value="57679030" calcext:value-type="float">
            <text:p>57679030</text:p>
          </table:table-cell>
          <table:table-cell office:value-type="float" office:value="28435882.25" calcext:value-type="float">
            <text:p>28435882.25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4111685.5" calcext:value-type="float">
            <text:p>4111685.5</text:p>
          </table:table-cell>
          <table:table-cell office:value-type="float" office:value="22.35" calcext:value-type="float">
            <text:p>22.35</text:p>
          </table:table-cell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.01</text:p>
          </table:table-cell>
          <table:table-cell office:value-type="float" office:value="5.75" calcext:value-type="float">
            <text:p>5.75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/>
          <table:table-cell office:value-type="float" office:value="56582" calcext:value-type="float">
            <text:p>56582</text:p>
          </table:table-cell>
          <table:table-cell office:value-type="float" office:value="2976" calcext:value-type="float">
            <text:p>2976</text:p>
          </table:table-cell>
          <table:table-cell office:value-type="float" office:value="9493352253.66" calcext:value-type="float">
            <text:p>9493352253.66</text:p>
          </table:table-cell>
          <table:table-cell office:value-type="float" office:value="6647271365" calcext:value-type="float">
            <text:p>6647271365</text:p>
          </table:table-cell>
          <table:table-cell office:value-type="float" office:value="5448621.66" calcext:value-type="float">
            <text:p>5448621.66</text:p>
          </table:table-cell>
          <table:table-cell office:value-type="float" office:value="416801302" calcext:value-type="float">
            <text:p>416801302</text:p>
          </table:table-cell>
          <table:table-cell office:value-type="float" office:value="71342211.33" calcext:value-type="float">
            <text:p>71342211.33</text:p>
          </table:table-cell>
          <table:table-cell office:value-type="float" office:value="35891913.66" calcext:value-type="float">
            <text:p>35891913.66</text:p>
          </table:table-cell>
          <table:table-cell office:value-type="float" office:value="22.66" calcext:value-type="float">
            <text:p>22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5448621.66" calcext:value-type="float">
            <text:p>5448621.66</text:p>
          </table:table-cell>
          <table:table-cell office:value-type="float" office:value="27.16" calcext:value-type="float">
            <text:p>27.16</text:p>
          </table:table-cell>
          <table:table-cell office:value-type="float" office:value="4.64" calcext:value-type="float">
            <text:p>4.64</text:p>
          </table:table-cell>
          <table:table-cell office:value-type="float" office:value="2.33" calcext:value-type="float">
            <text:p>2.33</text:p>
          </table:table-cell>
          <table:table-cell office:value-type="float" office:value="5.66" calcext:value-type="float">
            <text:p>5.66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/>
          <table:table-cell office:value-type="float" office:value="56587" calcext:value-type="float">
            <text:p>56587</text:p>
          </table:table-cell>
          <table:table-cell office:value-type="float" office:value="3381" calcext:value-type="float">
            <text:p>3381</text:p>
          </table:table-cell>
          <table:table-cell office:value-type="float" office:value="7112717291.25" calcext:value-type="float">
            <text:p>7112717291.25</text:p>
          </table:table-cell>
          <table:table-cell office:value-type="float" office:value="4857189340" calcext:value-type="float">
            <text:p>4857189340</text:p>
          </table:table-cell>
          <table:table-cell office:value-type="float" office:value="4035907" calcext:value-type="float">
            <text:p>4035907</text:p>
          </table:table-cell>
          <table:table-cell office:value-type="float" office:value="312588200" calcext:value-type="float">
            <text:p>312588200</text:p>
          </table:table-cell>
          <table:table-cell office:value-type="float" office:value="53954452.5" calcext:value-type="float">
            <text:p>53954452.5</text:p>
          </table:table-cell>
          <table:table-cell office:value-type="float" office:value="26824996.25" calcext:value-type="float">
            <text:p>26824996.25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4035907" calcext:value-type="float">
            <text:p>4035907</text:p>
          </table:table-cell>
          <table:table-cell office:value-type="float" office:value="27.14" calcext:value-type="float">
            <text:p>27.14</text:p>
          </table:table-cell>
          <table:table-cell office:value-type="float" office:value="4.53" calcext:value-type="float">
            <text:p>4.53</text:p>
          </table:table-cell>
          <table:table-cell office:value-type="float" office:value="2.24" calcext:value-type="float">
            <text:p>2.24</text:p>
          </table:table-cell>
          <table:table-cell office:value-type="float" office:value="4.9" calcext:value-type="float">
            <text:p>4.9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/>
          <table:table-cell office:value-type="float" office:value="56592" calcext:value-type="float">
            <text:p>56592</text:p>
          </table:table-cell>
          <table:table-cell office:value-type="float" office:value="4417" calcext:value-type="float">
            <text:p>4417</text:p>
          </table:table-cell>
          <table:table-cell office:value-type="float" office:value="7120741882.25" calcext:value-type="float">
            <text:p>7120741882.25</text:p>
          </table:table-cell>
          <table:table-cell office:value-type="float" office:value="4946987743.75" calcext:value-type="float">
            <text:p>4946987743.75</text:p>
          </table:table-cell>
          <table:table-cell office:value-type="float" office:value="4165623.25" calcext:value-type="float">
            <text:p>4165623.25</text:p>
          </table:table-cell>
          <table:table-cell office:value-type="float" office:value="312574112.5" calcext:value-type="float">
            <text:p>312574112.5</text:p>
          </table:table-cell>
          <table:table-cell office:value-type="float" office:value="54054321.25" calcext:value-type="float">
            <text:p>54054321.25</text:p>
          </table:table-cell>
          <table:table-cell office:value-type="float" office:value="26838713" calcext:value-type="float">
            <text:p>268387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5623.25" calcext:value-type="float">
            <text:p>4165623.25</text:p>
          </table:table-cell>
          <table:table-cell office:value-type="float" office:value="19.94" calcext:value-type="float">
            <text:p>19.94</text:p>
          </table:table-cell>
          <table:table-cell office:value-type="float" office:value="3.44" calcext:value-type="float">
            <text:p>3.44</text:p>
          </table:table-cell>
          <table:table-cell office:value-type="float" office:value="1.71" calcext:value-type="float">
            <text:p>1.71</text:p>
          </table:table-cell>
          <table:table-cell office:value-type="float" office:value="4.43" calcext:value-type="float">
            <text:p>4.43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/>
          <table:table-cell office:value-type="float" office:value="56597" calcext:value-type="float">
            <text:p>56597</text:p>
          </table:table-cell>
          <table:table-cell office:value-type="float" office:value="2028" calcext:value-type="float">
            <text:p>2028</text:p>
          </table:table-cell>
          <table:table-cell office:value-type="float" office:value="4429978591" calcext:value-type="float">
            <text:p>4429978591</text:p>
          </table:table-cell>
          <table:table-cell office:value-type="float" office:value="5376475675" calcext:value-type="float">
            <text:p>5376475675</text:p>
          </table:table-cell>
          <table:table-cell office:value-type="float" office:value="1225513" calcext:value-type="float">
            <text:p>1225513</text:p>
          </table:table-cell>
          <table:table-cell office:value-type="float" office:value="170208282" calcext:value-type="float">
            <text:p>170208282</text:p>
          </table:table-cell>
          <table:table-cell office:value-type="float" office:value="35676077" calcext:value-type="float">
            <text:p>35676077</text:p>
          </table:table-cell>
          <table:table-cell office:value-type="float" office:value="16545709" calcext:value-type="float">
            <text:p>165457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1225513" calcext:value-type="float">
            <text:p>1225513</text:p>
          </table:table-cell>
          <table:table-cell office:value-type="float" office:value="10.74" calcext:value-type="float">
            <text:p>10.74</text:p>
          </table:table-cell>
          <table:table-cell office:value-type="float" office:value="2.25" calcext:value-type="float">
            <text:p>2.25</text:p>
          </table:table-cell>
          <table:table-cell office:value-type="float" office:value="1.04" calcext:value-type="float">
            <text:p>1.04</text:p>
          </table:table-cell>
          <table:table-cell office:value-type="float" office:value="4.77" calcext:value-type="float">
            <text:p>4.7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734" calcext:value-type="float">
            <text:p>57734</text:p>
          </table:table-cell>
          <table:table-cell office:value-type="float" office:value="6310" calcext:value-type="float">
            <text:p>6310</text:p>
          </table:table-cell>
          <table:table-cell office:value-type="float" office:value="12063172046" calcext:value-type="float">
            <text:p>12063172046</text:p>
          </table:table-cell>
          <table:table-cell office:value-type="float" office:value="6436566018.88" calcext:value-type="float">
            <text:p>6436566018.88</text:p>
          </table:table-cell>
          <table:table-cell office:value-type="float" office:value="6646702.11" calcext:value-type="float">
            <text:p>6646702.11</text:p>
          </table:table-cell>
          <table:table-cell office:value-type="float" office:value="268181259.44" calcext:value-type="float">
            <text:p>268181259.44</text:p>
          </table:table-cell>
          <table:table-cell office:value-type="float" office:value="355203668.11" calcext:value-type="float">
            <text:p>355203668.11</text:p>
          </table:table-cell>
          <table:table-cell office:value-type="float" office:value="1727255" calcext:value-type="float">
            <text:p>1727255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6646702.11" calcext:value-type="float">
            <text:p>6646702.11</text:p>
          </table:table-cell>
          <table:table-cell office:value-type="float" office:value="21.94" calcext:value-type="float">
            <text:p>21.94</text:p>
          </table:table-cell>
          <table:table-cell office:value-type="float" office:value="29" calcext:value-type="float">
            <text:p>29</text:p>
          </table:table-cell>
          <table:table-cell office:value-type="float" office:value="0.14" calcext:value-type="float">
            <text:p>0.14</text:p>
          </table:table-cell>
          <table:table-cell office:value-type="float" office:value="0.76" calcext:value-type="float">
            <text:p>0.76</text:p>
          </table:table-cell>
          <table:table-cell office:value-type="float" office:value="4875.72" calcext:value-type="float">
            <text:p>4875.72</text:p>
          </table:table-cell>
        </table:table-row>
        <table:table-row table:style-name="ro1">
          <table:table-cell/>
          <table:table-cell office:value-type="float" office:value="57736" calcext:value-type="float">
            <text:p>57736</text:p>
          </table:table-cell>
          <table:table-cell office:value-type="float" office:value="3179" calcext:value-type="float">
            <text:p>3179</text:p>
          </table:table-cell>
          <table:table-cell office:value-type="float" office:value="7135398744" calcext:value-type="float">
            <text:p>7135398744</text:p>
          </table:table-cell>
          <table:table-cell office:value-type="float" office:value="5177224580" calcext:value-type="float">
            <text:p>5177224580</text:p>
          </table:table-cell>
          <table:table-cell office:value-type="float" office:value="4529651.75" calcext:value-type="float">
            <text:p>4529651.75</text:p>
          </table:table-cell>
          <table:table-cell office:value-type="float" office:value="312517102.25" calcext:value-type="float">
            <text:p>312517102.25</text:p>
          </table:table-cell>
          <table:table-cell office:value-type="float" office:value="58829636.25" calcext:value-type="float">
            <text:p>58829636.25</text:p>
          </table:table-cell>
          <table:table-cell office:value-type="float" office:value="27621324" calcext:value-type="float">
            <text:p>2762132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4529651.75" calcext:value-type="float">
            <text:p>4529651.75</text:p>
          </table:table-cell>
          <table:table-cell office:value-type="float" office:value="24.27" calcext:value-type="float">
            <text:p>24.27</text:p>
          </table:table-cell>
          <table:table-cell office:value-type="float" office:value="4.4" calcext:value-type="float">
            <text:p>4.4</text:p>
          </table:table-cell>
          <table:table-cell office:value-type="float" office:value="2.1" calcext:value-type="float">
            <text:p>2.1</text:p>
          </table:table-cell>
          <table:table-cell office:value-type="float" office:value="5.46" calcext:value-type="float">
            <text:p>5.46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/>
          <table:table-cell office:value-type="float" office:value="57755" calcext:value-type="float">
            <text:p>57755</text:p>
          </table:table-cell>
          <table:table-cell office:value-type="float" office:value="2215" calcext:value-type="float">
            <text:p>2215</text:p>
          </table:table-cell>
          <table:table-cell office:value-type="float" office:value="4374221645.33" calcext:value-type="float">
            <text:p>4374221645.33</text:p>
          </table:table-cell>
          <table:table-cell office:value-type="float" office:value="4232545321" calcext:value-type="float">
            <text:p>4232545321</text:p>
          </table:table-cell>
          <table:table-cell office:value-type="float" office:value="2183580" calcext:value-type="float">
            <text:p>2183580</text:p>
          </table:table-cell>
          <table:table-cell office:value-type="float" office:value="178924005.33" calcext:value-type="float">
            <text:p>178924005.33</text:p>
          </table:table-cell>
          <table:table-cell office:value-type="float" office:value="32732527.33" calcext:value-type="float">
            <text:p>32732527.33</text:p>
          </table:table-cell>
          <table:table-cell office:value-type="float" office:value="17041838.33" calcext:value-type="float">
            <text:p>17041838.33</text:p>
          </table:table-cell>
          <table:table-cell office:value-type="float" office:value="17.33" calcext:value-type="float">
            <text:p>17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2183580" calcext:value-type="float">
            <text:p>2183580</text:p>
          </table:table-cell>
          <table:table-cell office:value-type="float" office:value="24.34" calcext:value-type="float">
            <text:p>24.34</text:p>
          </table:table-cell>
          <table:table-cell office:value-type="float" office:value="4.08" calcext:value-type="float">
            <text:p>4.08</text:p>
          </table:table-cell>
          <table:table-cell office:value-type="float" office:value="2.02" calcext:value-type="float">
            <text:p>2.02</text:p>
          </table:table-cell>
          <table:table-cell office:value-type="float" office:value="5.6" calcext:value-type="float">
            <text:p>5.6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719" calcext:value-type="float">
            <text:p>58719</text:p>
          </table:table-cell>
          <table:table-cell office:value-type="float" office:value="6412" calcext:value-type="float">
            <text:p>6412</text:p>
          </table:table-cell>
          <table:table-cell office:value-type="float" office:value="880393864.6" calcext:value-type="float">
            <text:p>880393864.6</text:p>
          </table:table-cell>
          <table:table-cell office:value-type="float" office:value="3031727845.2" calcext:value-type="float">
            <text:p>3031727845.2</text:p>
          </table:table-cell>
          <table:table-cell office:value-type="float" office:value="8388442.6" calcext:value-type="float">
            <text:p>8388442.6</text:p>
          </table:table-cell>
          <table:table-cell office:value-type="float" office:value="65374423.7" calcext:value-type="float">
            <text:p>65374423.7</text:p>
          </table:table-cell>
          <table:table-cell office:value-type="float" office:value="49427081.4" calcext:value-type="float">
            <text:p>49427081.4</text:p>
          </table:table-cell>
          <table:table-cell office:value-type="float" office:value="5680132.9" calcext:value-type="float">
            <text:p>5680132.9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8388442.6" calcext:value-type="float">
            <text:p>8388442.6</text:p>
          </table:table-cell>
          <table:table-cell office:value-type="float" office:value="5.6" calcext:value-type="float">
            <text:p>5.6</text:p>
          </table:table-cell>
          <table:table-cell office:value-type="float" office:value="4.29" calcext:value-type="float">
            <text:p>4.29</text:p>
          </table:table-cell>
          <table:table-cell office:value-type="float" office:value="0.4" calcext:value-type="float">
            <text:p>0.4</text:p>
          </table:table-cell>
          <table:table-cell office:value-type="float" office:value="1.29" calcext:value-type="float">
            <text:p>1.29</text:p>
          </table:table-cell>
          <table:table-cell office:value-type="float" office:value="85.53" calcext:value-type="float">
            <text:p>85.53</text:p>
          </table:table-cell>
        </table:table-row>
        <table:table-row table:style-name="ro1">
          <table:table-cell/>
          <table:table-cell office:value-type="float" office:value="58721" calcext:value-type="float">
            <text:p>58721</text:p>
          </table:table-cell>
          <table:table-cell office:value-type="float" office:value="3069" calcext:value-type="float">
            <text:p>3069</text:p>
          </table:table-cell>
          <table:table-cell office:value-type="float" office:value="9491300031.33" calcext:value-type="float">
            <text:p>9491300031.33</text:p>
          </table:table-cell>
          <table:table-cell office:value-type="float" office:value="6908400645" calcext:value-type="float">
            <text:p>6908400645</text:p>
          </table:table-cell>
          <table:table-cell office:value-type="float" office:value="5378905.66" calcext:value-type="float">
            <text:p>5378905.66</text:p>
          </table:table-cell>
          <table:table-cell office:value-type="float" office:value="416855691" calcext:value-type="float">
            <text:p>416855691</text:p>
          </table:table-cell>
          <table:table-cell office:value-type="float" office:value="69562291.66" calcext:value-type="float">
            <text:p>69562291.66</text:p>
          </table:table-cell>
          <table:table-cell office:value-type="float" office:value="37268664.33" calcext:value-type="float">
            <text:p>37268664.33</text:p>
          </table:table-cell>
          <table:table-cell office:value-type="float" office:value="36.66" calcext:value-type="float">
            <text:p>36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5378905.66" calcext:value-type="float">
            <text:p>5378905.66</text:p>
          </table:table-cell>
          <table:table-cell office:value-type="float" office:value="25.62" calcext:value-type="float">
            <text:p>25.62</text:p>
          </table:table-cell>
          <table:table-cell office:value-type="float" office:value="4.28" calcext:value-type="float">
            <text:p>4.28</text:p>
          </table:table-cell>
          <table:table-cell office:value-type="float" office:value="2.29" calcext:value-type="float">
            <text:p>2.29</text:p>
          </table:table-cell>
          <table:table-cell office:value-type="float" office:value="5.74" calcext:value-type="float">
            <text:p>5.74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/>
          <table:table-cell office:value-type="float" office:value="58740" calcext:value-type="float">
            <text:p>58740</text:p>
          </table:table-cell>
          <table:table-cell office:value-type="float" office:value="3066" calcext:value-type="float">
            <text:p>3066</text:p>
          </table:table-cell>
          <table:table-cell office:value-type="float" office:value="7132002187" calcext:value-type="float">
            <text:p>7132002187</text:p>
          </table:table-cell>
          <table:table-cell office:value-type="float" office:value="5168315117.25" calcext:value-type="float">
            <text:p>5168315117.25</text:p>
          </table:table-cell>
          <table:table-cell office:value-type="float" office:value="4134579.5" calcext:value-type="float">
            <text:p>4134579.5</text:p>
          </table:table-cell>
          <table:table-cell office:value-type="float" office:value="312673497.5" calcext:value-type="float">
            <text:p>312673497.5</text:p>
          </table:table-cell>
          <table:table-cell office:value-type="float" office:value="59900415.25" calcext:value-type="float">
            <text:p>59900415.25</text:p>
          </table:table-cell>
          <table:table-cell office:value-type="float" office:value="28073671.25" calcext:value-type="float">
            <text:p>28073671.25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4579.5" calcext:value-type="float">
            <text:p>4134579.5</text:p>
          </table:table-cell>
          <table:table-cell office:value-type="float" office:value="19.95" calcext:value-type="float">
            <text:p>19.95</text:p>
          </table:table-cell>
          <table:table-cell office:value-type="float" office:value="3.82" calcext:value-type="float">
            <text:p>3.82</text:p>
          </table:table-cell>
          <table:table-cell office:value-type="float" office:value="1.79" calcext:value-type="float">
            <text:p>1.79</text:p>
          </table:table-cell>
          <table:table-cell office:value-type="float" office:value="3.79" calcext:value-type="float">
            <text:p>3.7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58745" calcext:value-type="float">
            <text:p>58745</text:p>
          </table:table-cell>
          <table:table-cell office:value-type="float" office:value="2026" calcext:value-type="float">
            <text:p>2026</text:p>
          </table:table-cell>
          <table:table-cell office:value-type="float" office:value="4440819088" calcext:value-type="float">
            <text:p>4440819088</text:p>
          </table:table-cell>
          <table:table-cell office:value-type="float" office:value="5620678619" calcext:value-type="float">
            <text:p>5620678619</text:p>
          </table:table-cell>
          <table:table-cell office:value-type="float" office:value="1223646" calcext:value-type="float">
            <text:p>1223646</text:p>
          </table:table-cell>
          <table:table-cell office:value-type="float" office:value="173126015" calcext:value-type="float">
            <text:p>173126015</text:p>
          </table:table-cell>
          <table:table-cell office:value-type="float" office:value="36480405" calcext:value-type="float">
            <text:p>36480405</text:p>
          </table:table-cell>
          <table:table-cell office:value-type="float" office:value="18023555" calcext:value-type="float">
            <text:p>180235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1223646" calcext:value-type="float">
            <text:p>1223646</text:p>
          </table:table-cell>
          <table:table-cell office:value-type="float" office:value="10.93" calcext:value-type="float">
            <text:p>10.93</text:p>
          </table:table-cell>
          <table:table-cell office:value-type="float" office:value="2.3" calcext:value-type="float">
            <text:p>2.3</text:p>
          </table:table-cell>
          <table:table-cell office:value-type="float" office:value="1.13" calcext:value-type="float">
            <text:p>1.13</text:p>
          </table:table-cell>
          <table:table-cell office:value-type="float" office:value="4.75" calcext:value-type="float">
            <text:p>4.75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037" calcext:value-type="float">
            <text:p>59037</text:p>
          </table:table-cell>
          <table:table-cell office:value-type="float" office:value="10402" calcext:value-type="float">
            <text:p>10402</text:p>
          </table:table-cell>
          <table:table-cell office:value-type="float" office:value="4734086979.06" calcext:value-type="float">
            <text:p>4734086979.06</text:p>
          </table:table-cell>
          <table:table-cell office:value-type="float" office:value="6384458407.73" calcext:value-type="float">
            <text:p>6384458407.73</text:p>
          </table:table-cell>
          <table:table-cell office:value-type="float" office:value="75492.4" calcext:value-type="float">
            <text:p>75492.4</text:p>
          </table:table-cell>
          <table:table-cell office:value-type="float" office:value="10818365.6" calcext:value-type="float">
            <text:p>10818365.6</text:p>
          </table:table-cell>
          <table:table-cell office:value-type="float" office:value="11536624.33" calcext:value-type="float">
            <text:p>11536624.33</text:p>
          </table:table-cell>
          <table:table-cell office:value-type="float" office:value="2306939.86" calcext:value-type="float">
            <text:p>2306939.86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75492.4" calcext:value-type="float">
            <text:p>75492.4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13604.6" calcext:value-type="float">
            <text:p>13604.6</text:p>
          </table:table-cell>
        </table:table-row>
        <table:table-row table:style-name="ro1">
          <table:table-cell/>
          <table:table-cell office:value-type="float" office:value="59039" calcext:value-type="float">
            <text:p>59039</text:p>
          </table:table-cell>
          <table:table-cell office:value-type="float" office:value="3132" calcext:value-type="float">
            <text:p>3132</text:p>
          </table:table-cell>
          <table:table-cell office:value-type="float" office:value="7119775464.5" calcext:value-type="float">
            <text:p>7119775464.5</text:p>
          </table:table-cell>
          <table:table-cell office:value-type="float" office:value="5126747937.25" calcext:value-type="float">
            <text:p>5126747937.25</text:p>
          </table:table-cell>
          <table:table-cell office:value-type="float" office:value="4140863.25" calcext:value-type="float">
            <text:p>4140863.25</text:p>
          </table:table-cell>
          <table:table-cell office:value-type="float" office:value="312515151" calcext:value-type="float">
            <text:p>312515151</text:p>
          </table:table-cell>
          <table:table-cell office:value-type="float" office:value="55721506.25" calcext:value-type="float">
            <text:p>55721506.25</text:p>
          </table:table-cell>
          <table:table-cell office:value-type="float" office:value="27760058.25" calcext:value-type="float">
            <text:p>27760058.25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4140863.25" calcext:value-type="float">
            <text:p>4140863.25</text:p>
          </table:table-cell>
          <table:table-cell office:value-type="float" office:value="24.3" calcext:value-type="float">
            <text:p>24.3</text:p>
          </table:table-cell>
          <table:table-cell office:value-type="float" office:value="4.09" calcext:value-type="float">
            <text:p>4.09</text:p>
          </table:table-cell>
          <table:table-cell office:value-type="float" office:value="2.14" calcext:value-type="float">
            <text:p>2.14</text:p>
          </table:table-cell>
          <table:table-cell office:value-type="float" office:value="6.03" calcext:value-type="float">
            <text:p>6.03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/>
          <table:table-cell office:value-type="float" office:value="59057" calcext:value-type="float">
            <text:p>59057</text:p>
          </table:table-cell>
          <table:table-cell office:value-type="float" office:value="3149" calcext:value-type="float">
            <text:p>3149</text:p>
          </table:table-cell>
          <table:table-cell office:value-type="float" office:value="7116052995.25" calcext:value-type="float">
            <text:p>7116052995.25</text:p>
          </table:table-cell>
          <table:table-cell office:value-type="float" office:value="5091841713.5" calcext:value-type="float">
            <text:p>5091841713.5</text:p>
          </table:table-cell>
          <table:table-cell office:value-type="float" office:value="4156869" calcext:value-type="float">
            <text:p>4156869</text:p>
          </table:table-cell>
          <table:table-cell office:value-type="float" office:value="312433271.75" calcext:value-type="float">
            <text:p>312433271.75</text:p>
          </table:table-cell>
          <table:table-cell office:value-type="float" office:value="53112520" calcext:value-type="float">
            <text:p>53112520</text:p>
          </table:table-cell>
          <table:table-cell office:value-type="float" office:value="27333738.5" calcext:value-type="float">
            <text:p>27333738.5</text:p>
          </table:table-cell>
          <table:table-cell office:value-type="float" office:value="22.25" calcext:value-type="float">
            <text:p>22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4156869" calcext:value-type="float">
            <text:p>4156869</text:p>
          </table:table-cell>
          <table:table-cell office:value-type="float" office:value="24.78" calcext:value-type="float">
            <text:p>24.78</text:p>
          </table:table-cell>
          <table:table-cell office:value-type="float" office:value="3.95" calcext:value-type="float">
            <text:p>3.95</text:p>
          </table:table-cell>
          <table:table-cell office:value-type="float" office:value="2.14" calcext:value-type="float">
            <text:p>2.14</text:p>
          </table:table-cell>
          <table:table-cell office:value-type="float" office:value="6.27" calcext:value-type="float">
            <text:p>6.2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/>
          <table:table-cell office:value-type="float" office:value="59062" calcext:value-type="float">
            <text:p>59062</text:p>
          </table:table-cell>
          <table:table-cell office:value-type="float" office:value="2251" calcext:value-type="float">
            <text:p>2251</text:p>
          </table:table-cell>
          <table:table-cell office:value-type="float" office:value="4676486077.33" calcext:value-type="float">
            <text:p>4676486077.33</text:p>
          </table:table-cell>
          <table:table-cell office:value-type="float" office:value="4342639139" calcext:value-type="float">
            <text:p>4342639139</text:p>
          </table:table-cell>
          <table:table-cell office:value-type="float" office:value="2237351" calcext:value-type="float">
            <text:p>2237351</text:p>
          </table:table-cell>
          <table:table-cell office:value-type="float" office:value="192315242.66" calcext:value-type="float">
            <text:p>192315242.66</text:p>
          </table:table-cell>
          <table:table-cell office:value-type="float" office:value="35408800.33" calcext:value-type="float">
            <text:p>35408800.33</text:p>
          </table:table-cell>
          <table:table-cell office:value-type="float" office:value="17408577.33" calcext:value-type="float">
            <text:p>17408577.33</text:p>
          </table:table-cell>
          <table:table-cell office:value-type="float" office:value="16.33" calcext:value-type="float">
            <text:p>16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2237351" calcext:value-type="float">
            <text:p>2237351</text:p>
          </table:table-cell>
          <table:table-cell office:value-type="float" office:value="24.97" calcext:value-type="float">
            <text:p>24.97</text:p>
          </table:table-cell>
          <table:table-cell office:value-type="float" office:value="4.22" calcext:value-type="float">
            <text:p>4.22</text:p>
          </table:table-cell>
          <table:table-cell office:value-type="float" office:value="1.95" calcext:value-type="float">
            <text:p>1.95</text:p>
          </table:table-cell>
          <table:table-cell office:value-type="float" office:value="5.53" calcext:value-type="float">
            <text:p>5.5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548" calcext:value-type="float">
            <text:p>59548</text:p>
          </table:table-cell>
          <table:table-cell office:value-type="float" office:value="14867" calcext:value-type="float">
            <text:p>14867</text:p>
          </table:table-cell>
          <table:table-cell office:value-type="float" office:value="2324005687.76" calcext:value-type="float">
            <text:p>2324005687.76</text:p>
          </table:table-cell>
          <table:table-cell office:value-type="float" office:value="6480663052.23" calcext:value-type="float">
            <text:p>6480663052.23</text:p>
          </table:table-cell>
          <table:table-cell office:value-type="float" office:value="8942960.66" calcext:value-type="float">
            <text:p>8942960.66</text:p>
          </table:table-cell>
          <table:table-cell office:value-type="float" office:value="260729566.38" calcext:value-type="float">
            <text:p>260729566.38</text:p>
          </table:table-cell>
          <table:table-cell office:value-type="float" office:value="257576155.14" calcext:value-type="float">
            <text:p>257576155.14</text:p>
          </table:table-cell>
          <table:table-cell office:value-type="float" office:value="3678337.33" calcext:value-type="float">
            <text:p>3678337.33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8942960.66" calcext:value-type="float">
            <text:p>8942960.66</text:p>
          </table:table-cell>
          <table:table-cell office:value-type="float" office:value="20.58" calcext:value-type="float">
            <text:p>20.58</text:p>
          </table:table-cell>
          <table:table-cell office:value-type="float" office:value="20.33" calcext:value-type="float">
            <text:p>20.33</text:p>
          </table:table-cell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  <table:table-cell office:value-type="float" office:value="403.2" calcext:value-type="float">
            <text:p>403.2</text:p>
          </table:table-cell>
        </table:table-row>
        <table:table-row table:style-name="ro1">
          <table:table-cell/>
          <table:table-cell office:value-type="float" office:value="59550" calcext:value-type="float">
            <text:p>59550</text:p>
          </table:table-cell>
          <table:table-cell office:value-type="float" office:value="3152" calcext:value-type="float">
            <text:p>3152</text:p>
          </table:table-cell>
          <table:table-cell office:value-type="float" office:value="7110879207.25" calcext:value-type="float">
            <text:p>7110879207.25</text:p>
          </table:table-cell>
          <table:table-cell office:value-type="float" office:value="5088121747.5" calcext:value-type="float">
            <text:p>5088121747.5</text:p>
          </table:table-cell>
          <table:table-cell office:value-type="float" office:value="4343040.5" calcext:value-type="float">
            <text:p>4343040.5</text:p>
          </table:table-cell>
          <table:table-cell office:value-type="float" office:value="312461992.75" calcext:value-type="float">
            <text:p>312461992.75</text:p>
          </table:table-cell>
          <table:table-cell office:value-type="float" office:value="53221294.5" calcext:value-type="float">
            <text:p>53221294.5</text:p>
          </table:table-cell>
          <table:table-cell office:value-type="float" office:value="27340949.25" calcext:value-type="float">
            <text:p>27340949.25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4343040.5" calcext:value-type="float">
            <text:p>4343040.5</text:p>
          </table:table-cell>
          <table:table-cell office:value-type="float" office:value="22.44" calcext:value-type="float">
            <text:p>22.44</text:p>
          </table:table-cell>
          <table:table-cell office:value-type="float" office:value="3.67" calcext:value-type="float">
            <text:p>3.67</text:p>
          </table:table-cell>
          <table:table-cell office:value-type="float" office:value="1.95" calcext:value-type="float">
            <text:p>1.95</text:p>
          </table:table-cell>
          <table:table-cell office:value-type="float" office:value="6.44" calcext:value-type="float">
            <text:p>6.4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/>
          <table:table-cell office:value-type="float" office:value="59569" calcext:value-type="float">
            <text:p>59569</text:p>
          </table:table-cell>
          <table:table-cell office:value-type="float" office:value="3106" calcext:value-type="float">
            <text:p>3106</text:p>
          </table:table-cell>
          <table:table-cell office:value-type="float" office:value="7122027481.75" calcext:value-type="float">
            <text:p>7122027481.75</text:p>
          </table:table-cell>
          <table:table-cell office:value-type="float" office:value="5030337983.75" calcext:value-type="float">
            <text:p>5030337983.75</text:p>
          </table:table-cell>
          <table:table-cell office:value-type="float" office:value="4211422.75" calcext:value-type="float">
            <text:p>4211422.75</text:p>
          </table:table-cell>
          <table:table-cell office:value-type="float" office:value="312513302.75" calcext:value-type="float">
            <text:p>312513302.75</text:p>
          </table:table-cell>
          <table:table-cell office:value-type="float" office:value="53262905.25" calcext:value-type="float">
            <text:p>53262905.25</text:p>
          </table:table-cell>
          <table:table-cell office:value-type="float" office:value="27432227.25" calcext:value-type="float">
            <text:p>27432227.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211422.75" calcext:value-type="float">
            <text:p>4211422.75</text:p>
          </table:table-cell>
          <table:table-cell office:value-type="float" office:value="20.55" calcext:value-type="float">
            <text:p>20.55</text:p>
          </table:table-cell>
          <table:table-cell office:value-type="float" office:value="3.46" calcext:value-type="float">
            <text:p>3.46</text:p>
          </table:table-cell>
          <table:table-cell office:value-type="float" office:value="1.8" calcext:value-type="float">
            <text:p>1.8</text:p>
          </table:table-cell>
          <table:table-cell office:value-type="float" office:value="6.44" calcext:value-type="float">
            <text:p>6.4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/>
          <table:table-cell office:value-type="float" office:value="59574" calcext:value-type="float">
            <text:p>59574</text:p>
          </table:table-cell>
          <table:table-cell office:value-type="float" office:value="3166" calcext:value-type="float">
            <text:p>3166</text:p>
          </table:table-cell>
          <table:table-cell office:value-type="float" office:value="7147245542" calcext:value-type="float">
            <text:p>7147245542</text:p>
          </table:table-cell>
          <table:table-cell office:value-type="float" office:value="5130291046.75" calcext:value-type="float">
            <text:p>5130291046.75</text:p>
          </table:table-cell>
          <table:table-cell office:value-type="float" office:value="4356349" calcext:value-type="float">
            <text:p>4356349</text:p>
          </table:table-cell>
          <table:table-cell office:value-type="float" office:value="312639435.25" calcext:value-type="float">
            <text:p>312639435.25</text:p>
          </table:table-cell>
          <table:table-cell office:value-type="float" office:value="57306538.25" calcext:value-type="float">
            <text:p>57306538.25</text:p>
          </table:table-cell>
          <table:table-cell office:value-type="float" office:value="27276718.25" calcext:value-type="float">
            <text:p>27276718.25</text:p>
          </table:table-cell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4356349" calcext:value-type="float">
            <text:p>4356349</text:p>
          </table:table-cell>
          <table:table-cell office:value-type="float" office:value="23.96" calcext:value-type="float">
            <text:p>23.96</text:p>
          </table:table-cell>
          <table:table-cell office:value-type="float" office:value="4.19" calcext:value-type="float">
            <text:p>4.19</text:p>
          </table:table-cell>
          <table:table-cell office:value-type="float" office:value="2.08" calcext:value-type="float">
            <text:p>2.08</text:p>
          </table:table-cell>
          <table:table-cell office:value-type="float" office:value="5.78" calcext:value-type="float">
            <text:p>5.78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/>
          <table:table-cell office:value-type="float" office:value="59579" calcext:value-type="float">
            <text:p>59579</text:p>
          </table:table-cell>
          <table:table-cell office:value-type="float" office:value="2586" calcext:value-type="float">
            <text:p>2586</text:p>
          </table:table-cell>
          <table:table-cell office:value-type="float" office:value="6880276538.33" calcext:value-type="float">
            <text:p>6880276538.33</text:p>
          </table:table-cell>
          <table:table-cell office:value-type="float" office:value="5402198452.66" calcext:value-type="float">
            <text:p>5402198452.66</text:p>
          </table:table-cell>
          <table:table-cell office:value-type="float" office:value="3970242" calcext:value-type="float">
            <text:p>3970242</text:p>
          </table:table-cell>
          <table:table-cell office:value-type="float" office:value="294559106" calcext:value-type="float">
            <text:p>294559106</text:p>
          </table:table-cell>
          <table:table-cell office:value-type="float" office:value="53621844" calcext:value-type="float">
            <text:p>53621844</text:p>
          </table:table-cell>
          <table:table-cell office:value-type="float" office:value="26458024.33" calcext:value-type="float">
            <text:p>26458024.33</text:p>
          </table:table-cell>
          <table:table-cell office:value-type="float" office:value="23.66" calcext:value-type="float">
            <text:p>23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3970242" calcext:value-type="float">
            <text:p>3970242</text:p>
          </table:table-cell>
          <table:table-cell office:value-type="float" office:value="25.85" calcext:value-type="float">
            <text:p>25.85</text:p>
          </table:table-cell>
          <table:table-cell office:value-type="float" office:value="4.62" calcext:value-type="float">
            <text:p>4.62</text:p>
          </table:table-cell>
          <table:table-cell office:value-type="float" office:value="2.27" calcext:value-type="float">
            <text:p>2.27</text:p>
          </table:table-cell>
          <table:table-cell office:value-type="float" office:value="5.38" calcext:value-type="float">
            <text:p>5.38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751" calcext:value-type="float">
            <text:p>60751</text:p>
          </table:table-cell>
          <table:table-cell office:value-type="float" office:value="13151" calcext:value-type="float">
            <text:p>13151</text:p>
          </table:table-cell>
          <table:table-cell office:value-type="float" office:value="767129408.42" calcext:value-type="float">
            <text:p>767129408.42</text:p>
          </table:table-cell>
          <table:table-cell office:value-type="float" office:value="4207593563.1" calcext:value-type="float">
            <text:p>4207593563.1</text:p>
          </table:table-cell>
          <table:table-cell office:value-type="float" office:value="43682749.94" calcext:value-type="float">
            <text:p>43682749.94</text:p>
          </table:table-cell>
          <table:table-cell office:value-type="float" office:value="144640335.47" calcext:value-type="float">
            <text:p>144640335.47</text:p>
          </table:table-cell>
          <table:table-cell office:value-type="float" office:value="143820491.89" calcext:value-type="float">
            <text:p>143820491.89</text:p>
          </table:table-cell>
          <table:table-cell office:value-type="float" office:value="935258.78" calcext:value-type="float">
            <text:p>935258.78</text:p>
          </table:table-cell>
          <table:table-cell office:value-type="float" office:value="5.57" calcext:value-type="float">
            <text:p>5.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43682749.73" calcext:value-type="float">
            <text:p>43682749.73</text:p>
          </table:table-cell>
          <table:table-cell office:value-type="float" office:value="11.1" calcext:value-type="float">
            <text:p>11.1</text:p>
          </table:table-cell>
          <table:table-cell office:value-type="float" office:value="11.04" calcext:value-type="float">
            <text:p>11.04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695.45" calcext:value-type="float">
            <text:p>695.45</text:p>
          </table:table-cell>
        </table:table-row>
        <table:table-row table:style-name="ro1">
          <table:table-cell/>
          <table:table-cell office:value-type="float" office:value="60753" calcext:value-type="float">
            <text:p>60753</text:p>
          </table:table-cell>
          <table:table-cell office:value-type="float" office:value="3111" calcext:value-type="float">
            <text:p>3111</text:p>
          </table:table-cell>
          <table:table-cell office:value-type="float" office:value="7137330508" calcext:value-type="float">
            <text:p>7137330508</text:p>
          </table:table-cell>
          <table:table-cell office:value-type="float" office:value="5168627879.75" calcext:value-type="float">
            <text:p>5168627879.75</text:p>
          </table:table-cell>
          <table:table-cell office:value-type="float" office:value="4375943.25" calcext:value-type="float">
            <text:p>4375943.25</text:p>
          </table:table-cell>
          <table:table-cell office:value-type="float" office:value="312618945.25" calcext:value-type="float">
            <text:p>312618945.25</text:p>
          </table:table-cell>
          <table:table-cell office:value-type="float" office:value="58734516.5" calcext:value-type="float">
            <text:p>58734516.5</text:p>
          </table:table-cell>
          <table:table-cell office:value-type="float" office:value="27176851.25" calcext:value-type="float">
            <text:p>27176851.25</text:p>
          </table:table-cell>
          <table:table-cell office:value-type="float" office:value="30.75" calcext:value-type="float">
            <text:p>30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5943.25" calcext:value-type="float">
            <text:p>4375943.25</text:p>
          </table:table-cell>
          <table:table-cell office:value-type="float" office:value="19.94" calcext:value-type="float">
            <text:p>19.94</text:p>
          </table:table-cell>
          <table:table-cell office:value-type="float" office:value="3.74" calcext:value-type="float">
            <text:p>3.74</text:p>
          </table:table-cell>
          <table:table-cell office:value-type="float" office:value="1.73" calcext:value-type="float">
            <text:p>1.73</text:p>
          </table:table-cell>
          <table:table-cell office:value-type="float" office:value="4.11" calcext:value-type="float">
            <text:p>4.1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/>
          <table:table-cell office:value-type="float" office:value="60771" calcext:value-type="float">
            <text:p>60771</text:p>
          </table:table-cell>
          <table:table-cell office:value-type="float" office:value="3078" calcext:value-type="float">
            <text:p>3078</text:p>
          </table:table-cell>
          <table:table-cell office:value-type="float" office:value="9492047163" calcext:value-type="float">
            <text:p>9492047163</text:p>
          </table:table-cell>
          <table:table-cell office:value-type="float" office:value="6700540574.66" calcext:value-type="float">
            <text:p>6700540574.66</text:p>
          </table:table-cell>
          <table:table-cell office:value-type="float" office:value="5605380.66" calcext:value-type="float">
            <text:p>5605380.66</text:p>
          </table:table-cell>
          <table:table-cell office:value-type="float" office:value="416811118.66" calcext:value-type="float">
            <text:p>416811118.66</text:p>
          </table:table-cell>
          <table:table-cell office:value-type="float" office:value="71071412.33" calcext:value-type="float">
            <text:p>71071412.33</text:p>
          </table:table-cell>
          <table:table-cell office:value-type="float" office:value="36450386" calcext:value-type="float">
            <text:p>364503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5605380.66" calcext:value-type="float">
            <text:p>5605380.66</text:p>
          </table:table-cell>
          <table:table-cell office:value-type="float" office:value="25.49" calcext:value-type="float">
            <text:p>25.49</text:p>
          </table:table-cell>
          <table:table-cell office:value-type="float" office:value="4.35" calcext:value-type="float">
            <text:p>4.35</text:p>
          </table:table-cell>
          <table:table-cell office:value-type="float" office:value="2.23" calcext:value-type="float">
            <text:p>2.23</text:p>
          </table:table-cell>
          <table:table-cell office:value-type="float" office:value="5.64" calcext:value-type="float">
            <text:p>5.64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/>
          <table:table-cell office:value-type="float" office:value="60776" calcext:value-type="float">
            <text:p>60776</text:p>
          </table:table-cell>
          <table:table-cell office:value-type="float" office:value="3092" calcext:value-type="float">
            <text:p>3092</text:p>
          </table:table-cell>
          <table:table-cell office:value-type="float" office:value="7146673488.5" calcext:value-type="float">
            <text:p>7146673488.5</text:p>
          </table:table-cell>
          <table:table-cell office:value-type="float" office:value="5104852765.75" calcext:value-type="float">
            <text:p>5104852765.75</text:p>
          </table:table-cell>
          <table:table-cell office:value-type="float" office:value="4331513" calcext:value-type="float">
            <text:p>4331513</text:p>
          </table:table-cell>
          <table:table-cell office:value-type="float" office:value="312562417.25" calcext:value-type="float">
            <text:p>312562417.25</text:p>
          </table:table-cell>
          <table:table-cell office:value-type="float" office:value="59410345.5" calcext:value-type="float">
            <text:p>59410345.5</text:p>
          </table:table-cell>
          <table:table-cell office:value-type="float" office:value="27126399.25" calcext:value-type="float">
            <text:p>27126399.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4331513" calcext:value-type="float">
            <text:p>4331513</text:p>
          </table:table-cell>
          <table:table-cell office:value-type="float" office:value="22.23" calcext:value-type="float">
            <text:p>22.23</text:p>
          </table:table-cell>
          <table:table-cell office:value-type="float" office:value="4.12" calcext:value-type="float">
            <text:p>4.12</text:p>
          </table:table-cell>
          <table:table-cell office:value-type="float" office:value="1.92" calcext:value-type="float">
            <text:p>1.92</text:p>
          </table:table-cell>
          <table:table-cell office:value-type="float" office:value="5.54" calcext:value-type="float">
            <text:p>5.54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/>
          <table:table-cell office:value-type="float" office:value="60781" calcext:value-type="float">
            <text:p>60781</text:p>
          </table:table-cell>
          <table:table-cell office:value-type="float" office:value="1926" calcext:value-type="float">
            <text:p>1926</text:p>
          </table:table-cell>
          <table:table-cell office:value-type="float" office:value="3132212424.66" calcext:value-type="float">
            <text:p>3132212424.66</text:p>
          </table:table-cell>
          <table:table-cell office:value-type="float" office:value="3427504661" calcext:value-type="float">
            <text:p>3427504661</text:p>
          </table:table-cell>
          <table:table-cell office:value-type="float" office:value="1329321.66" calcext:value-type="float">
            <text:p>1329321.66</text:p>
          </table:table-cell>
          <table:table-cell office:value-type="float" office:value="121386470.33" calcext:value-type="float">
            <text:p>121386470.33</text:p>
          </table:table-cell>
          <table:table-cell office:value-type="float" office:value="24093083.66" calcext:value-type="float">
            <text:p>24093083.66</text:p>
          </table:table-cell>
          <table:table-cell office:value-type="float" office:value="12622295.66" calcext:value-type="float">
            <text:p>12622295.66</text:p>
          </table:table-cell>
          <table:table-cell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1329321.66" calcext:value-type="float">
            <text:p>1329321.66</text:p>
          </table:table-cell>
          <table:table-cell office:value-type="float" office:value="8.2" calcext:value-type="float">
            <text:p>8.2</text:p>
          </table:table-cell>
          <table:table-cell office:value-type="float" office:value="1.63" calcext:value-type="float">
            <text:p>1.63</text:p>
          </table:table-cell>
          <table:table-cell office:value-type="float" office:value="0.85" calcext:value-type="float">
            <text:p>0.85</text:p>
          </table:table-cell>
          <table:table-cell office:value-type="float" office:value="3.52" calcext:value-type="float">
            <text:p>3.52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112" calcext:value-type="float">
            <text:p>63112</text:p>
          </table:table-cell>
          <table:table-cell office:value-type="float" office:value="16260" calcext:value-type="float">
            <text:p>16260</text:p>
          </table:table-cell>
          <table:table-cell office:value-type="float" office:value="15033433318.26" calcext:value-type="float">
            <text:p>15033433318.26</text:p>
          </table:table-cell>
          <table:table-cell office:value-type="float" office:value="6463444459.08" calcext:value-type="float">
            <text:p>6463444459.08</text:p>
          </table:table-cell>
          <table:table-cell office:value-type="float" office:value="2544035.95" calcext:value-type="float">
            <text:p>2544035.95</text:p>
          </table:table-cell>
          <table:table-cell office:value-type="float" office:value="235027575.78" calcext:value-type="float">
            <text:p>235027575.78</text:p>
          </table:table-cell>
          <table:table-cell office:value-type="float" office:value="235049990.73" calcext:value-type="float">
            <text:p>235049990.73</text:p>
          </table:table-cell>
          <table:table-cell office:value-type="float" office:value="8785960.91" calcext:value-type="float">
            <text:p>8785960.91</text:p>
          </table:table-cell>
          <table:table-cell office:value-type="float" office:value="5.47" calcext:value-type="float">
            <text:p>5.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2544035.95" calcext:value-type="float">
            <text:p>2544035.9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113.38" calcext:value-type="float">
            <text:p>113.38</text:p>
          </table:table-cell>
        </table:table-row>
        <table:table-row table:style-name="ro1">
          <table:table-cell/>
          <table:table-cell office:value-type="float" office:value="63114" calcext:value-type="float">
            <text:p>63114</text:p>
          </table:table-cell>
          <table:table-cell office:value-type="float" office:value="3193" calcext:value-type="float">
            <text:p>3193</text:p>
          </table:table-cell>
          <table:table-cell office:value-type="float" office:value="7109092914.25" calcext:value-type="float">
            <text:p>7109092914.25</text:p>
          </table:table-cell>
          <table:table-cell office:value-type="float" office:value="5143706167.75" calcext:value-type="float">
            <text:p>5143706167.75</text:p>
          </table:table-cell>
          <table:table-cell office:value-type="float" office:value="4314344" calcext:value-type="float">
            <text:p>4314344</text:p>
          </table:table-cell>
          <table:table-cell office:value-type="float" office:value="312562994.75" calcext:value-type="float">
            <text:p>312562994.75</text:p>
          </table:table-cell>
          <table:table-cell office:value-type="float" office:value="53185458.5" calcext:value-type="float">
            <text:p>53185458.5</text:p>
          </table:table-cell>
          <table:table-cell office:value-type="float" office:value="27475418.5" calcext:value-type="float">
            <text:p>27475418.5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4314344" calcext:value-type="float">
            <text:p>4314344</text:p>
          </table:table-cell>
          <table:table-cell office:value-type="float" office:value="23.56" calcext:value-type="float">
            <text:p>23.56</text:p>
          </table:table-cell>
          <table:table-cell office:value-type="float" office:value="3.81" calcext:value-type="float">
            <text:p>3.81</text:p>
          </table:table-cell>
          <table:table-cell office:value-type="float" office:value="2.05" calcext:value-type="float">
            <text:p>2.05</text:p>
          </table:table-cell>
          <table:table-cell office:value-type="float" office:value="6.3" calcext:value-type="float">
            <text:p>6.3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/>
          <table:table-cell office:value-type="float" office:value="63133" calcext:value-type="float">
            <text:p>63133</text:p>
          </table:table-cell>
          <table:table-cell office:value-type="float" office:value="3245" calcext:value-type="float">
            <text:p>3245</text:p>
          </table:table-cell>
          <table:table-cell office:value-type="float" office:value="7134106548.5" calcext:value-type="float">
            <text:p>7134106548.5</text:p>
          </table:table-cell>
          <table:table-cell office:value-type="float" office:value="5249868537.75" calcext:value-type="float">
            <text:p>5249868537.75</text:p>
          </table:table-cell>
          <table:table-cell office:value-type="float" office:value="4323286.75" calcext:value-type="float">
            <text:p>4323286.75</text:p>
          </table:table-cell>
          <table:table-cell office:value-type="float" office:value="312493802.75" calcext:value-type="float">
            <text:p>312493802.75</text:p>
          </table:table-cell>
          <table:table-cell office:value-type="float" office:value="58306386" calcext:value-type="float">
            <text:p>58306386</text:p>
          </table:table-cell>
          <table:table-cell office:value-type="float" office:value="27676216.25" calcext:value-type="float">
            <text:p>27676216.25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4323286.75" calcext:value-type="float">
            <text:p>4323286.75</text:p>
          </table:table-cell>
          <table:table-cell office:value-type="float" office:value="25.67" calcext:value-type="float">
            <text:p>25.67</text:p>
          </table:table-cell>
          <table:table-cell office:value-type="float" office:value="4.56" calcext:value-type="float">
            <text:p>4.56</text:p>
          </table:table-cell>
          <table:table-cell office:value-type="float" office:value="2.12" calcext:value-type="float">
            <text:p>2.12</text:p>
          </table:table-cell>
          <table:table-cell office:value-type="float" office:value="5.45" calcext:value-type="float">
            <text:p>5.45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/>
          <table:table-cell office:value-type="float" office:value="63138" calcext:value-type="float">
            <text:p>63138</text:p>
          </table:table-cell>
          <table:table-cell office:value-type="float" office:value="3226" calcext:value-type="float">
            <text:p>3226</text:p>
          </table:table-cell>
          <table:table-cell office:value-type="float" office:value="7113260038" calcext:value-type="float">
            <text:p>7113260038</text:p>
          </table:table-cell>
          <table:table-cell office:value-type="float" office:value="5192319230.5" calcext:value-type="float">
            <text:p>5192319230.5</text:p>
          </table:table-cell>
          <table:table-cell office:value-type="float" office:value="4171706.75" calcext:value-type="float">
            <text:p>4171706.75</text:p>
          </table:table-cell>
          <table:table-cell office:value-type="float" office:value="312451340.5" calcext:value-type="float">
            <text:p>312451340.5</text:p>
          </table:table-cell>
          <table:table-cell office:value-type="float" office:value="54122929.5" calcext:value-type="float">
            <text:p>54122929.5</text:p>
          </table:table-cell>
          <table:table-cell office:value-type="float" office:value="28204221.5" calcext:value-type="float">
            <text:p>28204221.5</text:p>
          </table:table-cell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4171706.75" calcext:value-type="float">
            <text:p>4171706.75</text:p>
          </table:table-cell>
          <table:table-cell office:value-type="float" office:value="25.32" calcext:value-type="float">
            <text:p>25.32</text:p>
          </table:table-cell>
          <table:table-cell office:value-type="float" office:value="4.14" calcext:value-type="float">
            <text:p>4.14</text:p>
          </table:table-cell>
          <table:table-cell office:value-type="float" office:value="2.15" calcext:value-type="float">
            <text:p>2.15</text:p>
          </table:table-cell>
          <table:table-cell office:value-type="float" office:value="5.95" calcext:value-type="float">
            <text:p>5.95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/>
          <table:table-cell office:value-type="float" office:value="63143" calcext:value-type="float">
            <text:p>63143</text:p>
          </table:table-cell>
          <table:table-cell office:value-type="float" office:value="3234" calcext:value-type="float">
            <text:p>3234</text:p>
          </table:table-cell>
          <table:table-cell office:value-type="float" office:value="7125648574.75" calcext:value-type="float">
            <text:p>7125648574.75</text:p>
          </table:table-cell>
          <table:table-cell office:value-type="float" office:value="5221199539.25" calcext:value-type="float">
            <text:p>5221199539.25</text:p>
          </table:table-cell>
          <table:table-cell office:value-type="float" office:value="4235326" calcext:value-type="float">
            <text:p>4235326</text:p>
          </table:table-cell>
          <table:table-cell office:value-type="float" office:value="312479897.25" calcext:value-type="float">
            <text:p>312479897.25</text:p>
          </table:table-cell>
          <table:table-cell office:value-type="float" office:value="56376646.75" calcext:value-type="float">
            <text:p>56376646.75</text:p>
          </table:table-cell>
          <table:table-cell office:value-type="float" office:value="27968974.25" calcext:value-type="float">
            <text:p>27968974.25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4235326" calcext:value-type="float">
            <text:p>4235326</text:p>
          </table:table-cell>
          <table:table-cell office:value-type="float" office:value="25.74" calcext:value-type="float">
            <text:p>25.74</text:p>
          </table:table-cell>
          <table:table-cell office:value-type="float" office:value="4.4" calcext:value-type="float">
            <text:p>4.4</text:p>
          </table:table-cell>
          <table:table-cell office:value-type="float" office:value="2.14" calcext:value-type="float">
            <text:p>2.14</text:p>
          </table:table-cell>
          <table:table-cell office:value-type="float" office:value="5.65" calcext:value-type="float">
            <text:p>5.65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/>
          <table:table-cell office:value-type="float" office:value="63148" calcext:value-type="float">
            <text:p>63148</text:p>
          </table:table-cell>
          <table:table-cell office:value-type="float" office:value="1004" calcext:value-type="float">
            <text:p>1004</text:p>
          </table:table-cell>
          <table:table-cell office:value-type="float" office:value="4447553115" calcext:value-type="float">
            <text:p>4447553115</text:p>
          </table:table-cell>
          <table:table-cell office:value-type="float" office:value="5741457207" calcext:value-type="float">
            <text:p>5741457207</text:p>
          </table:table-cell>
          <table:table-cell office:value-type="float" office:value="1185300" calcext:value-type="float">
            <text:p>1185300</text:p>
          </table:table-cell>
          <table:table-cell office:value-type="float" office:value="174510612" calcext:value-type="float">
            <text:p>174510612</text:p>
          </table:table-cell>
          <table:table-cell office:value-type="float" office:value="35834987" calcext:value-type="float">
            <text:p>35834987</text:p>
          </table:table-cell>
          <table:table-cell office:value-type="float" office:value="18801577" calcext:value-type="float">
            <text:p>188015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1185300" calcext:value-type="float">
            <text:p>1185300</text:p>
          </table:table-cell>
          <table:table-cell office:value-type="float" office:value="11.12" calcext:value-type="float">
            <text:p>11.12</text:p>
          </table:table-cell>
          <table:table-cell office:value-type="float" office:value="2.28" calcext:value-type="float">
            <text:p>2.28</text:p>
          </table:table-cell>
          <table:table-cell office:value-type="float" office:value="1.19" calcext:value-type="float">
            <text:p>1.19</text:p>
          </table:table-cell>
          <table:table-cell office:value-type="float" office:value="4.87" calcext:value-type="float">
            <text:p>4.87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gemver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918" calcext:value-type="float">
            <text:p>54918</text:p>
          </table:table-cell>
          <table:table-cell office:value-type="float" office:value="11970" calcext:value-type="float">
            <text:p>11970</text:p>
          </table:table-cell>
          <table:table-cell office:value-type="float" office:value="2622983945.92" calcext:value-type="float">
            <text:p>2622983945.92</text:p>
          </table:table-cell>
          <table:table-cell office:value-type="float" office:value="7753087437.28" calcext:value-type="float">
            <text:p>7753087437.28</text:p>
          </table:table-cell>
          <table:table-cell office:value-type="float" office:value="10006292.92" calcext:value-type="float">
            <text:p>10006292.92</text:p>
          </table:table-cell>
          <table:table-cell office:value-type="float" office:value="312551426.5" calcext:value-type="float">
            <text:p>312551426.5</text:p>
          </table:table-cell>
          <table:table-cell office:value-type="float" office:value="309261961.07" calcext:value-type="float">
            <text:p>309261961.07</text:p>
          </table:table-cell>
          <table:table-cell office:value-type="float" office:value="8833765.57" calcext:value-type="float">
            <text:p>8833765.57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0006292.92" calcext:value-type="float">
            <text:p>10006292.92</text:p>
          </table:table-cell>
          <table:table-cell office:value-type="float" office:value="21.99" calcext:value-type="float">
            <text:p>21.99</text:p>
          </table:table-cell>
          <table:table-cell office:value-type="float" office:value="21.76" calcext:value-type="float">
            <text:p>21.76</text:p>
          </table:table-cell>
          <table:table-cell office:value-type="float" office:value="0.58" calcext:value-type="float">
            <text:p>0.58</text:p>
          </table:table-cell>
          <table:table-cell office:value-type="float" office:value="1.01" calcext:value-type="float">
            <text:p>1.01</text:p>
          </table:table-cell>
          <table:table-cell office:value-type="float" office:value="139.15" calcext:value-type="float">
            <text:p>139.15</text:p>
          </table:table-cell>
        </table:table-row>
        <table:table-row table:style-name="ro1">
          <table:table-cell/>
          <table:table-cell office:value-type="float" office:value="54920" calcext:value-type="float">
            <text:p>54920</text:p>
          </table:table-cell>
          <table:table-cell office:value-type="float" office:value="8718" calcext:value-type="float">
            <text:p>8718</text:p>
          </table:table-cell>
          <table:table-cell office:value-type="float" office:value="3996982976.33" calcext:value-type="float">
            <text:p>3996982976.33</text:p>
          </table:table-cell>
          <table:table-cell office:value-type="float" office:value="8696029679.33" calcext:value-type="float">
            <text:p>8696029679.33</text:p>
          </table:table-cell>
          <table:table-cell office:value-type="float" office:value="39494047.22" calcext:value-type="float">
            <text:p>39494047.22</text:p>
          </table:table-cell>
          <table:table-cell office:value-type="float" office:value="254073866.55" calcext:value-type="float">
            <text:p>254073866.55</text:p>
          </table:table-cell>
          <table:table-cell office:value-type="float" office:value="203957436.66" calcext:value-type="float">
            <text:p>203957436.66</text:p>
          </table:table-cell>
          <table:table-cell office:value-type="float" office:value="43544995.33" calcext:value-type="float">
            <text:p>43544995.33</text:p>
          </table:table-cell>
          <table:table-cell office:value-type="float" office:value="44.88" calcext:value-type="float">
            <text:p>44.8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9494047.11" calcext:value-type="float">
            <text:p>39494047.11</text:p>
          </table:table-cell>
          <table:table-cell office:value-type="float" office:value="16.76" calcext:value-type="float">
            <text:p>16.76</text:p>
          </table:table-cell>
          <table:table-cell office:value-type="float" office:value="13.46" calcext:value-type="float">
            <text:p>13.46</text:p>
          </table:table-cell>
          <table:table-cell office:value-type="float" office:value="2.86" calcext:value-type="float">
            <text:p>2.86</text:p>
          </table:table-cell>
          <table:table-cell office:value-type="float" office:value="1.24" calcext:value-type="float">
            <text:p>1.2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54938" calcext:value-type="float">
            <text:p>54938</text:p>
          </table:table-cell>
          <table:table-cell office:value-type="float" office:value="2852" calcext:value-type="float">
            <text:p>2852</text:p>
          </table:table-cell>
          <table:table-cell office:value-type="float" office:value="3927236850.66" calcext:value-type="float">
            <text:p>3927236850.66</text:p>
          </table:table-cell>
          <table:table-cell office:value-type="float" office:value="8525621317.33" calcext:value-type="float">
            <text:p>8525621317.33</text:p>
          </table:table-cell>
          <table:table-cell office:value-type="float" office:value="37587982" calcext:value-type="float">
            <text:p>37587982</text:p>
          </table:table-cell>
          <table:table-cell office:value-type="float" office:value="244071436.66" calcext:value-type="float">
            <text:p>244071436.66</text:p>
          </table:table-cell>
          <table:table-cell office:value-type="float" office:value="187932966" calcext:value-type="float">
            <text:p>187932966</text:p>
          </table:table-cell>
          <table:table-cell office:value-type="float" office:value="41835843.66" calcext:value-type="float">
            <text:p>41835843.66</text:p>
          </table:table-cell>
          <table:table-cell office:value-type="float" office:value="28.33" calcext:value-type="float">
            <text:p>28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7587982.66" calcext:value-type="float">
            <text:p>37587982.66</text:p>
          </table:table-cell>
          <table:table-cell office:value-type="float" office:value="16.47" calcext:value-type="float">
            <text:p>16.47</text:p>
          </table:table-cell>
          <table:table-cell office:value-type="float" office:value="12.68" calcext:value-type="float">
            <text:p>12.68</text:p>
          </table:table-cell>
          <table:table-cell office:value-type="float" office:value="2.82" calcext:value-type="float">
            <text:p>2.82</text:p>
          </table:table-cell>
          <table:table-cell office:value-type="float" office:value="1.3" calcext:value-type="float">
            <text:p>1.3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gemver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532" calcext:value-type="float">
            <text:p>55532</text:p>
          </table:table-cell>
          <table:table-cell office:value-type="float" office:value="17616" calcext:value-type="float">
            <text:p>17616</text:p>
          </table:table-cell>
          <table:table-cell office:value-type="float" office:value="2587869877.15" calcext:value-type="float">
            <text:p>2587869877.15</text:p>
          </table:table-cell>
          <table:table-cell office:value-type="float" office:value="7971543230.6" calcext:value-type="float">
            <text:p>7971543230.6</text:p>
          </table:table-cell>
          <table:table-cell office:value-type="float" office:value="8946784.45" calcext:value-type="float">
            <text:p>8946784.45</text:p>
          </table:table-cell>
          <table:table-cell office:value-type="float" office:value="327332067.05" calcext:value-type="float">
            <text:p>327332067.05</text:p>
          </table:table-cell>
          <table:table-cell office:value-type="float" office:value="324688513.55" calcext:value-type="float">
            <text:p>324688513.55</text:p>
          </table:table-cell>
          <table:table-cell office:value-type="float" office:value="9346977.35" calcext:value-type="float">
            <text:p>9346977.35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8946784.45" calcext:value-type="float">
            <text:p>8946784.45</text:p>
          </table:table-cell>
          <table:table-cell office:value-type="float" office:value="22.77" calcext:value-type="float">
            <text:p>22.77</text:p>
          </table:table-cell>
          <table:table-cell office:value-type="float" office:value="22.59" calcext:value-type="float">
            <text:p>22.59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63.92" calcext:value-type="float">
            <text:p>63.92</text:p>
          </table:table-cell>
        </table:table-row>
        <table:table-row table:style-name="ro1">
          <table:table-cell/>
          <table:table-cell office:value-type="float" office:value="55534" calcext:value-type="float">
            <text:p>55534</text:p>
          </table:table-cell>
          <table:table-cell office:value-type="float" office:value="8682" calcext:value-type="float">
            <text:p>8682</text:p>
          </table:table-cell>
          <table:table-cell office:value-type="float" office:value="3998091509.22" calcext:value-type="float">
            <text:p>3998091509.22</text:p>
          </table:table-cell>
          <table:table-cell office:value-type="float" office:value="8652443644.33" calcext:value-type="float">
            <text:p>8652443644.33</text:p>
          </table:table-cell>
          <table:table-cell office:value-type="float" office:value="39391758.11" calcext:value-type="float">
            <text:p>39391758.11</text:p>
          </table:table-cell>
          <table:table-cell office:value-type="float" office:value="254056008" calcext:value-type="float">
            <text:p>254056008</text:p>
          </table:table-cell>
          <table:table-cell office:value-type="float" office:value="195661636.33" calcext:value-type="float">
            <text:p>195661636.33</text:p>
          </table:table-cell>
          <table:table-cell office:value-type="float" office:value="43532853.33" calcext:value-type="float">
            <text:p>43532853.33</text:p>
          </table:table-cell>
          <table:table-cell office:value-type="float" office:value="44.22" calcext:value-type="float">
            <text:p>44.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9391758.22" calcext:value-type="float">
            <text:p>39391758.22</text:p>
          </table:table-cell>
          <table:table-cell office:value-type="float" office:value="16.81" calcext:value-type="float">
            <text:p>16.81</text:p>
          </table:table-cell>
          <table:table-cell office:value-type="float" office:value="12.95" calcext:value-type="float">
            <text:p>12.95</text:p>
          </table:table-cell>
          <table:table-cell office:value-type="float" office:value="2.87" calcext:value-type="float">
            <text:p>2.87</text:p>
          </table:table-cell>
          <table:table-cell office:value-type="float" office:value="1.29" calcext:value-type="float">
            <text:p>1.2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55552" calcext:value-type="float">
            <text:p>55552</text:p>
          </table:table-cell>
          <table:table-cell office:value-type="float" office:value="8501" calcext:value-type="float">
            <text:p>8501</text:p>
          </table:table-cell>
          <table:table-cell office:value-type="float" office:value="3982398569.55" calcext:value-type="float">
            <text:p>3982398569.55</text:p>
          </table:table-cell>
          <table:table-cell office:value-type="float" office:value="8559016103.33" calcext:value-type="float">
            <text:p>8559016103.33</text:p>
          </table:table-cell>
          <table:table-cell office:value-type="float" office:value="39264746.88" calcext:value-type="float">
            <text:p>39264746.88</text:p>
          </table:table-cell>
          <table:table-cell office:value-type="float" office:value="253693015.33" calcext:value-type="float">
            <text:p>253693015.33</text:p>
          </table:table-cell>
          <table:table-cell office:value-type="float" office:value="195565360.88" calcext:value-type="float">
            <text:p>195565360.88</text:p>
          </table:table-cell>
          <table:table-cell office:value-type="float" office:value="43349950.66" calcext:value-type="float">
            <text:p>43349950.66</text:p>
          </table:table-cell>
          <table:table-cell office:value-type="float" office:value="38.33" calcext:value-type="float">
            <text:p>38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9264746.66" calcext:value-type="float">
            <text:p>39264746.66</text:p>
          </table:table-cell>
          <table:table-cell office:value-type="float" office:value="17.2" calcext:value-type="float">
            <text:p>17.2</text:p>
          </table:table-cell>
          <table:table-cell office:value-type="float" office:value="13.26" calcext:value-type="float">
            <text:p>13.26</text:p>
          </table:table-cell>
          <table:table-cell office:value-type="float" office:value="2.93" calcext:value-type="float">
            <text:p>2.93</text:p>
          </table:table-cell>
          <table:table-cell office:value-type="float" office:value="1.3" calcext:value-type="float">
            <text:p>1.3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gemver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745" calcext:value-type="float">
            <text:p>56745</text:p>
          </table:table-cell>
          <table:table-cell office:value-type="float" office:value="83713" calcext:value-type="float">
            <text:p>83713</text:p>
          </table:table-cell>
          <table:table-cell office:value-type="float" office:value="7902589416.08" calcext:value-type="float">
            <text:p>7902589416.08</text:p>
          </table:table-cell>
          <table:table-cell office:value-type="float" office:value="5597187799.44" calcext:value-type="float">
            <text:p>5597187799.44</text:p>
          </table:table-cell>
          <table:table-cell office:value-type="float" office:value="186939.54" calcext:value-type="float">
            <text:p>186939.54</text:p>
          </table:table-cell>
          <table:table-cell office:value-type="float" office:value="15709010.69" calcext:value-type="float">
            <text:p>15709010.69</text:p>
          </table:table-cell>
          <table:table-cell office:value-type="float" office:value="24548230.75" calcext:value-type="float">
            <text:p>24548230.75</text:p>
          </table:table-cell>
          <table:table-cell office:value-type="float" office:value="4459412.45" calcext:value-type="float">
            <text:p>4459412.45</text:p>
          </table:table-cell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939.54" calcext:value-type="float">
            <text:p>186939.54</text:p>
          </table:table-cell>
          <table:table-cell office:value-type="float" office:value="1.12" calcext:value-type="float">
            <text:p>1.12</text:p>
          </table:table-cell>
          <table:table-cell office:value-type="float" office:value="1.74" calcext:value-type="float">
            <text:p>1.74</text:p>
          </table:table-cell>
          <table:table-cell office:value-type="float" office:value="0.32" calcext:value-type="float">
            <text:p>0.32</text:p>
          </table:table-cell>
          <table:table-cell office:value-type="float" office:value="0.73" calcext:value-type="float">
            <text:p>0.73</text:p>
          </table:table-cell>
          <table:table-cell office:value-type="float" office:value="37.57" calcext:value-type="float">
            <text:p>37.57</text:p>
          </table:table-cell>
        </table:table-row>
        <table:table-row table:style-name="ro1">
          <table:table-cell/>
          <table:table-cell office:value-type="float" office:value="56747" calcext:value-type="float">
            <text:p>56747</text:p>
          </table:table-cell>
          <table:table-cell office:value-type="float" office:value="8434" calcext:value-type="float">
            <text:p>8434</text:p>
          </table:table-cell>
          <table:table-cell office:value-type="float" office:value="3995114446.11" calcext:value-type="float">
            <text:p>3995114446.11</text:p>
          </table:table-cell>
          <table:table-cell office:value-type="float" office:value="8532257872.44" calcext:value-type="float">
            <text:p>8532257872.44</text:p>
          </table:table-cell>
          <table:table-cell office:value-type="float" office:value="36290506" calcext:value-type="float">
            <text:p>36290506</text:p>
          </table:table-cell>
          <table:table-cell office:value-type="float" office:value="253907588.11" calcext:value-type="float">
            <text:p>253907588.11</text:p>
          </table:table-cell>
          <table:table-cell office:value-type="float" office:value="190557231.44" calcext:value-type="float">
            <text:p>190557231.44</text:p>
          </table:table-cell>
          <table:table-cell office:value-type="float" office:value="43414388.77" calcext:value-type="float">
            <text:p>43414388.77</text:p>
          </table:table-cell>
          <table:table-cell office:value-type="float" office:value="32.33" calcext:value-type="float">
            <text:p>32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6290506.22" calcext:value-type="float">
            <text:p>36290506.22</text:p>
          </table:table-cell>
          <table:table-cell office:value-type="float" office:value="17.13" calcext:value-type="float">
            <text:p>17.13</text:p>
          </table:table-cell>
          <table:table-cell office:value-type="float" office:value="12.85" calcext:value-type="float">
            <text:p>12.85</text:p>
          </table:table-cell>
          <table:table-cell office:value-type="float" office:value="2.92" calcext:value-type="float">
            <text:p>2.92</text:p>
          </table:table-cell>
          <table:table-cell office:value-type="float" office:value="1.33" calcext:value-type="float">
            <text:p>1.33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/>
          <table:table-cell office:value-type="float" office:value="56762" calcext:value-type="float">
            <text:p>56762</text:p>
          </table:table-cell>
          <table:table-cell office:value-type="float" office:value="8487" calcext:value-type="float">
            <text:p>8487</text:p>
          </table:table-cell>
          <table:table-cell office:value-type="float" office:value="3999945575.66" calcext:value-type="float">
            <text:p>3999945575.66</text:p>
          </table:table-cell>
          <table:table-cell office:value-type="float" office:value="8506239457.11" calcext:value-type="float">
            <text:p>8506239457.11</text:p>
          </table:table-cell>
          <table:table-cell office:value-type="float" office:value="36357333.77" calcext:value-type="float">
            <text:p>36357333.77</text:p>
          </table:table-cell>
          <table:table-cell office:value-type="float" office:value="253801890.55" calcext:value-type="float">
            <text:p>253801890.55</text:p>
          </table:table-cell>
          <table:table-cell office:value-type="float" office:value="189722747.77" calcext:value-type="float">
            <text:p>189722747.77</text:p>
          </table:table-cell>
          <table:table-cell office:value-type="float" office:value="43435766.66" calcext:value-type="float">
            <text:p>43435766.66</text:p>
          </table:table-cell>
          <table:table-cell office:value-type="float" office:value="29.33" calcext:value-type="float">
            <text:p>29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36357334.22" calcext:value-type="float">
            <text:p>36357334.22</text:p>
          </table:table-cell>
          <table:table-cell office:value-type="float" office:value="17.16" calcext:value-type="float">
            <text:p>17.16</text:p>
          </table:table-cell>
          <table:table-cell office:value-type="float" office:value="12.83" calcext:value-type="float">
            <text:p>12.83</text:p>
          </table:table-cell>
          <table:table-cell office:value-type="float" office:value="2.92" calcext:value-type="float">
            <text:p>2.92</text:p>
          </table:table-cell>
          <table:table-cell office:value-type="float" office:value="1.33" calcext:value-type="float">
            <text:p>1.33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/>
          <table:table-cell office:value-type="float" office:value="56773" calcext:value-type="float">
            <text:p>56773</text:p>
          </table:table-cell>
          <table:table-cell office:value-type="float" office:value="8681" calcext:value-type="float">
            <text:p>8681</text:p>
          </table:table-cell>
          <table:table-cell office:value-type="float" office:value="4007909467" calcext:value-type="float">
            <text:p>4007909467</text:p>
          </table:table-cell>
          <table:table-cell office:value-type="float" office:value="8679041778.44" calcext:value-type="float">
            <text:p>8679041778.44</text:p>
          </table:table-cell>
          <table:table-cell office:value-type="float" office:value="37111535.44" calcext:value-type="float">
            <text:p>37111535.44</text:p>
          </table:table-cell>
          <table:table-cell office:value-type="float" office:value="254021209.55" calcext:value-type="float">
            <text:p>254021209.55</text:p>
          </table:table-cell>
          <table:table-cell office:value-type="float" office:value="205187002.22" calcext:value-type="float">
            <text:p>205187002.22</text:p>
          </table:table-cell>
          <table:table-cell office:value-type="float" office:value="43536602.22" calcext:value-type="float">
            <text:p>43536602.22</text:p>
          </table:table-cell>
          <table:table-cell office:value-type="float" office:value="38.22" calcext:value-type="float">
            <text:p>38.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7111536" calcext:value-type="float">
            <text:p>37111536</text:p>
          </table:table-cell>
          <table:table-cell office:value-type="float" office:value="16.83" calcext:value-type="float">
            <text:p>16.83</text:p>
          </table:table-cell>
          <table:table-cell office:value-type="float" office:value="13.6" calcext:value-type="float">
            <text:p>13.6</text:p>
          </table:table-cell>
          <table:table-cell office:value-type="float" office:value="2.87" calcext:value-type="float">
            <text:p>2.87</text:p>
          </table:table-cell>
          <table:table-cell office:value-type="float" office:value="1.23" calcext:value-type="float">
            <text:p>1.23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/>
          <table:table-cell office:value-type="float" office:value="56781" calcext:value-type="float">
            <text:p>56781</text:p>
          </table:table-cell>
          <table:table-cell office:value-type="float" office:value="8598" calcext:value-type="float">
            <text:p>8598</text:p>
          </table:table-cell>
          <table:table-cell office:value-type="float" office:value="4005472267.33" calcext:value-type="float">
            <text:p>4005472267.33</text:p>
          </table:table-cell>
          <table:table-cell office:value-type="float" office:value="8616525609.22" calcext:value-type="float">
            <text:p>8616525609.22</text:p>
          </table:table-cell>
          <table:table-cell office:value-type="float" office:value="37033926.33" calcext:value-type="float">
            <text:p>37033926.33</text:p>
          </table:table-cell>
          <table:table-cell office:value-type="float" office:value="254077230" calcext:value-type="float">
            <text:p>254077230</text:p>
          </table:table-cell>
          <table:table-cell office:value-type="float" office:value="200507693.11" calcext:value-type="float">
            <text:p>200507693.11</text:p>
          </table:table-cell>
          <table:table-cell office:value-type="float" office:value="43520252.88" calcext:value-type="float">
            <text:p>43520252.88</text:p>
          </table:table-cell>
          <table:table-cell office:value-type="float" office:value="37.77" calcext:value-type="float">
            <text:p>37.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7033926.22" calcext:value-type="float">
            <text:p>37033926.22</text:p>
          </table:table-cell>
          <table:table-cell office:value-type="float" office:value="16.93" calcext:value-type="float">
            <text:p>16.93</text:p>
          </table:table-cell>
          <table:table-cell office:value-type="float" office:value="13.36" calcext:value-type="float">
            <text:p>13.36</text:p>
          </table:table-cell>
          <table:table-cell office:value-type="float" office:value="2.9" calcext:value-type="float">
            <text:p>2.9</text:p>
          </table:table-cell>
          <table:table-cell office:value-type="float" office:value="1.26" calcext:value-type="float">
            <text:p>1.2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float" office:value="56786" calcext:value-type="float">
            <text:p>56786</text:p>
          </table:table-cell>
          <table:table-cell office:value-type="float" office:value="8629" calcext:value-type="float">
            <text:p>8629</text:p>
          </table:table-cell>
          <table:table-cell office:value-type="float" office:value="4009715476" calcext:value-type="float">
            <text:p>4009715476</text:p>
          </table:table-cell>
          <table:table-cell office:value-type="float" office:value="8625714691.77" calcext:value-type="float">
            <text:p>8625714691.77</text:p>
          </table:table-cell>
          <table:table-cell office:value-type="float" office:value="36950843.22" calcext:value-type="float">
            <text:p>36950843.22</text:p>
          </table:table-cell>
          <table:table-cell office:value-type="float" office:value="253971296.77" calcext:value-type="float">
            <text:p>253971296.77</text:p>
          </table:table-cell>
          <table:table-cell office:value-type="float" office:value="196915226.88" calcext:value-type="float">
            <text:p>196915226.88</text:p>
          </table:table-cell>
          <table:table-cell office:value-type="float" office:value="43503583.33" calcext:value-type="float">
            <text:p>43503583.33</text:p>
          </table:table-cell>
          <table:table-cell office:value-type="float" office:value="37.77" calcext:value-type="float">
            <text:p>37.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6950843.11" calcext:value-type="float">
            <text:p>36950843.11</text:p>
          </table:table-cell>
          <table:table-cell office:value-type="float" office:value="16.89" calcext:value-type="float">
            <text:p>16.89</text:p>
          </table:table-cell>
          <table:table-cell office:value-type="float" office:value="13.09" calcext:value-type="float">
            <text:p>13.09</text:p>
          </table:table-cell>
          <table:table-cell office:value-type="float" office:value="2.89" calcext:value-type="float">
            <text:p>2.89</text:p>
          </table:table-cell>
          <table:table-cell office:value-type="float" office:value="1.28" calcext:value-type="float">
            <text:p>1.28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/>
          <table:table-cell office:value-type="float" office:value="56796" calcext:value-type="float">
            <text:p>56796</text:p>
          </table:table-cell>
          <table:table-cell office:value-type="float" office:value="8624" calcext:value-type="float">
            <text:p>8624</text:p>
          </table:table-cell>
          <table:table-cell office:value-type="float" office:value="4008373788.22" calcext:value-type="float">
            <text:p>4008373788.22</text:p>
          </table:table-cell>
          <table:table-cell office:value-type="float" office:value="8616151159.66" calcext:value-type="float">
            <text:p>8616151159.66</text:p>
          </table:table-cell>
          <table:table-cell office:value-type="float" office:value="37020394.11" calcext:value-type="float">
            <text:p>37020394.11</text:p>
          </table:table-cell>
          <table:table-cell office:value-type="float" office:value="254101328.22" calcext:value-type="float">
            <text:p>254101328.22</text:p>
          </table:table-cell>
          <table:table-cell office:value-type="float" office:value="198440619.66" calcext:value-type="float">
            <text:p>198440619.66</text:p>
          </table:table-cell>
          <table:table-cell office:value-type="float" office:value="43503854" calcext:value-type="float">
            <text:p>43503854</text:p>
          </table:table-cell>
          <table:table-cell office:value-type="float" office:value="37.88" calcext:value-type="float">
            <text:p>37.8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7020394.22" calcext:value-type="float">
            <text:p>37020394.22</text:p>
          </table:table-cell>
          <table:table-cell office:value-type="float" office:value="16.88" calcext:value-type="float">
            <text:p>16.88</text:p>
          </table:table-cell>
          <table:table-cell office:value-type="float" office:value="13.18" calcext:value-type="float">
            <text:p>13.18</text:p>
          </table:table-cell>
          <table:table-cell office:value-type="float" office:value="2.89" calcext:value-type="float">
            <text:p>2.89</text:p>
          </table:table-cell>
          <table:table-cell office:value-type="float" office:value="1.28" calcext:value-type="float">
            <text:p>1.28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/>
          <table:table-cell office:value-type="float" office:value="56801" calcext:value-type="float">
            <text:p>56801</text:p>
          </table:table-cell>
          <table:table-cell office:value-type="float" office:value="8605" calcext:value-type="float">
            <text:p>8605</text:p>
          </table:table-cell>
          <table:table-cell office:value-type="float" office:value="4042380937.11" calcext:value-type="float">
            <text:p>4042380937.11</text:p>
          </table:table-cell>
          <table:table-cell office:value-type="float" office:value="8630302889.44" calcext:value-type="float">
            <text:p>8630302889.44</text:p>
          </table:table-cell>
          <table:table-cell office:value-type="float" office:value="36949383.44" calcext:value-type="float">
            <text:p>36949383.44</text:p>
          </table:table-cell>
          <table:table-cell office:value-type="float" office:value="254112262.55" calcext:value-type="float">
            <text:p>254112262.55</text:p>
          </table:table-cell>
          <table:table-cell office:value-type="float" office:value="198268401.33" calcext:value-type="float">
            <text:p>198268401.33</text:p>
          </table:table-cell>
          <table:table-cell office:value-type="float" office:value="43528284.88" calcext:value-type="float">
            <text:p>43528284.88</text:p>
          </table:table-cell>
          <table:table-cell office:value-type="float" office:value="37.88" calcext:value-type="float">
            <text:p>37.8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6949383.11" calcext:value-type="float">
            <text:p>36949383.11</text:p>
          </table:table-cell>
          <table:table-cell office:value-type="float" office:value="16.96" calcext:value-type="float">
            <text:p>16.96</text:p>
          </table:table-cell>
          <table:table-cell office:value-type="float" office:value="13.23" calcext:value-type="float">
            <text:p>13.23</text:p>
          </table:table-cell>
          <table:table-cell office:value-type="float" office:value="2.9" calcext:value-type="float">
            <text:p>2.9</text:p>
          </table:table-cell>
          <table:table-cell office:value-type="float" office:value="1.28" calcext:value-type="float">
            <text:p>1.28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/>
          <table:table-cell office:value-type="float" office:value="56806" calcext:value-type="float">
            <text:p>56806</text:p>
          </table:table-cell>
          <table:table-cell office:value-type="float" office:value="8631" calcext:value-type="float">
            <text:p>8631</text:p>
          </table:table-cell>
          <table:table-cell office:value-type="float" office:value="4006562113.55" calcext:value-type="float">
            <text:p>4006562113.55</text:p>
          </table:table-cell>
          <table:table-cell office:value-type="float" office:value="8650461769.77" calcext:value-type="float">
            <text:p>8650461769.77</text:p>
          </table:table-cell>
          <table:table-cell office:value-type="float" office:value="37101186.55" calcext:value-type="float">
            <text:p>37101186.55</text:p>
          </table:table-cell>
          <table:table-cell office:value-type="float" office:value="254061395.88" calcext:value-type="float">
            <text:p>254061395.88</text:p>
          </table:table-cell>
          <table:table-cell office:value-type="float" office:value="205962465.77" calcext:value-type="float">
            <text:p>205962465.77</text:p>
          </table:table-cell>
          <table:table-cell office:value-type="float" office:value="43508528" calcext:value-type="float">
            <text:p>43508528</text:p>
          </table:table-cell>
          <table:table-cell office:value-type="float" office:value="37.88" calcext:value-type="float">
            <text:p>37.8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7101186.44" calcext:value-type="float">
            <text:p>37101186.44</text:p>
          </table:table-cell>
          <table:table-cell office:value-type="float" office:value="16.91" calcext:value-type="float">
            <text:p>16.91</text:p>
          </table:table-cell>
          <table:table-cell office:value-type="float" office:value="13.71" calcext:value-type="float">
            <text:p>13.71</text:p>
          </table:table-cell>
          <table:table-cell office:value-type="float" office:value="2.89" calcext:value-type="float">
            <text:p>2.89</text:p>
          </table:table-cell>
          <table:table-cell office:value-type="float" office:value="1.23" calcext:value-type="float">
            <text:p>1.23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/>
          <table:table-cell office:value-type="float" office:value="56811" calcext:value-type="float">
            <text:p>56811</text:p>
          </table:table-cell>
          <table:table-cell office:value-type="float" office:value="9868" calcext:value-type="float">
            <text:p>9868</text:p>
          </table:table-cell>
          <table:table-cell office:value-type="float" office:value="4046559892.33" calcext:value-type="float">
            <text:p>4046559892.33</text:p>
          </table:table-cell>
          <table:table-cell office:value-type="float" office:value="8665982790.22" calcext:value-type="float">
            <text:p>8665982790.22</text:p>
          </table:table-cell>
          <table:table-cell office:value-type="float" office:value="36400054.66" calcext:value-type="float">
            <text:p>36400054.66</text:p>
          </table:table-cell>
          <table:table-cell office:value-type="float" office:value="253667181.77" calcext:value-type="float">
            <text:p>253667181.77</text:p>
          </table:table-cell>
          <table:table-cell office:value-type="float" office:value="193656284.66" calcext:value-type="float">
            <text:p>193656284.66</text:p>
          </table:table-cell>
          <table:table-cell office:value-type="float" office:value="43424025.55" calcext:value-type="float">
            <text:p>43424025.55</text:p>
          </table:table-cell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6400054.66" calcext:value-type="float">
            <text:p>36400054.66</text:p>
          </table:table-cell>
          <table:table-cell office:value-type="float" office:value="15.84" calcext:value-type="float">
            <text:p>15.84</text:p>
          </table:table-cell>
          <table:table-cell office:value-type="float" office:value="12.09" calcext:value-type="float">
            <text:p>12.09</text:p>
          </table:table-cell>
          <table:table-cell office:value-type="float" office:value="2.71" calcext:value-type="float">
            <text:p>2.71</text:p>
          </table:table-cell>
          <table:table-cell office:value-type="float" office:value="1.31" calcext:value-type="float">
            <text:p>1.31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/>
          <table:table-cell office:value-type="float" office:value="56827" calcext:value-type="float">
            <text:p>56827</text:p>
          </table:table-cell>
          <table:table-cell office:value-type="float" office:value="1003" calcext:value-type="float">
            <text:p>1003</text:p>
          </table:table-cell>
          <table:table-cell office:value-type="float" office:value="2127167638" calcext:value-type="float">
            <text:p>2127167638</text:p>
          </table:table-cell>
          <table:table-cell office:value-type="float" office:value="4539907811" calcext:value-type="float">
            <text:p>4539907811</text:p>
          </table:table-cell>
          <table:table-cell office:value-type="float" office:value="17451663" calcext:value-type="float">
            <text:p>17451663</text:p>
          </table:table-cell>
          <table:table-cell office:value-type="float" office:value="123639185" calcext:value-type="float">
            <text:p>123639185</text:p>
          </table:table-cell>
          <table:table-cell office:value-type="float" office:value="90298465.5" calcext:value-type="float">
            <text:p>90298465.5</text:p>
          </table:table-cell>
          <table:table-cell office:value-type="float" office:value="21208987.5" calcext:value-type="float">
            <text:p>212089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51664" calcext:value-type="float">
            <text:p>17451664</text:p>
          </table:table-cell>
          <table:table-cell office:value-type="float" office:value="7.9" calcext:value-type="float">
            <text:p>7.9</text:p>
          </table:table-cell>
          <table:table-cell office:value-type="float" office:value="5.77" calcext:value-type="float">
            <text:p>5.77</text:p>
          </table:table-cell>
          <table:table-cell office:value-type="float" office:value="1.35" calcext:value-type="float">
            <text:p>1.35</text:p>
          </table:table-cell>
          <table:table-cell office:value-type="float" office:value="0.68" calcext:value-type="float">
            <text:p>0.68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gemver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827" calcext:value-type="float">
            <text:p>57827</text:p>
          </table:table-cell>
          <table:table-cell office:value-type="float" office:value="6521" calcext:value-type="float">
            <text:p>6521</text:p>
          </table:table-cell>
          <table:table-cell office:value-type="float" office:value="15515842899" calcext:value-type="float">
            <text:p>15515842899</text:p>
          </table:table-cell>
          <table:table-cell office:value-type="float" office:value="8293028037.14" calcext:value-type="float">
            <text:p>8293028037.14</text:p>
          </table:table-cell>
          <table:table-cell office:value-type="float" office:value="8674319.28" calcext:value-type="float">
            <text:p>8674319.28</text:p>
          </table:table-cell>
          <table:table-cell office:value-type="float" office:value="345367648.57" calcext:value-type="float">
            <text:p>345367648.57</text:p>
          </table:table-cell>
          <table:table-cell office:value-type="float" office:value="458152311.57" calcext:value-type="float">
            <text:p>458152311.57</text:p>
          </table:table-cell>
          <table:table-cell office:value-type="float" office:value="3104808.71" calcext:value-type="float">
            <text:p>3104808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8674319.28" calcext:value-type="float">
            <text:p>8674319.28</text:p>
          </table:table-cell>
          <table:table-cell office:value-type="float" office:value="23.34" calcext:value-type="float">
            <text:p>23.34</text:p>
          </table:table-cell>
          <table:table-cell office:value-type="float" office:value="30.97" calcext:value-type="float">
            <text:p>30.97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149.1" calcext:value-type="float">
            <text:p>149.1</text:p>
          </table:table-cell>
        </table:table-row>
        <table:table-row table:style-name="ro1">
          <table:table-cell/>
          <table:table-cell office:value-type="float" office:value="57829" calcext:value-type="float">
            <text:p>57829</text:p>
          </table:table-cell>
          <table:table-cell office:value-type="float" office:value="8475" calcext:value-type="float">
            <text:p>8475</text:p>
          </table:table-cell>
          <table:table-cell office:value-type="float" office:value="3271038193.63" calcext:value-type="float">
            <text:p>3271038193.63</text:p>
          </table:table-cell>
          <table:table-cell office:value-type="float" office:value="7014715389.54" calcext:value-type="float">
            <text:p>7014715389.54</text:p>
          </table:table-cell>
          <table:table-cell office:value-type="float" office:value="32052719.36" calcext:value-type="float">
            <text:p>32052719.36</text:p>
          </table:table-cell>
          <table:table-cell office:value-type="float" office:value="207991149.27" calcext:value-type="float">
            <text:p>207991149.27</text:p>
          </table:table-cell>
          <table:table-cell office:value-type="float" office:value="158800784.63" calcext:value-type="float">
            <text:p>158800784.63</text:p>
          </table:table-cell>
          <table:table-cell office:value-type="float" office:value="35551567" calcext:value-type="float">
            <text:p>35551567</text:p>
          </table:table-cell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2052719.45" calcext:value-type="float">
            <text:p>32052719.45</text:p>
          </table:table-cell>
          <table:table-cell office:value-type="float" office:value="15.88" calcext:value-type="float">
            <text:p>15.88</text:p>
          </table:table-cell>
          <table:table-cell office:value-type="float" office:value="12.14" calcext:value-type="float">
            <text:p>12.14</text:p>
          </table:table-cell>
          <table:table-cell office:value-type="float" office:value="2.78" calcext:value-type="float">
            <text:p>2.78</text:p>
          </table:table-cell>
          <table:table-cell office:value-type="float" office:value="1.28" calcext:value-type="float">
            <text:p>1.28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/>
          <table:table-cell office:value-type="float" office:value="57847" calcext:value-type="float">
            <text:p>57847</text:p>
          </table:table-cell>
          <table:table-cell office:value-type="float" office:value="1336" calcext:value-type="float">
            <text:p>1336</text:p>
          </table:table-cell>
          <table:table-cell office:value-type="float" office:value="11149713490.5" calcext:value-type="float">
            <text:p>11149713490.5</text:p>
          </table:table-cell>
          <table:table-cell office:value-type="float" office:value="5993832043.5" calcext:value-type="float">
            <text:p>5993832043.5</text:p>
          </table:table-cell>
          <table:table-cell office:value-type="float" office:value="6282849" calcext:value-type="float">
            <text:p>6282849</text:p>
          </table:table-cell>
          <table:table-cell office:value-type="float" office:value="248259738" calcext:value-type="float">
            <text:p>248259738</text:p>
          </table:table-cell>
          <table:table-cell office:value-type="float" office:value="328854113" calcext:value-type="float">
            <text:p>328854113</text:p>
          </table:table-cell>
          <table:table-cell office:value-type="float" office:value="2545117.5" calcext:value-type="float">
            <text:p>254511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6282849" calcext:value-type="float">
            <text:p>6282849</text:p>
          </table:table-cell>
          <table:table-cell office:value-type="float" office:value="23.88" calcext:value-type="float">
            <text:p>23.88</text:p>
          </table:table-cell>
          <table:table-cell office:value-type="float" office:value="31.56" calcext:value-type="float">
            <text:p>31.56</text:p>
          </table:table-cell>
          <table:table-cell office:value-type="float" office:value="0.23" calcext:value-type="float">
            <text:p>0.23</text:p>
          </table:table-cell>
          <table:table-cell office:value-type="float" office:value="0.75" calcext:value-type="float">
            <text:p>0.75</text:p>
          </table:table-cell>
          <table:table-cell office:value-type="float" office:value="131.89" calcext:value-type="float">
            <text:p>131.89</text:p>
          </table:table-cell>
        </table:table-row>
        <table:table-row table:style-name="ro1">
          <table:table-cell office:value-type="string" calcext:value-type="string">
            <text:p>gemver_STANDARD_durbi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966" calcext:value-type="float">
            <text:p>59966</text:p>
          </table:table-cell>
          <table:table-cell office:value-type="float" office:value="8871" calcext:value-type="float">
            <text:p>8871</text:p>
          </table:table-cell>
          <table:table-cell office:value-type="float" office:value="3301788553.72" calcext:value-type="float">
            <text:p>3301788553.72</text:p>
          </table:table-cell>
          <table:table-cell office:value-type="float" office:value="7201221704.54" calcext:value-type="float">
            <text:p>7201221704.54</text:p>
          </table:table-cell>
          <table:table-cell office:value-type="float" office:value="30285498.9" calcext:value-type="float">
            <text:p>30285498.9</text:p>
          </table:table-cell>
          <table:table-cell office:value-type="float" office:value="207771317.36" calcext:value-type="float">
            <text:p>207771317.36</text:p>
          </table:table-cell>
          <table:table-cell office:value-type="float" office:value="159668970.72" calcext:value-type="float">
            <text:p>159668970.72</text:p>
          </table:table-cell>
          <table:table-cell office:value-type="float" office:value="35556972.09" calcext:value-type="float">
            <text:p>35556972.09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0285499.18" calcext:value-type="float">
            <text:p>30285499.18</text:p>
          </table:table-cell>
          <table:table-cell office:value-type="float" office:value="15.03" calcext:value-type="float">
            <text:p>15.03</text:p>
          </table:table-cell>
          <table:table-cell office:value-type="float" office:value="11.55" calcext:value-type="float">
            <text:p>11.55</text:p>
          </table:table-cell>
          <table:table-cell office:value-type="float" office:value="2.58" calcext:value-type="float">
            <text:p>2.58</text:p>
          </table:table-cell>
          <table:table-cell office:value-type="float" office:value="1.27" calcext:value-type="float">
            <text:p>1.2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/>
          <table:table-cell office:value-type="float" office:value="59968" calcext:value-type="float">
            <text:p>59968</text:p>
          </table:table-cell>
          <table:table-cell office:value-type="float" office:value="6607" calcext:value-type="float">
            <text:p>6607</text:p>
          </table:table-cell>
          <table:table-cell office:value-type="float" office:value="1263108627.71" calcext:value-type="float">
            <text:p>1263108627.71</text:p>
          </table:table-cell>
          <table:table-cell office:value-type="float" office:value="4348451740.85" calcext:value-type="float">
            <text:p>4348451740.85</text:p>
          </table:table-cell>
          <table:table-cell office:value-type="float" office:value="12258632.14" calcext:value-type="float">
            <text:p>12258632.14</text:p>
          </table:table-cell>
          <table:table-cell office:value-type="float" office:value="93479253.28" calcext:value-type="float">
            <text:p>93479253.28</text:p>
          </table:table-cell>
          <table:table-cell office:value-type="float" office:value="70704612.14" calcext:value-type="float">
            <text:p>70704612.14</text:p>
          </table:table-cell>
          <table:table-cell office:value-type="float" office:value="8192710.71" calcext:value-type="float">
            <text:p>8192710.71</text:p>
          </table:table-cell>
          <table:table-cell office:value-type="float" office:value="36.14" calcext:value-type="float">
            <text:p>36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2258632.14" calcext:value-type="float">
            <text:p>12258632.14</text:p>
          </table:table-cell>
          <table:table-cell office:value-type="float" office:value="6.29" calcext:value-type="float">
            <text:p>6.29</text:p>
          </table:table-cell>
          <table:table-cell office:value-type="float" office:value="4.76" calcext:value-type="float">
            <text:p>4.76</text:p>
          </table:table-cell>
          <table:table-cell office:value-type="float" office:value="0.53" calcext:value-type="float">
            <text:p>0.53</text:p>
          </table:table-cell>
          <table:table-cell office:value-type="float" office:value="1.32" calcext:value-type="float">
            <text:p>1.32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/>
          <table:table-cell office:value-type="float" office:value="59986" calcext:value-type="float">
            <text:p>59986</text:p>
          </table:table-cell>
          <table:table-cell office:value-type="float" office:value="1737" calcext:value-type="float">
            <text:p>1737</text:p>
          </table:table-cell>
          <table:table-cell office:value-type="float" office:value="1197597368" calcext:value-type="float">
            <text:p>1197597368</text:p>
          </table:table-cell>
          <table:table-cell office:value-type="float" office:value="3995855104.5" calcext:value-type="float">
            <text:p>3995855104.5</text:p>
          </table:table-cell>
          <table:table-cell office:value-type="float" office:value="10495325.5" calcext:value-type="float">
            <text:p>10495325.5</text:p>
          </table:table-cell>
          <table:table-cell office:value-type="float" office:value="81173297.5" calcext:value-type="float">
            <text:p>81173297.5</text:p>
          </table:table-cell>
          <table:table-cell office:value-type="float" office:value="59595906.5" calcext:value-type="float">
            <text:p>59595906.5</text:p>
          </table:table-cell>
          <table:table-cell office:value-type="float" office:value="6837872.5" calcext:value-type="float">
            <text:p>6837872.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0495325.5" calcext:value-type="float">
            <text:p>10495325.5</text:p>
          </table:table-cell>
          <table:table-cell office:value-type="float" office:value="6.08" calcext:value-type="float">
            <text:p>6.08</text:p>
          </table:table-cell>
          <table:table-cell office:value-type="float" office:value="4.48" calcext:value-type="float">
            <text:p>4.48</text:p>
          </table:table-cell>
          <table:table-cell office:value-type="float" office:value="0.51" calcext:value-type="float">
            <text:p>0.51</text:p>
          </table:table-cell>
          <table:table-cell office:value-type="float" office:value="1.36" calcext:value-type="float">
            <text:p>1.36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string" calcext:value-type="string">
            <text:p>gemver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138" calcext:value-type="float">
            <text:p>59138</text:p>
          </table:table-cell>
          <table:table-cell office:value-type="float" office:value="10548" calcext:value-type="float">
            <text:p>10548</text:p>
          </table:table-cell>
          <table:table-cell office:value-type="float" office:value="5459631607.38" calcext:value-type="float">
            <text:p>5459631607.38</text:p>
          </table:table-cell>
          <table:table-cell office:value-type="float" office:value="7376329016.07" calcext:value-type="float">
            <text:p>7376329016.07</text:p>
          </table:table-cell>
          <table:table-cell office:value-type="float" office:value="83514" calcext:value-type="float">
            <text:p>83514</text:p>
          </table:table-cell>
          <table:table-cell office:value-type="float" office:value="12567563.69" calcext:value-type="float">
            <text:p>12567563.69</text:p>
          </table:table-cell>
          <table:table-cell office:value-type="float" office:value="13404540" calcext:value-type="float">
            <text:p>13404540</text:p>
          </table:table-cell>
          <table:table-cell office:value-type="float" office:value="3430061.61" calcext:value-type="float">
            <text:p>3430061.61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83514" calcext:value-type="float">
            <text:p>83514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4695.64" calcext:value-type="float">
            <text:p>4695.64</text:p>
          </table:table-cell>
        </table:table-row>
        <table:table-row table:style-name="ro1">
          <table:table-cell/>
          <table:table-cell office:value-type="float" office:value="59140" calcext:value-type="float">
            <text:p>59140</text:p>
          </table:table-cell>
          <table:table-cell office:value-type="float" office:value="8599" calcext:value-type="float">
            <text:p>8599</text:p>
          </table:table-cell>
          <table:table-cell office:value-type="float" office:value="4012724236.11" calcext:value-type="float">
            <text:p>4012724236.11</text:p>
          </table:table-cell>
          <table:table-cell office:value-type="float" office:value="8581057677.33" calcext:value-type="float">
            <text:p>8581057677.33</text:p>
          </table:table-cell>
          <table:table-cell office:value-type="float" office:value="36245417.33" calcext:value-type="float">
            <text:p>36245417.33</text:p>
          </table:table-cell>
          <table:table-cell office:value-type="float" office:value="254174520.44" calcext:value-type="float">
            <text:p>254174520.44</text:p>
          </table:table-cell>
          <table:table-cell office:value-type="float" office:value="179252600" calcext:value-type="float">
            <text:p>179252600</text:p>
          </table:table-cell>
          <table:table-cell office:value-type="float" office:value="43547644" calcext:value-type="float">
            <text:p>43547644</text:p>
          </table:table-cell>
          <table:table-cell office:value-type="float" office:value="40.55" calcext:value-type="float">
            <text:p>40.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6245418" calcext:value-type="float">
            <text:p>36245418</text:p>
          </table:table-cell>
          <table:table-cell office:value-type="float" office:value="16.93" calcext:value-type="float">
            <text:p>16.93</text:p>
          </table:table-cell>
          <table:table-cell office:value-type="float" office:value="11.93" calcext:value-type="float">
            <text:p>11.93</text:p>
          </table:table-cell>
          <table:table-cell office:value-type="float" office:value="2.89" calcext:value-type="float">
            <text:p>2.89</text:p>
          </table:table-cell>
          <table:table-cell office:value-type="float" office:value="1.42" calcext:value-type="float">
            <text:p>1.42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/>
          <table:table-cell office:value-type="float" office:value="59164" calcext:value-type="float">
            <text:p>59164</text:p>
          </table:table-cell>
          <table:table-cell office:value-type="float" office:value="1437" calcext:value-type="float">
            <text:p>1437</text:p>
          </table:table-cell>
          <table:table-cell office:value-type="float" office:value="2969041324.5" calcext:value-type="float">
            <text:p>2969041324.5</text:p>
          </table:table-cell>
          <table:table-cell office:value-type="float" office:value="6370645762.5" calcext:value-type="float">
            <text:p>6370645762.5</text:p>
          </table:table-cell>
          <table:table-cell office:value-type="float" office:value="26195520" calcext:value-type="float">
            <text:p>26195520</text:p>
          </table:table-cell>
          <table:table-cell office:value-type="float" office:value="182317745.5" calcext:value-type="float">
            <text:p>182317745.5</text:p>
          </table:table-cell>
          <table:table-cell office:value-type="float" office:value="133873743.5" calcext:value-type="float">
            <text:p>133873743.5</text:p>
          </table:table-cell>
          <table:table-cell office:value-type="float" office:value="30740560" calcext:value-type="float">
            <text:p>307405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26195520" calcext:value-type="float">
            <text:p>26195520</text:p>
          </table:table-cell>
          <table:table-cell office:value-type="float" office:value="17.17" calcext:value-type="float">
            <text:p>17.17</text:p>
          </table:table-cell>
          <table:table-cell office:value-type="float" office:value="12.63" calcext:value-type="float">
            <text:p>12.63</text:p>
          </table:table-cell>
          <table:table-cell office:value-type="float" office:value="2.83" calcext:value-type="float">
            <text:p>2.83</text:p>
          </table:table-cell>
          <table:table-cell office:value-type="float" office:value="1.36" calcext:value-type="float">
            <text:p>1.36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gemver_STANDARD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605" calcext:value-type="float">
            <text:p>59605</text:p>
          </table:table-cell>
          <table:table-cell office:value-type="float" office:value="15452" calcext:value-type="float">
            <text:p>15452</text:p>
          </table:table-cell>
          <table:table-cell office:value-type="float" office:value="2709646691.33" calcext:value-type="float">
            <text:p>2709646691.33</text:p>
          </table:table-cell>
          <table:table-cell office:value-type="float" office:value="7728516533.16" calcext:value-type="float">
            <text:p>7728516533.16</text:p>
          </table:table-cell>
          <table:table-cell office:value-type="float" office:value="11215556.72" calcext:value-type="float">
            <text:p>11215556.72</text:p>
          </table:table-cell>
          <table:table-cell office:value-type="float" office:value="304698698.33" calcext:value-type="float">
            <text:p>304698698.33</text:p>
          </table:table-cell>
          <table:table-cell office:value-type="float" office:value="300627670.05" calcext:value-type="float">
            <text:p>300627670.05</text:p>
          </table:table-cell>
          <table:table-cell office:value-type="float" office:value="8935948.33" calcext:value-type="float">
            <text:p>8935948.33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1215556.72" calcext:value-type="float">
            <text:p>11215556.72</text:p>
          </table:table-cell>
          <table:table-cell office:value-type="float" office:value="21.67" calcext:value-type="float">
            <text:p>21.67</text:p>
          </table:table-cell>
          <table:table-cell office:value-type="float" office:value="21.38" calcext:value-type="float">
            <text:p>21.38</text:p>
          </table:table-cell>
          <table:table-cell office:value-type="float" office:value="0.6" calcext:value-type="float">
            <text:p>0.6</text:p>
          </table:table-cell>
          <table:table-cell office:value-type="float" office:value="1.01" calcext:value-type="float">
            <text:p>1.01</text:p>
          </table:table-cell>
          <table:table-cell office:value-type="float" office:value="155.49" calcext:value-type="float">
            <text:p>155.49</text:p>
          </table:table-cell>
        </table:table-row>
        <table:table-row table:style-name="ro1">
          <table:table-cell/>
          <table:table-cell office:value-type="float" office:value="59607" calcext:value-type="float">
            <text:p>59607</text:p>
          </table:table-cell>
          <table:table-cell office:value-type="float" office:value="8642" calcext:value-type="float">
            <text:p>8642</text:p>
          </table:table-cell>
          <table:table-cell office:value-type="float" office:value="3998904146.44" calcext:value-type="float">
            <text:p>3998904146.44</text:p>
          </table:table-cell>
          <table:table-cell office:value-type="float" office:value="8626646738.33" calcext:value-type="float">
            <text:p>8626646738.33</text:p>
          </table:table-cell>
          <table:table-cell office:value-type="float" office:value="39272587.77" calcext:value-type="float">
            <text:p>39272587.77</text:p>
          </table:table-cell>
          <table:table-cell office:value-type="float" office:value="254135381.22" calcext:value-type="float">
            <text:p>254135381.22</text:p>
          </table:table-cell>
          <table:table-cell office:value-type="float" office:value="194224255.88" calcext:value-type="float">
            <text:p>194224255.88</text:p>
          </table:table-cell>
          <table:table-cell office:value-type="float" office:value="43565847.44" calcext:value-type="float">
            <text:p>43565847.44</text:p>
          </table:table-cell>
          <table:table-cell office:value-type="float" office:value="44.66" calcext:value-type="float">
            <text:p>44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9272588" calcext:value-type="float">
            <text:p>39272588</text:p>
          </table:table-cell>
          <table:table-cell office:value-type="float" office:value="16.87" calcext:value-type="float">
            <text:p>16.87</text:p>
          </table:table-cell>
          <table:table-cell office:value-type="float" office:value="12.89" calcext:value-type="float">
            <text:p>12.89</text:p>
          </table:table-cell>
          <table:table-cell office:value-type="float" office:value="2.89" calcext:value-type="float">
            <text:p>2.89</text:p>
          </table:table-cell>
          <table:table-cell office:value-type="float" office:value="1.3" calcext:value-type="float">
            <text:p>1.3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/>
          <table:table-cell office:value-type="float" office:value="59625" calcext:value-type="float">
            <text:p>59625</text:p>
          </table:table-cell>
          <table:table-cell office:value-type="float" office:value="6346" calcext:value-type="float">
            <text:p>6346</text:p>
          </table:table-cell>
          <table:table-cell office:value-type="float" office:value="3789162730.57" calcext:value-type="float">
            <text:p>3789162730.57</text:p>
          </table:table-cell>
          <table:table-cell office:value-type="float" office:value="8212026456.28" calcext:value-type="float">
            <text:p>8212026456.28</text:p>
          </table:table-cell>
          <table:table-cell office:value-type="float" office:value="37169822.28" calcext:value-type="float">
            <text:p>37169822.28</text:p>
          </table:table-cell>
          <table:table-cell office:value-type="float" office:value="241175612" calcext:value-type="float">
            <text:p>241175612</text:p>
          </table:table-cell>
          <table:table-cell office:value-type="float" office:value="184872541.14" calcext:value-type="float">
            <text:p>184872541.14</text:p>
          </table:table-cell>
          <table:table-cell office:value-type="float" office:value="41095309.57" calcext:value-type="float">
            <text:p>41095309.57</text:p>
          </table:table-cell>
          <table:table-cell office:value-type="float" office:value="35.71" calcext:value-type="float">
            <text:p>35.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7169822" calcext:value-type="float">
            <text:p>37169822</text:p>
          </table:table-cell>
          <table:table-cell office:value-type="float" office:value="17.02" calcext:value-type="float">
            <text:p>17.02</text:p>
          </table:table-cell>
          <table:table-cell office:value-type="float" office:value="13.06" calcext:value-type="float">
            <text:p>13.06</text:p>
          </table:table-cell>
          <table:table-cell office:value-type="float" office:value="2.88" calcext:value-type="float">
            <text:p>2.88</text:p>
          </table:table-cell>
          <table:table-cell office:value-type="float" office:value="1.3" calcext:value-type="float">
            <text:p>1.3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gemver_STANDARD_gramschmid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108" calcext:value-type="float">
            <text:p>60108</text:p>
          </table:table-cell>
          <table:table-cell office:value-type="float" office:value="8502" calcext:value-type="float">
            <text:p>8502</text:p>
          </table:table-cell>
          <table:table-cell office:value-type="float" office:value="3994738727" calcext:value-type="float">
            <text:p>3994738727</text:p>
          </table:table-cell>
          <table:table-cell office:value-type="float" office:value="8642508223.33" calcext:value-type="float">
            <text:p>8642508223.33</text:p>
          </table:table-cell>
          <table:table-cell office:value-type="float" office:value="37742764.33" calcext:value-type="float">
            <text:p>37742764.33</text:p>
          </table:table-cell>
          <table:table-cell office:value-type="float" office:value="253837802.88" calcext:value-type="float">
            <text:p>253837802.88</text:p>
          </table:table-cell>
          <table:table-cell office:value-type="float" office:value="193468509.77" calcext:value-type="float">
            <text:p>193468509.77</text:p>
          </table:table-cell>
          <table:table-cell office:value-type="float" office:value="43450719.66" calcext:value-type="float">
            <text:p>4345071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7742764.44" calcext:value-type="float">
            <text:p>37742764.44</text:p>
          </table:table-cell>
          <table:table-cell office:value-type="float" office:value="17.13" calcext:value-type="float">
            <text:p>17.13</text:p>
          </table:table-cell>
          <table:table-cell office:value-type="float" office:value="13.07" calcext:value-type="float">
            <text:p>13.07</text:p>
          </table:table-cell>
          <table:table-cell office:value-type="float" office:value="2.92" calcext:value-type="float">
            <text:p>2.92</text:p>
          </table:table-cell>
          <table:table-cell office:value-type="float" office:value="1.31" calcext:value-type="float">
            <text:p>1.31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/>
          <table:table-cell office:value-type="float" office:value="60110" calcext:value-type="float">
            <text:p>60110</text:p>
          </table:table-cell>
          <table:table-cell office:value-type="float" office:value="13224" calcext:value-type="float">
            <text:p>13224</text:p>
          </table:table-cell>
          <table:table-cell office:value-type="float" office:value="911208030.62" calcext:value-type="float">
            <text:p>911208030.62</text:p>
          </table:table-cell>
          <table:table-cell office:value-type="float" office:value="5020590049" calcext:value-type="float">
            <text:p>5020590049</text:p>
          </table:table-cell>
          <table:table-cell office:value-type="float" office:value="53317291.12" calcext:value-type="float">
            <text:p>53317291.12</text:p>
          </table:table-cell>
          <table:table-cell office:value-type="float" office:value="172402900.68" calcext:value-type="float">
            <text:p>172402900.68</text:p>
          </table:table-cell>
          <table:table-cell office:value-type="float" office:value="171021716.81" calcext:value-type="float">
            <text:p>171021716.81</text:p>
          </table:table-cell>
          <table:table-cell office:value-type="float" office:value="1611879.81" calcext:value-type="float">
            <text:p>1611879.81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53317291.62" calcext:value-type="float">
            <text:p>53317291.62</text:p>
          </table:table-cell>
          <table:table-cell office:value-type="float" office:value="12.34" calcext:value-type="float">
            <text:p>12.34</text:p>
          </table:table-cell>
          <table:table-cell office:value-type="float" office:value="12.25" calcext:value-type="float">
            <text:p>12.25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398.4" calcext:value-type="float">
            <text:p>1398.4</text:p>
          </table:table-cell>
        </table:table-row>
        <table:table-row table:style-name="ro1">
          <table:table-cell/>
          <table:table-cell office:value-type="float" office:value="60134" calcext:value-type="float">
            <text:p>60134</text:p>
          </table:table-cell>
          <table:table-cell office:value-type="float" office:value="4126" calcext:value-type="float">
            <text:p>4126</text:p>
          </table:table-cell>
          <table:table-cell office:value-type="float" office:value="3518250651.4" calcext:value-type="float">
            <text:p>3518250651.4</text:p>
          </table:table-cell>
          <table:table-cell office:value-type="float" office:value="7562266859.2" calcext:value-type="float">
            <text:p>7562266859.2</text:p>
          </table:table-cell>
          <table:table-cell office:value-type="float" office:value="32517081.2" calcext:value-type="float">
            <text:p>32517081.2</text:p>
          </table:table-cell>
          <table:table-cell office:value-type="float" office:value="219390855" calcext:value-type="float">
            <text:p>219390855</text:p>
          </table:table-cell>
          <table:table-cell office:value-type="float" office:value="161820489.2" calcext:value-type="float">
            <text:p>161820489.2</text:p>
          </table:table-cell>
          <table:table-cell office:value-type="float" office:value="37706712.4" calcext:value-type="float">
            <text:p>3770671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2517080.8" calcext:value-type="float">
            <text:p>32517080.8</text:p>
          </table:table-cell>
          <table:table-cell office:value-type="float" office:value="16.41" calcext:value-type="float">
            <text:p>16.41</text:p>
          </table:table-cell>
          <table:table-cell office:value-type="float" office:value="12.2" calcext:value-type="float">
            <text:p>12.2</text:p>
          </table:table-cell>
          <table:table-cell office:value-type="float" office:value="2.88" calcext:value-type="float">
            <text:p>2.88</text:p>
          </table:table-cell>
          <table:table-cell office:value-type="float" office:value="1.34" calcext:value-type="float">
            <text:p>1.34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gemver_STANDARD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248" calcext:value-type="float">
            <text:p>60248</text:p>
          </table:table-cell>
          <table:table-cell office:value-type="float" office:value="8759" calcext:value-type="float">
            <text:p>8759</text:p>
          </table:table-cell>
          <table:table-cell office:value-type="float" office:value="3994528141.88" calcext:value-type="float">
            <text:p>3994528141.88</text:p>
          </table:table-cell>
          <table:table-cell office:value-type="float" office:value="8739182240.33" calcext:value-type="float">
            <text:p>8739182240.33</text:p>
          </table:table-cell>
          <table:table-cell office:value-type="float" office:value="38926140.44" calcext:value-type="float">
            <text:p>38926140.44</text:p>
          </table:table-cell>
          <table:table-cell office:value-type="float" office:value="254098992.44" calcext:value-type="float">
            <text:p>254098992.44</text:p>
          </table:table-cell>
          <table:table-cell office:value-type="float" office:value="204891551.11" calcext:value-type="float">
            <text:p>204891551.11</text:p>
          </table:table-cell>
          <table:table-cell office:value-type="float" office:value="43566130.22" calcext:value-type="float">
            <text:p>4356613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8926140.88" calcext:value-type="float">
            <text:p>38926140.88</text:p>
          </table:table-cell>
          <table:table-cell office:value-type="float" office:value="16.68" calcext:value-type="float">
            <text:p>16.68</text:p>
          </table:table-cell>
          <table:table-cell office:value-type="float" office:value="13.45" calcext:value-type="float">
            <text:p>13.45</text:p>
          </table:table-cell>
          <table:table-cell office:value-type="float" office:value="2.85" calcext:value-type="float">
            <text:p>2.85</text:p>
          </table:table-cell>
          <table:table-cell office:value-type="float" office:value="1.24" calcext:value-type="float">
            <text:p>1.2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60250" calcext:value-type="float">
            <text:p>60250</text:p>
          </table:table-cell>
          <table:table-cell office:value-type="float" office:value="16604" calcext:value-type="float">
            <text:p>16604</text:p>
          </table:table-cell>
          <table:table-cell office:value-type="float" office:value="18195442640.31" calcext:value-type="float">
            <text:p>18195442640.31</text:p>
          </table:table-cell>
          <table:table-cell office:value-type="float" office:value="7931050165" calcext:value-type="float">
            <text:p>7931050165</text:p>
          </table:table-cell>
          <table:table-cell office:value-type="float" office:value="3195305.52" calcext:value-type="float">
            <text:p>3195305.52</text:p>
          </table:table-cell>
          <table:table-cell office:value-type="float" office:value="284585233.57" calcext:value-type="float">
            <text:p>284585233.57</text:p>
          </table:table-cell>
          <table:table-cell office:value-type="float" office:value="284630453.1" calcext:value-type="float">
            <text:p>284630453.1</text:p>
          </table:table-cell>
          <table:table-cell office:value-type="float" office:value="13130964.63" calcext:value-type="float">
            <text:p>13130964.63</text:p>
          </table:table-cell>
          <table:table-cell office:value-type="float" office:value="42.31" calcext:value-type="float">
            <text:p>42.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3195305.52" calcext:value-type="float">
            <text:p>3195305.52</text:p>
          </table:table-cell>
          <table:table-cell table:number-columns-repeated="2" office:value-type="float" office:value="20.57" calcext:value-type="float">
            <text:p>20.57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113.16" calcext:value-type="float">
            <text:p>113.16</text:p>
          </table:table-cell>
        </table:table-row>
        <table:table-row table:style-name="ro1">
          <table:table-cell/>
          <table:table-cell office:value-type="float" office:value="60268" calcext:value-type="float">
            <text:p>60268</text:p>
          </table:table-cell>
          <table:table-cell office:value-type="float" office:value="7506" calcext:value-type="float">
            <text:p>7506</text:p>
          </table:table-cell>
          <table:table-cell office:value-type="float" office:value="3899946155.37" calcext:value-type="float">
            <text:p>3899946155.37</text:p>
          </table:table-cell>
          <table:table-cell office:value-type="float" office:value="8493478973.25" calcext:value-type="float">
            <text:p>8493478973.25</text:p>
          </table:table-cell>
          <table:table-cell office:value-type="float" office:value="37412637.37" calcext:value-type="float">
            <text:p>37412637.37</text:p>
          </table:table-cell>
          <table:table-cell office:value-type="float" office:value="246007107.62" calcext:value-type="float">
            <text:p>246007107.62</text:p>
          </table:table-cell>
          <table:table-cell office:value-type="float" office:value="189649095.75" calcext:value-type="float">
            <text:p>189649095.75</text:p>
          </table:table-cell>
          <table:table-cell office:value-type="float" office:value="42355107.62" calcext:value-type="float">
            <text:p>42355107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7412637.25" calcext:value-type="float">
            <text:p>37412637.25</text:p>
          </table:table-cell>
          <table:table-cell office:value-type="float" office:value="16.79" calcext:value-type="float">
            <text:p>16.79</text:p>
          </table:table-cell>
          <table:table-cell office:value-type="float" office:value="12.96" calcext:value-type="float">
            <text:p>12.96</text:p>
          </table:table-cell>
          <table:table-cell office:value-type="float" office:value="2.88" calcext:value-type="float">
            <text:p>2.88</text:p>
          </table:table-cell>
          <table:table-cell office:value-type="float" office:value="1.29" calcext:value-type="float">
            <text:p>1.29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gesummv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961" calcext:value-type="float">
            <text:p>54961</text:p>
          </table:table-cell>
          <table:table-cell office:value-type="float" office:value="12518" calcext:value-type="float">
            <text:p>12518</text:p>
          </table:table-cell>
          <table:table-cell office:value-type="float" office:value="2449691559.86" calcext:value-type="float">
            <text:p>2449691559.86</text:p>
          </table:table-cell>
          <table:table-cell office:value-type="float" office:value="7569327970.53" calcext:value-type="float">
            <text:p>7569327970.53</text:p>
          </table:table-cell>
          <table:table-cell office:value-type="float" office:value="10021616.2" calcext:value-type="float">
            <text:p>10021616.2</text:p>
          </table:table-cell>
          <table:table-cell office:value-type="float" office:value="291548639.33" calcext:value-type="float">
            <text:p>291548639.33</text:p>
          </table:table-cell>
          <table:table-cell office:value-type="float" office:value="288618419.2" calcext:value-type="float">
            <text:p>288618419.2</text:p>
          </table:table-cell>
          <table:table-cell office:value-type="float" office:value="8462524.66" calcext:value-type="float">
            <text:p>8462524.66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0021616.2" calcext:value-type="float">
            <text:p>10021616.2</text:p>
          </table:table-cell>
          <table:table-cell office:value-type="float" office:value="21.04" calcext:value-type="float">
            <text:p>21.04</text:p>
          </table:table-cell>
          <table:table-cell office:value-type="float" office:value="20.83" calcext:value-type="float">
            <text:p>20.83</text:p>
          </table:table-cell>
          <table:table-cell office:value-type="float" office:value="0.59" calcext:value-type="float">
            <text:p>0.59</text:p>
          </table:table-cell>
          <table:table-cell office:value-type="float" office:value="1.01" calcext:value-type="float">
            <text:p>1.01</text:p>
          </table:table-cell>
          <table:table-cell office:value-type="float" office:value="281.94" calcext:value-type="float">
            <text:p>281.94</text:p>
          </table:table-cell>
        </table:table-row>
        <table:table-row table:style-name="ro1">
          <table:table-cell/>
          <table:table-cell office:value-type="float" office:value="54963" calcext:value-type="float">
            <text:p>54963</text:p>
          </table:table-cell>
          <table:table-cell office:value-type="float" office:value="7306" calcext:value-type="float">
            <text:p>7306</text:p>
          </table:table-cell>
          <table:table-cell office:value-type="float" office:value="4414846928.75" calcext:value-type="float">
            <text:p>4414846928.75</text:p>
          </table:table-cell>
          <table:table-cell office:value-type="float" office:value="7946764231.37" calcext:value-type="float">
            <text:p>7946764231.37</text:p>
          </table:table-cell>
          <table:table-cell office:value-type="float" office:value="75123.87" calcext:value-type="float">
            <text:p>75123.87</text:p>
          </table:table-cell>
          <table:table-cell office:value-type="float" office:value="89614340.5" calcext:value-type="float">
            <text:p>89614340.5</text:p>
          </table:table-cell>
          <table:table-cell office:value-type="float" office:value="70963192.37" calcext:value-type="float">
            <text:p>70963192.37</text:p>
          </table:table-cell>
          <table:table-cell office:value-type="float" office:value="67654157.75" calcext:value-type="float">
            <text:p>67654157.75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5123.87" calcext:value-type="float">
            <text:p>75123.87</text:p>
          </table:table-cell>
          <table:table-cell office:value-type="float" office:value="6.11" calcext:value-type="float">
            <text:p>6.11</text:p>
          </table:table-cell>
          <table:table-cell office:value-type="float" office:value="4.83" calcext:value-type="float">
            <text:p>4.83</text:p>
          </table:table-cell>
          <table:table-cell office:value-type="float" office:value="4.61" calcext:value-type="float">
            <text:p>4.61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4981" calcext:value-type="float">
            <text:p>54981</text:p>
          </table:table-cell>
          <table:table-cell office:value-type="float" office:value="4413" calcext:value-type="float">
            <text:p>4413</text:p>
          </table:table-cell>
          <table:table-cell office:value-type="float" office:value="4231320054.6" calcext:value-type="float">
            <text:p>4231320054.6</text:p>
          </table:table-cell>
          <table:table-cell office:value-type="float" office:value="7608637900.4" calcext:value-type="float">
            <text:p>7608637900.4</text:p>
          </table:table-cell>
          <table:table-cell office:value-type="float" office:value="63000.4" calcext:value-type="float">
            <text:p>63000.4</text:p>
          </table:table-cell>
          <table:table-cell office:value-type="float" office:value="85975843.8" calcext:value-type="float">
            <text:p>85975843.8</text:p>
          </table:table-cell>
          <table:table-cell office:value-type="float" office:value="68073358.6" calcext:value-type="float">
            <text:p>68073358.6</text:p>
          </table:table-cell>
          <table:table-cell office:value-type="float" office:value="64936646.8" calcext:value-type="float">
            <text:p>64936646.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3000.4" calcext:value-type="float">
            <text:p>63000.4</text:p>
          </table:table-cell>
          <table:table-cell office:value-type="float" office:value="6.26" calcext:value-type="float">
            <text:p>6.26</text:p>
          </table:table-cell>
          <table:table-cell office:value-type="float" office:value="4.96" calcext:value-type="float">
            <text:p>4.96</text:p>
          </table:table-cell>
          <table:table-cell office:value-type="float" office:value="4.73" calcext:value-type="float">
            <text:p>4.7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gesummv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575" calcext:value-type="float">
            <text:p>55575</text:p>
          </table:table-cell>
          <table:table-cell office:value-type="float" office:value="18352" calcext:value-type="float">
            <text:p>18352</text:p>
          </table:table-cell>
          <table:table-cell office:value-type="float" office:value="2250104687" calcext:value-type="float">
            <text:p>2250104687</text:p>
          </table:table-cell>
          <table:table-cell office:value-type="float" office:value="7220027570.69" calcext:value-type="float">
            <text:p>7220027570.69</text:p>
          </table:table-cell>
          <table:table-cell office:value-type="float" office:value="8481090.26" calcext:value-type="float">
            <text:p>8481090.26</text:p>
          </table:table-cell>
          <table:table-cell office:value-type="float" office:value="284453257.69" calcext:value-type="float">
            <text:p>284453257.69</text:p>
          </table:table-cell>
          <table:table-cell office:value-type="float" office:value="282356521.86" calcext:value-type="float">
            <text:p>282356521.86</text:p>
          </table:table-cell>
          <table:table-cell office:value-type="float" office:value="7948018.91" calcext:value-type="float">
            <text:p>7948018.91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8481090.26" calcext:value-type="float">
            <text:p>8481090.26</text:p>
          </table:table-cell>
          <table:table-cell office:value-type="float" office:value="20.97" calcext:value-type="float">
            <text:p>20.97</text:p>
          </table:table-cell>
          <table:table-cell office:value-type="float" office:value="20.82" calcext:value-type="float">
            <text:p>20.8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212.5" calcext:value-type="float">
            <text:p>212.5</text:p>
          </table:table-cell>
        </table:table-row>
        <table:table-row table:style-name="ro1">
          <table:table-cell/>
          <table:table-cell office:value-type="float" office:value="55577" calcext:value-type="float">
            <text:p>55577</text:p>
          </table:table-cell>
          <table:table-cell office:value-type="float" office:value="7308" calcext:value-type="float">
            <text:p>7308</text:p>
          </table:table-cell>
          <table:table-cell office:value-type="float" office:value="4410831077" calcext:value-type="float">
            <text:p>4410831077</text:p>
          </table:table-cell>
          <table:table-cell office:value-type="float" office:value="7932875340.75" calcext:value-type="float">
            <text:p>7932875340.75</text:p>
          </table:table-cell>
          <table:table-cell office:value-type="float" office:value="76133.37" calcext:value-type="float">
            <text:p>76133.37</text:p>
          </table:table-cell>
          <table:table-cell office:value-type="float" office:value="89470968.5" calcext:value-type="float">
            <text:p>89470968.5</text:p>
          </table:table-cell>
          <table:table-cell office:value-type="float" office:value="70770564.25" calcext:value-type="float">
            <text:p>70770564.25</text:p>
          </table:table-cell>
          <table:table-cell office:value-type="float" office:value="67651237.5" calcext:value-type="float">
            <text:p>67651237.5</text:p>
          </table:table-cell>
          <table:table-cell office:value-type="float" office:value="41.25" calcext:value-type="float">
            <text:p>41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6133.37" calcext:value-type="float">
            <text:p>76133.37</text:p>
          </table:table-cell>
          <table:table-cell office:value-type="float" office:value="6.1" calcext:value-type="float">
            <text:p>6.1</text:p>
          </table:table-cell>
          <table:table-cell office:value-type="float" office:value="4.82" calcext:value-type="float">
            <text:p>4.82</text:p>
          </table:table-cell>
          <table:table-cell office:value-type="float" office:value="4.61" calcext:value-type="float">
            <text:p>4.61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5595" calcext:value-type="float">
            <text:p>55595</text:p>
          </table:table-cell>
          <table:table-cell office:value-type="float" office:value="7295" calcext:value-type="float">
            <text:p>7295</text:p>
          </table:table-cell>
          <table:table-cell office:value-type="float" office:value="4413393297.37" calcext:value-type="float">
            <text:p>4413393297.37</text:p>
          </table:table-cell>
          <table:table-cell office:value-type="float" office:value="7936194796" calcext:value-type="float">
            <text:p>7936194796</text:p>
          </table:table-cell>
          <table:table-cell office:value-type="float" office:value="68671.12" calcext:value-type="float">
            <text:p>68671.12</text:p>
          </table:table-cell>
          <table:table-cell office:value-type="float" office:value="89568918" calcext:value-type="float">
            <text:p>89568918</text:p>
          </table:table-cell>
          <table:table-cell office:value-type="float" office:value="70932170.75" calcext:value-type="float">
            <text:p>70932170.75</text:p>
          </table:table-cell>
          <table:table-cell office:value-type="float" office:value="67704956.37" calcext:value-type="float">
            <text:p>67704956.37</text:p>
          </table:table-cell>
          <table:table-cell office:value-type="float" office:value="35.75" calcext:value-type="float">
            <text:p>35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8671.12" calcext:value-type="float">
            <text:p>68671.12</text:p>
          </table:table-cell>
          <table:table-cell office:value-type="float" office:value="6.13" calcext:value-type="float">
            <text:p>6.13</text:p>
          </table:table-cell>
          <table:table-cell office:value-type="float" office:value="4.85" calcext:value-type="float">
            <text:p>4.85</text:p>
          </table:table-cell>
          <table:table-cell office:value-type="float" office:value="4.63" calcext:value-type="float">
            <text:p>4.63</text:p>
          </table:table-cell>
          <table:table-cell office:value-type="float" office:value="1.26" calcext:value-type="float">
            <text:p>1.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55600" calcext:value-type="float">
            <text:p>55600</text:p>
          </table:table-cell>
          <table:table-cell office:value-type="float" office:value="2149" calcext:value-type="float">
            <text:p>2149</text:p>
          </table:table-cell>
          <table:table-cell office:value-type="float" office:value="3250454934.33" calcext:value-type="float">
            <text:p>3250454934.33</text:p>
          </table:table-cell>
          <table:table-cell office:value-type="float" office:value="5877181009.33" calcext:value-type="float">
            <text:p>5877181009.33</text:p>
          </table:table-cell>
          <table:table-cell office:value-type="float" office:value="62707.33" calcext:value-type="float">
            <text:p>62707.33</text:p>
          </table:table-cell>
          <table:table-cell office:value-type="float" office:value="65313803.66" calcext:value-type="float">
            <text:p>65313803.66</text:p>
          </table:table-cell>
          <table:table-cell office:value-type="float" office:value="51783813.66" calcext:value-type="float">
            <text:p>51783813.66</text:p>
          </table:table-cell>
          <table:table-cell office:value-type="float" office:value="49440602.33" calcext:value-type="float">
            <text:p>49440602.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62707.33" calcext:value-type="float">
            <text:p>62707.33</text:p>
          </table:table-cell>
          <table:table-cell office:value-type="float" office:value="5.73" calcext:value-type="float">
            <text:p>5.73</text:p>
          </table:table-cell>
          <table:table-cell office:value-type="float" office:value="4.6" calcext:value-type="float">
            <text:p>4.6</text:p>
          </table:table-cell>
          <table:table-cell office:value-type="float" office:value="4.38" calcext:value-type="float">
            <text:p>4.38</text:p>
          </table:table-cell>
          <table:table-cell office:value-type="float" office:value="1.24" calcext:value-type="float">
            <text:p>1.24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gesummv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858" calcext:value-type="float">
            <text:p>56858</text:p>
          </table:table-cell>
          <table:table-cell office:value-type="float" office:value="85547" calcext:value-type="float">
            <text:p>85547</text:p>
          </table:table-cell>
          <table:table-cell office:value-type="float" office:value="7527964861.85" calcext:value-type="float">
            <text:p>7527964861.85</text:p>
          </table:table-cell>
          <table:table-cell office:value-type="float" office:value="5347791041.37" calcext:value-type="float">
            <text:p>5347791041.37</text:p>
          </table:table-cell>
          <table:table-cell office:value-type="float" office:value="184698.07" calcext:value-type="float">
            <text:p>184698.07</text:p>
          </table:table-cell>
          <table:table-cell office:value-type="float" office:value="14952371.22" calcext:value-type="float">
            <text:p>14952371.22</text:p>
          </table:table-cell>
          <table:table-cell office:value-type="float" office:value="23399013.28" calcext:value-type="float">
            <text:p>23399013.28</text:p>
          </table:table-cell>
          <table:table-cell office:value-type="float" office:value="4273050.67" calcext:value-type="float">
            <text:p>4273050.67</text:p>
          </table:table-cell>
          <table:table-cell office:value-type="float" office:value="3.69" calcext:value-type="float">
            <text:p>3.6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698.07" calcext:value-type="float">
            <text:p>184698.07</text:p>
          </table:table-cell>
          <table:table-cell office:value-type="float" office:value="1.07" calcext:value-type="float">
            <text:p>1.07</text:p>
          </table:table-cell>
          <table:table-cell office:value-type="float" office:value="1.68" calcext:value-type="float">
            <text:p>1.68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  <table:table-cell office:value-type="float" office:value="69.43" calcext:value-type="float">
            <text:p>69.43</text:p>
          </table:table-cell>
        </table:table-row>
        <table:table-row table:style-name="ro1">
          <table:table-cell/>
          <table:table-cell office:value-type="float" office:value="56860" calcext:value-type="float">
            <text:p>56860</text:p>
          </table:table-cell>
          <table:table-cell office:value-type="float" office:value="7158" calcext:value-type="float">
            <text:p>7158</text:p>
          </table:table-cell>
          <table:table-cell office:value-type="float" office:value="4381746299.87" calcext:value-type="float">
            <text:p>4381746299.87</text:p>
          </table:table-cell>
          <table:table-cell office:value-type="float" office:value="7824581838.37" calcext:value-type="float">
            <text:p>7824581838.37</text:p>
          </table:table-cell>
          <table:table-cell office:value-type="float" office:value="68400.75" calcext:value-type="float">
            <text:p>68400.75</text:p>
          </table:table-cell>
          <table:table-cell office:value-type="float" office:value="89457054.5" calcext:value-type="float">
            <text:p>89457054.5</text:p>
          </table:table-cell>
          <table:table-cell office:value-type="float" office:value="70823580.62" calcext:value-type="float">
            <text:p>70823580.62</text:p>
          </table:table-cell>
          <table:table-cell office:value-type="float" office:value="67404454.75" calcext:value-type="float">
            <text:p>67404454.75</text:p>
          </table:table-cell>
          <table:table-cell office:value-type="float" office:value="29.87" calcext:value-type="float">
            <text:p>29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68400.75" calcext:value-type="float">
            <text:p>68400.75</text:p>
          </table:table-cell>
          <table:table-cell office:value-type="float" office:value="6.11" calcext:value-type="float">
            <text:p>6.11</text:p>
          </table:table-cell>
          <table:table-cell office:value-type="float" office:value="4.82" calcext:value-type="float">
            <text:p>4.82</text:p>
          </table:table-cell>
          <table:table-cell office:value-type="float" office:value="4.59" calcext:value-type="float">
            <text:p>4.59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6875" calcext:value-type="float">
            <text:p>56875</text:p>
          </table:table-cell>
          <table:table-cell office:value-type="float" office:value="7123" calcext:value-type="float">
            <text:p>7123</text:p>
          </table:table-cell>
          <table:table-cell office:value-type="float" office:value="4388405537" calcext:value-type="float">
            <text:p>4388405537</text:p>
          </table:table-cell>
          <table:table-cell office:value-type="float" office:value="7842604927.25" calcext:value-type="float">
            <text:p>7842604927.25</text:p>
          </table:table-cell>
          <table:table-cell office:value-type="float" office:value="58409.25" calcext:value-type="float">
            <text:p>58409.25</text:p>
          </table:table-cell>
          <table:table-cell office:value-type="float" office:value="89508799.75" calcext:value-type="float">
            <text:p>89508799.75</text:p>
          </table:table-cell>
          <table:table-cell office:value-type="float" office:value="70811324" calcext:value-type="float">
            <text:p>70811324</text:p>
          </table:table-cell>
          <table:table-cell office:value-type="float" office:value="67422384.5" calcext:value-type="float">
            <text:p>67422384.5</text:p>
          </table:table-cell>
          <table:table-cell office:value-type="float" office:value="25.87" calcext:value-type="float">
            <text:p>25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58409.25" calcext:value-type="float">
            <text:p>58409.25</text:p>
          </table:table-cell>
          <table:table-cell office:value-type="float" office:value="6.22" calcext:value-type="float">
            <text:p>6.22</text:p>
          </table:table-cell>
          <table:table-cell office:value-type="float" office:value="4.88" calcext:value-type="float">
            <text:p>4.88</text:p>
          </table:table-cell>
          <table:table-cell office:value-type="float" office:value="4.65" calcext:value-type="float">
            <text:p>4.65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56880" calcext:value-type="float">
            <text:p>56880</text:p>
          </table:table-cell>
          <table:table-cell office:value-type="float" office:value="7248" calcext:value-type="float">
            <text:p>7248</text:p>
          </table:table-cell>
          <table:table-cell office:value-type="float" office:value="4406825473.62" calcext:value-type="float">
            <text:p>4406825473.62</text:p>
          </table:table-cell>
          <table:table-cell office:value-type="float" office:value="7905496923.5" calcext:value-type="float">
            <text:p>7905496923.5</text:p>
          </table:table-cell>
          <table:table-cell office:value-type="float" office:value="58052.62" calcext:value-type="float">
            <text:p>58052.62</text:p>
          </table:table-cell>
          <table:table-cell office:value-type="float" office:value="89539177.12" calcext:value-type="float">
            <text:p>89539177.12</text:p>
          </table:table-cell>
          <table:table-cell office:value-type="float" office:value="70803056.5" calcext:value-type="float">
            <text:p>70803056.5</text:p>
          </table:table-cell>
          <table:table-cell office:value-type="float" office:value="67491666" calcext:value-type="float">
            <text:p>67491666</text:p>
          </table:table-cell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58052.62" calcext:value-type="float">
            <text:p>58052.62</text:p>
          </table:table-cell>
          <table:table-cell office:value-type="float" office:value="6.19" calcext:value-type="float">
            <text:p>6.19</text:p>
          </table:table-cell>
          <table:table-cell office:value-type="float" office:value="4.88" calcext:value-type="float">
            <text:p>4.88</text:p>
          </table:table-cell>
          <table:table-cell office:value-type="float" office:value="4.66" calcext:value-type="float">
            <text:p>4.6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6888" calcext:value-type="float">
            <text:p>56888</text:p>
          </table:table-cell>
          <table:table-cell office:value-type="float" office:value="7264" calcext:value-type="float">
            <text:p>7264</text:p>
          </table:table-cell>
          <table:table-cell office:value-type="float" office:value="4408955097.87" calcext:value-type="float">
            <text:p>4408955097.87</text:p>
          </table:table-cell>
          <table:table-cell office:value-type="float" office:value="7914585118.5" calcext:value-type="float">
            <text:p>7914585118.5</text:p>
          </table:table-cell>
          <table:table-cell office:value-type="float" office:value="67917" calcext:value-type="float">
            <text:p>67917</text:p>
          </table:table-cell>
          <table:table-cell office:value-type="float" office:value="89572906" calcext:value-type="float">
            <text:p>89572906</text:p>
          </table:table-cell>
          <table:table-cell office:value-type="float" office:value="70840095.37" calcext:value-type="float">
            <text:p>70840095.37</text:p>
          </table:table-cell>
          <table:table-cell office:value-type="float" office:value="67598375.12" calcext:value-type="float">
            <text:p>67598375.12</text:p>
          </table:table-cell>
          <table:table-cell office:value-type="float" office:value="34.37" calcext:value-type="float">
            <text:p>34.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7917" calcext:value-type="float">
            <text:p>67917</text:p>
          </table:table-cell>
          <table:table-cell office:value-type="float" office:value="6.16" calcext:value-type="float">
            <text:p>6.16</text:p>
          </table:table-cell>
          <table:table-cell office:value-type="float" office:value="4.86" calcext:value-type="float">
            <text:p>4.86</text:p>
          </table:table-cell>
          <table:table-cell office:value-type="float" office:value="4.64" calcext:value-type="float">
            <text:p>4.64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6893" calcext:value-type="float">
            <text:p>56893</text:p>
          </table:table-cell>
          <table:table-cell office:value-type="float" office:value="7265" calcext:value-type="float">
            <text:p>7265</text:p>
          </table:table-cell>
          <table:table-cell office:value-type="float" office:value="4408068618.37" calcext:value-type="float">
            <text:p>4408068618.37</text:p>
          </table:table-cell>
          <table:table-cell office:value-type="float" office:value="7908375337.75" calcext:value-type="float">
            <text:p>7908375337.75</text:p>
          </table:table-cell>
          <table:table-cell office:value-type="float" office:value="68395.12" calcext:value-type="float">
            <text:p>68395.12</text:p>
          </table:table-cell>
          <table:table-cell office:value-type="float" office:value="89615205" calcext:value-type="float">
            <text:p>89615205</text:p>
          </table:table-cell>
          <table:table-cell office:value-type="float" office:value="70932884.75" calcext:value-type="float">
            <text:p>70932884.75</text:p>
          </table:table-cell>
          <table:table-cell office:value-type="float" office:value="67500799.75" calcext:value-type="float">
            <text:p>67500799.75</text:p>
          </table:table-cell>
          <table:table-cell office:value-type="float" office:value="34.25" calcext:value-type="float">
            <text:p>34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8395.12" calcext:value-type="float">
            <text:p>68395.12</text:p>
          </table:table-cell>
          <table:table-cell office:value-type="float" office:value="6.16" calcext:value-type="float">
            <text:p>6.16</text:p>
          </table:table-cell>
          <table:table-cell office:value-type="float" office:value="4.87" calcext:value-type="float">
            <text:p>4.87</text:p>
          </table:table-cell>
          <table:table-cell office:value-type="float" office:value="4.63" calcext:value-type="float">
            <text:p>4.6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6904" calcext:value-type="float">
            <text:p>56904</text:p>
          </table:table-cell>
          <table:table-cell office:value-type="float" office:value="7255" calcext:value-type="float">
            <text:p>7255</text:p>
          </table:table-cell>
          <table:table-cell office:value-type="float" office:value="4410852128" calcext:value-type="float">
            <text:p>4410852128</text:p>
          </table:table-cell>
          <table:table-cell office:value-type="float" office:value="7921671512.37" calcext:value-type="float">
            <text:p>7921671512.37</text:p>
          </table:table-cell>
          <table:table-cell office:value-type="float" office:value="66948.75" calcext:value-type="float">
            <text:p>66948.75</text:p>
          </table:table-cell>
          <table:table-cell office:value-type="float" office:value="89567240" calcext:value-type="float">
            <text:p>89567240</text:p>
          </table:table-cell>
          <table:table-cell office:value-type="float" office:value="70831223.37" calcext:value-type="float">
            <text:p>70831223.37</text:p>
          </table:table-cell>
          <table:table-cell office:value-type="float" office:value="67524709.75" calcext:value-type="float">
            <text:p>67524709.75</text:p>
          </table:table-cell>
          <table:table-cell office:value-type="float" office:value="34.87" calcext:value-type="float">
            <text:p>34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6948.75" calcext:value-type="float">
            <text:p>66948.75</text:p>
          </table:table-cell>
          <table:table-cell office:value-type="float" office:value="6.19" calcext:value-type="float">
            <text:p>6.19</text:p>
          </table:table-cell>
          <table:table-cell office:value-type="float" office:value="4.89" calcext:value-type="float">
            <text:p>4.89</text:p>
          </table:table-cell>
          <table:table-cell office:value-type="float" office:value="4.66" calcext:value-type="float">
            <text:p>4.6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6914" calcext:value-type="float">
            <text:p>56914</text:p>
          </table:table-cell>
          <table:table-cell office:value-type="float" office:value="7255" calcext:value-type="float">
            <text:p>7255</text:p>
          </table:table-cell>
          <table:table-cell office:value-type="float" office:value="4410352147.25" calcext:value-type="float">
            <text:p>4410352147.25</text:p>
          </table:table-cell>
          <table:table-cell office:value-type="float" office:value="7921629472" calcext:value-type="float">
            <text:p>7921629472</text:p>
          </table:table-cell>
          <table:table-cell office:value-type="float" office:value="68529.37" calcext:value-type="float">
            <text:p>68529.37</text:p>
          </table:table-cell>
          <table:table-cell office:value-type="float" office:value="89568541.75" calcext:value-type="float">
            <text:p>89568541.75</text:p>
          </table:table-cell>
          <table:table-cell office:value-type="float" office:value="70827146.87" calcext:value-type="float">
            <text:p>70827146.87</text:p>
          </table:table-cell>
          <table:table-cell office:value-type="float" office:value="67529709.25" calcext:value-type="float">
            <text:p>67529709.25</text:p>
          </table:table-cell>
          <table:table-cell office:value-type="float" office:value="34.87" calcext:value-type="float">
            <text:p>34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8529.37" calcext:value-type="float">
            <text:p>68529.37</text:p>
          </table:table-cell>
          <table:table-cell office:value-type="float" office:value="6.19" calcext:value-type="float">
            <text:p>6.19</text:p>
          </table:table-cell>
          <table:table-cell office:value-type="float" office:value="4.88" calcext:value-type="float">
            <text:p>4.88</text:p>
          </table:table-cell>
          <table:table-cell office:value-type="float" office:value="4.66" calcext:value-type="float">
            <text:p>4.6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6919" calcext:value-type="float">
            <text:p>56919</text:p>
          </table:table-cell>
          <table:table-cell office:value-type="float" office:value="7296" calcext:value-type="float">
            <text:p>7296</text:p>
          </table:table-cell>
          <table:table-cell office:value-type="float" office:value="3961243802.88" calcext:value-type="float">
            <text:p>3961243802.88</text:p>
          </table:table-cell>
          <table:table-cell office:value-type="float" office:value="7111627479.66" calcext:value-type="float">
            <text:p>7111627479.66</text:p>
          </table:table-cell>
          <table:table-cell office:value-type="float" office:value="70495.11" calcext:value-type="float">
            <text:p>70495.11</text:p>
          </table:table-cell>
          <table:table-cell office:value-type="float" office:value="80425752.88" calcext:value-type="float">
            <text:p>80425752.88</text:p>
          </table:table-cell>
          <table:table-cell office:value-type="float" office:value="63514100.33" calcext:value-type="float">
            <text:p>63514100.33</text:p>
          </table:table-cell>
          <table:table-cell office:value-type="float" office:value="60590879.44" calcext:value-type="float">
            <text:p>60590879.44</text:p>
          </table:table-cell>
          <table:table-cell office:value-type="float" office:value="31.33" calcext:value-type="float">
            <text:p>31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70495.11" calcext:value-type="float">
            <text:p>70495.11</text:p>
          </table:table-cell>
          <table:table-cell office:value-type="float" office:value="5.95" calcext:value-type="float">
            <text:p>5.95</text:p>
          </table:table-cell>
          <table:table-cell office:value-type="float" office:value="4.66" calcext:value-type="float">
            <text:p>4.66</text:p>
          </table:table-cell>
          <table:table-cell office:value-type="float" office:value="4.45" calcext:value-type="float">
            <text:p>4.45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56924" calcext:value-type="float">
            <text:p>56924</text:p>
          </table:table-cell>
          <table:table-cell office:value-type="float" office:value="7311" calcext:value-type="float">
            <text:p>7311</text:p>
          </table:table-cell>
          <table:table-cell office:value-type="float" office:value="4417051092.5" calcext:value-type="float">
            <text:p>4417051092.5</text:p>
          </table:table-cell>
          <table:table-cell office:value-type="float" office:value="7943519455.75" calcext:value-type="float">
            <text:p>7943519455.75</text:p>
          </table:table-cell>
          <table:table-cell office:value-type="float" office:value="70363.25" calcext:value-type="float">
            <text:p>70363.25</text:p>
          </table:table-cell>
          <table:table-cell office:value-type="float" office:value="89579244.62" calcext:value-type="float">
            <text:p>89579244.62</text:p>
          </table:table-cell>
          <table:table-cell office:value-type="float" office:value="70847898.87" calcext:value-type="float">
            <text:p>70847898.87</text:p>
          </table:table-cell>
          <table:table-cell office:value-type="float" office:value="67595699.87" calcext:value-type="float">
            <text:p>67595699.87</text:p>
          </table:table-cell>
          <table:table-cell office:value-type="float" office:value="35.12" calcext:value-type="float">
            <text:p>35.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0363.25" calcext:value-type="float">
            <text:p>70363.25</text:p>
          </table:table-cell>
          <table:table-cell office:value-type="float" office:value="6.1" calcext:value-type="float">
            <text:p>6.1</text:p>
          </table:table-cell>
          <table:table-cell office:value-type="float" office:value="4.82" calcext:value-type="float">
            <text:p>4.82</text:p>
          </table:table-cell>
          <table:table-cell office:value-type="float" office:value="4.6" calcext:value-type="float">
            <text:p>4.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6929" calcext:value-type="float">
            <text:p>56929</text:p>
          </table:table-cell>
          <table:table-cell office:value-type="float" office:value="7088" calcext:value-type="float">
            <text:p>7088</text:p>
          </table:table-cell>
          <table:table-cell office:value-type="float" office:value="4387733803.62" calcext:value-type="float">
            <text:p>4387733803.62</text:p>
          </table:table-cell>
          <table:table-cell office:value-type="float" office:value="7847812538.37" calcext:value-type="float">
            <text:p>7847812538.37</text:p>
          </table:table-cell>
          <table:table-cell office:value-type="float" office:value="62923.12" calcext:value-type="float">
            <text:p>62923.12</text:p>
          </table:table-cell>
          <table:table-cell office:value-type="float" office:value="89487440.12" calcext:value-type="float">
            <text:p>89487440.12</text:p>
          </table:table-cell>
          <table:table-cell office:value-type="float" office:value="70780551.37" calcext:value-type="float">
            <text:p>70780551.37</text:p>
          </table:table-cell>
          <table:table-cell office:value-type="float" office:value="67475458.5" calcext:value-type="float">
            <text:p>67475458.5</text:p>
          </table:table-cell>
          <table:table-cell office:value-type="float" office:value="25.75" calcext:value-type="float">
            <text:p>25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62923.12" calcext:value-type="float">
            <text:p>62923.12</text:p>
          </table:table-cell>
          <table:table-cell office:value-type="float" office:value="5.71" calcext:value-type="float">
            <text:p>5.71</text:p>
          </table:table-cell>
          <table:table-cell office:value-type="float" office:value="4.51" calcext:value-type="float">
            <text:p>4.51</text:p>
          </table:table-cell>
          <table:table-cell office:value-type="float" office:value="4.3" calcext:value-type="float">
            <text:p>4.3</text:p>
          </table:table-cell>
          <table:table-cell office:value-type="float" office:value="1.16" calcext:value-type="float">
            <text:p>1.16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/>
          <table:table-cell office:value-type="float" office:value="56934" calcext:value-type="float">
            <text:p>56934</text:p>
          </table:table-cell>
          <table:table-cell office:value-type="float" office:value="4671" calcext:value-type="float">
            <text:p>4671</text:p>
          </table:table-cell>
          <table:table-cell office:value-type="float" office:value="4578167587.2" calcext:value-type="float">
            <text:p>4578167587.2</text:p>
          </table:table-cell>
          <table:table-cell office:value-type="float" office:value="8169189035" calcext:value-type="float">
            <text:p>8169189035</text:p>
          </table:table-cell>
          <table:table-cell office:value-type="float" office:value="55500.8" calcext:value-type="float">
            <text:p>55500.8</text:p>
          </table:table-cell>
          <table:table-cell office:value-type="float" office:value="93825410.2" calcext:value-type="float">
            <text:p>93825410.2</text:p>
          </table:table-cell>
          <table:table-cell office:value-type="float" office:value="74195554.8" calcext:value-type="float">
            <text:p>74195554.8</text:p>
          </table:table-cell>
          <table:table-cell office:value-type="float" office:value="70604731" calcext:value-type="float">
            <text:p>70604731</text:p>
          </table:table-cell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55500.8" calcext:value-type="float">
            <text:p>55500.8</text:p>
          </table:table-cell>
          <table:table-cell office:value-type="float" office:value="6.45" calcext:value-type="float">
            <text:p>6.45</text:p>
          </table:table-cell>
          <table:table-cell office:value-type="float" office:value="5.09" calcext:value-type="float">
            <text:p>5.09</text:p>
          </table:table-cell>
          <table:table-cell office:value-type="float" office:value="4.85" calcext:value-type="float">
            <text:p>4.8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gesummv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870" calcext:value-type="float">
            <text:p>57870</text:p>
          </table:table-cell>
          <table:table-cell office:value-type="float" office:value="6611" calcext:value-type="float">
            <text:p>6611</text:p>
          </table:table-cell>
          <table:table-cell office:value-type="float" office:value="15525716433.57" calcext:value-type="float">
            <text:p>15525716433.57</text:p>
          </table:table-cell>
          <table:table-cell office:value-type="float" office:value="8312739234.71" calcext:value-type="float">
            <text:p>8312739234.71</text:p>
          </table:table-cell>
          <table:table-cell office:value-type="float" office:value="8646223.85" calcext:value-type="float">
            <text:p>8646223.85</text:p>
          </table:table-cell>
          <table:table-cell office:value-type="float" office:value="345672004.14" calcext:value-type="float">
            <text:p>345672004.14</text:p>
          </table:table-cell>
          <table:table-cell office:value-type="float" office:value="460040266" calcext:value-type="float">
            <text:p>460040266</text:p>
          </table:table-cell>
          <table:table-cell office:value-type="float" office:value="3524969.28" calcext:value-type="float">
            <text:p>352496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8646223.85" calcext:value-type="float">
            <text:p>8646223.85</text:p>
          </table:table-cell>
          <table:table-cell office:value-type="float" office:value="23" calcext:value-type="float">
            <text:p>23</text:p>
          </table:table-cell>
          <table:table-cell office:value-type="float" office:value="30.62" calcext:value-type="float">
            <text:p>30.62</text:p>
          </table:table-cell>
          <table:table-cell office:value-type="float" office:value="0.23" calcext:value-type="float">
            <text:p>0.23</text:p>
          </table:table-cell>
          <table:table-cell office:value-type="float" office:value="0.75" calcext:value-type="float">
            <text:p>0.75</text:p>
          </table:table-cell>
          <table:table-cell office:value-type="float" office:value="130.79" calcext:value-type="float">
            <text:p>130.79</text:p>
          </table:table-cell>
        </table:table-row>
        <table:table-row table:style-name="ro1">
          <table:table-cell/>
          <table:table-cell office:value-type="float" office:value="57872" calcext:value-type="float">
            <text:p>57872</text:p>
          </table:table-cell>
          <table:table-cell office:value-type="float" office:value="7164" calcext:value-type="float">
            <text:p>7164</text:p>
          </table:table-cell>
          <table:table-cell office:value-type="float" office:value="4395791488.62" calcext:value-type="float">
            <text:p>4395791488.62</text:p>
          </table:table-cell>
          <table:table-cell office:value-type="float" office:value="7896279192.87" calcext:value-type="float">
            <text:p>7896279192.87</text:p>
          </table:table-cell>
          <table:table-cell office:value-type="float" office:value="67434.62" calcext:value-type="float">
            <text:p>67434.62</text:p>
          </table:table-cell>
          <table:table-cell office:value-type="float" office:value="89609741.75" calcext:value-type="float">
            <text:p>89609741.75</text:p>
          </table:table-cell>
          <table:table-cell office:value-type="float" office:value="70974837.62" calcext:value-type="float">
            <text:p>70974837.62</text:p>
          </table:table-cell>
          <table:table-cell office:value-type="float" office:value="67507162.12" calcext:value-type="float">
            <text:p>67507162.12</text:p>
          </table:table-cell>
          <table:table-cell office:value-type="float" office:value="39.87" calcext:value-type="float">
            <text:p>39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7434.62" calcext:value-type="float">
            <text:p>67434.62</text:p>
          </table:table-cell>
          <table:table-cell office:value-type="float" office:value="6.43" calcext:value-type="float">
            <text:p>6.43</text:p>
          </table:table-cell>
          <table:table-cell office:value-type="float" office:value="5.09" calcext:value-type="float">
            <text:p>5.09</text:p>
          </table:table-cell>
          <table:table-cell office:value-type="float" office:value="4.84" calcext:value-type="float">
            <text:p>4.84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7890" calcext:value-type="float">
            <text:p>57890</text:p>
          </table:table-cell>
          <table:table-cell office:value-type="float" office:value="1004" calcext:value-type="float">
            <text:p>1004</text:p>
          </table:table-cell>
          <table:table-cell office:value-type="float" office:value="18632385731" calcext:value-type="float">
            <text:p>18632385731</text:p>
          </table:table-cell>
          <table:table-cell office:value-type="float" office:value="9716459105" calcext:value-type="float">
            <text:p>9716459105</text:p>
          </table:table-cell>
          <table:table-cell office:value-type="float" office:value="10194801" calcext:value-type="float">
            <text:p>10194801</text:p>
          </table:table-cell>
          <table:table-cell office:value-type="float" office:value="413072948" calcext:value-type="float">
            <text:p>413072948</text:p>
          </table:table-cell>
          <table:table-cell office:value-type="float" office:value="547349208" calcext:value-type="float">
            <text:p>547349208</text:p>
          </table:table-cell>
          <table:table-cell office:value-type="float" office:value="575980" calcext:value-type="float">
            <text:p>5759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0194801" calcext:value-type="float">
            <text:p>10194801</text:p>
          </table:table-cell>
          <table:table-cell office:value-type="float" office:value="26.33" calcext:value-type="float">
            <text:p>26.33</text:p>
          </table:table-cell>
          <table:table-cell office:value-type="float" office:value="34.89" calcext:value-type="float">
            <text:p>34.89</text:p>
          </table:table-cell>
          <table:table-cell office:value-type="float" office:value="0.03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office:value-type="float" office:value="950.29" calcext:value-type="float">
            <text:p>950.29</text:p>
          </table:table-cell>
        </table:table-row>
        <table:table-row table:style-name="ro1">
          <table:table-cell office:value-type="string" calcext:value-type="string">
            <text:p>gesummv_STANDARD_durbi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377" calcext:value-type="float">
            <text:p>60377</text:p>
          </table:table-cell>
          <table:table-cell office:value-type="float" office:value="7019" calcext:value-type="float">
            <text:p>7019</text:p>
          </table:table-cell>
          <table:table-cell office:value-type="float" office:value="4389388158" calcext:value-type="float">
            <text:p>4389388158</text:p>
          </table:table-cell>
          <table:table-cell office:value-type="float" office:value="7896088617.5" calcext:value-type="float">
            <text:p>7896088617.5</text:p>
          </table:table-cell>
          <table:table-cell office:value-type="float" office:value="51239.62" calcext:value-type="float">
            <text:p>51239.62</text:p>
          </table:table-cell>
          <table:table-cell office:value-type="float" office:value="89457450.62" calcext:value-type="float">
            <text:p>89457450.62</text:p>
          </table:table-cell>
          <table:table-cell office:value-type="float" office:value="70796978.87" calcext:value-type="float">
            <text:p>70796978.87</text:p>
          </table:table-cell>
          <table:table-cell office:value-type="float" office:value="67504524.87" calcext:value-type="float">
            <text:p>6750452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51239.62" calcext:value-type="float">
            <text:p>51239.62</text:p>
          </table:table-cell>
          <table:table-cell office:value-type="float" office:value="6.59" calcext:value-type="float">
            <text:p>6.59</text:p>
          </table:table-cell>
          <table:table-cell office:value-type="float" office:value="5.2" calcext:value-type="float">
            <text:p>5.2</text:p>
          </table:table-cell>
          <table:table-cell office:value-type="float" office:value="4.96" calcext:value-type="float">
            <text:p>4.9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60379" calcext:value-type="float">
            <text:p>60379</text:p>
          </table:table-cell>
          <table:table-cell office:value-type="float" office:value="6596" calcext:value-type="float">
            <text:p>6596</text:p>
          </table:table-cell>
          <table:table-cell office:value-type="float" office:value="1258507744.42" calcext:value-type="float">
            <text:p>1258507744.42</text:p>
          </table:table-cell>
          <table:table-cell office:value-type="float" office:value="4330166357" calcext:value-type="float">
            <text:p>4330166357</text:p>
          </table:table-cell>
          <table:table-cell office:value-type="float" office:value="11987971.42" calcext:value-type="float">
            <text:p>11987971.42</text:p>
          </table:table-cell>
          <table:table-cell office:value-type="float" office:value="93474856.14" calcext:value-type="float">
            <text:p>93474856.14</text:p>
          </table:table-cell>
          <table:table-cell office:value-type="float" office:value="70794362.57" calcext:value-type="float">
            <text:p>70794362.57</text:p>
          </table:table-cell>
          <table:table-cell office:value-type="float" office:value="8241297.42" calcext:value-type="float">
            <text:p>8241297.42</text:p>
          </table:table-cell>
          <table:table-cell office:value-type="float" office:value="35.14" calcext:value-type="float">
            <text:p>35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1987971.42" calcext:value-type="float">
            <text:p>11987971.42</text:p>
          </table:table-cell>
          <table:table-cell office:value-type="float" office:value="6.29" calcext:value-type="float">
            <text:p>6.29</text:p>
          </table:table-cell>
          <table:table-cell office:value-type="float" office:value="4.77" calcext:value-type="float">
            <text:p>4.77</text:p>
          </table:table-cell>
          <table:table-cell office:value-type="float" office:value="0.53" calcext:value-type="float">
            <text:p>0.53</text:p>
          </table:table-cell>
          <table:table-cell office:value-type="float" office:value="1.32" calcext:value-type="float">
            <text:p>1.32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/>
          <table:table-cell office:value-type="float" office:value="60397" calcext:value-type="float">
            <text:p>60397</text:p>
          </table:table-cell>
          <table:table-cell office:value-type="float" office:value="1004" calcext:value-type="float">
            <text:p>1004</text:p>
          </table:table-cell>
          <table:table-cell office:value-type="float" office:value="1483174469" calcext:value-type="float">
            <text:p>1483174469</text:p>
          </table:table-cell>
          <table:table-cell office:value-type="float" office:value="4785810292" calcext:value-type="float">
            <text:p>4785810292</text:p>
          </table:table-cell>
          <table:table-cell office:value-type="float" office:value="11220759" calcext:value-type="float">
            <text:p>11220759</text:p>
          </table:table-cell>
          <table:table-cell office:value-type="float" office:value="92557134" calcext:value-type="float">
            <text:p>92557134</text:p>
          </table:table-cell>
          <table:table-cell office:value-type="float" office:value="66030824" calcext:value-type="float">
            <text:p>66030824</text:p>
          </table:table-cell>
          <table:table-cell office:value-type="float" office:value="7138840" calcext:value-type="float">
            <text:p>71388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1220759" calcext:value-type="float">
            <text:p>11220759</text:p>
          </table:table-cell>
          <table:table-cell office:value-type="float" office:value="5.9" calcext:value-type="float">
            <text:p>5.9</text:p>
          </table:table-cell>
          <table:table-cell office:value-type="float" office:value="4.2" calcext:value-type="float">
            <text:p>4.2</text:p>
          </table:table-cell>
          <table:table-cell office:value-type="float" office:value="0.45" calcext:value-type="float">
            <text:p>0.45</text:p>
          </table:table-cell>
          <table:table-cell office:value-type="float" office:value="1.4" calcext:value-type="float">
            <text:p>1.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gesummv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187" calcext:value-type="float">
            <text:p>59187</text:p>
          </table:table-cell>
          <table:table-cell office:value-type="float" office:value="10583" calcext:value-type="float">
            <text:p>10583</text:p>
          </table:table-cell>
          <table:table-cell office:value-type="float" office:value="5461324061.07" calcext:value-type="float">
            <text:p>5461324061.07</text:p>
          </table:table-cell>
          <table:table-cell office:value-type="float" office:value="7406114391.92" calcext:value-type="float">
            <text:p>7406114391.92</text:p>
          </table:table-cell>
          <table:table-cell office:value-type="float" office:value="70835.61" calcext:value-type="float">
            <text:p>70835.61</text:p>
          </table:table-cell>
          <table:table-cell office:value-type="float" office:value="12492868.3" calcext:value-type="float">
            <text:p>12492868.3</text:p>
          </table:table-cell>
          <table:table-cell office:value-type="float" office:value="13359898.3" calcext:value-type="float">
            <text:p>13359898.3</text:p>
          </table:table-cell>
          <table:table-cell office:value-type="float" office:value="6239676.46" calcext:value-type="float">
            <text:p>6239676.46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70835.61" calcext:value-type="float">
            <text:p>70835.61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office:value-type="float" office:value="8536.53" calcext:value-type="float">
            <text:p>8536.53</text:p>
          </table:table-cell>
        </table:table-row>
        <table:table-row table:style-name="ro1">
          <table:table-cell/>
          <table:table-cell office:value-type="float" office:value="59189" calcext:value-type="float">
            <text:p>59189</text:p>
          </table:table-cell>
          <table:table-cell office:value-type="float" office:value="7232" calcext:value-type="float">
            <text:p>7232</text:p>
          </table:table-cell>
          <table:table-cell office:value-type="float" office:value="4392155183.5" calcext:value-type="float">
            <text:p>4392155183.5</text:p>
          </table:table-cell>
          <table:table-cell office:value-type="float" office:value="7869444042.62" calcext:value-type="float">
            <text:p>7869444042.62</text:p>
          </table:table-cell>
          <table:table-cell office:value-type="float" office:value="72335.62" calcext:value-type="float">
            <text:p>72335.62</text:p>
          </table:table-cell>
          <table:table-cell office:value-type="float" office:value="89545266.87" calcext:value-type="float">
            <text:p>89545266.87</text:p>
          </table:table-cell>
          <table:table-cell office:value-type="float" office:value="70804406" calcext:value-type="float">
            <text:p>70804406</text:p>
          </table:table-cell>
          <table:table-cell office:value-type="float" office:value="67407704.25" calcext:value-type="float">
            <text:p>67407704.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72335.62" calcext:value-type="float">
            <text:p>72335.62</text:p>
          </table:table-cell>
          <table:table-cell office:value-type="float" office:value="6.17" calcext:value-type="float">
            <text:p>6.17</text:p>
          </table:table-cell>
          <table:table-cell office:value-type="float" office:value="4.86" calcext:value-type="float">
            <text:p>4.86</text:p>
          </table:table-cell>
          <table:table-cell office:value-type="float" office:value="4.63" calcext:value-type="float">
            <text:p>4.63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59207" calcext:value-type="float">
            <text:p>59207</text:p>
          </table:table-cell>
          <table:table-cell office:value-type="float" office:value="2477" calcext:value-type="float">
            <text:p>2477</text:p>
          </table:table-cell>
          <table:table-cell office:value-type="float" office:value="3841691709" calcext:value-type="float">
            <text:p>3841691709</text:p>
          </table:table-cell>
          <table:table-cell office:value-type="float" office:value="6883083351.33" calcext:value-type="float">
            <text:p>6883083351.33</text:p>
          </table:table-cell>
          <table:table-cell office:value-type="float" office:value="70571.33" calcext:value-type="float">
            <text:p>70571.33</text:p>
          </table:table-cell>
          <table:table-cell office:value-type="float" office:value="78198636" calcext:value-type="float">
            <text:p>78198636</text:p>
          </table:table-cell>
          <table:table-cell office:value-type="float" office:value="61819183.66" calcext:value-type="float">
            <text:p>61819183.66</text:p>
          </table:table-cell>
          <table:table-cell office:value-type="float" office:value="58879544" calcext:value-type="float">
            <text:p>58879544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0571.33" calcext:value-type="float">
            <text:p>70571.33</text:p>
          </table:table-cell>
          <table:table-cell office:value-type="float" office:value="6.18" calcext:value-type="float">
            <text:p>6.18</text:p>
          </table:table-cell>
          <table:table-cell office:value-type="float" office:value="4.88" calcext:value-type="float">
            <text:p>4.88</text:p>
          </table:table-cell>
          <table:table-cell office:value-type="float" office:value="4.65" calcext:value-type="float">
            <text:p>4.6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gesummv_STANDARD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648" calcext:value-type="float">
            <text:p>59648</text:p>
          </table:table-cell>
          <table:table-cell office:value-type="float" office:value="15882" calcext:value-type="float">
            <text:p>15882</text:p>
          </table:table-cell>
          <table:table-cell office:value-type="float" office:value="2560147571.78" calcext:value-type="float">
            <text:p>2560147571.78</text:p>
          </table:table-cell>
          <table:table-cell office:value-type="float" office:value="7613574167.1" calcext:value-type="float">
            <text:p>7613574167.1</text:p>
          </table:table-cell>
          <table:table-cell office:value-type="float" office:value="11431156.78" calcext:value-type="float">
            <text:p>11431156.78</text:p>
          </table:table-cell>
          <table:table-cell office:value-type="float" office:value="288262131.73" calcext:value-type="float">
            <text:p>288262131.73</text:p>
          </table:table-cell>
          <table:table-cell office:value-type="float" office:value="284846449.21" calcext:value-type="float">
            <text:p>284846449.21</text:p>
          </table:table-cell>
          <table:table-cell office:value-type="float" office:value="8175575.68" calcext:value-type="float">
            <text:p>8175575.68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11431156.78" calcext:value-type="float">
            <text:p>11431156.78</text:p>
          </table:table-cell>
          <table:table-cell office:value-type="float" office:value="21.31" calcext:value-type="float">
            <text:p>21.31</text:p>
          </table:table-cell>
          <table:table-cell office:value-type="float" office:value="21.06" calcext:value-type="float">
            <text:p>21.06</text:p>
          </table:table-cell>
          <table:table-cell office:value-type="float" office:value="0.55" calcext:value-type="float">
            <text:p>0.55</text:p>
          </table:table-cell>
          <table:table-cell office:value-type="float" office:value="1.01" calcext:value-type="float">
            <text:p>1.01</text:p>
          </table:table-cell>
          <table:table-cell office:value-type="float" office:value="608.3" calcext:value-type="float">
            <text:p>608.3</text:p>
          </table:table-cell>
        </table:table-row>
        <table:table-row table:style-name="ro1">
          <table:table-cell/>
          <table:table-cell office:value-type="float" office:value="59650" calcext:value-type="float">
            <text:p>59650</text:p>
          </table:table-cell>
          <table:table-cell office:value-type="float" office:value="7300" calcext:value-type="float">
            <text:p>7300</text:p>
          </table:table-cell>
          <table:table-cell office:value-type="float" office:value="4413355085.37" calcext:value-type="float">
            <text:p>4413355085.37</text:p>
          </table:table-cell>
          <table:table-cell office:value-type="float" office:value="7943331032.75" calcext:value-type="float">
            <text:p>7943331032.75</text:p>
          </table:table-cell>
          <table:table-cell office:value-type="float" office:value="73749.5" calcext:value-type="float">
            <text:p>73749.5</text:p>
          </table:table-cell>
          <table:table-cell office:value-type="float" office:value="89544009.37" calcext:value-type="float">
            <text:p>89544009.37</text:p>
          </table:table-cell>
          <table:table-cell office:value-type="float" office:value="70838951.25" calcext:value-type="float">
            <text:p>70838951.25</text:p>
          </table:table-cell>
          <table:table-cell office:value-type="float" office:value="67654543.37" calcext:value-type="float">
            <text:p>67654543.37</text:p>
          </table:table-cell>
          <table:table-cell office:value-type="float" office:value="42.25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3749.5" calcext:value-type="float">
            <text:p>73749.5</text:p>
          </table:table-cell>
          <table:table-cell office:value-type="float" office:value="6.11" calcext:value-type="float">
            <text:p>6.11</text:p>
          </table:table-cell>
          <table:table-cell office:value-type="float" office:value="4.83" calcext:value-type="float">
            <text:p>4.83</text:p>
          </table:table-cell>
          <table:table-cell office:value-type="float" office:value="4.61" calcext:value-type="float">
            <text:p>4.61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9668" calcext:value-type="float">
            <text:p>59668</text:p>
          </table:table-cell>
          <table:table-cell office:value-type="float" office:value="7315" calcext:value-type="float">
            <text:p>7315</text:p>
          </table:table-cell>
          <table:table-cell office:value-type="float" office:value="4414757081.5" calcext:value-type="float">
            <text:p>4414757081.5</text:p>
          </table:table-cell>
          <table:table-cell office:value-type="float" office:value="7947869007.62" calcext:value-type="float">
            <text:p>7947869007.62</text:p>
          </table:table-cell>
          <table:table-cell office:value-type="float" office:value="68795.12" calcext:value-type="float">
            <text:p>68795.12</text:p>
          </table:table-cell>
          <table:table-cell office:value-type="float" office:value="89497593.25" calcext:value-type="float">
            <text:p>89497593.25</text:p>
          </table:table-cell>
          <table:table-cell office:value-type="float" office:value="70821032" calcext:value-type="float">
            <text:p>70821032</text:p>
          </table:table-cell>
          <table:table-cell office:value-type="float" office:value="67602351.12" calcext:value-type="float">
            <text:p>67602351.12</text:p>
          </table:table-cell>
          <table:table-cell office:value-type="float" office:value="36.37" calcext:value-type="float">
            <text:p>36.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8795.12" calcext:value-type="float">
            <text:p>68795.12</text:p>
          </table:table-cell>
          <table:table-cell office:value-type="float" office:value="6.12" calcext:value-type="float">
            <text:p>6.12</text:p>
          </table:table-cell>
          <table:table-cell office:value-type="float" office:value="4.84" calcext:value-type="float">
            <text:p>4.84</text:p>
          </table:table-cell>
          <table:table-cell office:value-type="float" office:value="4.62" calcext:value-type="float">
            <text:p>4.62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9673" calcext:value-type="float">
            <text:p>59673</text:p>
          </table:table-cell>
          <table:table-cell office:value-type="float" office:value="1003" calcext:value-type="float">
            <text:p>1003</text:p>
          </table:table-cell>
          <table:table-cell office:value-type="float" office:value="4098627074" calcext:value-type="float">
            <text:p>4098627074</text:p>
          </table:table-cell>
          <table:table-cell office:value-type="float" office:value="7398892549" calcext:value-type="float">
            <text:p>7398892549</text:p>
          </table:table-cell>
          <table:table-cell office:value-type="float" office:value="153045" calcext:value-type="float">
            <text:p>153045</text:p>
          </table:table-cell>
          <table:table-cell office:value-type="float" office:value="82553111" calcext:value-type="float">
            <text:p>82553111</text:p>
          </table:table-cell>
          <table:table-cell office:value-type="float" office:value="65375831" calcext:value-type="float">
            <text:p>65375831</text:p>
          </table:table-cell>
          <table:table-cell office:value-type="float" office:value="62249051" calcext:value-type="float">
            <text:p>622490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153045" calcext:value-type="float">
            <text:p>153045</text:p>
          </table:table-cell>
          <table:table-cell office:value-type="float" office:value="5.26" calcext:value-type="float">
            <text:p>5.26</text:p>
          </table:table-cell>
          <table:table-cell office:value-type="float" office:value="4.17" calcext:value-type="float">
            <text:p>4.17</text:p>
          </table:table-cell>
          <table:table-cell office:value-type="float" office:value="3.97" calcext:value-type="float">
            <text:p>3.97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gesummv_STANDARD_gramschmid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476" calcext:value-type="float">
            <text:p>60476</text:p>
          </table:table-cell>
          <table:table-cell office:value-type="float" office:value="7144" calcext:value-type="float">
            <text:p>7144</text:p>
          </table:table-cell>
          <table:table-cell office:value-type="float" office:value="4392131545.5" calcext:value-type="float">
            <text:p>4392131545.5</text:p>
          </table:table-cell>
          <table:table-cell office:value-type="float" office:value="7880880191.37" calcext:value-type="float">
            <text:p>7880880191.37</text:p>
          </table:table-cell>
          <table:table-cell office:value-type="float" office:value="64801.25" calcext:value-type="float">
            <text:p>64801.25</text:p>
          </table:table-cell>
          <table:table-cell office:value-type="float" office:value="89452246.87" calcext:value-type="float">
            <text:p>89452246.87</text:p>
          </table:table-cell>
          <table:table-cell office:value-type="float" office:value="70734690.25" calcext:value-type="float">
            <text:p>70734690.25</text:p>
          </table:table-cell>
          <table:table-cell office:value-type="float" office:value="67537788.75" calcext:value-type="float">
            <text:p>67537788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64801.25" calcext:value-type="float">
            <text:p>64801.25</text:p>
          </table:table-cell>
          <table:table-cell office:value-type="float" office:value="6.04" calcext:value-type="float">
            <text:p>6.04</text:p>
          </table:table-cell>
          <table:table-cell office:value-type="float" office:value="4.74" calcext:value-type="float">
            <text:p>4.74</text:p>
          </table:table-cell>
          <table:table-cell office:value-type="float" office:value="4.53" calcext:value-type="float">
            <text:p>4.53</text:p>
          </table:table-cell>
          <table:table-cell office:value-type="float" office:value="1.29" calcext:value-type="float">
            <text:p>1.2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60478" calcext:value-type="float">
            <text:p>60478</text:p>
          </table:table-cell>
          <table:table-cell office:value-type="float" office:value="13242" calcext:value-type="float">
            <text:p>13242</text:p>
          </table:table-cell>
          <table:table-cell office:value-type="float" office:value="910990827.37" calcext:value-type="float">
            <text:p>910990827.37</text:p>
          </table:table-cell>
          <table:table-cell office:value-type="float" office:value="5010712811.75" calcext:value-type="float">
            <text:p>5010712811.75</text:p>
          </table:table-cell>
          <table:table-cell office:value-type="float" office:value="53011739.43" calcext:value-type="float">
            <text:p>53011739.43</text:p>
          </table:table-cell>
          <table:table-cell office:value-type="float" office:value="171702878.12" calcext:value-type="float">
            <text:p>171702878.12</text:p>
          </table:table-cell>
          <table:table-cell office:value-type="float" office:value="170665245.81" calcext:value-type="float">
            <text:p>170665245.81</text:p>
          </table:table-cell>
          <table:table-cell office:value-type="float" office:value="2379060.62" calcext:value-type="float">
            <text:p>2379060.62</text:p>
          </table:table-cell>
          <table:table-cell office:value-type="float" office:value="32.56" calcext:value-type="float">
            <text:p>32.5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53011739" calcext:value-type="float">
            <text:p>53011739</text:p>
          </table:table-cell>
          <table:table-cell office:value-type="float" office:value="12.71" calcext:value-type="float">
            <text:p>12.71</text:p>
          </table:table-cell>
          <table:table-cell office:value-type="float" office:value="12.64" calcext:value-type="float">
            <text:p>12.64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262.82" calcext:value-type="float">
            <text:p>262.82</text:p>
          </table:table-cell>
        </table:table-row>
        <table:table-row table:style-name="ro1">
          <table:table-cell/>
          <table:table-cell office:value-type="float" office:value="60496" calcext:value-type="float">
            <text:p>60496</text:p>
          </table:table-cell>
          <table:table-cell office:value-type="float" office:value="5132" calcext:value-type="float">
            <text:p>5132</text:p>
          </table:table-cell>
          <table:table-cell office:value-type="float" office:value="4205385314.83" calcext:value-type="float">
            <text:p>4205385314.83</text:p>
          </table:table-cell>
          <table:table-cell office:value-type="float" office:value="7563707491.5" calcext:value-type="float">
            <text:p>7563707491.5</text:p>
          </table:table-cell>
          <table:table-cell office:value-type="float" office:value="57060.16" calcext:value-type="float">
            <text:p>57060.16</text:p>
          </table:table-cell>
          <table:table-cell office:value-type="float" office:value="85513980.16" calcext:value-type="float">
            <text:p>85513980.16</text:p>
          </table:table-cell>
          <table:table-cell office:value-type="float" office:value="67839891.66" calcext:value-type="float">
            <text:p>67839891.66</text:p>
          </table:table-cell>
          <table:table-cell office:value-type="float" office:value="64583804.33" calcext:value-type="float">
            <text:p>6458380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57060.16" calcext:value-type="float">
            <text:p>57060.16</text:p>
          </table:table-cell>
          <table:table-cell office:value-type="float" office:value="6.33" calcext:value-type="float">
            <text:p>6.33</text:p>
          </table:table-cell>
          <table:table-cell office:value-type="float" office:value="5.04" calcext:value-type="float">
            <text:p>5.04</text:p>
          </table:table-cell>
          <table:table-cell office:value-type="float" office:value="4.79" calcext:value-type="float">
            <text:p>4.79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gesummv_STANDARD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619" calcext:value-type="float">
            <text:p>60619</text:p>
          </table:table-cell>
          <table:table-cell office:value-type="float" office:value="7307" calcext:value-type="float">
            <text:p>7307</text:p>
          </table:table-cell>
          <table:table-cell office:value-type="float" office:value="4392459690.62" calcext:value-type="float">
            <text:p>4392459690.62</text:p>
          </table:table-cell>
          <table:table-cell office:value-type="float" office:value="7893384237.25" calcext:value-type="float">
            <text:p>7893384237.25</text:p>
          </table:table-cell>
          <table:table-cell office:value-type="float" office:value="77621.25" calcext:value-type="float">
            <text:p>77621.25</text:p>
          </table:table-cell>
          <table:table-cell office:value-type="float" office:value="89639481.62" calcext:value-type="float">
            <text:p>89639481.62</text:p>
          </table:table-cell>
          <table:table-cell office:value-type="float" office:value="70933118.62" calcext:value-type="float">
            <text:p>70933118.62</text:p>
          </table:table-cell>
          <table:table-cell office:value-type="float" office:value="67372134.5" calcext:value-type="float">
            <text:p>673721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7621.25" calcext:value-type="float">
            <text:p>77621.25</text:p>
          </table:table-cell>
          <table:table-cell office:value-type="float" office:value="6.08" calcext:value-type="float">
            <text:p>6.08</text:p>
          </table:table-cell>
          <table:table-cell office:value-type="float" office:value="4.8" calcext:value-type="float">
            <text:p>4.8</text:p>
          </table:table-cell>
          <table:table-cell office:value-type="float" office:value="4.56" calcext:value-type="float">
            <text:p>4.5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60621" calcext:value-type="float">
            <text:p>60621</text:p>
          </table:table-cell>
          <table:table-cell office:value-type="float" office:value="16332" calcext:value-type="float">
            <text:p>16332</text:p>
          </table:table-cell>
          <table:table-cell office:value-type="float" office:value="16459613036.52" calcext:value-type="float">
            <text:p>16459613036.52</text:p>
          </table:table-cell>
          <table:table-cell office:value-type="float" office:value="7101910900.52" calcext:value-type="float">
            <text:p>7101910900.52</text:p>
          </table:table-cell>
          <table:table-cell office:value-type="float" office:value="2852195.09" calcext:value-type="float">
            <text:p>2852195.09</text:p>
          </table:table-cell>
          <table:table-cell office:value-type="float" office:value="257422932.9" calcext:value-type="float">
            <text:p>257422932.9</text:p>
          </table:table-cell>
          <table:table-cell office:value-type="float" office:value="257481352.95" calcext:value-type="float">
            <text:p>257481352.95</text:p>
          </table:table-cell>
          <table:table-cell office:value-type="float" office:value="17611070.28" calcext:value-type="float">
            <text:p>17611070.28</text:p>
          </table:table-cell>
          <table:table-cell office:value-type="float" office:value="36.47" calcext:value-type="float">
            <text:p>36.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2852195.09" calcext:value-type="float">
            <text:p>2852195.09</text:p>
          </table:table-cell>
          <table:table-cell table:number-columns-repeated="2" office:value-type="float" office:value="19.96" calcext:value-type="float">
            <text:p>19.96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float" office:value="107.76" calcext:value-type="float">
            <text:p>107.76</text:p>
          </table:table-cell>
        </table:table-row>
        <table:table-row table:style-name="ro1">
          <table:table-cell/>
          <table:table-cell office:value-type="float" office:value="60639" calcext:value-type="float">
            <text:p>60639</text:p>
          </table:table-cell>
          <table:table-cell office:value-type="float" office:value="7272" calcext:value-type="float">
            <text:p>7272</text:p>
          </table:table-cell>
          <table:table-cell office:value-type="float" office:value="4393837327.37" calcext:value-type="float">
            <text:p>4393837327.37</text:p>
          </table:table-cell>
          <table:table-cell office:value-type="float" office:value="7895278800.25" calcext:value-type="float">
            <text:p>7895278800.25</text:p>
          </table:table-cell>
          <table:table-cell office:value-type="float" office:value="78318" calcext:value-type="float">
            <text:p>78318</text:p>
          </table:table-cell>
          <table:table-cell office:value-type="float" office:value="89569387.5" calcext:value-type="float">
            <text:p>89569387.5</text:p>
          </table:table-cell>
          <table:table-cell office:value-type="float" office:value="70792554.5" calcext:value-type="float">
            <text:p>70792554.5</text:p>
          </table:table-cell>
          <table:table-cell office:value-type="float" office:value="67371442" calcext:value-type="float">
            <text:p>67371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8318" calcext:value-type="float">
            <text:p>78318</text:p>
          </table:table-cell>
          <table:table-cell office:value-type="float" office:value="6.14" calcext:value-type="float">
            <text:p>6.14</text:p>
          </table:table-cell>
          <table:table-cell office:value-type="float" office:value="4.84" calcext:value-type="float">
            <text:p>4.84</text:p>
          </table:table-cell>
          <table:table-cell office:value-type="float" office:value="4.61" calcext:value-type="float">
            <text:p>4.61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60644" calcext:value-type="float">
            <text:p>60644</text:p>
          </table:table-cell>
          <table:table-cell office:value-type="float" office:value="96" calcext:value-type="float">
            <text:p>96</text:p>
          </table:table-cell>
          <table:table-cell office:value-type="float" office:value="41999356" calcext:value-type="float">
            <text:p>41999356</text:p>
          </table:table-cell>
          <table:table-cell office:value-type="float" office:value="106260162" calcext:value-type="float">
            <text:p>106260162</text:p>
          </table:table-cell>
          <table:table-cell office:value-type="float" office:value="41597" calcext:value-type="float">
            <text:p>41597</text:p>
          </table:table-cell>
          <table:table-cell office:value-type="float" office:value="11811" calcext:value-type="float">
            <text:p>11811</text:p>
          </table:table-cell>
          <table:table-cell office:value-type="float" office:value="8703" calcext:value-type="float">
            <text:p>8703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41597" calcext:value-type="float">
            <text:p>41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mvt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047" calcext:value-type="float">
            <text:p>55047</text:p>
          </table:table-cell>
          <table:table-cell office:value-type="float" office:value="11671" calcext:value-type="float">
            <text:p>11671</text:p>
          </table:table-cell>
          <table:table-cell office:value-type="float" office:value="2624553565.28" calcext:value-type="float">
            <text:p>2624553565.28</text:p>
          </table:table-cell>
          <table:table-cell office:value-type="float" office:value="7554622480" calcext:value-type="float">
            <text:p>7554622480</text:p>
          </table:table-cell>
          <table:table-cell office:value-type="float" office:value="9922000.07" calcext:value-type="float">
            <text:p>9922000.07</text:p>
          </table:table-cell>
          <table:table-cell office:value-type="float" office:value="311209380.28" calcext:value-type="float">
            <text:p>311209380.28</text:p>
          </table:table-cell>
          <table:table-cell office:value-type="float" office:value="309078671.21" calcext:value-type="float">
            <text:p>309078671.21</text:p>
          </table:table-cell>
          <table:table-cell office:value-type="float" office:value="8829281.42" calcext:value-type="float">
            <text:p>8829281.42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9922000.07" calcext:value-type="float">
            <text:p>9922000.07</text:p>
          </table:table-cell>
          <table:table-cell office:value-type="float" office:value="22.38" calcext:value-type="float">
            <text:p>22.38</text:p>
          </table:table-cell>
          <table:table-cell office:value-type="float" office:value="22.24" calcext:value-type="float">
            <text:p>22.24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794.55" calcext:value-type="float">
            <text:p>794.55</text:p>
          </table:table-cell>
        </table:table-row>
        <table:table-row table:style-name="ro1">
          <table:table-cell/>
          <table:table-cell office:value-type="float" office:value="55049" calcext:value-type="float">
            <text:p>55049</text:p>
          </table:table-cell>
          <table:table-cell office:value-type="float" office:value="10825" calcext:value-type="float">
            <text:p>10825</text:p>
          </table:table-cell>
          <table:table-cell office:value-type="float" office:value="3349979203.63" calcext:value-type="float">
            <text:p>3349979203.63</text:p>
          </table:table-cell>
          <table:table-cell office:value-type="float" office:value="8886693203.54" calcext:value-type="float">
            <text:p>8886693203.54</text:p>
          </table:table-cell>
          <table:table-cell office:value-type="float" office:value="46050708.72" calcext:value-type="float">
            <text:p>46050708.72</text:p>
          </table:table-cell>
          <table:table-cell office:value-type="float" office:value="252885769.27" calcext:value-type="float">
            <text:p>252885769.27</text:p>
          </table:table-cell>
          <table:table-cell office:value-type="float" office:value="212962163.45" calcext:value-type="float">
            <text:p>212962163.45</text:p>
          </table:table-cell>
          <table:table-cell office:value-type="float" office:value="37733656.36" calcext:value-type="float">
            <text:p>37733656.36</text:p>
          </table:table-cell>
          <table:table-cell office:value-type="float" office:value="45.45" calcext:value-type="float">
            <text:p>45.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6050708.36" calcext:value-type="float">
            <text:p>46050708.36</text:p>
          </table:table-cell>
          <table:table-cell office:value-type="float" office:value="16.43" calcext:value-type="float">
            <text:p>16.43</text:p>
          </table:table-cell>
          <table:table-cell office:value-type="float" office:value="13.84" calcext:value-type="float">
            <text:p>13.84</text:p>
          </table:table-cell>
          <table:table-cell office:value-type="float" office:value="2.45" calcext:value-type="float">
            <text:p>2.45</text:p>
          </table:table-cell>
          <table:table-cell office:value-type="float" office:value="1.18" calcext:value-type="float">
            <text:p>1.18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/>
          <table:table-cell office:value-type="float" office:value="55078" calcext:value-type="float">
            <text:p>55078</text:p>
          </table:table-cell>
          <table:table-cell office:value-type="float" office:value="575" calcext:value-type="float">
            <text:p>575</text:p>
          </table:table-cell>
          <table:table-cell office:value-type="float" office:value="1894816834" calcext:value-type="float">
            <text:p>1894816834</text:p>
          </table:table-cell>
          <table:table-cell office:value-type="float" office:value="4961987737" calcext:value-type="float">
            <text:p>4961987737</text:p>
          </table:table-cell>
          <table:table-cell office:value-type="float" office:value="21451706" calcext:value-type="float">
            <text:p>21451706</text:p>
          </table:table-cell>
          <table:table-cell office:value-type="float" office:value="118900164" calcext:value-type="float">
            <text:p>118900164</text:p>
          </table:table-cell>
          <table:table-cell office:value-type="float" office:value="98805297" calcext:value-type="float">
            <text:p>98805297</text:p>
          </table:table-cell>
          <table:table-cell office:value-type="float" office:value="17393847" calcext:value-type="float">
            <text:p>17393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1451706" calcext:value-type="float">
            <text:p>21451706</text:p>
          </table:table-cell>
          <table:table-cell office:value-type="float" office:value="13.23" calcext:value-type="float">
            <text:p>13.23</text:p>
          </table:table-cell>
          <table:table-cell office:value-type="float" office:value="10.99" calcext:value-type="float">
            <text:p>10.99</text:p>
          </table:table-cell>
          <table:table-cell office:value-type="float" office:value="1.93" calcext:value-type="float">
            <text:p>1.93</text:p>
          </table:table-cell>
          <table:table-cell office:value-type="float" office:value="1.2" calcext:value-type="float">
            <text:p>1.2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string" calcext:value-type="string">
            <text:p>mvt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673" calcext:value-type="float">
            <text:p>55673</text:p>
          </table:table-cell>
          <table:table-cell office:value-type="float" office:value="17106" calcext:value-type="float">
            <text:p>17106</text:p>
          </table:table-cell>
          <table:table-cell office:value-type="float" office:value="2725530523" calcext:value-type="float">
            <text:p>2725530523</text:p>
          </table:table-cell>
          <table:table-cell office:value-type="float" office:value="8153536665.73" calcext:value-type="float">
            <text:p>8153536665.73</text:p>
          </table:table-cell>
          <table:table-cell office:value-type="float" office:value="9304297.63" calcext:value-type="float">
            <text:p>9304297.63</text:p>
          </table:table-cell>
          <table:table-cell office:value-type="float" office:value="343930725.94" calcext:value-type="float">
            <text:p>343930725.94</text:p>
          </table:table-cell>
          <table:table-cell office:value-type="float" office:value="341660861.47" calcext:value-type="float">
            <text:p>341660861.47</text:p>
          </table:table-cell>
          <table:table-cell office:value-type="float" office:value="9802641.84" calcext:value-type="float">
            <text:p>9802641.84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9304297.63" calcext:value-type="float">
            <text:p>9304297.63</text:p>
          </table:table-cell>
          <table:table-cell office:value-type="float" office:value="23.44" calcext:value-type="float">
            <text:p>23.44</text:p>
          </table:table-cell>
          <table:table-cell office:value-type="float" office:value="23.29" calcext:value-type="float">
            <text:p>23.29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235.5" calcext:value-type="float">
            <text:p>235.5</text:p>
          </table:table-cell>
        </table:table-row>
        <table:table-row table:style-name="ro1">
          <table:table-cell/>
          <table:table-cell office:value-type="float" office:value="55675" calcext:value-type="float">
            <text:p>55675</text:p>
          </table:table-cell>
          <table:table-cell office:value-type="float" office:value="10829" calcext:value-type="float">
            <text:p>10829</text:p>
          </table:table-cell>
          <table:table-cell office:value-type="float" office:value="3350564207.45" calcext:value-type="float">
            <text:p>3350564207.45</text:p>
          </table:table-cell>
          <table:table-cell office:value-type="float" office:value="8866361278.9" calcext:value-type="float">
            <text:p>8866361278.9</text:p>
          </table:table-cell>
          <table:table-cell office:value-type="float" office:value="46265433.45" calcext:value-type="float">
            <text:p>46265433.45</text:p>
          </table:table-cell>
          <table:table-cell office:value-type="float" office:value="252914800.45" calcext:value-type="float">
            <text:p>252914800.45</text:p>
          </table:table-cell>
          <table:table-cell office:value-type="float" office:value="215312831.63" calcext:value-type="float">
            <text:p>215312831.63</text:p>
          </table:table-cell>
          <table:table-cell office:value-type="float" office:value="37745704.63" calcext:value-type="float">
            <text:p>37745704.6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6265434.18" calcext:value-type="float">
            <text:p>46265434.18</text:p>
          </table:table-cell>
          <table:table-cell office:value-type="float" office:value="16.42" calcext:value-type="float">
            <text:p>16.42</text:p>
          </table:table-cell>
          <table:table-cell office:value-type="float" office:value="13.98" calcext:value-type="float">
            <text:p>13.98</text:p>
          </table:table-cell>
          <table:table-cell office:value-type="float" office:value="2.45" calcext:value-type="float">
            <text:p>2.45</text:p>
          </table:table-cell>
          <table:table-cell office:value-type="float" office:value="1.17" calcext:value-type="float">
            <text:p>1.17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/>
          <table:table-cell office:value-type="float" office:value="55698" calcext:value-type="float">
            <text:p>55698</text:p>
          </table:table-cell>
          <table:table-cell office:value-type="float" office:value="5979" calcext:value-type="float">
            <text:p>5979</text:p>
          </table:table-cell>
          <table:table-cell office:value-type="float" office:value="3435572662.83" calcext:value-type="float">
            <text:p>3435572662.83</text:p>
          </table:table-cell>
          <table:table-cell office:value-type="float" office:value="9021520835.33" calcext:value-type="float">
            <text:p>9021520835.33</text:p>
          </table:table-cell>
          <table:table-cell office:value-type="float" office:value="46994920.83" calcext:value-type="float">
            <text:p>46994920.83</text:p>
          </table:table-cell>
          <table:table-cell office:value-type="float" office:value="258174059.66" calcext:value-type="float">
            <text:p>258174059.66</text:p>
          </table:table-cell>
          <table:table-cell office:value-type="float" office:value="208961058.66" calcext:value-type="float">
            <text:p>208961058.66</text:p>
          </table:table-cell>
          <table:table-cell office:value-type="float" office:value="38450472.83" calcext:value-type="float">
            <text:p>38450472.83</text:p>
          </table:table-cell>
          <table:table-cell office:value-type="float" office:value="38.16" calcext:value-type="float">
            <text:p>38.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46994920" calcext:value-type="float">
            <text:p>46994920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2" calcext:value-type="float">
            <text:p>13.42</text:p>
          </table:table-cell>
          <table:table-cell office:value-type="float" office:value="2.46" calcext:value-type="float">
            <text:p>2.46</text:p>
          </table:table-cell>
          <table:table-cell office:value-type="float" office:value="1.23" calcext:value-type="float">
            <text:p>1.23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mvt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039" calcext:value-type="float">
            <text:p>57039</text:p>
          </table:table-cell>
          <table:table-cell office:value-type="float" office:value="83537" calcext:value-type="float">
            <text:p>83537</text:p>
          </table:table-cell>
          <table:table-cell office:value-type="float" office:value="8146661411.06" calcext:value-type="float">
            <text:p>8146661411.06</text:p>
          </table:table-cell>
          <table:table-cell office:value-type="float" office:value="5765729368.94" calcext:value-type="float">
            <text:p>5765729368.94</text:p>
          </table:table-cell>
          <table:table-cell office:value-type="float" office:value="197289.21" calcext:value-type="float">
            <text:p>197289.21</text:p>
          </table:table-cell>
          <table:table-cell office:value-type="float" office:value="16267588.97" calcext:value-type="float">
            <text:p>16267588.97</text:p>
          </table:table-cell>
          <table:table-cell office:value-type="float" office:value="25344852.01" calcext:value-type="float">
            <text:p>25344852.01</text:p>
          </table:table-cell>
          <table:table-cell office:value-type="float" office:value="4581860.08" calcext:value-type="float">
            <text:p>4581860.08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89.21" calcext:value-type="float">
            <text:p>197289.21</text:p>
          </table:table-cell>
          <table:table-cell office:value-type="float" office:value="1.13" calcext:value-type="float">
            <text:p>1.13</text:p>
          </table:table-cell>
          <table:table-cell office:value-type="float" office:value="1.76" calcext:value-type="float">
            <text:p>1.76</text:p>
          </table:table-cell>
          <table:table-cell office:value-type="float" office:value="0.31" calcext:value-type="float">
            <text:p>0.31</text:p>
          </table:table-cell>
          <table:table-cell office:value-type="float" office:value="0.74" calcext:value-type="float">
            <text:p>0.74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/>
          <table:table-cell office:value-type="float" office:value="57041" calcext:value-type="float">
            <text:p>57041</text:p>
          </table:table-cell>
          <table:table-cell office:value-type="float" office:value="10513" calcext:value-type="float">
            <text:p>10513</text:p>
          </table:table-cell>
          <table:table-cell office:value-type="float" office:value="3349199591.72" calcext:value-type="float">
            <text:p>3349199591.72</text:p>
          </table:table-cell>
          <table:table-cell office:value-type="float" office:value="8759919001.63" calcext:value-type="float">
            <text:p>8759919001.63</text:p>
          </table:table-cell>
          <table:table-cell office:value-type="float" office:value="42848403.81" calcext:value-type="float">
            <text:p>42848403.81</text:p>
          </table:table-cell>
          <table:table-cell office:value-type="float" office:value="252960150.72" calcext:value-type="float">
            <text:p>252960150.72</text:p>
          </table:table-cell>
          <table:table-cell office:value-type="float" office:value="201407743.63" calcext:value-type="float">
            <text:p>201407743.63</text:p>
          </table:table-cell>
          <table:table-cell office:value-type="float" office:value="37583336.18" calcext:value-type="float">
            <text:p>37583336.18</text:p>
          </table:table-cell>
          <table:table-cell office:value-type="float" office:value="32.27" calcext:value-type="float">
            <text:p>32.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42848404.36" calcext:value-type="float">
            <text:p>42848404.36</text:p>
          </table:table-cell>
          <table:table-cell office:value-type="float" office:value="16.87" calcext:value-type="float">
            <text:p>16.87</text:p>
          </table:table-cell>
          <table:table-cell office:value-type="float" office:value="13.43" calcext:value-type="float">
            <text:p>13.43</text:p>
          </table:table-cell>
          <table:table-cell office:value-type="float" office:value="2.5" calcext:value-type="float">
            <text:p>2.5</text:p>
          </table:table-cell>
          <table:table-cell office:value-type="float" office:value="1.25" calcext:value-type="float">
            <text:p>1.25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/>
          <table:table-cell office:value-type="float" office:value="57056" calcext:value-type="float">
            <text:p>57056</text:p>
          </table:table-cell>
          <table:table-cell office:value-type="float" office:value="11028" calcext:value-type="float">
            <text:p>11028</text:p>
          </table:table-cell>
          <table:table-cell office:value-type="float" office:value="3353811456.36" calcext:value-type="float">
            <text:p>3353811456.36</text:p>
          </table:table-cell>
          <table:table-cell office:value-type="float" office:value="8906909941.72" calcext:value-type="float">
            <text:p>8906909941.72</text:p>
          </table:table-cell>
          <table:table-cell office:value-type="float" office:value="43251654" calcext:value-type="float">
            <text:p>43251654</text:p>
          </table:table-cell>
          <table:table-cell office:value-type="float" office:value="252863950.54" calcext:value-type="float">
            <text:p>252863950.54</text:p>
          </table:table-cell>
          <table:table-cell office:value-type="float" office:value="219479930.45" calcext:value-type="float">
            <text:p>219479930.45</text:p>
          </table:table-cell>
          <table:table-cell office:value-type="float" office:value="37669963.81" calcext:value-type="float">
            <text:p>37669963.81</text:p>
          </table:table-cell>
          <table:table-cell office:value-type="float" office:value="35.63" calcext:value-type="float">
            <text:p>35.6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3251654.54" calcext:value-type="float">
            <text:p>43251654.54</text:p>
          </table:table-cell>
          <table:table-cell office:value-type="float" office:value="16.14" calcext:value-type="float">
            <text:p>16.14</text:p>
          </table:table-cell>
          <table:table-cell office:value-type="float" office:value="14.01" calcext:value-type="float">
            <text:p>14.01</text:p>
          </table:table-cell>
          <table:table-cell office:value-type="float" office:value="2.4" calcext:value-type="float">
            <text:p>2.4</text:p>
          </table:table-cell>
          <table:table-cell office:value-type="float" office:value="1.15" calcext:value-type="float">
            <text:p>1.15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/>
          <table:table-cell office:value-type="float" office:value="57065" calcext:value-type="float">
            <text:p>57065</text:p>
          </table:table-cell>
          <table:table-cell office:value-type="float" office:value="10765" calcext:value-type="float">
            <text:p>10765</text:p>
          </table:table-cell>
          <table:table-cell office:value-type="float" office:value="3359737695.36" calcext:value-type="float">
            <text:p>3359737695.36</text:p>
          </table:table-cell>
          <table:table-cell office:value-type="float" office:value="8830933806.9" calcext:value-type="float">
            <text:p>8830933806.9</text:p>
          </table:table-cell>
          <table:table-cell office:value-type="float" office:value="43308078.09" calcext:value-type="float">
            <text:p>43308078.09</text:p>
          </table:table-cell>
          <table:table-cell office:value-type="float" office:value="252837773.72" calcext:value-type="float">
            <text:p>252837773.72</text:p>
          </table:table-cell>
          <table:table-cell office:value-type="float" office:value="209229455.54" calcext:value-type="float">
            <text:p>209229455.54</text:p>
          </table:table-cell>
          <table:table-cell office:value-type="float" office:value="37683632.9" calcext:value-type="float">
            <text:p>37683632.9</text:p>
          </table:table-cell>
          <table:table-cell office:value-type="float" office:value="39.63" calcext:value-type="float">
            <text:p>39.6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43308078.18" calcext:value-type="float">
            <text:p>43308078.18</text:p>
          </table:table-cell>
          <table:table-cell office:value-type="float" office:value="16.51" calcext:value-type="float">
            <text:p>16.51</text:p>
          </table:table-cell>
          <table:table-cell office:value-type="float" office:value="13.66" calcext:value-type="float">
            <text:p>13.66</text:p>
          </table:table-cell>
          <table:table-cell office:value-type="float" office:value="2.45" calcext:value-type="float">
            <text:p>2.45</text:p>
          </table:table-cell>
          <table:table-cell office:value-type="float" office:value="1.2" calcext:value-type="float">
            <text:p>1.2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/>
          <table:table-cell office:value-type="float" office:value="57070" calcext:value-type="float">
            <text:p>57070</text:p>
          </table:table-cell>
          <table:table-cell office:value-type="float" office:value="10570" calcext:value-type="float">
            <text:p>10570</text:p>
          </table:table-cell>
          <table:table-cell office:value-type="float" office:value="3358327800" calcext:value-type="float">
            <text:p>3358327800</text:p>
          </table:table-cell>
          <table:table-cell office:value-type="float" office:value="8685944093.81" calcext:value-type="float">
            <text:p>8685944093.81</text:p>
          </table:table-cell>
          <table:table-cell office:value-type="float" office:value="42973769.18" calcext:value-type="float">
            <text:p>42973769.18</text:p>
          </table:table-cell>
          <table:table-cell office:value-type="float" office:value="252820941.27" calcext:value-type="float">
            <text:p>252820941.27</text:p>
          </table:table-cell>
          <table:table-cell office:value-type="float" office:value="190185898.81" calcext:value-type="float">
            <text:p>190185898.81</text:p>
          </table:table-cell>
          <table:table-cell office:value-type="float" office:value="37724373.45" calcext:value-type="float">
            <text:p>37724373.45</text:p>
          </table:table-cell>
          <table:table-cell office:value-type="float" office:value="38.81" calcext:value-type="float">
            <text:p>38.8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42973769.27" calcext:value-type="float">
            <text:p>42973769.27</text:p>
          </table:table-cell>
          <table:table-cell office:value-type="float" office:value="16.78" calcext:value-type="float">
            <text:p>16.78</text:p>
          </table:table-cell>
          <table:table-cell office:value-type="float" office:value="12.62" calcext:value-type="float">
            <text:p>12.62</text:p>
          </table:table-cell>
          <table:table-cell office:value-type="float" office:value="2.49" calcext:value-type="float">
            <text:p>2.49</text:p>
          </table:table-cell>
          <table:table-cell office:value-type="float" office:value="1.32" calcext:value-type="float">
            <text:p>1.32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/>
          <table:table-cell office:value-type="float" office:value="57075" calcext:value-type="float">
            <text:p>57075</text:p>
          </table:table-cell>
          <table:table-cell office:value-type="float" office:value="10804" calcext:value-type="float">
            <text:p>10804</text:p>
          </table:table-cell>
          <table:table-cell office:value-type="float" office:value="3360159395" calcext:value-type="float">
            <text:p>3360159395</text:p>
          </table:table-cell>
          <table:table-cell office:value-type="float" office:value="8877430870.9" calcext:value-type="float">
            <text:p>8877430870.9</text:p>
          </table:table-cell>
          <table:table-cell office:value-type="float" office:value="43340970.72" calcext:value-type="float">
            <text:p>43340970.72</text:p>
          </table:table-cell>
          <table:table-cell office:value-type="float" office:value="252848018" calcext:value-type="float">
            <text:p>252848018</text:p>
          </table:table-cell>
          <table:table-cell office:value-type="float" office:value="213578659.72" calcext:value-type="float">
            <text:p>213578659.72</text:p>
          </table:table-cell>
          <table:table-cell office:value-type="float" office:value="37722185.72" calcext:value-type="float">
            <text:p>37722185.72</text:p>
          </table:table-cell>
          <table:table-cell office:value-type="float" office:value="39.81" calcext:value-type="float">
            <text:p>39.8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3340970.9" calcext:value-type="float">
            <text:p>43340970.9</text:p>
          </table:table-cell>
          <table:table-cell office:value-type="float" office:value="16.47" calcext:value-type="float">
            <text:p>16.47</text:p>
          </table:table-cell>
          <table:table-cell office:value-type="float" office:value="13.91" calcext:value-type="float">
            <text:p>13.91</text:p>
          </table:table-cell>
          <table:table-cell office:value-type="float" office:value="2.45" calcext:value-type="float">
            <text:p>2.45</text:p>
          </table:table-cell>
          <table:table-cell office:value-type="float" office:value="1.18" calcext:value-type="float">
            <text:p>1.18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/>
          <table:table-cell office:value-type="float" office:value="57080" calcext:value-type="float">
            <text:p>57080</text:p>
          </table:table-cell>
          <table:table-cell office:value-type="float" office:value="10737" calcext:value-type="float">
            <text:p>10737</text:p>
          </table:table-cell>
          <table:table-cell office:value-type="float" office:value="3357476120.72" calcext:value-type="float">
            <text:p>3357476120.72</text:p>
          </table:table-cell>
          <table:table-cell office:value-type="float" office:value="8827396271.63" calcext:value-type="float">
            <text:p>8827396271.63</text:p>
          </table:table-cell>
          <table:table-cell office:value-type="float" office:value="43313842.18" calcext:value-type="float">
            <text:p>43313842.18</text:p>
          </table:table-cell>
          <table:table-cell office:value-type="float" office:value="252862050.63" calcext:value-type="float">
            <text:p>252862050.63</text:p>
          </table:table-cell>
          <table:table-cell office:value-type="float" office:value="210108185.54" calcext:value-type="float">
            <text:p>210108185.54</text:p>
          </table:table-cell>
          <table:table-cell office:value-type="float" office:value="37713058.45" calcext:value-type="float">
            <text:p>37713058.45</text:p>
          </table:table-cell>
          <table:table-cell office:value-type="float" office:value="39.54" calcext:value-type="float">
            <text:p>39.5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43313842.18" calcext:value-type="float">
            <text:p>43313842.18</text:p>
          </table:table-cell>
          <table:table-cell office:value-type="float" office:value="16.57" calcext:value-type="float">
            <text:p>16.57</text:p>
          </table:table-cell>
          <table:table-cell office:value-type="float" office:value="13.77" calcext:value-type="float">
            <text:p>13.77</text:p>
          </table:table-cell>
          <table:table-cell office:value-type="float" office:value="2.46" calcext:value-type="float">
            <text:p>2.46</text:p>
          </table:table-cell>
          <table:table-cell office:value-type="float" office:value="1.2" calcext:value-type="float">
            <text:p>1.2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/>
          <table:table-cell office:value-type="float" office:value="57091" calcext:value-type="float">
            <text:p>57091</text:p>
          </table:table-cell>
          <table:table-cell office:value-type="float" office:value="10695" calcext:value-type="float">
            <text:p>10695</text:p>
          </table:table-cell>
          <table:table-cell office:value-type="float" office:value="3354130965.36" calcext:value-type="float">
            <text:p>3354130965.36</text:p>
          </table:table-cell>
          <table:table-cell office:value-type="float" office:value="8827657637.81" calcext:value-type="float">
            <text:p>8827657637.81</text:p>
          </table:table-cell>
          <table:table-cell office:value-type="float" office:value="43223123.54" calcext:value-type="float">
            <text:p>43223123.54</text:p>
          </table:table-cell>
          <table:table-cell office:value-type="float" office:value="252796746.72" calcext:value-type="float">
            <text:p>252796746.72</text:p>
          </table:table-cell>
          <table:table-cell office:value-type="float" office:value="211661544.9" calcext:value-type="float">
            <text:p>211661544.9</text:p>
          </table:table-cell>
          <table:table-cell office:value-type="float" office:value="37662293.9" calcext:value-type="float">
            <text:p>37662293.9</text:p>
          </table:table-cell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3223123.63" calcext:value-type="float">
            <text:p>43223123.63</text:p>
          </table:table-cell>
          <table:table-cell office:value-type="float" office:value="16.6" calcext:value-type="float">
            <text:p>16.6</text:p>
          </table:table-cell>
          <table:table-cell office:value-type="float" office:value="13.9" calcext:value-type="float">
            <text:p>13.9</text:p>
          </table:table-cell>
          <table:table-cell office:value-type="float" office:value="2.47" calcext:value-type="float">
            <text:p>2.47</text:p>
          </table:table-cell>
          <table:table-cell office:value-type="float" office:value="1.19" calcext:value-type="float">
            <text:p>1.19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/>
          <table:table-cell office:value-type="float" office:value="57107" calcext:value-type="float">
            <text:p>57107</text:p>
          </table:table-cell>
          <table:table-cell office:value-type="float" office:value="5832" calcext:value-type="float">
            <text:p>5832</text:p>
          </table:table-cell>
          <table:table-cell office:value-type="float" office:value="3383423148.5" calcext:value-type="float">
            <text:p>3383423148.5</text:p>
          </table:table-cell>
          <table:table-cell office:value-type="float" office:value="8876844912.33" calcext:value-type="float">
            <text:p>8876844912.33</text:p>
          </table:table-cell>
          <table:table-cell office:value-type="float" office:value="42979545.33" calcext:value-type="float">
            <text:p>42979545.33</text:p>
          </table:table-cell>
          <table:table-cell office:value-type="float" office:value="251814033.83" calcext:value-type="float">
            <text:p>251814033.83</text:p>
          </table:table-cell>
          <table:table-cell office:value-type="float" office:value="212666089.66" calcext:value-type="float">
            <text:p>212666089.66</text:p>
          </table:table-cell>
          <table:table-cell office:value-type="float" office:value="37593783.66" calcext:value-type="float">
            <text:p>37593783.66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42979545.33" calcext:value-type="float">
            <text:p>42979545.33</text:p>
          </table:table-cell>
          <table:table-cell office:value-type="float" office:value="16.55" calcext:value-type="float">
            <text:p>16.55</text:p>
          </table:table-cell>
          <table:table-cell office:value-type="float" office:value="13.98" calcext:value-type="float">
            <text:p>13.98</text:p>
          </table:table-cell>
          <table:table-cell office:value-type="float" office:value="2.47" calcext:value-type="float">
            <text:p>2.47</text:p>
          </table:table-cell>
          <table:table-cell office:value-type="float" office:value="1.18" calcext:value-type="float">
            <text:p>1.18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mvt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962" calcext:value-type="float">
            <text:p>57962</text:p>
          </table:table-cell>
          <table:table-cell office:value-type="float" office:value="6418" calcext:value-type="float">
            <text:p>6418</text:p>
          </table:table-cell>
          <table:table-cell office:value-type="float" office:value="15508634049.85" calcext:value-type="float">
            <text:p>15508634049.85</text:p>
          </table:table-cell>
          <table:table-cell office:value-type="float" office:value="8187921525.28" calcext:value-type="float">
            <text:p>8187921525.28</text:p>
          </table:table-cell>
          <table:table-cell office:value-type="float" office:value="8643220.14" calcext:value-type="float">
            <text:p>8643220.14</text:p>
          </table:table-cell>
          <table:table-cell office:value-type="float" office:value="344945624.14" calcext:value-type="float">
            <text:p>344945624.14</text:p>
          </table:table-cell>
          <table:table-cell office:value-type="float" office:value="458011168.42" calcext:value-type="float">
            <text:p>458011168.42</text:p>
          </table:table-cell>
          <table:table-cell office:value-type="float" office:value="2988472.42" calcext:value-type="float">
            <text:p>298847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8643220.14" calcext:value-type="float">
            <text:p>8643220.14</text:p>
          </table:table-cell>
          <table:table-cell office:value-type="float" office:value="23.55" calcext:value-type="float">
            <text:p>23.55</text:p>
          </table:table-cell>
          <table:table-cell office:value-type="float" office:value="31.25" calcext:value-type="float">
            <text:p>31.25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155.72" calcext:value-type="float">
            <text:p>155.72</text:p>
          </table:table-cell>
        </table:table-row>
        <table:table-row table:style-name="ro1">
          <table:table-cell/>
          <table:table-cell office:value-type="float" office:value="57964" calcext:value-type="float">
            <text:p>57964</text:p>
          </table:table-cell>
          <table:table-cell office:value-type="float" office:value="10563" calcext:value-type="float">
            <text:p>10563</text:p>
          </table:table-cell>
          <table:table-cell office:value-type="float" office:value="2836182520.76" calcext:value-type="float">
            <text:p>2836182520.76</text:p>
          </table:table-cell>
          <table:table-cell office:value-type="float" office:value="7408723554.38" calcext:value-type="float">
            <text:p>7408723554.38</text:p>
          </table:table-cell>
          <table:table-cell office:value-type="float" office:value="38940736.3" calcext:value-type="float">
            <text:p>38940736.3</text:p>
          </table:table-cell>
          <table:table-cell office:value-type="float" office:value="213996048.69" calcext:value-type="float">
            <text:p>213996048.69</text:p>
          </table:table-cell>
          <table:table-cell office:value-type="float" office:value="172349889.76" calcext:value-type="float">
            <text:p>172349889.76</text:p>
          </table:table-cell>
          <table:table-cell office:value-type="float" office:value="31859986.61" calcext:value-type="float">
            <text:p>31859986.6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38940736.76" calcext:value-type="float">
            <text:p>38940736.76</text:p>
          </table:table-cell>
          <table:table-cell office:value-type="float" office:value="15.78" calcext:value-type="float">
            <text:p>15.78</text:p>
          </table:table-cell>
          <table:table-cell office:value-type="float" office:value="12.72" calcext:value-type="float">
            <text:p>12.72</text:p>
          </table:table-cell>
          <table:table-cell office:value-type="float" office:value="2.4" calcext:value-type="float">
            <text:p>2.4</text:p>
          </table:table-cell>
          <table:table-cell office:value-type="float" office:value="1.22" calcext:value-type="float">
            <text:p>1.22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/>
          <table:table-cell office:value-type="float" office:value="57992" calcext:value-type="float">
            <text:p>57992</text:p>
          </table:table-cell>
          <table:table-cell office:value-type="float" office:value="3441" calcext:value-type="float">
            <text:p>3441</text:p>
          </table:table-cell>
          <table:table-cell office:value-type="float" office:value="14737071268.75" calcext:value-type="float">
            <text:p>14737071268.75</text:p>
          </table:table-cell>
          <table:table-cell office:value-type="float" office:value="7799108715.25" calcext:value-type="float">
            <text:p>7799108715.25</text:p>
          </table:table-cell>
          <table:table-cell office:value-type="float" office:value="8221329.75" calcext:value-type="float">
            <text:p>8221329.75</text:p>
          </table:table-cell>
          <table:table-cell office:value-type="float" office:value="327976844.75" calcext:value-type="float">
            <text:p>327976844.75</text:p>
          </table:table-cell>
          <table:table-cell office:value-type="float" office:value="435057414.5" calcext:value-type="float">
            <text:p>435057414.5</text:p>
          </table:table-cell>
          <table:table-cell office:value-type="float" office:value="3014503.25" calcext:value-type="float">
            <text:p>301450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8221329.75" calcext:value-type="float">
            <text:p>8221329.75</text:p>
          </table:table-cell>
          <table:table-cell office:value-type="float" office:value="24.4" calcext:value-type="float">
            <text:p>24.4</text:p>
          </table:table-cell>
          <table:table-cell office:value-type="float" office:value="32.37" calcext:value-type="float">
            <text:p>32.37</text:p>
          </table:table-cell>
          <table:table-cell office:value-type="float" office:value="0.22" calcext:value-type="float">
            <text:p>0.22</text:p>
          </table:table-cell>
          <table:table-cell office:value-type="float" office:value="0.75" calcext:value-type="float">
            <text:p>0.75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mvt_STANDARD_durbi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691" calcext:value-type="float">
            <text:p>61691</text:p>
          </table:table-cell>
          <table:table-cell office:value-type="float" office:value="10539" calcext:value-type="float">
            <text:p>10539</text:p>
          </table:table-cell>
          <table:table-cell office:value-type="float" office:value="2834789901.46" calcext:value-type="float">
            <text:p>2834789901.46</text:p>
          </table:table-cell>
          <table:table-cell office:value-type="float" office:value="7503933743.61" calcext:value-type="float">
            <text:p>7503933743.61</text:p>
          </table:table-cell>
          <table:table-cell office:value-type="float" office:value="36914678.61" calcext:value-type="float">
            <text:p>36914678.61</text:p>
          </table:table-cell>
          <table:table-cell office:value-type="float" office:value="213794136.61" calcext:value-type="float">
            <text:p>213794136.61</text:p>
          </table:table-cell>
          <table:table-cell office:value-type="float" office:value="177128612.07" calcext:value-type="float">
            <text:p>177128612.07</text:p>
          </table:table-cell>
          <table:table-cell office:value-type="float" office:value="31854506.38" calcext:value-type="float">
            <text:p>31854506.38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36914678.69" calcext:value-type="float">
            <text:p>36914678.69</text:p>
          </table:table-cell>
          <table:table-cell office:value-type="float" office:value="15.77" calcext:value-type="float">
            <text:p>15.77</text:p>
          </table:table-cell>
          <table:table-cell office:value-type="float" office:value="13.08" calcext:value-type="float">
            <text:p>13.08</text:p>
          </table:table-cell>
          <table:table-cell office:value-type="float" office:value="2.32" calcext:value-type="float">
            <text:p>2.32</text:p>
          </table:table-cell>
          <table:table-cell office:value-type="float" office:value="1.2" calcext:value-type="float">
            <text:p>1.2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/>
          <table:table-cell office:value-type="float" office:value="61693" calcext:value-type="float">
            <text:p>61693</text:p>
          </table:table-cell>
          <table:table-cell office:value-type="float" office:value="6565" calcext:value-type="float">
            <text:p>6565</text:p>
          </table:table-cell>
          <table:table-cell office:value-type="float" office:value="1253365417.42" calcext:value-type="float">
            <text:p>1253365417.42</text:p>
          </table:table-cell>
          <table:table-cell office:value-type="float" office:value="4293745755.28" calcext:value-type="float">
            <text:p>4293745755.28</text:p>
          </table:table-cell>
          <table:table-cell office:value-type="float" office:value="12170991.85" calcext:value-type="float">
            <text:p>12170991.85</text:p>
          </table:table-cell>
          <table:table-cell office:value-type="float" office:value="93478568.71" calcext:value-type="float">
            <text:p>93478568.71</text:p>
          </table:table-cell>
          <table:table-cell office:value-type="float" office:value="71121208" calcext:value-type="float">
            <text:p>71121208</text:p>
          </table:table-cell>
          <table:table-cell office:value-type="float" office:value="8168117.14" calcext:value-type="float">
            <text:p>8168117.14</text:p>
          </table:table-cell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170991.85" calcext:value-type="float">
            <text:p>12170991.85</text:p>
          </table:table-cell>
          <table:table-cell office:value-type="float" office:value="6.28" calcext:value-type="float">
            <text:p>6.28</text:p>
          </table:table-cell>
          <table:table-cell office:value-type="float" office:value="4.79" calcext:value-type="float">
            <text:p>4.79</text:p>
          </table:table-cell>
          <table:table-cell office:value-type="float" office:value="0.53" calcext:value-type="float">
            <text:p>0.53</text:p>
          </table:table-cell>
          <table:table-cell office:value-type="float" office:value="1.31" calcext:value-type="float">
            <text:p>1.31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/>
          <table:table-cell office:value-type="float" office:value="61711" calcext:value-type="float">
            <text:p>61711</text:p>
          </table:table-cell>
          <table:table-cell office:value-type="float" office:value="3377" calcext:value-type="float">
            <text:p>3377</text:p>
          </table:table-cell>
          <table:table-cell office:value-type="float" office:value="1164211168.25" calcext:value-type="float">
            <text:p>1164211168.25</text:p>
          </table:table-cell>
          <table:table-cell office:value-type="float" office:value="3920164540" calcext:value-type="float">
            <text:p>3920164540</text:p>
          </table:table-cell>
          <table:table-cell office:value-type="float" office:value="10769751.25" calcext:value-type="float">
            <text:p>10769751.25</text:p>
          </table:table-cell>
          <table:table-cell office:value-type="float" office:value="83178459" calcext:value-type="float">
            <text:p>83178459</text:p>
          </table:table-cell>
          <table:table-cell office:value-type="float" office:value="62736285.25" calcext:value-type="float">
            <text:p>62736285.25</text:p>
          </table:table-cell>
          <table:table-cell office:value-type="float" office:value="7720468.5" calcext:value-type="float">
            <text:p>7720468.5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0769751.25" calcext:value-type="float">
            <text:p>10769751.25</text:p>
          </table:table-cell>
          <table:table-cell office:value-type="float" office:value="6.26" calcext:value-type="float">
            <text:p>6.26</text:p>
          </table:table-cell>
          <table:table-cell office:value-type="float" office:value="4.78" calcext:value-type="float">
            <text:p>4.78</text:p>
          </table:table-cell>
          <table:table-cell office:value-type="float" office:value="0.62" calcext:value-type="float">
            <text:p>0.62</text:p>
          </table:table-cell>
          <table:table-cell office:value-type="float" office:value="1.31" calcext:value-type="float">
            <text:p>1.31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string" calcext:value-type="string">
            <text:p>mvt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278" calcext:value-type="float">
            <text:p>59278</text:p>
          </table:table-cell>
          <table:table-cell office:value-type="float" office:value="10576" calcext:value-type="float">
            <text:p>10576</text:p>
          </table:table-cell>
          <table:table-cell office:value-type="float" office:value="6448679656" calcext:value-type="float">
            <text:p>6448679656</text:p>
          </table:table-cell>
          <table:table-cell office:value-type="float" office:value="8702183590.63" calcext:value-type="float">
            <text:p>8702183590.63</text:p>
          </table:table-cell>
          <table:table-cell office:value-type="float" office:value="106371.9" calcext:value-type="float">
            <text:p>106371.9</text:p>
          </table:table-cell>
          <table:table-cell office:value-type="float" office:value="14328074.36" calcext:value-type="float">
            <text:p>14328074.36</text:p>
          </table:table-cell>
          <table:table-cell office:value-type="float" office:value="14933101" calcext:value-type="float">
            <text:p>14933101</text:p>
          </table:table-cell>
          <table:table-cell office:value-type="float" office:value="3191135.27" calcext:value-type="float">
            <text:p>3191135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06371.9" calcext:value-type="float">
            <text:p>106371.9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21" calcext:value-type="float">
            <text:p>0.21</text:p>
          </table:table-cell>
          <table:table-cell office:value-type="float" office:value="0.96" calcext:value-type="float">
            <text:p>0.9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59280" calcext:value-type="float">
            <text:p>59280</text:p>
          </table:table-cell>
          <table:table-cell office:value-type="float" office:value="10676" calcext:value-type="float">
            <text:p>10676</text:p>
          </table:table-cell>
          <table:table-cell office:value-type="float" office:value="3072761422.83" calcext:value-type="float">
            <text:p>3072761422.83</text:p>
          </table:table-cell>
          <table:table-cell office:value-type="float" office:value="8102358365.83" calcext:value-type="float">
            <text:p>8102358365.83</text:p>
          </table:table-cell>
          <table:table-cell office:value-type="float" office:value="39767544.75" calcext:value-type="float">
            <text:p>39767544.75</text:p>
          </table:table-cell>
          <table:table-cell office:value-type="float" office:value="231814492.66" calcext:value-type="float">
            <text:p>231814492.66</text:p>
          </table:table-cell>
          <table:table-cell office:value-type="float" office:value="194912740.66" calcext:value-type="float">
            <text:p>194912740.66</text:p>
          </table:table-cell>
          <table:table-cell office:value-type="float" office:value="34564696.91" calcext:value-type="float">
            <text:p>34564696.91</text:p>
          </table:table-cell>
          <table:table-cell office:value-type="float" office:value="37.75" calcext:value-type="float">
            <text:p>37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39767545.16" calcext:value-type="float">
            <text:p>39767545.16</text:p>
          </table:table-cell>
          <table:table-cell office:value-type="float" office:value="17.28" calcext:value-type="float">
            <text:p>17.28</text:p>
          </table:table-cell>
          <table:table-cell office:value-type="float" office:value="14.53" calcext:value-type="float">
            <text:p>14.53</text:p>
          </table:table-cell>
          <table:table-cell office:value-type="float" office:value="2.51" calcext:value-type="float">
            <text:p>2.51</text:p>
          </table:table-cell>
          <table:table-cell office:value-type="float" office:value="1.18" calcext:value-type="float">
            <text:p>1.1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/>
          <table:table-cell office:value-type="float" office:value="59298" calcext:value-type="float">
            <text:p>59298</text:p>
          </table:table-cell>
          <table:table-cell office:value-type="float" office:value="1004" calcext:value-type="float">
            <text:p>1004</text:p>
          </table:table-cell>
          <table:table-cell office:value-type="float" office:value="6827775348" calcext:value-type="float">
            <text:p>6827775348</text:p>
          </table:table-cell>
          <table:table-cell office:value-type="float" office:value="9169289869" calcext:value-type="float">
            <text:p>9169289869</text:p>
          </table:table-cell>
          <table:table-cell office:value-type="float" office:value="126004" calcext:value-type="float">
            <text:p>126004</text:p>
          </table:table-cell>
          <table:table-cell office:value-type="float" office:value="16708358" calcext:value-type="float">
            <text:p>16708358</text:p>
          </table:table-cell>
          <table:table-cell office:value-type="float" office:value="18566105" calcext:value-type="float">
            <text:p>18566105</text:p>
          </table:table-cell>
          <table:table-cell office:value-type="float" office:value="31621" calcext:value-type="float">
            <text:p>316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6004" calcext:value-type="float">
            <text:p>126004</text:p>
          </table:table-cell>
          <table:table-cell office:value-type="float" office:value="1.06" calcext:value-type="float">
            <text:p>1.06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587.14" calcext:value-type="float">
            <text:p>587.14</text:p>
          </table:table-cell>
        </table:table-row>
        <table:table-row table:style-name="ro1">
          <table:table-cell office:value-type="string" calcext:value-type="string">
            <text:p>mvt_STANDARD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750" calcext:value-type="float">
            <text:p>59750</text:p>
          </table:table-cell>
          <table:table-cell office:value-type="float" office:value="14894" calcext:value-type="float">
            <text:p>14894</text:p>
          </table:table-cell>
          <table:table-cell office:value-type="float" office:value="2859675683.64" calcext:value-type="float">
            <text:p>2859675683.64</text:p>
          </table:table-cell>
          <table:table-cell office:value-type="float" office:value="7936577850.58" calcext:value-type="float">
            <text:p>7936577850.58</text:p>
          </table:table-cell>
          <table:table-cell office:value-type="float" office:value="11733968.23" calcext:value-type="float">
            <text:p>11733968.23</text:p>
          </table:table-cell>
          <table:table-cell office:value-type="float" office:value="320613934.94" calcext:value-type="float">
            <text:p>320613934.94</text:p>
          </table:table-cell>
          <table:table-cell office:value-type="float" office:value="318227709.52" calcext:value-type="float">
            <text:p>318227709.52</text:p>
          </table:table-cell>
          <table:table-cell office:value-type="float" office:value="9285062.35" calcext:value-type="float">
            <text:p>9285062.3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733968.23" calcext:value-type="float">
            <text:p>11733968.23</text:p>
          </table:table-cell>
          <table:table-cell office:value-type="float" office:value="22.2" calcext:value-type="float">
            <text:p>22.2</text:p>
          </table:table-cell>
          <table:table-cell office:value-type="float" office:value="22.04" calcext:value-type="float">
            <text:p>22.04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226.6" calcext:value-type="float">
            <text:p>226.6</text:p>
          </table:table-cell>
        </table:table-row>
        <table:table-row table:style-name="ro1">
          <table:table-cell/>
          <table:table-cell office:value-type="float" office:value="59752" calcext:value-type="float">
            <text:p>59752</text:p>
          </table:table-cell>
          <table:table-cell office:value-type="float" office:value="10805" calcext:value-type="float">
            <text:p>10805</text:p>
          </table:table-cell>
          <table:table-cell office:value-type="float" office:value="3349043289.63" calcext:value-type="float">
            <text:p>3349043289.63</text:p>
          </table:table-cell>
          <table:table-cell office:value-type="float" office:value="8828203304.36" calcext:value-type="float">
            <text:p>8828203304.36</text:p>
          </table:table-cell>
          <table:table-cell office:value-type="float" office:value="46043146.45" calcext:value-type="float">
            <text:p>46043146.45</text:p>
          </table:table-cell>
          <table:table-cell office:value-type="float" office:value="252880802.27" calcext:value-type="float">
            <text:p>252880802.27</text:p>
          </table:table-cell>
          <table:table-cell office:value-type="float" office:value="208452243.36" calcext:value-type="float">
            <text:p>208452243.36</text:p>
          </table:table-cell>
          <table:table-cell office:value-type="float" office:value="37739514.81" calcext:value-type="float">
            <text:p>37739514.81</text:p>
          </table:table-cell>
          <table:table-cell office:value-type="float" office:value="25588634240511.3" calcext:value-type="float">
            <text:p>25588634240511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6043145.81" calcext:value-type="float">
            <text:p>46043145.81</text:p>
          </table:table-cell>
          <table:table-cell office:value-type="float" office:value="16.45" calcext:value-type="float">
            <text:p>16.45</text:p>
          </table:table-cell>
          <table:table-cell office:value-type="float" office:value="13.56" calcext:value-type="float">
            <text:p>13.56</text:p>
          </table:table-cell>
          <table:table-cell office:value-type="float" office:value="2.45" calcext:value-type="float">
            <text:p>2.45</text:p>
          </table:table-cell>
          <table:table-cell office:value-type="float" office:value="1.21" calcext:value-type="float">
            <text:p>1.21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/>
          <table:table-cell office:value-type="float" office:value="59770" calcext:value-type="float">
            <text:p>59770</text:p>
          </table:table-cell>
          <table:table-cell office:value-type="float" office:value="3754" calcext:value-type="float">
            <text:p>3754</text:p>
          </table:table-cell>
          <table:table-cell office:value-type="float" office:value="3214827108" calcext:value-type="float">
            <text:p>3214827108</text:p>
          </table:table-cell>
          <table:table-cell office:value-type="float" office:value="8458193353.5" calcext:value-type="float">
            <text:p>8458193353.5</text:p>
          </table:table-cell>
          <table:table-cell office:value-type="float" office:value="43489204" calcext:value-type="float">
            <text:p>43489204</text:p>
          </table:table-cell>
          <table:table-cell office:value-type="float" office:value="238427406.5" calcext:value-type="float">
            <text:p>238427406.5</text:p>
          </table:table-cell>
          <table:table-cell office:value-type="float" office:value="200741814.75" calcext:value-type="float">
            <text:p>200741814.75</text:p>
          </table:table-cell>
          <table:table-cell office:value-type="float" office:value="35537660.5" calcext:value-type="float">
            <text:p>35537660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43489205" calcext:value-type="float">
            <text:p>43489205</text:p>
          </table:table-cell>
          <table:table-cell office:value-type="float" office:value="16.3" calcext:value-type="float">
            <text:p>16.3</text:p>
          </table:table-cell>
          <table:table-cell office:value-type="float" office:value="13.72" calcext:value-type="float">
            <text:p>13.72</text:p>
          </table:table-cell>
          <table:table-cell office:value-type="float" office:value="2.42" calcext:value-type="float">
            <text:p>2.42</text:p>
          </table:table-cell>
          <table:table-cell office:value-type="float" office:value="1.18" calcext:value-type="float">
            <text:p>1.18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mvt_STANDARD_gramschmid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783" calcext:value-type="float">
            <text:p>61783</text:p>
          </table:table-cell>
          <table:table-cell office:value-type="float" office:value="10762" calcext:value-type="float">
            <text:p>10762</text:p>
          </table:table-cell>
          <table:table-cell office:value-type="float" office:value="3349710223.09" calcext:value-type="float">
            <text:p>3349710223.09</text:p>
          </table:table-cell>
          <table:table-cell office:value-type="float" office:value="8927963835.9" calcext:value-type="float">
            <text:p>8927963835.9</text:p>
          </table:table-cell>
          <table:table-cell office:value-type="float" office:value="44674812.18" calcext:value-type="float">
            <text:p>44674812.18</text:p>
          </table:table-cell>
          <table:table-cell office:value-type="float" office:value="252752597.63" calcext:value-type="float">
            <text:p>252752597.63</text:p>
          </table:table-cell>
          <table:table-cell office:value-type="float" office:value="223268497.72" calcext:value-type="float">
            <text:p>223268497.72</text:p>
          </table:table-cell>
          <table:table-cell office:value-type="float" office:value="37641450.45" calcext:value-type="float">
            <text:p>3764145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4674811.63" calcext:value-type="float">
            <text:p>44674811.63</text:p>
          </table:table-cell>
          <table:table-cell office:value-type="float" office:value="16.48" calcext:value-type="float">
            <text:p>16.48</text:p>
          </table:table-cell>
          <table:table-cell office:value-type="float" office:value="14.56" calcext:value-type="float">
            <text:p>14.56</text:p>
          </table:table-cell>
          <table:table-cell office:value-type="float" office:value="2.45" calcext:value-type="float">
            <text:p>2.45</text:p>
          </table:table-cell>
          <table:table-cell office:value-type="float" office:value="1.13" calcext:value-type="float">
            <text:p>1.13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/>
          <table:table-cell office:value-type="float" office:value="61785" calcext:value-type="float">
            <text:p>61785</text:p>
          </table:table-cell>
          <table:table-cell office:value-type="float" office:value="13125" calcext:value-type="float">
            <text:p>13125</text:p>
          </table:table-cell>
          <table:table-cell office:value-type="float" office:value="971478242.53" calcext:value-type="float">
            <text:p>971478242.53</text:p>
          </table:table-cell>
          <table:table-cell office:value-type="float" office:value="5320420986.66" calcext:value-type="float">
            <text:p>5320420986.66</text:p>
          </table:table-cell>
          <table:table-cell office:value-type="float" office:value="56926941.93" calcext:value-type="float">
            <text:p>56926941.93</text:p>
          </table:table-cell>
          <table:table-cell office:value-type="float" office:value="183027310.86" calcext:value-type="float">
            <text:p>183027310.86</text:p>
          </table:table-cell>
          <table:table-cell office:value-type="float" office:value="182105722.8" calcext:value-type="float">
            <text:p>182105722.8</text:p>
          </table:table-cell>
          <table:table-cell office:value-type="float" office:value="1423857.93" calcext:value-type="float">
            <text:p>1423857.93</text:p>
          </table:table-cell>
          <table:table-cell office:value-type="float" office:value="35.53" calcext:value-type="float">
            <text:p>35.5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6926942.26" calcext:value-type="float">
            <text:p>56926942.26</text:p>
          </table:table-cell>
          <table:table-cell office:value-type="float" office:value="12.89" calcext:value-type="float">
            <text:p>12.89</text:p>
          </table:table-cell>
          <table:table-cell office:value-type="float" office:value="12.82" calcext:value-type="float">
            <text:p>12.82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1468.4" calcext:value-type="float">
            <text:p>1468.4</text:p>
          </table:table-cell>
        </table:table-row>
        <table:table-row table:style-name="ro1">
          <table:table-cell/>
          <table:table-cell office:value-type="float" office:value="61803" calcext:value-type="float">
            <text:p>61803</text:p>
          </table:table-cell>
          <table:table-cell office:value-type="float" office:value="1989" calcext:value-type="float">
            <text:p>1989</text:p>
          </table:table-cell>
          <table:table-cell office:value-type="float" office:value="3477121787.5" calcext:value-type="float">
            <text:p>3477121787.5</text:p>
          </table:table-cell>
          <table:table-cell office:value-type="float" office:value="9172987568" calcext:value-type="float">
            <text:p>9172987568</text:p>
          </table:table-cell>
          <table:table-cell office:value-type="float" office:value="44323581" calcext:value-type="float">
            <text:p>44323581</text:p>
          </table:table-cell>
          <table:table-cell office:value-type="float" office:value="252459443.5" calcext:value-type="float">
            <text:p>252459443.5</text:p>
          </table:table-cell>
          <table:table-cell office:value-type="float" office:value="219504114" calcext:value-type="float">
            <text:p>219504114</text:p>
          </table:table-cell>
          <table:table-cell office:value-type="float" office:value="37559281" calcext:value-type="float">
            <text:p>37559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4323580" calcext:value-type="float">
            <text:p>44323580</text:p>
          </table:table-cell>
          <table:table-cell office:value-type="float" office:value="16.25" calcext:value-type="float">
            <text:p>16.25</text:p>
          </table:table-cell>
          <table:table-cell office:value-type="float" office:value="14.13" calcext:value-type="float">
            <text:p>14.13</text:p>
          </table:table-cell>
          <table:table-cell office:value-type="float" office:value="2.41" calcext:value-type="float">
            <text:p>2.41</text:p>
          </table:table-cell>
          <table:table-cell office:value-type="float" office:value="1.15" calcext:value-type="float">
            <text:p>1.15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mvt_STANDARD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869" calcext:value-type="float">
            <text:p>61869</text:p>
          </table:table-cell>
          <table:table-cell office:value-type="float" office:value="10885" calcext:value-type="float">
            <text:p>10885</text:p>
          </table:table-cell>
          <table:table-cell office:value-type="float" office:value="3350554185" calcext:value-type="float">
            <text:p>3350554185</text:p>
          </table:table-cell>
          <table:table-cell office:value-type="float" office:value="8887906201.54" calcext:value-type="float">
            <text:p>8887906201.54</text:p>
          </table:table-cell>
          <table:table-cell office:value-type="float" office:value="45329853.27" calcext:value-type="float">
            <text:p>45329853.27</text:p>
          </table:table-cell>
          <table:table-cell office:value-type="float" office:value="252864996.81" calcext:value-type="float">
            <text:p>252864996.81</text:p>
          </table:table-cell>
          <table:table-cell office:value-type="float" office:value="209642007.27" calcext:value-type="float">
            <text:p>209642007.27</text:p>
          </table:table-cell>
          <table:table-cell office:value-type="float" office:value="37779485" calcext:value-type="float">
            <text:p>37779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5329853.45" calcext:value-type="float">
            <text:p>45329853.45</text:p>
          </table:table-cell>
          <table:table-cell office:value-type="float" office:value="16.33" calcext:value-type="float">
            <text:p>16.33</text:p>
          </table:table-cell>
          <table:table-cell office:value-type="float" office:value="13.54" calcext:value-type="float">
            <text:p>13.54</text:p>
          </table:table-cell>
          <table:table-cell office:value-type="float" office:value="2.44" calcext:value-type="float">
            <text:p>2.44</text:p>
          </table:table-cell>
          <table:table-cell office:value-type="float" office:value="1.2" calcext:value-type="float">
            <text:p>1.2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/>
          <table:table-cell office:value-type="float" office:value="61871" calcext:value-type="float">
            <text:p>61871</text:p>
          </table:table-cell>
          <table:table-cell office:value-type="float" office:value="15766" calcext:value-type="float">
            <text:p>15766</text:p>
          </table:table-cell>
          <table:table-cell office:value-type="float" office:value="19206908816.88" calcext:value-type="float">
            <text:p>19206908816.88</text:p>
          </table:table-cell>
          <table:table-cell office:value-type="float" office:value="7946417705.66" calcext:value-type="float">
            <text:p>7946417705.66</text:p>
          </table:table-cell>
          <table:table-cell office:value-type="float" office:value="3429980.11" calcext:value-type="float">
            <text:p>3429980.11</text:p>
          </table:table-cell>
          <table:table-cell office:value-type="float" office:value="300373597.66" calcext:value-type="float">
            <text:p>300373597.66</text:p>
          </table:table-cell>
          <table:table-cell office:value-type="float" office:value="300406863.83" calcext:value-type="float">
            <text:p>300406863.83</text:p>
          </table:table-cell>
          <table:table-cell office:value-type="float" office:value="9791797.61" calcext:value-type="float">
            <text:p>9791797.61</text:p>
          </table:table-cell>
          <table:table-cell office:value-type="float" office:value="42.38" calcext:value-type="float">
            <text:p>42.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3429980.11" calcext:value-type="float">
            <text:p>3429980.11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/>
          <table:table-cell office:value-type="float" office:value="61889" calcext:value-type="float">
            <text:p>61889</text:p>
          </table:table-cell>
          <table:table-cell office:value-type="float" office:value="4649" calcext:value-type="float">
            <text:p>4649</text:p>
          </table:table-cell>
          <table:table-cell office:value-type="float" office:value="3158994460.2" calcext:value-type="float">
            <text:p>3158994460.2</text:p>
          </table:table-cell>
          <table:table-cell office:value-type="float" office:value="8405082210.8" calcext:value-type="float">
            <text:p>8405082210.8</text:p>
          </table:table-cell>
          <table:table-cell office:value-type="float" office:value="42015688.2" calcext:value-type="float">
            <text:p>42015688.2</text:p>
          </table:table-cell>
          <table:table-cell office:value-type="float" office:value="233560267.4" calcext:value-type="float">
            <text:p>233560267.4</text:p>
          </table:table-cell>
          <table:table-cell office:value-type="float" office:value="204026628.2" calcext:value-type="float">
            <text:p>204026628.2</text:p>
          </table:table-cell>
          <table:table-cell office:value-type="float" office:value="35129073.2" calcext:value-type="float">
            <text:p>3512907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2015688" calcext:value-type="float">
            <text:p>42015688</text:p>
          </table:table-cell>
          <table:table-cell office:value-type="float" office:value="16.14" calcext:value-type="float">
            <text:p>16.14</text:p>
          </table:table-cell>
          <table:table-cell office:value-type="float" office:value="14.1" calcext:value-type="float">
            <text:p>14.1</text:p>
          </table:table-cell>
          <table:table-cell office:value-type="float" office:value="2.42" calcext:value-type="float">
            <text:p>2.42</text:p>
          </table:table-cell>
          <table:table-cell office:value-type="float" office:value="1.14" calcext:value-type="float">
            <text:p>1.14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syr2k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101" calcext:value-type="float">
            <text:p>55101</text:p>
          </table:table-cell>
          <table:table-cell office:value-type="float" office:value="11665" calcext:value-type="float">
            <text:p>11665</text:p>
          </table:table-cell>
          <table:table-cell office:value-type="float" office:value="3056529278.91" calcext:value-type="float">
            <text:p>3056529278.91</text:p>
          </table:table-cell>
          <table:table-cell office:value-type="float" office:value="8706260811.58" calcext:value-type="float">
            <text:p>8706260811.58</text:p>
          </table:table-cell>
          <table:table-cell office:value-type="float" office:value="10790024.58" calcext:value-type="float">
            <text:p>10790024.58</text:p>
          </table:table-cell>
          <table:table-cell office:value-type="float" office:value="364234162.83" calcext:value-type="float">
            <text:p>364234162.83</text:p>
          </table:table-cell>
          <table:table-cell office:value-type="float" office:value="360837592.75" calcext:value-type="float">
            <text:p>360837592.75</text:p>
          </table:table-cell>
          <table:table-cell office:value-type="float" office:value="10588905.16" calcext:value-type="float">
            <text:p>10588905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0790024.58" calcext:value-type="float">
            <text:p>10790024.58</text:p>
          </table:table-cell>
          <table:table-cell office:value-type="float" office:value="23.85" calcext:value-type="float">
            <text:p>23.85</text:p>
          </table:table-cell>
          <table:table-cell office:value-type="float" office:value="23.63" calcext:value-type="float">
            <text:p>23.63</text:p>
          </table:table-cell>
          <table:table-cell office:value-type="float" office:value="0.69" calcext:value-type="float">
            <text:p>0.69</text:p>
          </table:table-cell>
          <table:table-cell office:value-type="float" office:value="1.01" calcext:value-type="float">
            <text:p>1.01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/>
          <table:table-cell office:value-type="float" office:value="55103" calcext:value-type="float">
            <text:p>55103</text:p>
          </table:table-cell>
          <table:table-cell office:value-type="float" office:value="15599" calcext:value-type="float">
            <text:p>15599</text:p>
          </table:table-cell>
          <table:table-cell office:value-type="float" office:value="15553348437.27" calcext:value-type="float">
            <text:p>15553348437.27</text:p>
          </table:table-cell>
          <table:table-cell office:value-type="float" office:value="7876385831.11" calcext:value-type="float">
            <text:p>7876385831.11</text:p>
          </table:table-cell>
          <table:table-cell office:value-type="float" office:value="2616419.38" calcext:value-type="float">
            <text:p>2616419.38</text:p>
          </table:table-cell>
          <table:table-cell office:value-type="float" office:value="340339345.44" calcext:value-type="float">
            <text:p>340339345.44</text:p>
          </table:table-cell>
          <table:table-cell office:value-type="float" office:value="309456643.61" calcext:value-type="float">
            <text:p>309456643.61</text:p>
          </table:table-cell>
          <table:table-cell office:value-type="float" office:value="47579019.33" calcext:value-type="float">
            <text:p>47579019.33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2616419.38" calcext:value-type="float">
            <text:p>2616419.38</text:p>
          </table:table-cell>
          <table:table-cell office:value-type="float" office:value="24.19" calcext:value-type="float">
            <text:p>24.19</text:p>
          </table:table-cell>
          <table:table-cell office:value-type="float" office:value="21.99" calcext:value-type="float">
            <text:p>21.99</text:p>
          </table:table-cell>
          <table:table-cell office:value-type="float" office:value="3.33" calcext:value-type="float">
            <text:p>3.33</text:p>
          </table:table-cell>
          <table:table-cell office:value-type="float" office:value="1.1" calcext:value-type="float">
            <text:p>1.1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float" office:value="55121" calcext:value-type="float">
            <text:p>55121</text:p>
          </table:table-cell>
          <table:table-cell office:value-type="float" office:value="3438" calcext:value-type="float">
            <text:p>3438</text:p>
          </table:table-cell>
          <table:table-cell office:value-type="float" office:value="2809803723.75" calcext:value-type="float">
            <text:p>2809803723.75</text:p>
          </table:table-cell>
          <table:table-cell office:value-type="float" office:value="7738104884" calcext:value-type="float">
            <text:p>7738104884</text:p>
          </table:table-cell>
          <table:table-cell office:value-type="float" office:value="9667890.5" calcext:value-type="float">
            <text:p>9667890.5</text:p>
          </table:table-cell>
          <table:table-cell office:value-type="float" office:value="321190010.75" calcext:value-type="float">
            <text:p>321190010.75</text:p>
          </table:table-cell>
          <table:table-cell office:value-type="float" office:value="315884790" calcext:value-type="float">
            <text:p>315884790</text:p>
          </table:table-cell>
          <table:table-cell office:value-type="float" office:value="8618541.75" calcext:value-type="float">
            <text:p>861854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9667890.5" calcext:value-type="float">
            <text:p>9667890.5</text:p>
          </table:table-cell>
          <table:table-cell office:value-type="float" office:value="24.08" calcext:value-type="float">
            <text:p>24.08</text:p>
          </table:table-cell>
          <table:table-cell office:value-type="float" office:value="23.69" calcext:value-type="float">
            <text:p>23.69</text:p>
          </table:table-cell>
          <table:table-cell office:value-type="float" office:value="0.64" calcext:value-type="float">
            <text:p>0.64</text:p>
          </table:table-cell>
          <table:table-cell office:value-type="float" office:value="1.01" calcext:value-type="float">
            <text:p>1.01</text:p>
          </table:table-cell>
          <table:table-cell office:value-type="float" office:value="36.65" calcext:value-type="float">
            <text:p>36.65</text:p>
          </table:table-cell>
        </table:table-row>
        <table:table-row table:style-name="ro1">
          <table:table-cell office:value-type="string" calcext:value-type="string">
            <text:p>syr2k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721" calcext:value-type="float">
            <text:p>55721</text:p>
          </table:table-cell>
          <table:table-cell office:value-type="float" office:value="16925" calcext:value-type="float">
            <text:p>16925</text:p>
          </table:table-cell>
          <table:table-cell office:value-type="float" office:value="2721323211.26" calcext:value-type="float">
            <text:p>2721323211.26</text:p>
          </table:table-cell>
          <table:table-cell office:value-type="float" office:value="8063028131.94" calcext:value-type="float">
            <text:p>8063028131.94</text:p>
          </table:table-cell>
          <table:table-cell office:value-type="float" office:value="8802724.36" calcext:value-type="float">
            <text:p>8802724.36</text:p>
          </table:table-cell>
          <table:table-cell office:value-type="float" office:value="344375664.73" calcext:value-type="float">
            <text:p>344375664.73</text:p>
          </table:table-cell>
          <table:table-cell office:value-type="float" office:value="341833562.31" calcext:value-type="float">
            <text:p>341833562.31</text:p>
          </table:table-cell>
          <table:table-cell office:value-type="float" office:value="10246750.1" calcext:value-type="float">
            <text:p>10246750.1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8802724.36" calcext:value-type="float">
            <text:p>8802724.36</text:p>
          </table:table-cell>
          <table:table-cell office:value-type="float" office:value="23.56" calcext:value-type="float">
            <text:p>23.56</text:p>
          </table:table-cell>
          <table:table-cell office:value-type="float" office:value="23.39" calcext:value-type="float">
            <text:p>23.39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55723" calcext:value-type="float">
            <text:p>55723</text:p>
          </table:table-cell>
          <table:table-cell office:value-type="float" office:value="15745" calcext:value-type="float">
            <text:p>15745</text:p>
          </table:table-cell>
          <table:table-cell office:value-type="float" office:value="17500262623.68" calcext:value-type="float">
            <text:p>17500262623.68</text:p>
          </table:table-cell>
          <table:table-cell office:value-type="float" office:value="8868538616.68" calcext:value-type="float">
            <text:p>8868538616.68</text:p>
          </table:table-cell>
          <table:table-cell office:value-type="float" office:value="2929918.75" calcext:value-type="float">
            <text:p>2929918.75</text:p>
          </table:table-cell>
          <table:table-cell office:value-type="float" office:value="380244131.37" calcext:value-type="float">
            <text:p>380244131.37</text:p>
          </table:table-cell>
          <table:table-cell office:value-type="float" office:value="348255106.12" calcext:value-type="float">
            <text:p>348255106.12</text:p>
          </table:table-cell>
          <table:table-cell office:value-type="float" office:value="54483145.56" calcext:value-type="float">
            <text:p>54483145.56</text:p>
          </table:table-cell>
          <table:table-cell office:value-type="float" office:value="51.75" calcext:value-type="float">
            <text:p>51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2929918.75" calcext:value-type="float">
            <text:p>2929918.75</text:p>
          </table:table-cell>
          <table:table-cell office:value-type="float" office:value="24.66" calcext:value-type="float">
            <text:p>24.66</text:p>
          </table:table-cell>
          <table:table-cell office:value-type="float" office:value="22.59" calcext:value-type="float">
            <text:p>22.59</text:p>
          </table:table-cell>
          <table:table-cell office:value-type="float" office:value="3.53" calcext:value-type="float">
            <text:p>3.53</text:p>
          </table:table-cell>
          <table:table-cell office:value-type="float" office:value="1.09" calcext:value-type="float">
            <text:p>1.09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/>
          <table:table-cell office:value-type="float" office:value="55741" calcext:value-type="float">
            <text:p>55741</text:p>
          </table:table-cell>
          <table:table-cell office:value-type="float" office:value="783" calcext:value-type="float">
            <text:p>783</text:p>
          </table:table-cell>
          <table:table-cell office:value-type="float" office:value="13445772403" calcext:value-type="float">
            <text:p>13445772403</text:p>
          </table:table-cell>
          <table:table-cell office:value-type="float" office:value="6926287673" calcext:value-type="float">
            <text:p>6926287673</text:p>
          </table:table-cell>
          <table:table-cell office:value-type="float" office:value="1746466" calcext:value-type="float">
            <text:p>1746466</text:p>
          </table:table-cell>
          <table:table-cell office:value-type="float" office:value="288375964" calcext:value-type="float">
            <text:p>288375964</text:p>
          </table:table-cell>
          <table:table-cell office:value-type="float" office:value="266182472" calcext:value-type="float">
            <text:p>266182472</text:p>
          </table:table-cell>
          <table:table-cell office:value-type="float" office:value="46535655" calcext:value-type="float">
            <text:p>46535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1746466" calcext:value-type="float">
            <text:p>1746466</text:p>
          </table:table-cell>
          <table:table-cell office:value-type="float" office:value="23.57" calcext:value-type="float">
            <text:p>23.57</text:p>
          </table:table-cell>
          <table:table-cell office:value-type="float" office:value="21.75" calcext:value-type="float">
            <text:p>21.75</text:p>
          </table:table-cell>
          <table:table-cell office:value-type="float" office:value="3.8" calcext:value-type="float">
            <text:p>3.8</text:p>
          </table:table-cell>
          <table:table-cell office:value-type="float" office:value="1.08" calcext:value-type="float">
            <text:p>1.08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syr2k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294" calcext:value-type="float">
            <text:p>57294</text:p>
          </table:table-cell>
          <table:table-cell office:value-type="float" office:value="84087" calcext:value-type="float">
            <text:p>84087</text:p>
          </table:table-cell>
          <table:table-cell office:value-type="float" office:value="8407636224.08" calcext:value-type="float">
            <text:p>8407636224.08</text:p>
          </table:table-cell>
          <table:table-cell office:value-type="float" office:value="6012816465.69" calcext:value-type="float">
            <text:p>6012816465.69</text:p>
          </table:table-cell>
          <table:table-cell office:value-type="float" office:value="177889.73" calcext:value-type="float">
            <text:p>177889.73</text:p>
          </table:table-cell>
          <table:table-cell office:value-type="float" office:value="16694500.28" calcext:value-type="float">
            <text:p>16694500.28</text:p>
          </table:table-cell>
          <table:table-cell office:value-type="float" office:value="26227797.36" calcext:value-type="float">
            <text:p>26227797.36</text:p>
          </table:table-cell>
          <table:table-cell office:value-type="float" office:value="4786561.02" calcext:value-type="float">
            <text:p>4786561.02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889.73" calcext:value-type="float">
            <text:p>177889.73</text:p>
          </table:table-cell>
          <table:table-cell office:value-type="float" office:value="1.12" calcext:value-type="float">
            <text:p>1.12</text:p>
          </table:table-cell>
          <table:table-cell office:value-type="float" office:value="1.76" calcext:value-type="float">
            <text:p>1.76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1">
          <table:table-cell/>
          <table:table-cell office:value-type="float" office:value="57296" calcext:value-type="float">
            <text:p>57296</text:p>
          </table:table-cell>
          <table:table-cell office:value-type="float" office:value="15349" calcext:value-type="float">
            <text:p>15349</text:p>
          </table:table-cell>
          <table:table-cell office:value-type="float" office:value="17492898333.37" calcext:value-type="float">
            <text:p>17492898333.37</text:p>
          </table:table-cell>
          <table:table-cell office:value-type="float" office:value="8772227457" calcext:value-type="float">
            <text:p>8772227457</text:p>
          </table:table-cell>
          <table:table-cell office:value-type="float" office:value="2965961.18" calcext:value-type="float">
            <text:p>2965961.18</text:p>
          </table:table-cell>
          <table:table-cell office:value-type="float" office:value="377734108.37" calcext:value-type="float">
            <text:p>377734108.37</text:p>
          </table:table-cell>
          <table:table-cell office:value-type="float" office:value="347882999.68" calcext:value-type="float">
            <text:p>347882999.68</text:p>
          </table:table-cell>
          <table:table-cell office:value-type="float" office:value="40334435.75" calcext:value-type="float">
            <text:p>40334435.7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2965961.18" calcext:value-type="float">
            <text:p>2965961.18</text:p>
          </table:table-cell>
          <table:table-cell office:value-type="float" office:value="24.97" calcext:value-type="float">
            <text:p>24.97</text:p>
          </table:table-cell>
          <table:table-cell office:value-type="float" office:value="23" calcext:value-type="float">
            <text:p>23</text:p>
          </table:table-cell>
          <table:table-cell office:value-type="float" office:value="2.66" calcext:value-type="float">
            <text:p>2.66</text:p>
          </table:table-cell>
          <table:table-cell office:value-type="float" office:value="1.09" calcext:value-type="float">
            <text:p>1.09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/>
          <table:table-cell office:value-type="float" office:value="57316" calcext:value-type="float">
            <text:p>57316</text:p>
          </table:table-cell>
          <table:table-cell office:value-type="float" office:value="15986" calcext:value-type="float">
            <text:p>15986</text:p>
          </table:table-cell>
          <table:table-cell office:value-type="float" office:value="17505831873.12" calcext:value-type="float">
            <text:p>17505831873.12</text:p>
          </table:table-cell>
          <table:table-cell office:value-type="float" office:value="8910742469.37" calcext:value-type="float">
            <text:p>8910742469.37</text:p>
          </table:table-cell>
          <table:table-cell office:value-type="float" office:value="2300728.75" calcext:value-type="float">
            <text:p>2300728.75</text:p>
          </table:table-cell>
          <table:table-cell office:value-type="float" office:value="374152017.25" calcext:value-type="float">
            <text:p>374152017.25</text:p>
          </table:table-cell>
          <table:table-cell office:value-type="float" office:value="347156404.68" calcext:value-type="float">
            <text:p>347156404.68</text:p>
          </table:table-cell>
          <table:table-cell office:value-type="float" office:value="52143057.06" calcext:value-type="float">
            <text:p>52143057.06</text:p>
          </table:table-cell>
          <table:table-cell office:value-type="float" office:value="46.87" calcext:value-type="float">
            <text:p>46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2300728.75" calcext:value-type="float">
            <text:p>2300728.75</text:p>
          </table:table-cell>
          <table:table-cell office:value-type="float" office:value="23.96" calcext:value-type="float">
            <text:p>23.96</text:p>
          </table:table-cell>
          <table:table-cell office:value-type="float" office:value="22.23" calcext:value-type="float">
            <text:p>22.23</text:p>
          </table:table-cell>
          <table:table-cell office:value-type="float" office:value="3.33" calcext:value-type="float">
            <text:p>3.33</text:p>
          </table:table-cell>
          <table:table-cell office:value-type="float" office:value="1.08" calcext:value-type="float">
            <text:p>1.08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/>
          <table:table-cell office:value-type="float" office:value="57324" calcext:value-type="float">
            <text:p>57324</text:p>
          </table:table-cell>
          <table:table-cell office:value-type="float" office:value="15823" calcext:value-type="float">
            <text:p>15823</text:p>
          </table:table-cell>
          <table:table-cell office:value-type="float" office:value="17501008432" calcext:value-type="float">
            <text:p>17501008432</text:p>
          </table:table-cell>
          <table:table-cell office:value-type="float" office:value="8932678120.43" calcext:value-type="float">
            <text:p>8932678120.43</text:p>
          </table:table-cell>
          <table:table-cell office:value-type="float" office:value="2341131.18" calcext:value-type="float">
            <text:p>2341131.18</text:p>
          </table:table-cell>
          <table:table-cell office:value-type="float" office:value="376854902.68" calcext:value-type="float">
            <text:p>376854902.68</text:p>
          </table:table-cell>
          <table:table-cell office:value-type="float" office:value="347690514.37" calcext:value-type="float">
            <text:p>347690514.37</text:p>
          </table:table-cell>
          <table:table-cell office:value-type="float" office:value="51537806.93" calcext:value-type="float">
            <text:p>51537806.9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2341131.18" calcext:value-type="float">
            <text:p>2341131.18</text:p>
          </table:table-cell>
          <table:table-cell office:value-type="float" office:value="24.35" calcext:value-type="float">
            <text:p>24.35</text:p>
          </table:table-cell>
          <table:table-cell office:value-type="float" office:value="22.47" calcext:value-type="float">
            <text:p>22.47</text:p>
          </table:table-cell>
          <table:table-cell office:value-type="float" office:value="3.33" calcext:value-type="float">
            <text:p>3.33</text:p>
          </table:table-cell>
          <table:table-cell office:value-type="float" office:value="1.08" calcext:value-type="float">
            <text:p>1.08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/>
          <table:table-cell office:value-type="float" office:value="57329" calcext:value-type="float">
            <text:p>57329</text:p>
          </table:table-cell>
          <table:table-cell office:value-type="float" office:value="15777" calcext:value-type="float">
            <text:p>15777</text:p>
          </table:table-cell>
          <table:table-cell office:value-type="float" office:value="17500924071.12" calcext:value-type="float">
            <text:p>17500924071.12</text:p>
          </table:table-cell>
          <table:table-cell office:value-type="float" office:value="8926150981.06" calcext:value-type="float">
            <text:p>8926150981.06</text:p>
          </table:table-cell>
          <table:table-cell office:value-type="float" office:value="2444132.18" calcext:value-type="float">
            <text:p>2444132.18</text:p>
          </table:table-cell>
          <table:table-cell office:value-type="float" office:value="378873249" calcext:value-type="float">
            <text:p>378873249</text:p>
          </table:table-cell>
          <table:table-cell office:value-type="float" office:value="347432102.56" calcext:value-type="float">
            <text:p>347432102.56</text:p>
          </table:table-cell>
          <table:table-cell office:value-type="float" office:value="50176212" calcext:value-type="float">
            <text:p>50176212</text:p>
          </table:table-cell>
          <table:table-cell office:value-type="float" office:value="46.87" calcext:value-type="float">
            <text:p>46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2444132.18" calcext:value-type="float">
            <text:p>2444132.18</text:p>
          </table:table-cell>
          <table:table-cell office:value-type="float" office:value="24.55" calcext:value-type="float">
            <text:p>24.55</text:p>
          </table:table-cell>
          <table:table-cell office:value-type="float" office:value="22.51" calcext:value-type="float">
            <text:p>22.51</text:p>
          </table:table-cell>
          <table:table-cell office:value-type="float" office:value="3.25" calcext:value-type="float">
            <text:p>3.25</text:p>
          </table:table-cell>
          <table:table-cell office:value-type="float" office:value="1.09" calcext:value-type="float">
            <text:p>1.09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/>
          <table:table-cell office:value-type="float" office:value="57334" calcext:value-type="float">
            <text:p>57334</text:p>
          </table:table-cell>
          <table:table-cell office:value-type="float" office:value="15611" calcext:value-type="float">
            <text:p>15611</text:p>
          </table:table-cell>
          <table:table-cell office:value-type="float" office:value="17498368551.5" calcext:value-type="float">
            <text:p>17498368551.5</text:p>
          </table:table-cell>
          <table:table-cell office:value-type="float" office:value="8873418729.56" calcext:value-type="float">
            <text:p>8873418729.56</text:p>
          </table:table-cell>
          <table:table-cell office:value-type="float" office:value="2457626.12" calcext:value-type="float">
            <text:p>2457626.12</text:p>
          </table:table-cell>
          <table:table-cell office:value-type="float" office:value="374668756.81" calcext:value-type="float">
            <text:p>374668756.81</text:p>
          </table:table-cell>
          <table:table-cell office:value-type="float" office:value="347390238.06" calcext:value-type="float">
            <text:p>347390238.06</text:p>
          </table:table-cell>
          <table:table-cell office:value-type="float" office:value="47979924.87" calcext:value-type="float">
            <text:p>47979924.87</text:p>
          </table:table-cell>
          <table:table-cell office:value-type="float" office:value="42.68" calcext:value-type="float">
            <text:p>42.6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2457626.12" calcext:value-type="float">
            <text:p>2457626.12</text:p>
          </table:table-cell>
          <table:table-cell office:value-type="float" office:value="24.48" calcext:value-type="float">
            <text:p>24.48</text:p>
          </table:table-cell>
          <table:table-cell office:value-type="float" office:value="22.7" calcext:value-type="float">
            <text:p>22.7</text:p>
          </table:table-cell>
          <table:table-cell office:value-type="float" office:value="3.12" calcext:value-type="float">
            <text:p>3.12</text:p>
          </table:table-cell>
          <table:table-cell office:value-type="float" office:value="1.08" calcext:value-type="float">
            <text:p>1.08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/>
          <table:table-cell office:value-type="float" office:value="57339" calcext:value-type="float">
            <text:p>57339</text:p>
          </table:table-cell>
          <table:table-cell office:value-type="float" office:value="3490" calcext:value-type="float">
            <text:p>3490</text:p>
          </table:table-cell>
          <table:table-cell office:value-type="float" office:value="16286530134.5" calcext:value-type="float">
            <text:p>16286530134.5</text:p>
          </table:table-cell>
          <table:table-cell office:value-type="float" office:value="8131221256" calcext:value-type="float">
            <text:p>8131221256</text:p>
          </table:table-cell>
          <table:table-cell office:value-type="float" office:value="2432230.5" calcext:value-type="float">
            <text:p>2432230.5</text:p>
          </table:table-cell>
          <table:table-cell office:value-type="float" office:value="347533876" calcext:value-type="float">
            <text:p>347533876</text:p>
          </table:table-cell>
          <table:table-cell office:value-type="float" office:value="323058324.25" calcext:value-type="float">
            <text:p>323058324.25</text:p>
          </table:table-cell>
          <table:table-cell office:value-type="float" office:value="36310161" calcext:value-type="float">
            <text:p>36310161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32230.5" calcext:value-type="float">
            <text:p>2432230.5</text:p>
          </table:table-cell>
          <table:table-cell office:value-type="float" office:value="25.44" calcext:value-type="float">
            <text:p>25.44</text:p>
          </table:table-cell>
          <table:table-cell office:value-type="float" office:value="23.65" calcext:value-type="float">
            <text:p>23.65</text:p>
          </table:table-cell>
          <table:table-cell office:value-type="float" office:value="2.66" calcext:value-type="float">
            <text:p>2.66</text:p>
          </table:table-cell>
          <table:table-cell office:value-type="float" office:value="1.08" calcext:value-type="float">
            <text:p>1.08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string" calcext:value-type="string">
            <text:p>syr2k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015" calcext:value-type="float">
            <text:p>58015</text:p>
          </table:table-cell>
          <table:table-cell office:value-type="float" office:value="6453" calcext:value-type="float">
            <text:p>6453</text:p>
          </table:table-cell>
          <table:table-cell office:value-type="float" office:value="15505374088.57" calcext:value-type="float">
            <text:p>15505374088.57</text:p>
          </table:table-cell>
          <table:table-cell office:value-type="float" office:value="8244320913.42" calcext:value-type="float">
            <text:p>8244320913.42</text:p>
          </table:table-cell>
          <table:table-cell office:value-type="float" office:value="8895944.14" calcext:value-type="float">
            <text:p>8895944.14</text:p>
          </table:table-cell>
          <table:table-cell office:value-type="float" office:value="345831359.14" calcext:value-type="float">
            <text:p>345831359.14</text:p>
          </table:table-cell>
          <table:table-cell office:value-type="float" office:value="459635276.14" calcext:value-type="float">
            <text:p>459635276.14</text:p>
          </table:table-cell>
          <table:table-cell office:value-type="float" office:value="3340919.71" calcext:value-type="float">
            <text:p>334091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8895944.14" calcext:value-type="float">
            <text:p>8895944.14</text:p>
          </table:table-cell>
          <table:table-cell office:value-type="float" office:value="23.6" calcext:value-type="float">
            <text:p>23.6</text:p>
          </table:table-cell>
          <table:table-cell office:value-type="float" office:value="31.36" calcext:value-type="float">
            <text:p>31.36</text:p>
          </table:table-cell>
          <table:table-cell office:value-type="float" office:value="0.22" calcext:value-type="float">
            <text:p>0.22</text:p>
          </table:table-cell>
          <table:table-cell office:value-type="float" office:value="0.75" calcext:value-type="float">
            <text:p>0.75</text:p>
          </table:table-cell>
          <table:table-cell office:value-type="float" office:value="138.68" calcext:value-type="float">
            <text:p>138.68</text:p>
          </table:table-cell>
        </table:table-row>
        <table:table-row table:style-name="ro1">
          <table:table-cell/>
          <table:table-cell office:value-type="float" office:value="58017" calcext:value-type="float">
            <text:p>58017</text:p>
          </table:table-cell>
          <table:table-cell office:value-type="float" office:value="15589" calcext:value-type="float">
            <text:p>15589</text:p>
          </table:table-cell>
          <table:table-cell office:value-type="float" office:value="13995118950.05" calcext:value-type="float">
            <text:p>13995118950.05</text:p>
          </table:table-cell>
          <table:table-cell office:value-type="float" office:value="7134171296.65" calcext:value-type="float">
            <text:p>7134171296.65</text:p>
          </table:table-cell>
          <table:table-cell office:value-type="float" office:value="2228205.7" calcext:value-type="float">
            <text:p>2228205.7</text:p>
          </table:table-cell>
          <table:table-cell office:value-type="float" office:value="303185253.15" calcext:value-type="float">
            <text:p>303185253.15</text:p>
          </table:table-cell>
          <table:table-cell office:value-type="float" office:value="278184342.45" calcext:value-type="float">
            <text:p>278184342.45</text:p>
          </table:table-cell>
          <table:table-cell office:value-type="float" office:value="43124186.85" calcext:value-type="float">
            <text:p>43124186.85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2228205.7" calcext:value-type="float">
            <text:p>2228205.7</text:p>
          </table:table-cell>
          <table:table-cell office:value-type="float" office:value="23.2" calcext:value-type="float">
            <text:p>23.2</text:p>
          </table:table-cell>
          <table:table-cell office:value-type="float" office:value="21.29" calcext:value-type="float">
            <text:p>21.29</text:p>
          </table:table-cell>
          <table:table-cell office:value-type="float" office:value="3.21" calcext:value-type="float">
            <text:p>3.21</text:p>
          </table:table-cell>
          <table:table-cell office:value-type="float" office:value="1.08" calcext:value-type="float">
            <text:p>1.08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/>
          <table:table-cell office:value-type="float" office:value="58035" calcext:value-type="float">
            <text:p>58035</text:p>
          </table:table-cell>
          <table:table-cell office:value-type="float" office:value="6471" calcext:value-type="float">
            <text:p>6471</text:p>
          </table:table-cell>
          <table:table-cell office:value-type="float" office:value="15506369432.42" calcext:value-type="float">
            <text:p>15506369432.42</text:p>
          </table:table-cell>
          <table:table-cell office:value-type="float" office:value="8255006133.85" calcext:value-type="float">
            <text:p>8255006133.85</text:p>
          </table:table-cell>
          <table:table-cell office:value-type="float" office:value="8956897.57" calcext:value-type="float">
            <text:p>8956897.57</text:p>
          </table:table-cell>
          <table:table-cell office:value-type="float" office:value="346216905.28" calcext:value-type="float">
            <text:p>346216905.28</text:p>
          </table:table-cell>
          <table:table-cell office:value-type="float" office:value="459969669.71" calcext:value-type="float">
            <text:p>459969669.71</text:p>
          </table:table-cell>
          <table:table-cell office:value-type="float" office:value="3399645" calcext:value-type="float">
            <text:p>3399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8956897.57" calcext:value-type="float">
            <text:p>8956897.57</text:p>
          </table:table-cell>
          <table:table-cell office:value-type="float" office:value="23.55" calcext:value-type="float">
            <text:p>23.55</text:p>
          </table:table-cell>
          <table:table-cell office:value-type="float" office:value="31.27" calcext:value-type="float">
            <text:p>31.27</text:p>
          </table:table-cell>
          <table:table-cell office:value-type="float" office:value="0.23" calcext:value-type="float">
            <text:p>0.23</text:p>
          </table:table-cell>
          <table:table-cell office:value-type="float" office:value="0.75" calcext:value-type="float">
            <text:p>0.75</text:p>
          </table:table-cell>
          <table:table-cell office:value-type="float" office:value="136.45" calcext:value-type="float">
            <text:p>136.45</text:p>
          </table:table-cell>
        </table:table-row>
        <table:table-row table:style-name="ro1">
          <table:table-cell/>
          <table:table-cell office:value-type="float" office:value="58040" calcext:value-type="float">
            <text:p>58040</text:p>
          </table:table-cell>
          <table:table-cell office:value-type="float" office:value="1352" calcext:value-type="float">
            <text:p>1352</text:p>
          </table:table-cell>
          <table:table-cell office:value-type="float" office:value="11366483330" calcext:value-type="float">
            <text:p>11366483330</text:p>
          </table:table-cell>
          <table:table-cell office:value-type="float" office:value="6055708373.5" calcext:value-type="float">
            <text:p>6055708373.5</text:p>
          </table:table-cell>
          <table:table-cell office:value-type="float" office:value="6537756.5" calcext:value-type="float">
            <text:p>6537756.5</text:p>
          </table:table-cell>
          <table:table-cell office:value-type="float" office:value="253342549" calcext:value-type="float">
            <text:p>253342549</text:p>
          </table:table-cell>
          <table:table-cell office:value-type="float" office:value="336191146.5" calcext:value-type="float">
            <text:p>336191146.5</text:p>
          </table:table-cell>
          <table:table-cell office:value-type="float" office:value="2663737.5" calcext:value-type="float">
            <text:p>26637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6537756.5" calcext:value-type="float">
            <text:p>6537756.5</text:p>
          </table:table-cell>
          <table:table-cell office:value-type="float" office:value="24.12" calcext:value-type="float">
            <text:p>24.12</text:p>
          </table:table-cell>
          <table:table-cell office:value-type="float" office:value="31.91" calcext:value-type="float">
            <text:p>31.91</text:p>
          </table:table-cell>
          <table:table-cell office:value-type="float" office:value="0.24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132.39" calcext:value-type="float">
            <text:p>132.39</text:p>
          </table:table-cell>
        </table:table-row>
        <table:table-row table:style-name="ro1">
          <table:table-cell office:value-type="string" calcext:value-type="string">
            <text:p>syr2k_STANDARD_durbi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768" calcext:value-type="float">
            <text:p>62768</text:p>
          </table:table-cell>
          <table:table-cell office:value-type="float" office:value="15309" calcext:value-type="float">
            <text:p>15309</text:p>
          </table:table-cell>
          <table:table-cell office:value-type="float" office:value="14732957761.15" calcext:value-type="float">
            <text:p>14732957761.15</text:p>
          </table:table-cell>
          <table:table-cell office:value-type="float" office:value="7481372650.84" calcext:value-type="float">
            <text:p>7481372650.84</text:p>
          </table:table-cell>
          <table:table-cell office:value-type="float" office:value="2792284.31" calcext:value-type="float">
            <text:p>2792284.31</text:p>
          </table:table-cell>
          <table:table-cell office:value-type="float" office:value="319365753.68" calcext:value-type="float">
            <text:p>319365753.68</text:p>
          </table:table-cell>
          <table:table-cell office:value-type="float" office:value="292941079.05" calcext:value-type="float">
            <text:p>292941079.05</text:p>
          </table:table-cell>
          <table:table-cell office:value-type="float" office:value="42724509.26" calcext:value-type="float">
            <text:p>42724509.26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2792284.31" calcext:value-type="float">
            <text:p>2792284.31</text:p>
          </table:table-cell>
          <table:table-cell office:value-type="float" office:value="22.97" calcext:value-type="float">
            <text:p>22.97</text:p>
          </table:table-cell>
          <table:table-cell office:value-type="float" office:value="21.08" calcext:value-type="float">
            <text:p>21.08</text:p>
          </table:table-cell>
          <table:table-cell office:value-type="float" office:value="3.06" calcext:value-type="float">
            <text:p>3.06</text:p>
          </table:table-cell>
          <table:table-cell office:value-type="float" office:value="1.08" calcext:value-type="float">
            <text:p>1.08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/>
          <table:table-cell office:value-type="float" office:value="62770" calcext:value-type="float">
            <text:p>62770</text:p>
          </table:table-cell>
          <table:table-cell office:value-type="float" office:value="6583" calcext:value-type="float">
            <text:p>6583</text:p>
          </table:table-cell>
          <table:table-cell office:value-type="float" office:value="1251325457.85" calcext:value-type="float">
            <text:p>1251325457.85</text:p>
          </table:table-cell>
          <table:table-cell office:value-type="float" office:value="4296463656.42" calcext:value-type="float">
            <text:p>4296463656.42</text:p>
          </table:table-cell>
          <table:table-cell office:value-type="float" office:value="12751777.85" calcext:value-type="float">
            <text:p>12751777.85</text:p>
          </table:table-cell>
          <table:table-cell office:value-type="float" office:value="93470050.71" calcext:value-type="float">
            <text:p>93470050.71</text:p>
          </table:table-cell>
          <table:table-cell office:value-type="float" office:value="70477302.28" calcext:value-type="float">
            <text:p>70477302.28</text:p>
          </table:table-cell>
          <table:table-cell office:value-type="float" office:value="8247325.14" calcext:value-type="float">
            <text:p>8247325.14</text:p>
          </table:table-cell>
          <table:table-cell office:value-type="float" office:value="42.14" calcext:value-type="float">
            <text:p>42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751777.85" calcext:value-type="float">
            <text:p>12751777.85</text:p>
          </table:table-cell>
          <table:table-cell office:value-type="float" office:value="6.27" calcext:value-type="float">
            <text:p>6.27</text:p>
          </table:table-cell>
          <table:table-cell office:value-type="float" office:value="4.74" calcext:value-type="float">
            <text:p>4.74</text:p>
          </table:table-cell>
          <table:table-cell office:value-type="float" office:value="0.53" calcext:value-type="float">
            <text:p>0.53</text:p>
          </table:table-cell>
          <table:table-cell office:value-type="float" office:value="1.32" calcext:value-type="float">
            <text:p>1.32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/>
          <table:table-cell office:value-type="float" office:value="62794" calcext:value-type="float">
            <text:p>62794</text:p>
          </table:table-cell>
          <table:table-cell office:value-type="float" office:value="6583" calcext:value-type="float">
            <text:p>6583</text:p>
          </table:table-cell>
          <table:table-cell office:value-type="float" office:value="1251460892.85" calcext:value-type="float">
            <text:p>1251460892.85</text:p>
          </table:table-cell>
          <table:table-cell office:value-type="float" office:value="4298101118.71" calcext:value-type="float">
            <text:p>4298101118.71</text:p>
          </table:table-cell>
          <table:table-cell office:value-type="float" office:value="12837710" calcext:value-type="float">
            <text:p>12837710</text:p>
          </table:table-cell>
          <table:table-cell office:value-type="float" office:value="93462472.85" calcext:value-type="float">
            <text:p>93462472.85</text:p>
          </table:table-cell>
          <table:table-cell office:value-type="float" office:value="70723711.85" calcext:value-type="float">
            <text:p>70723711.85</text:p>
          </table:table-cell>
          <table:table-cell office:value-type="float" office:value="8251911.85" calcext:value-type="float">
            <text:p>8251911.85</text:p>
          </table:table-cell>
          <table:table-cell office:value-type="float" office:value="35.85" calcext:value-type="float">
            <text:p>35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837710" calcext:value-type="float">
            <text:p>12837710</text:p>
          </table:table-cell>
          <table:table-cell office:value-type="float" office:value="6.28" calcext:value-type="float">
            <text:p>6.28</text:p>
          </table:table-cell>
          <table:table-cell office:value-type="float" office:value="4.77" calcext:value-type="float">
            <text:p>4.77</text:p>
          </table:table-cell>
          <table:table-cell office:value-type="float" office:value="0.53" calcext:value-type="float">
            <text:p>0.53</text:p>
          </table:table-cell>
          <table:table-cell office:value-type="float" office:value="1.31" calcext:value-type="float">
            <text:p>1.3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/>
          <table:table-cell office:value-type="float" office:value="62799" calcext:value-type="float">
            <text:p>62799</text:p>
          </table:table-cell>
          <table:table-cell office:value-type="float" office:value="981" calcext:value-type="float">
            <text:p>981</text:p>
          </table:table-cell>
          <table:table-cell office:value-type="float" office:value="1412193571" calcext:value-type="float">
            <text:p>1412193571</text:p>
          </table:table-cell>
          <table:table-cell office:value-type="float" office:value="4521946985" calcext:value-type="float">
            <text:p>4521946985</text:p>
          </table:table-cell>
          <table:table-cell office:value-type="float" office:value="11385906" calcext:value-type="float">
            <text:p>11385906</text:p>
          </table:table-cell>
          <table:table-cell office:value-type="float" office:value="82460553" calcext:value-type="float">
            <text:p>82460553</text:p>
          </table:table-cell>
          <table:table-cell office:value-type="float" office:value="60352364" calcext:value-type="float">
            <text:p>60352364</text:p>
          </table:table-cell>
          <table:table-cell office:value-type="float" office:value="7259182" calcext:value-type="float">
            <text:p>7259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1385906" calcext:value-type="float">
            <text:p>11385906</text:p>
          </table:table-cell>
          <table:table-cell office:value-type="float" office:value="5.37" calcext:value-type="float">
            <text:p>5.37</text:p>
          </table:table-cell>
          <table:table-cell office:value-type="float" office:value="3.93" calcext:value-type="float">
            <text:p>3.93</text:p>
          </table:table-cell>
          <table:table-cell office:value-type="float" office:value="0.47" calcext:value-type="float">
            <text:p>0.47</text:p>
          </table:table-cell>
          <table:table-cell office:value-type="float" office:value="1.37" calcext:value-type="float">
            <text:p>1.37</text:p>
          </table:table-cell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string" calcext:value-type="string">
            <text:p>syr2k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321" calcext:value-type="float">
            <text:p>59321</text:p>
          </table:table-cell>
          <table:table-cell office:value-type="float" office:value="10694" calcext:value-type="float">
            <text:p>10694</text:p>
          </table:table-cell>
          <table:table-cell office:value-type="float" office:value="6451042210.27" calcext:value-type="float">
            <text:p>6451042210.27</text:p>
          </table:table-cell>
          <table:table-cell office:value-type="float" office:value="8752074349.27" calcext:value-type="float">
            <text:p>8752074349.27</text:p>
          </table:table-cell>
          <table:table-cell office:value-type="float" office:value="77849.81" calcext:value-type="float">
            <text:p>77849.81</text:p>
          </table:table-cell>
          <table:table-cell office:value-type="float" office:value="14616753.63" calcext:value-type="float">
            <text:p>14616753.63</text:p>
          </table:table-cell>
          <table:table-cell office:value-type="float" office:value="15468357.72" calcext:value-type="float">
            <text:p>15468357.72</text:p>
          </table:table-cell>
          <table:table-cell office:value-type="float" office:value="10101234" calcext:value-type="float">
            <text:p>10101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77849.81" calcext:value-type="float">
            <text:p>77849.81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0.66" calcext:value-type="float">
            <text:p>0.66</text:p>
          </table:table-cell>
          <table:table-cell office:value-type="float" office:value="0.94" calcext:value-type="float">
            <text:p>0.9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/>
          <table:table-cell office:value-type="float" office:value="59323" calcext:value-type="float">
            <text:p>59323</text:p>
          </table:table-cell>
          <table:table-cell office:value-type="float" office:value="15544" calcext:value-type="float">
            <text:p>15544</text:p>
          </table:table-cell>
          <table:table-cell office:value-type="float" office:value="15552611819.88" calcext:value-type="float">
            <text:p>15552611819.88</text:p>
          </table:table-cell>
          <table:table-cell office:value-type="float" office:value="7879069326.16" calcext:value-type="float">
            <text:p>7879069326.16</text:p>
          </table:table-cell>
          <table:table-cell office:value-type="float" office:value="2067041.33" calcext:value-type="float">
            <text:p>2067041.33</text:p>
          </table:table-cell>
          <table:table-cell office:value-type="float" office:value="335176371.66" calcext:value-type="float">
            <text:p>335176371.66</text:p>
          </table:table-cell>
          <table:table-cell office:value-type="float" office:value="309102645.33" calcext:value-type="float">
            <text:p>309102645.33</text:p>
          </table:table-cell>
          <table:table-cell office:value-type="float" office:value="49454955.66" calcext:value-type="float">
            <text:p>49454955.66</text:p>
          </table:table-cell>
          <table:table-cell office:value-type="float" office:value="42.61" calcext:value-type="float">
            <text:p>42.6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2067041.33" calcext:value-type="float">
            <text:p>2067041.33</text:p>
          </table:table-cell>
          <table:table-cell office:value-type="float" office:value="23.89" calcext:value-type="float">
            <text:p>23.89</text:p>
          </table:table-cell>
          <table:table-cell office:value-type="float" office:value="22.04" calcext:value-type="float">
            <text:p>22.04</text:p>
          </table:table-cell>
          <table:table-cell office:value-type="float" office:value="3.46" calcext:value-type="float">
            <text:p>3.46</text:p>
          </table:table-cell>
          <table:table-cell office:value-type="float" office:value="1.08" calcext:value-type="float">
            <text:p>1.08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59341" calcext:value-type="float">
            <text:p>59341</text:p>
          </table:table-cell>
          <table:table-cell office:value-type="float" office:value="4394" calcext:value-type="float">
            <text:p>4394</text:p>
          </table:table-cell>
          <table:table-cell office:value-type="float" office:value="5903803505.6" calcext:value-type="float">
            <text:p>5903803505.6</text:p>
          </table:table-cell>
          <table:table-cell office:value-type="float" office:value="8002291522" calcext:value-type="float">
            <text:p>8002291522</text:p>
          </table:table-cell>
          <table:table-cell office:value-type="float" office:value="64835.6" calcext:value-type="float">
            <text:p>64835.6</text:p>
          </table:table-cell>
          <table:table-cell office:value-type="float" office:value="13479718.2" calcext:value-type="float">
            <text:p>13479718.2</text:p>
          </table:table-cell>
          <table:table-cell office:value-type="float" office:value="14380011" calcext:value-type="float">
            <text:p>14380011</text:p>
          </table:table-cell>
          <table:table-cell office:value-type="float" office:value="9448404.4" calcext:value-type="float">
            <text:p>944840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64835.6" calcext:value-type="float">
            <text:p>64835.6</text:p>
          </table:table-cell>
          <table:table-cell office:value-type="float" office:value="0.97" calcext:value-type="float">
            <text:p>0.97</text:p>
          </table:table-cell>
          <table:table-cell office:value-type="float" office:value="1.03" calcext:value-type="float">
            <text:p>1.03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syr2k_STANDARD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794" calcext:value-type="float">
            <text:p>59794</text:p>
          </table:table-cell>
          <table:table-cell office:value-type="float" office:value="14886" calcext:value-type="float">
            <text:p>14886</text:p>
          </table:table-cell>
          <table:table-cell office:value-type="float" office:value="3239308556.13" calcext:value-type="float">
            <text:p>3239308556.13</text:p>
          </table:table-cell>
          <table:table-cell office:value-type="float" office:value="8902021174.8" calcext:value-type="float">
            <text:p>8902021174.8</text:p>
          </table:table-cell>
          <table:table-cell office:value-type="float" office:value="12849801.86" calcext:value-type="float">
            <text:p>12849801.86</text:p>
          </table:table-cell>
          <table:table-cell office:value-type="float" office:value="363716076.86" calcext:value-type="float">
            <text:p>363716076.86</text:p>
          </table:table-cell>
          <table:table-cell office:value-type="float" office:value="360875580.93" calcext:value-type="float">
            <text:p>360875580.93</text:p>
          </table:table-cell>
          <table:table-cell office:value-type="float" office:value="11015020.4" calcext:value-type="float">
            <text:p>1101502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2849801.86" calcext:value-type="float">
            <text:p>12849801.86</text:p>
          </table:table-cell>
          <table:table-cell office:value-type="float" office:value="23.41" calcext:value-type="float">
            <text:p>23.41</text:p>
          </table:table-cell>
          <table:table-cell office:value-type="float" office:value="23.22" calcext:value-type="float">
            <text:p>23.22</text:p>
          </table:table-cell>
          <table:table-cell office:value-type="float" office:value="0.7" calcext:value-type="float">
            <text:p>0.7</text:p>
          </table:table-cell>
          <table:table-cell office:value-type="float" office:value="1.01" calcext:value-type="float">
            <text:p>1.01</text:p>
          </table:table-cell>
          <table:table-cell office:value-type="float" office:value="32.77" calcext:value-type="float">
            <text:p>32.77</text:p>
          </table:table-cell>
        </table:table-row>
        <table:table-row table:style-name="ro1">
          <table:table-cell/>
          <table:table-cell office:value-type="float" office:value="59796" calcext:value-type="float">
            <text:p>59796</text:p>
          </table:table-cell>
          <table:table-cell office:value-type="float" office:value="15553" calcext:value-type="float">
            <text:p>15553</text:p>
          </table:table-cell>
          <table:table-cell office:value-type="float" office:value="15553299279.83" calcext:value-type="float">
            <text:p>15553299279.83</text:p>
          </table:table-cell>
          <table:table-cell office:value-type="float" office:value="7870399840.88" calcext:value-type="float">
            <text:p>7870399840.88</text:p>
          </table:table-cell>
          <table:table-cell office:value-type="float" office:value="2727451.05" calcext:value-type="float">
            <text:p>2727451.05</text:p>
          </table:table-cell>
          <table:table-cell office:value-type="float" office:value="340141058.05" calcext:value-type="float">
            <text:p>340141058.05</text:p>
          </table:table-cell>
          <table:table-cell office:value-type="float" office:value="309694789.94" calcext:value-type="float">
            <text:p>309694789.94</text:p>
          </table:table-cell>
          <table:table-cell office:value-type="float" office:value="47227385.38" calcext:value-type="float">
            <text:p>47227385.38</text:p>
          </table:table-cell>
          <table:table-cell office:value-type="float" office:value="45.83" calcext:value-type="float">
            <text:p>45.8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2727451.05" calcext:value-type="float">
            <text:p>2727451.05</text:p>
          </table:table-cell>
          <table:table-cell office:value-type="float" office:value="24.32" calcext:value-type="float">
            <text:p>24.32</text:p>
          </table:table-cell>
          <table:table-cell office:value-type="float" office:value="22.15" calcext:value-type="float">
            <text:p>22.15</text:p>
          </table:table-cell>
          <table:table-cell office:value-type="float" office:value="3.31" calcext:value-type="float">
            <text:p>3.31</text:p>
          </table:table-cell>
          <table:table-cell office:value-type="float" office:value="1.09" calcext:value-type="float">
            <text:p>1.09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/>
          <table:table-cell office:value-type="float" office:value="59814" calcext:value-type="float">
            <text:p>59814</text:p>
          </table:table-cell>
          <table:table-cell office:value-type="float" office:value="342" calcext:value-type="float">
            <text:p>342</text:p>
          </table:table-cell>
          <table:table-cell office:value-type="float" office:value="1045449445" calcext:value-type="float">
            <text:p>1045449445</text:p>
          </table:table-cell>
          <table:table-cell office:value-type="float" office:value="2809341277" calcext:value-type="float">
            <text:p>2809341277</text:p>
          </table:table-cell>
          <table:table-cell office:value-type="float" office:value="3733752" calcext:value-type="float">
            <text:p>3733752</text:p>
          </table:table-cell>
          <table:table-cell office:value-type="float" office:value="114151741" calcext:value-type="float">
            <text:p>114151741</text:p>
          </table:table-cell>
          <table:table-cell office:value-type="float" office:value="112469960" calcext:value-type="float">
            <text:p>112469960</text:p>
          </table:table-cell>
          <table:table-cell office:value-type="float" office:value="3636563" calcext:value-type="float">
            <text:p>3636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3733752" calcext:value-type="float">
            <text:p>3733752</text:p>
          </table:table-cell>
          <table:table-cell office:value-type="float" office:value="21.36" calcext:value-type="float">
            <text:p>21.36</text:p>
          </table:table-cell>
          <table:table-cell office:value-type="float" office:value="21.04" calcext:value-type="float">
            <text:p>21.04</text:p>
          </table:table-cell>
          <table:table-cell office:value-type="float" office:value="0.68" calcext:value-type="float">
            <text:p>0.68</text:p>
          </table:table-cell>
          <table:table-cell office:value-type="float" office:value="1.01" calcext:value-type="float">
            <text:p>1.01</text:p>
          </table:table-cell>
          <table:table-cell office:value-type="float" office:value="30.93" calcext:value-type="float">
            <text:p>30.93</text:p>
          </table:table-cell>
        </table:table-row>
        <table:table-row table:style-name="ro1">
          <table:table-cell office:value-type="string" calcext:value-type="string">
            <text:p>syr2k_STANDARD_gramschmid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885" calcext:value-type="float">
            <text:p>62885</text:p>
          </table:table-cell>
          <table:table-cell office:value-type="float" office:value="15530" calcext:value-type="float">
            <text:p>15530</text:p>
          </table:table-cell>
          <table:table-cell office:value-type="float" office:value="15565957012.05" calcext:value-type="float">
            <text:p>15565957012.05</text:p>
          </table:table-cell>
          <table:table-cell office:value-type="float" office:value="7877532387.44" calcext:value-type="float">
            <text:p>7877532387.44</text:p>
          </table:table-cell>
          <table:table-cell office:value-type="float" office:value="2474621.44" calcext:value-type="float">
            <text:p>2474621.44</text:p>
          </table:table-cell>
          <table:table-cell office:value-type="float" office:value="335125643.61" calcext:value-type="float">
            <text:p>335125643.61</text:p>
          </table:table-cell>
          <table:table-cell office:value-type="float" office:value="309408627.5" calcext:value-type="float">
            <text:p>309408627.5</text:p>
          </table:table-cell>
          <table:table-cell office:value-type="float" office:value="37325323.83" calcext:value-type="float">
            <text:p>37325323.8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474621.44" calcext:value-type="float">
            <text:p>2474621.44</text:p>
          </table:table-cell>
          <table:table-cell office:value-type="float" office:value="23.63" calcext:value-type="float">
            <text:p>23.63</text:p>
          </table:table-cell>
          <table:table-cell office:value-type="float" office:value="21.82" calcext:value-type="float">
            <text:p>21.82</text:p>
          </table:table-cell>
          <table:table-cell office:value-type="float" office:value="2.6" calcext:value-type="float">
            <text:p>2.6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/>
          <table:table-cell office:value-type="float" office:value="62887" calcext:value-type="float">
            <text:p>62887</text:p>
          </table:table-cell>
          <table:table-cell office:value-type="float" office:value="13324" calcext:value-type="float">
            <text:p>13324</text:p>
          </table:table-cell>
          <table:table-cell office:value-type="float" office:value="1041224507.42" calcext:value-type="float">
            <text:p>1041224507.42</text:p>
          </table:table-cell>
          <table:table-cell office:value-type="float" office:value="5716348276.21" calcext:value-type="float">
            <text:p>5716348276.21</text:p>
          </table:table-cell>
          <table:table-cell office:value-type="float" office:value="62976629.14" calcext:value-type="float">
            <text:p>62976629.14</text:p>
          </table:table-cell>
          <table:table-cell office:value-type="float" office:value="196143000.35" calcext:value-type="float">
            <text:p>196143000.35</text:p>
          </table:table-cell>
          <table:table-cell office:value-type="float" office:value="195148931.78" calcext:value-type="float">
            <text:p>195148931.78</text:p>
          </table:table-cell>
          <table:table-cell office:value-type="float" office:value="2679690.07" calcext:value-type="float">
            <text:p>2679690.07</text:p>
          </table:table-cell>
          <table:table-cell office:value-type="float" office:value="45.14" calcext:value-type="float">
            <text:p>45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2976627.78" calcext:value-type="float">
            <text:p>62976627.78</text:p>
          </table:table-cell>
          <table:table-cell office:value-type="float" office:value="12.68" calcext:value-type="float">
            <text:p>12.68</text:p>
          </table:table-cell>
          <table:table-cell office:value-type="float" office:value="12.61" calcext:value-type="float">
            <text:p>12.61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71.14" calcext:value-type="float">
            <text:p>71.14</text:p>
          </table:table-cell>
        </table:table-row>
        <table:table-row table:style-name="ro1">
          <table:table-cell/>
          <table:table-cell office:value-type="float" office:value="62905" calcext:value-type="float">
            <text:p>62905</text:p>
          </table:table-cell>
          <table:table-cell office:value-type="float" office:value="1364" calcext:value-type="float">
            <text:p>1364</text:p>
          </table:table-cell>
          <table:table-cell office:value-type="float" office:value="760108798" calcext:value-type="float">
            <text:p>760108798</text:p>
          </table:table-cell>
          <table:table-cell office:value-type="float" office:value="4123918562" calcext:value-type="float">
            <text:p>4123918562</text:p>
          </table:table-cell>
          <table:table-cell office:value-type="float" office:value="44264696" calcext:value-type="float">
            <text:p>44264696</text:p>
          </table:table-cell>
          <table:table-cell office:value-type="float" office:value="141653115.5" calcext:value-type="float">
            <text:p>141653115.5</text:p>
          </table:table-cell>
          <table:table-cell office:value-type="float" office:value="140959051.5" calcext:value-type="float">
            <text:p>140959051.5</text:p>
          </table:table-cell>
          <table:table-cell office:value-type="float" office:value="2227794" calcext:value-type="float">
            <text:p>2227794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44264695" calcext:value-type="float">
            <text:p>4426469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19" calcext:value-type="float">
            <text:p>11.1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57.12" calcext:value-type="float">
            <text:p>57.12</text:p>
          </table:table-cell>
        </table:table-row>
        <table:table-row table:style-name="ro1">
          <table:table-cell office:value-type="string" calcext:value-type="string">
            <text:p>syr2k_STANDARD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928" calcext:value-type="float">
            <text:p>62928</text:p>
          </table:table-cell>
          <table:table-cell office:value-type="float" office:value="15957" calcext:value-type="float">
            <text:p>15957</text:p>
          </table:table-cell>
          <table:table-cell office:value-type="float" office:value="17496286891.43" calcext:value-type="float">
            <text:p>17496286891.43</text:p>
          </table:table-cell>
          <table:table-cell office:value-type="float" office:value="9001783648.62" calcext:value-type="float">
            <text:p>9001783648.62</text:p>
          </table:table-cell>
          <table:table-cell office:value-type="float" office:value="2625364.06" calcext:value-type="float">
            <text:p>2625364.06</text:p>
          </table:table-cell>
          <table:table-cell office:value-type="float" office:value="380962757.18" calcext:value-type="float">
            <text:p>380962757.18</text:p>
          </table:table-cell>
          <table:table-cell office:value-type="float" office:value="347129414.37" calcext:value-type="float">
            <text:p>347129414.37</text:p>
          </table:table-cell>
          <table:table-cell office:value-type="float" office:value="77092704.68" calcext:value-type="float">
            <text:p>7709270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2625364.06" calcext:value-type="float">
            <text:p>2625364.06</text:p>
          </table:table-cell>
          <table:table-cell office:value-type="float" office:value="24.43" calcext:value-type="float">
            <text:p>24.43</text:p>
          </table:table-cell>
          <table:table-cell office:value-type="float" office:value="22.26" calcext:value-type="float">
            <text:p>22.26</text:p>
          </table:table-cell>
          <table:table-cell office:value-type="float" office:value="4.94" calcext:value-type="float">
            <text:p>4.94</text:p>
          </table:table-cell>
          <table:table-cell office:value-type="float" office:value="1.1" calcext:value-type="float">
            <text:p>1.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62930" calcext:value-type="float">
            <text:p>62930</text:p>
          </table:table-cell>
          <table:table-cell office:value-type="float" office:value="16787" calcext:value-type="float">
            <text:p>16787</text:p>
          </table:table-cell>
          <table:table-cell office:value-type="float" office:value="18193229244.63" calcext:value-type="float">
            <text:p>18193229244.63</text:p>
          </table:table-cell>
          <table:table-cell office:value-type="float" office:value="8011058390.68" calcext:value-type="float">
            <text:p>8011058390.68</text:p>
          </table:table-cell>
          <table:table-cell office:value-type="float" office:value="2945510.1" calcext:value-type="float">
            <text:p>2945510.1</text:p>
          </table:table-cell>
          <table:table-cell office:value-type="float" office:value="284584707.52" calcext:value-type="float">
            <text:p>284584707.52</text:p>
          </table:table-cell>
          <table:table-cell office:value-type="float" office:value="284689103.57" calcext:value-type="float">
            <text:p>284689103.57</text:p>
          </table:table-cell>
          <table:table-cell office:value-type="float" office:value="36233520.47" calcext:value-type="float">
            <text:p>36233520.47</text:p>
          </table:table-cell>
          <table:table-cell office:value-type="float" office:value="49.78" calcext:value-type="float">
            <text:p>49.7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2945510.1" calcext:value-type="float">
            <text:p>2945510.1</text:p>
          </table:table-cell>
          <table:table-cell table:number-columns-repeated="2" office:value-type="float" office:value="20.37" calcext:value-type="float">
            <text:p>20.37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float" office:value="70.14" calcext:value-type="float">
            <text:p>70.14</text:p>
          </table:table-cell>
        </table:table-row>
        <table:table-row table:style-name="ro1">
          <table:table-cell/>
          <table:table-cell office:value-type="float" office:value="62948" calcext:value-type="float">
            <text:p>62948</text:p>
          </table:table-cell>
          <table:table-cell office:value-type="float" office:value="659" calcext:value-type="float">
            <text:p>659</text:p>
          </table:table-cell>
          <table:table-cell office:value-type="float" office:value="11059814933" calcext:value-type="float">
            <text:p>11059814933</text:p>
          </table:table-cell>
          <table:table-cell office:value-type="float" office:value="5800820871" calcext:value-type="float">
            <text:p>5800820871</text:p>
          </table:table-cell>
          <table:table-cell office:value-type="float" office:value="1529257" calcext:value-type="float">
            <text:p>1529257</text:p>
          </table:table-cell>
          <table:table-cell office:value-type="float" office:value="240978855" calcext:value-type="float">
            <text:p>240978855</text:p>
          </table:table-cell>
          <table:table-cell office:value-type="float" office:value="218461944" calcext:value-type="float">
            <text:p>218461944</text:p>
          </table:table-cell>
          <table:table-cell office:value-type="float" office:value="49287011" calcext:value-type="float">
            <text:p>49287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529257" calcext:value-type="float">
            <text:p>1529257</text:p>
          </table:table-cell>
          <table:table-cell office:value-type="float" office:value="23.4" calcext:value-type="float">
            <text:p>23.4</text:p>
          </table:table-cell>
          <table:table-cell office:value-type="float" office:value="21.21" calcext:value-type="float">
            <text:p>21.21</text:p>
          </table:table-cell>
          <table:table-cell office:value-type="float" office:value="4.78" calcext:value-type="float">
            <text:p>4.78</text:p>
          </table:table-cell>
          <table:table-cell office:value-type="float" office:value="1.1" calcext:value-type="float">
            <text:p>1.1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trisolv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187" calcext:value-type="float">
            <text:p>55187</text:p>
          </table:table-cell>
          <table:table-cell office:value-type="float" office:value="11846" calcext:value-type="float">
            <text:p>11846</text:p>
          </table:table-cell>
          <table:table-cell office:value-type="float" office:value="2627450950.07" calcext:value-type="float">
            <text:p>2627450950.07</text:p>
          </table:table-cell>
          <table:table-cell office:value-type="float" office:value="7631501194.78" calcext:value-type="float">
            <text:p>7631501194.78</text:p>
          </table:table-cell>
          <table:table-cell office:value-type="float" office:value="9930353.78" calcext:value-type="float">
            <text:p>9930353.78</text:p>
          </table:table-cell>
          <table:table-cell office:value-type="float" office:value="312138771" calcext:value-type="float">
            <text:p>312138771</text:p>
          </table:table-cell>
          <table:table-cell office:value-type="float" office:value="309096352.57" calcext:value-type="float">
            <text:p>309096352.57</text:p>
          </table:table-cell>
          <table:table-cell office:value-type="float" office:value="8693827.21" calcext:value-type="float">
            <text:p>8693827.21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9930353.78" calcext:value-type="float">
            <text:p>9930353.78</text:p>
          </table:table-cell>
          <table:table-cell office:value-type="float" office:value="22.08" calcext:value-type="float">
            <text:p>22.08</text:p>
          </table:table-cell>
          <table:table-cell office:value-type="float" office:value="21.87" calcext:value-type="float">
            <text:p>21.87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617.47" calcext:value-type="float">
            <text:p>617.47</text:p>
          </table:table-cell>
        </table:table-row>
        <table:table-row table:style-name="ro1">
          <table:table-cell/>
          <table:table-cell office:value-type="float" office:value="55189" calcext:value-type="float">
            <text:p>55189</text:p>
          </table:table-cell>
          <table:table-cell office:value-type="float" office:value="7889" calcext:value-type="float">
            <text:p>7889</text:p>
          </table:table-cell>
          <table:table-cell office:value-type="float" office:value="4042553120.25" calcext:value-type="float">
            <text:p>4042553120.25</text:p>
          </table:table-cell>
          <table:table-cell office:value-type="float" office:value="8663309119.37" calcext:value-type="float">
            <text:p>8663309119.37</text:p>
          </table:table-cell>
          <table:table-cell office:value-type="float" office:value="51355.37" calcext:value-type="float">
            <text:p>51355.37</text:p>
          </table:table-cell>
          <table:table-cell office:value-type="float" office:value="44678487.75" calcext:value-type="float">
            <text:p>44678487.75</text:p>
          </table:table-cell>
          <table:table-cell office:value-type="float" office:value="40596624.75" calcext:value-type="float">
            <text:p>40596624.75</text:p>
          </table:table-cell>
          <table:table-cell office:value-type="float" office:value="33946295.5" calcext:value-type="float">
            <text:p>33946295.5</text:p>
          </table:table-cell>
          <table:table-cell office:value-type="float" office:value="44.37" calcext:value-type="float">
            <text:p>44.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1355.37" calcext:value-type="float">
            <text:p>51355.37</text:p>
          </table:table-cell>
          <table:table-cell office:value-type="float" office:value="2.89" calcext:value-type="float">
            <text:p>2.89</text:p>
          </table:table-cell>
          <table:table-cell office:value-type="float" office:value="2.63" calcext:value-type="float">
            <text:p>2.63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5207" calcext:value-type="float">
            <text:p>55207</text:p>
          </table:table-cell>
          <table:table-cell office:value-type="float" office:value="3735" calcext:value-type="float">
            <text:p>3735</text:p>
          </table:table-cell>
          <table:table-cell office:value-type="float" office:value="3787251341" calcext:value-type="float">
            <text:p>3787251341</text:p>
          </table:table-cell>
          <table:table-cell office:value-type="float" office:value="8124264346.5" calcext:value-type="float">
            <text:p>8124264346.5</text:p>
          </table:table-cell>
          <table:table-cell office:value-type="float" office:value="31393" calcext:value-type="float">
            <text:p>31393</text:p>
          </table:table-cell>
          <table:table-cell office:value-type="float" office:value="41892319.75" calcext:value-type="float">
            <text:p>41892319.75</text:p>
          </table:table-cell>
          <table:table-cell office:value-type="float" office:value="38173070.25" calcext:value-type="float">
            <text:p>38173070.25</text:p>
          </table:table-cell>
          <table:table-cell office:value-type="float" office:value="31797944" calcext:value-type="float">
            <text:p>31797944</text:p>
          </table:table-cell>
          <table:table-cell office:value-type="float" office:value="30.25" calcext:value-type="float">
            <text:p>30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1393" calcext:value-type="float">
            <text:p>31393</text:p>
          </table:table-cell>
          <table:table-cell office:value-type="float" office:value="2.87" calcext:value-type="float">
            <text:p>2.87</text:p>
          </table:table-cell>
          <table:table-cell office:value-type="float" office:value="2.61" calcext:value-type="float">
            <text:p>2.61</text:p>
          </table:table-cell>
          <table:table-cell office:value-type="float" office:value="2.18" calcext:value-type="float">
            <text:p>2.18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risolv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818" calcext:value-type="float">
            <text:p>55818</text:p>
          </table:table-cell>
          <table:table-cell office:value-type="float" office:value="17204" calcext:value-type="float">
            <text:p>17204</text:p>
          </table:table-cell>
          <table:table-cell office:value-type="float" office:value="2464147871.71" calcext:value-type="float">
            <text:p>2464147871.71</text:p>
          </table:table-cell>
          <table:table-cell office:value-type="float" office:value="7432094832.23" calcext:value-type="float">
            <text:p>7432094832.23</text:p>
          </table:table-cell>
          <table:table-cell office:value-type="float" office:value="8500192.14" calcext:value-type="float">
            <text:p>8500192.14</text:p>
          </table:table-cell>
          <table:table-cell office:value-type="float" office:value="311252696.14" calcext:value-type="float">
            <text:p>311252696.14</text:p>
          </table:table-cell>
          <table:table-cell office:value-type="float" office:value="309114923.9" calcext:value-type="float">
            <text:p>309114923.9</text:p>
          </table:table-cell>
          <table:table-cell office:value-type="float" office:value="8488655.28" calcext:value-type="float">
            <text:p>8488655.28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8500192.14" calcext:value-type="float">
            <text:p>8500192.14</text:p>
          </table:table-cell>
          <table:table-cell office:value-type="float" office:value="22.35" calcext:value-type="float">
            <text:p>22.35</text:p>
          </table:table-cell>
          <table:table-cell office:value-type="float" office:value="22.21" calcext:value-type="float">
            <text:p>22.2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64.95" calcext:value-type="float">
            <text:p>164.95</text:p>
          </table:table-cell>
        </table:table-row>
        <table:table-row table:style-name="ro1">
          <table:table-cell/>
          <table:table-cell office:value-type="float" office:value="55820" calcext:value-type="float">
            <text:p>55820</text:p>
          </table:table-cell>
          <table:table-cell office:value-type="float" office:value="7915" calcext:value-type="float">
            <text:p>7915</text:p>
          </table:table-cell>
          <table:table-cell office:value-type="float" office:value="4043816586.87" calcext:value-type="float">
            <text:p>4043816586.87</text:p>
          </table:table-cell>
          <table:table-cell office:value-type="float" office:value="8663178662.12" calcext:value-type="float">
            <text:p>8663178662.12</text:p>
          </table:table-cell>
          <table:table-cell office:value-type="float" office:value="54863.12" calcext:value-type="float">
            <text:p>54863.12</text:p>
          </table:table-cell>
          <table:table-cell office:value-type="float" office:value="44793126.25" calcext:value-type="float">
            <text:p>44793126.25</text:p>
          </table:table-cell>
          <table:table-cell office:value-type="float" office:value="40850104.5" calcext:value-type="float">
            <text:p>40850104.5</text:p>
          </table:table-cell>
          <table:table-cell office:value-type="float" office:value="33941063.5" calcext:value-type="float">
            <text:p>33941063.5</text:p>
          </table:table-cell>
          <table:table-cell office:value-type="float" office:value="43.87" calcext:value-type="float">
            <text:p>43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4863.12" calcext:value-type="float">
            <text:p>54863.12</text:p>
          </table:table-cell>
          <table:table-cell office:value-type="float" office:value="2.89" calcext:value-type="float">
            <text:p>2.89</text:p>
          </table:table-cell>
          <table:table-cell office:value-type="float" office:value="2.64" calcext:value-type="float">
            <text:p>2.64</text:p>
          </table:table-cell>
          <table:table-cell office:value-type="float" office:value="2.19" calcext:value-type="float">
            <text:p>2.19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5838" calcext:value-type="float">
            <text:p>55838</text:p>
          </table:table-cell>
          <table:table-cell office:value-type="float" office:value="7862" calcext:value-type="float">
            <text:p>7862</text:p>
          </table:table-cell>
          <table:table-cell office:value-type="float" office:value="4043376510.37" calcext:value-type="float">
            <text:p>4043376510.37</text:p>
          </table:table-cell>
          <table:table-cell office:value-type="float" office:value="8663648845.5" calcext:value-type="float">
            <text:p>8663648845.5</text:p>
          </table:table-cell>
          <table:table-cell office:value-type="float" office:value="49462.75" calcext:value-type="float">
            <text:p>49462.75</text:p>
          </table:table-cell>
          <table:table-cell office:value-type="float" office:value="44749504.12" calcext:value-type="float">
            <text:p>44749504.12</text:p>
          </table:table-cell>
          <table:table-cell office:value-type="float" office:value="40724573.75" calcext:value-type="float">
            <text:p>40724573.75</text:p>
          </table:table-cell>
          <table:table-cell office:value-type="float" office:value="33981771.25" calcext:value-type="float">
            <text:p>33981771.25</text:p>
          </table:table-cell>
          <table:table-cell office:value-type="float" office:value="38.37" calcext:value-type="float">
            <text:p>38.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9462.75" calcext:value-type="float">
            <text:p>49462.75</text:p>
          </table:table-cell>
          <table:table-cell office:value-type="float" office:value="2.91" calcext:value-type="float">
            <text:p>2.91</text:p>
          </table:table-cell>
          <table:table-cell office:value-type="float" office:value="2.65" calcext:value-type="float">
            <text:p>2.65</text:p>
          </table:table-cell>
          <table:table-cell office:value-type="float" office:value="2.21" calcext:value-type="float">
            <text:p>2.21</text:p>
          </table:table-cell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5843" calcext:value-type="float">
            <text:p>55843</text:p>
          </table:table-cell>
          <table:table-cell office:value-type="float" office:value="996" calcext:value-type="float">
            <text:p>996</text:p>
          </table:table-cell>
          <table:table-cell office:value-type="float" office:value="3632696826" calcext:value-type="float">
            <text:p>3632696826</text:p>
          </table:table-cell>
          <table:table-cell office:value-type="float" office:value="7841294897" calcext:value-type="float">
            <text:p>7841294897</text:p>
          </table:table-cell>
          <table:table-cell office:value-type="float" office:value="95217" calcext:value-type="float">
            <text:p>95217</text:p>
          </table:table-cell>
          <table:table-cell office:value-type="float" office:value="40143684" calcext:value-type="float">
            <text:p>40143684</text:p>
          </table:table-cell>
          <table:table-cell office:value-type="float" office:value="36596158" calcext:value-type="float">
            <text:p>36596158</text:p>
          </table:table-cell>
          <table:table-cell office:value-type="float" office:value="30501251" calcext:value-type="float">
            <text:p>30501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95217" calcext:value-type="float">
            <text:p>95217</text:p>
          </table:table-cell>
          <table:table-cell office:value-type="float" office:value="2.57" calcext:value-type="float">
            <text:p>2.57</text:p>
          </table:table-cell>
          <table:table-cell office:value-type="float" office:value="2.35" calcext:value-type="float">
            <text:p>2.35</text:p>
          </table:table-cell>
          <table:table-cell office:value-type="float" office:value="1.95" calcext:value-type="float">
            <text:p>1.9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risolv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450" calcext:value-type="float">
            <text:p>57450</text:p>
          </table:table-cell>
          <table:table-cell office:value-type="float" office:value="84966" calcext:value-type="float">
            <text:p>84966</text:p>
          </table:table-cell>
          <table:table-cell office:value-type="float" office:value="7549473727.73" calcext:value-type="float">
            <text:p>7549473727.73</text:p>
          </table:table-cell>
          <table:table-cell office:value-type="float" office:value="5385715044.69" calcext:value-type="float">
            <text:p>5385715044.69</text:p>
          </table:table-cell>
          <table:table-cell office:value-type="float" office:value="197047.43" calcext:value-type="float">
            <text:p>197047.43</text:p>
          </table:table-cell>
          <table:table-cell office:value-type="float" office:value="14926643.45" calcext:value-type="float">
            <text:p>14926643.45</text:p>
          </table:table-cell>
          <table:table-cell office:value-type="float" office:value="23314199.87" calcext:value-type="float">
            <text:p>23314199.87</text:p>
          </table:table-cell>
          <table:table-cell office:value-type="float" office:value="4233105.99" calcext:value-type="float">
            <text:p>4233105.99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047.43" calcext:value-type="float">
            <text:p>197047.43</text:p>
          </table:table-cell>
          <table:table-cell office:value-type="float" office:value="1.07" calcext:value-type="float">
            <text:p>1.07</text:p>
          </table:table-cell>
          <table:table-cell office:value-type="float" office:value="1.67" calcext:value-type="float">
            <text:p>1.67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82.39" calcext:value-type="float">
            <text:p>82.39</text:p>
          </table:table-cell>
        </table:table-row>
        <table:table-row table:style-name="ro1">
          <table:table-cell/>
          <table:table-cell office:value-type="float" office:value="57452" calcext:value-type="float">
            <text:p>57452</text:p>
          </table:table-cell>
          <table:table-cell office:value-type="float" office:value="7792" calcext:value-type="float">
            <text:p>7792</text:p>
          </table:table-cell>
          <table:table-cell office:value-type="float" office:value="4039818675" calcext:value-type="float">
            <text:p>4039818675</text:p>
          </table:table-cell>
          <table:table-cell office:value-type="float" office:value="8652101284.25" calcext:value-type="float">
            <text:p>8652101284.25</text:p>
          </table:table-cell>
          <table:table-cell office:value-type="float" office:value="46980.37" calcext:value-type="float">
            <text:p>46980.37</text:p>
          </table:table-cell>
          <table:table-cell office:value-type="float" office:value="44721292.62" calcext:value-type="float">
            <text:p>44721292.62</text:p>
          </table:table-cell>
          <table:table-cell office:value-type="float" office:value="40678606.5" calcext:value-type="float">
            <text:p>40678606.5</text:p>
          </table:table-cell>
          <table:table-cell office:value-type="float" office:value="33909858.37" calcext:value-type="float">
            <text:p>33909858.37</text:p>
          </table:table-cell>
          <table:table-cell office:value-type="float" office:value="31.87" calcext:value-type="float">
            <text:p>31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6980.37" calcext:value-type="float">
            <text:p>46980.37</text:p>
          </table:table-cell>
          <table:table-cell office:value-type="float" office:value="2.93" calcext:value-type="float">
            <text:p>2.93</text:p>
          </table:table-cell>
          <table:table-cell office:value-type="float" office:value="2.67" calcext:value-type="float">
            <text:p>2.67</text:p>
          </table:table-cell>
          <table:table-cell office:value-type="float" office:value="2.22" calcext:value-type="float">
            <text:p>2.22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7467" calcext:value-type="float">
            <text:p>57467</text:p>
          </table:table-cell>
          <table:table-cell office:value-type="float" office:value="7821" calcext:value-type="float">
            <text:p>7821</text:p>
          </table:table-cell>
          <table:table-cell office:value-type="float" office:value="4043163319.87" calcext:value-type="float">
            <text:p>4043163319.87</text:p>
          </table:table-cell>
          <table:table-cell office:value-type="float" office:value="8659100348" calcext:value-type="float">
            <text:p>8659100348</text:p>
          </table:table-cell>
          <table:table-cell office:value-type="float" office:value="40213.62" calcext:value-type="float">
            <text:p>40213.62</text:p>
          </table:table-cell>
          <table:table-cell office:value-type="float" office:value="44719249.12" calcext:value-type="float">
            <text:p>44719249.12</text:p>
          </table:table-cell>
          <table:table-cell office:value-type="float" office:value="40664892.12" calcext:value-type="float">
            <text:p>40664892.12</text:p>
          </table:table-cell>
          <table:table-cell office:value-type="float" office:value="33963488.62" calcext:value-type="float">
            <text:p>33963488.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0213.62" calcext:value-type="float">
            <text:p>40213.62</text:p>
          </table:table-cell>
          <table:table-cell office:value-type="float" office:value="2.92" calcext:value-type="float">
            <text:p>2.92</text:p>
          </table:table-cell>
          <table:table-cell office:value-type="float" office:value="2.65" calcext:value-type="float">
            <text:p>2.65</text:p>
          </table:table-cell>
          <table:table-cell office:value-type="float" office:value="2.21" calcext:value-type="float">
            <text:p>2.21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7472" calcext:value-type="float">
            <text:p>57472</text:p>
          </table:table-cell>
          <table:table-cell office:value-type="float" office:value="7913" calcext:value-type="float">
            <text:p>7913</text:p>
          </table:table-cell>
          <table:table-cell office:value-type="float" office:value="4057213300.12" calcext:value-type="float">
            <text:p>4057213300.12</text:p>
          </table:table-cell>
          <table:table-cell office:value-type="float" office:value="8698882575.37" calcext:value-type="float">
            <text:p>8698882575.37</text:p>
          </table:table-cell>
          <table:table-cell office:value-type="float" office:value="42902.12" calcext:value-type="float">
            <text:p>42902.12</text:p>
          </table:table-cell>
          <table:table-cell office:value-type="float" office:value="44707404.87" calcext:value-type="float">
            <text:p>44707404.87</text:p>
          </table:table-cell>
          <table:table-cell office:value-type="float" office:value="40660849" calcext:value-type="float">
            <text:p>40660849</text:p>
          </table:table-cell>
          <table:table-cell office:value-type="float" office:value="33947485.12" calcext:value-type="float">
            <text:p>33947485.12</text:p>
          </table:table-cell>
          <table:table-cell office:value-type="float" office:value="36.62" calcext:value-type="float">
            <text:p>36.6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2902.12" calcext:value-type="float">
            <text:p>42902.12</text:p>
          </table:table-cell>
          <table:table-cell office:value-type="float" office:value="2.89" calcext:value-type="float">
            <text:p>2.89</text:p>
          </table:table-cell>
          <table:table-cell office:value-type="float" office:value="2.62" calcext:value-type="float">
            <text:p>2.62</text:p>
          </table:table-cell>
          <table:table-cell office:value-type="float" office:value="2.19" calcext:value-type="float">
            <text:p>2.19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7487" calcext:value-type="float">
            <text:p>57487</text:p>
          </table:table-cell>
          <table:table-cell office:value-type="float" office:value="7889" calcext:value-type="float">
            <text:p>7889</text:p>
          </table:table-cell>
          <table:table-cell office:value-type="float" office:value="4057053458.12" calcext:value-type="float">
            <text:p>4057053458.12</text:p>
          </table:table-cell>
          <table:table-cell office:value-type="float" office:value="8700363480.37" calcext:value-type="float">
            <text:p>8700363480.37</text:p>
          </table:table-cell>
          <table:table-cell office:value-type="float" office:value="45282" calcext:value-type="float">
            <text:p>45282</text:p>
          </table:table-cell>
          <table:table-cell office:value-type="float" office:value="44734493.75" calcext:value-type="float">
            <text:p>44734493.75</text:p>
          </table:table-cell>
          <table:table-cell office:value-type="float" office:value="40684359.37" calcext:value-type="float">
            <text:p>40684359.37</text:p>
          </table:table-cell>
          <table:table-cell office:value-type="float" office:value="33985563.37" calcext:value-type="float">
            <text:p>33985563.37</text:p>
          </table:table-cell>
          <table:table-cell office:value-type="float" office:value="36.87" calcext:value-type="float">
            <text:p>36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5282" calcext:value-type="float">
            <text:p>45282</text:p>
          </table:table-cell>
          <table:table-cell office:value-type="float" office:value="2.9" calcext:value-type="float">
            <text:p>2.9</text:p>
          </table:table-cell>
          <table:table-cell office:value-type="float" office:value="2.63" calcext:value-type="float">
            <text:p>2.63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7492" calcext:value-type="float">
            <text:p>57492</text:p>
          </table:table-cell>
          <table:table-cell office:value-type="float" office:value="7895" calcext:value-type="float">
            <text:p>7895</text:p>
          </table:table-cell>
          <table:table-cell office:value-type="float" office:value="4056905299.62" calcext:value-type="float">
            <text:p>4056905299.62</text:p>
          </table:table-cell>
          <table:table-cell office:value-type="float" office:value="8704494828.25" calcext:value-type="float">
            <text:p>8704494828.25</text:p>
          </table:table-cell>
          <table:table-cell office:value-type="float" office:value="44075.75" calcext:value-type="float">
            <text:p>44075.75</text:p>
          </table:table-cell>
          <table:table-cell office:value-type="float" office:value="44611152.12" calcext:value-type="float">
            <text:p>44611152.12</text:p>
          </table:table-cell>
          <table:table-cell office:value-type="float" office:value="40560274.12" calcext:value-type="float">
            <text:p>40560274.12</text:p>
          </table:table-cell>
          <table:table-cell office:value-type="float" office:value="33941222.12" calcext:value-type="float">
            <text:p>33941222.12</text:p>
          </table:table-cell>
          <table:table-cell office:value-type="float" office:value="36.87" calcext:value-type="float">
            <text:p>36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4075.75" calcext:value-type="float">
            <text:p>44075.75</text:p>
          </table:table-cell>
          <table:table-cell office:value-type="float" office:value="2.89" calcext:value-type="float">
            <text:p>2.89</text:p>
          </table:table-cell>
          <table:table-cell office:value-type="float" office:value="2.62" calcext:value-type="float">
            <text:p>2.62</text:p>
          </table:table-cell>
          <table:table-cell office:value-type="float" office:value="2.19" calcext:value-type="float">
            <text:p>2.19</text:p>
          </table:table-cell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7497" calcext:value-type="float">
            <text:p>57497</text:p>
          </table:table-cell>
          <table:table-cell office:value-type="float" office:value="7906" calcext:value-type="float">
            <text:p>7906</text:p>
          </table:table-cell>
          <table:table-cell office:value-type="float" office:value="4057780785.87" calcext:value-type="float">
            <text:p>4057780785.87</text:p>
          </table:table-cell>
          <table:table-cell office:value-type="float" office:value="8704539481" calcext:value-type="float">
            <text:p>8704539481</text:p>
          </table:table-cell>
          <table:table-cell office:value-type="float" office:value="50101.25" calcext:value-type="float">
            <text:p>50101.25</text:p>
          </table:table-cell>
          <table:table-cell office:value-type="float" office:value="44629838" calcext:value-type="float">
            <text:p>44629838</text:p>
          </table:table-cell>
          <table:table-cell office:value-type="float" office:value="40559058" calcext:value-type="float">
            <text:p>40559058</text:p>
          </table:table-cell>
          <table:table-cell office:value-type="float" office:value="33932198.25" calcext:value-type="float">
            <text:p>33932198.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0101.25" calcext:value-type="float">
            <text:p>50101.25</text:p>
          </table:table-cell>
          <table:table-cell office:value-type="float" office:value="2.88" calcext:value-type="float">
            <text:p>2.88</text:p>
          </table:table-cell>
          <table:table-cell office:value-type="float" office:value="2.62" calcext:value-type="float">
            <text:p>2.62</text:p>
          </table:table-cell>
          <table:table-cell office:value-type="float" office:value="2.19" calcext:value-type="float">
            <text:p>2.19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7507" calcext:value-type="float">
            <text:p>57507</text:p>
          </table:table-cell>
          <table:table-cell office:value-type="float" office:value="7881" calcext:value-type="float">
            <text:p>7881</text:p>
          </table:table-cell>
          <table:table-cell office:value-type="float" office:value="4058421218.12" calcext:value-type="float">
            <text:p>4058421218.12</text:p>
          </table:table-cell>
          <table:table-cell office:value-type="float" office:value="8702763037.25" calcext:value-type="float">
            <text:p>8702763037.25</text:p>
          </table:table-cell>
          <table:table-cell office:value-type="float" office:value="46100.5" calcext:value-type="float">
            <text:p>46100.5</text:p>
          </table:table-cell>
          <table:table-cell office:value-type="float" office:value="44709924.12" calcext:value-type="float">
            <text:p>44709924.12</text:p>
          </table:table-cell>
          <table:table-cell office:value-type="float" office:value="40628387.12" calcext:value-type="float">
            <text:p>40628387.12</text:p>
          </table:table-cell>
          <table:table-cell office:value-type="float" office:value="33983241.5" calcext:value-type="float">
            <text:p>33983241.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6100.5" calcext:value-type="float">
            <text:p>46100.5</text:p>
          </table:table-cell>
          <table:table-cell office:value-type="float" office:value="2.9" calcext:value-type="float">
            <text:p>2.9</text:p>
          </table:table-cell>
          <table:table-cell office:value-type="float" office:value="2.63" calcext:value-type="float">
            <text:p>2.63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7512" calcext:value-type="float">
            <text:p>57512</text:p>
          </table:table-cell>
          <table:table-cell office:value-type="float" office:value="7907" calcext:value-type="float">
            <text:p>7907</text:p>
          </table:table-cell>
          <table:table-cell office:value-type="float" office:value="4062926972.37" calcext:value-type="float">
            <text:p>4062926972.37</text:p>
          </table:table-cell>
          <table:table-cell office:value-type="float" office:value="8717211330.12" calcext:value-type="float">
            <text:p>8717211330.12</text:p>
          </table:table-cell>
          <table:table-cell office:value-type="float" office:value="46387.25" calcext:value-type="float">
            <text:p>46387.25</text:p>
          </table:table-cell>
          <table:table-cell office:value-type="float" office:value="44716055" calcext:value-type="float">
            <text:p>44716055</text:p>
          </table:table-cell>
          <table:table-cell office:value-type="float" office:value="40688187.62" calcext:value-type="float">
            <text:p>40688187.62</text:p>
          </table:table-cell>
          <table:table-cell office:value-type="float" office:value="33984105" calcext:value-type="float">
            <text:p>339841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6387.25" calcext:value-type="float">
            <text:p>46387.25</text:p>
          </table:table-cell>
          <table:table-cell office:value-type="float" office:value="2.89" calcext:value-type="float">
            <text:p>2.89</text:p>
          </table:table-cell>
          <table:table-cell office:value-type="float" office:value="2.63" calcext:value-type="float">
            <text:p>2.63</text:p>
          </table:table-cell>
          <table:table-cell office:value-type="float" office:value="2.19" calcext:value-type="float">
            <text:p>2.19</text:p>
          </table:table-cell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7517" calcext:value-type="float">
            <text:p>57517</text:p>
          </table:table-cell>
          <table:table-cell office:value-type="float" office:value="7891" calcext:value-type="float">
            <text:p>7891</text:p>
          </table:table-cell>
          <table:table-cell office:value-type="float" office:value="4059235662.62" calcext:value-type="float">
            <text:p>4059235662.62</text:p>
          </table:table-cell>
          <table:table-cell office:value-type="float" office:value="8709199644.12" calcext:value-type="float">
            <text:p>8709199644.12</text:p>
          </table:table-cell>
          <table:table-cell office:value-type="float" office:value="46036.12" calcext:value-type="float">
            <text:p>46036.12</text:p>
          </table:table-cell>
          <table:table-cell office:value-type="float" office:value="44698753.37" calcext:value-type="float">
            <text:p>44698753.37</text:p>
          </table:table-cell>
          <table:table-cell office:value-type="float" office:value="40636067.12" calcext:value-type="float">
            <text:p>40636067.12</text:p>
          </table:table-cell>
          <table:table-cell office:value-type="float" office:value="33981428.25" calcext:value-type="float">
            <text:p>33981428.25</text:p>
          </table:table-cell>
          <table:table-cell office:value-type="float" office:value="36.25" calcext:value-type="float">
            <text:p>36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6036.12" calcext:value-type="float">
            <text:p>46036.12</text:p>
          </table:table-cell>
          <table:table-cell office:value-type="float" office:value="2.89" calcext:value-type="float">
            <text:p>2.89</text:p>
          </table:table-cell>
          <table:table-cell office:value-type="float" office:value="2.63" calcext:value-type="float">
            <text:p>2.63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7522" calcext:value-type="float">
            <text:p>57522</text:p>
          </table:table-cell>
          <table:table-cell office:value-type="float" office:value="7835" calcext:value-type="float">
            <text:p>7835</text:p>
          </table:table-cell>
          <table:table-cell office:value-type="float" office:value="4111537877.12" calcext:value-type="float">
            <text:p>4111537877.12</text:p>
          </table:table-cell>
          <table:table-cell office:value-type="float" office:value="8665338104.37" calcext:value-type="float">
            <text:p>8665338104.37</text:p>
          </table:table-cell>
          <table:table-cell office:value-type="float" office:value="45472" calcext:value-type="float">
            <text:p>45472</text:p>
          </table:table-cell>
          <table:table-cell office:value-type="float" office:value="44637970.75" calcext:value-type="float">
            <text:p>44637970.75</text:p>
          </table:table-cell>
          <table:table-cell office:value-type="float" office:value="40568357.12" calcext:value-type="float">
            <text:p>40568357.12</text:p>
          </table:table-cell>
          <table:table-cell office:value-type="float" office:value="33914322.75" calcext:value-type="float">
            <text:p>33914322.75</text:p>
          </table:table-cell>
          <table:table-cell office:value-type="float" office:value="28.37" calcext:value-type="float">
            <text:p>28.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45472" calcext:value-type="float">
            <text:p>45472</text:p>
          </table:table-cell>
          <table:table-cell office:value-type="float" office:value="2.91" calcext:value-type="float">
            <text:p>2.91</text:p>
          </table:table-cell>
          <table:table-cell office:value-type="float" office:value="2.64" calcext:value-type="float">
            <text:p>2.64</text:p>
          </table:table-cell>
          <table:table-cell office:value-type="float" office:value="2.21" calcext:value-type="float">
            <text:p>2.21</text:p>
          </table:table-cell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7527" calcext:value-type="float">
            <text:p>57527</text:p>
          </table:table-cell>
          <table:table-cell office:value-type="float" office:value="4068" calcext:value-type="float">
            <text:p>4068</text:p>
          </table:table-cell>
          <table:table-cell office:value-type="float" office:value="3333958393.6" calcext:value-type="float">
            <text:p>3333958393.6</text:p>
          </table:table-cell>
          <table:table-cell office:value-type="float" office:value="7160243203.4" calcext:value-type="float">
            <text:p>7160243203.4</text:p>
          </table:table-cell>
          <table:table-cell office:value-type="float" office:value="24920.8" calcext:value-type="float">
            <text:p>24920.8</text:p>
          </table:table-cell>
          <table:table-cell office:value-type="float" office:value="36692816.4" calcext:value-type="float">
            <text:p>36692816.4</text:p>
          </table:table-cell>
          <table:table-cell office:value-type="float" office:value="33423475" calcext:value-type="float">
            <text:p>33423475</text:p>
          </table:table-cell>
          <table:table-cell office:value-type="float" office:value="27938817.8" calcext:value-type="float">
            <text:p>27938817.8</text:p>
          </table:table-cell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24920.8" calcext:value-type="float">
            <text:p>24920.8</text:p>
          </table:table-cell>
          <table:table-cell office:value-type="float" office:value="2.65" calcext:value-type="float">
            <text:p>2.65</text:p>
          </table:table-cell>
          <table:table-cell office:value-type="float" office:value="2.44" calcext:value-type="float">
            <text:p>2.44</text:p>
          </table:table-cell>
          <table:table-cell office:value-type="float" office:value="2.08" calcext:value-type="float">
            <text:p>2.08</text:p>
          </table:table-cell>
          <table:table-cell office:value-type="float" office:value="1.07" calcext:value-type="float">
            <text:p>1.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trisolv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115" calcext:value-type="float">
            <text:p>58115</text:p>
          </table:table-cell>
          <table:table-cell office:value-type="float" office:value="6406" calcext:value-type="float">
            <text:p>6406</text:p>
          </table:table-cell>
          <table:table-cell office:value-type="float" office:value="15510992837.57" calcext:value-type="float">
            <text:p>15510992837.57</text:p>
          </table:table-cell>
          <table:table-cell office:value-type="float" office:value="8185812603.42" calcext:value-type="float">
            <text:p>8185812603.42</text:p>
          </table:table-cell>
          <table:table-cell office:value-type="float" office:value="8595599.85" calcext:value-type="float">
            <text:p>8595599.85</text:p>
          </table:table-cell>
          <table:table-cell office:value-type="float" office:value="344919873.71" calcext:value-type="float">
            <text:p>344919873.71</text:p>
          </table:table-cell>
          <table:table-cell office:value-type="float" office:value="457782225.28" calcext:value-type="float">
            <text:p>457782225.28</text:p>
          </table:table-cell>
          <table:table-cell office:value-type="float" office:value="2855120.57" calcext:value-type="float">
            <text:p>285512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8595599.85" calcext:value-type="float">
            <text:p>8595599.85</text:p>
          </table:table-cell>
          <table:table-cell office:value-type="float" office:value="23.6" calcext:value-type="float">
            <text:p>23.6</text:p>
          </table:table-cell>
          <table:table-cell office:value-type="float" office:value="31.3" calcext:value-type="float">
            <text:p>31.3</text:p>
          </table:table-cell>
          <table:table-cell office:value-type="float" office:value="0.19" calcext:value-type="float">
            <text:p>0.19</text:p>
          </table:table-cell>
          <table:table-cell office:value-type="float" office:value="0.75" calcext:value-type="float">
            <text:p>0.75</text:p>
          </table:table-cell>
          <table:table-cell office:value-type="float" office:value="162.39" calcext:value-type="float">
            <text:p>162.39</text:p>
          </table:table-cell>
        </table:table-row>
        <table:table-row table:style-name="ro1">
          <table:table-cell/>
          <table:table-cell office:value-type="float" office:value="58117" calcext:value-type="float">
            <text:p>58117</text:p>
          </table:table-cell>
          <table:table-cell office:value-type="float" office:value="7761" calcext:value-type="float">
            <text:p>7761</text:p>
          </table:table-cell>
          <table:table-cell office:value-type="float" office:value="3236530768.2" calcext:value-type="float">
            <text:p>3236530768.2</text:p>
          </table:table-cell>
          <table:table-cell office:value-type="float" office:value="6944290820.6" calcext:value-type="float">
            <text:p>6944290820.6</text:p>
          </table:table-cell>
          <table:table-cell office:value-type="float" office:value="34791" calcext:value-type="float">
            <text:p>34791</text:p>
          </table:table-cell>
          <table:table-cell office:value-type="float" office:value="35763276.9" calcext:value-type="float">
            <text:p>35763276.9</text:p>
          </table:table-cell>
          <table:table-cell office:value-type="float" office:value="32501495.4" calcext:value-type="float">
            <text:p>32501495.4</text:p>
          </table:table-cell>
          <table:table-cell office:value-type="float" office:value="27104820.5" calcext:value-type="float">
            <text:p>27104820.5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4791" calcext:value-type="float">
            <text:p>34791</text:p>
          </table:table-cell>
          <table:table-cell office:value-type="float" office:value="2.71" calcext:value-type="float">
            <text:p>2.71</text:p>
          </table:table-cell>
          <table:table-cell office:value-type="float" office:value="2.47" calcext:value-type="float">
            <text:p>2.47</text:p>
          </table:table-cell>
          <table:table-cell office:value-type="float" office:value="2.07" calcext:value-type="float">
            <text:p>2.07</text:p>
          </table:table-cell>
          <table:table-cell office:value-type="float" office:value="1.08" calcext:value-type="float">
            <text:p>1.0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/>
          <table:table-cell office:value-type="float" office:value="58135" calcext:value-type="float">
            <text:p>58135</text:p>
          </table:table-cell>
          <table:table-cell office:value-type="float" office:value="645" calcext:value-type="float">
            <text:p>645</text:p>
          </table:table-cell>
          <table:table-cell office:value-type="float" office:value="10675467459" calcext:value-type="float">
            <text:p>10675467459</text:p>
          </table:table-cell>
          <table:table-cell office:value-type="float" office:value="5693759948" calcext:value-type="float">
            <text:p>5693759948</text:p>
          </table:table-cell>
          <table:table-cell office:value-type="float" office:value="5953366" calcext:value-type="float">
            <text:p>5953366</text:p>
          </table:table-cell>
          <table:table-cell office:value-type="float" office:value="237400374" calcext:value-type="float">
            <text:p>237400374</text:p>
          </table:table-cell>
          <table:table-cell office:value-type="float" office:value="315219919" calcext:value-type="float">
            <text:p>315219919</text:p>
          </table:table-cell>
          <table:table-cell office:value-type="float" office:value="2438271" calcext:value-type="float">
            <text:p>2438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5953366" calcext:value-type="float">
            <text:p>5953366</text:p>
          </table:table-cell>
          <table:table-cell office:value-type="float" office:value="23.55" calcext:value-type="float">
            <text:p>23.55</text:p>
          </table:table-cell>
          <table:table-cell office:value-type="float" office:value="31.27" calcext:value-type="float">
            <text:p>31.27</text:p>
          </table:table-cell>
          <table:table-cell office:value-type="float" office:value="0.24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129.28" calcext:value-type="float">
            <text:p>129.28</text:p>
          </table:table-cell>
        </table:table-row>
        <table:table-row table:style-name="ro1">
          <table:table-cell office:value-type="string" calcext:value-type="string">
            <text:p>trisolv_STANDARD_durbi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313" calcext:value-type="float">
            <text:p>63313</text:p>
          </table:table-cell>
          <table:table-cell office:value-type="float" office:value="7692" calcext:value-type="float">
            <text:p>7692</text:p>
          </table:table-cell>
          <table:table-cell office:value-type="float" office:value="3237376226.9" calcext:value-type="float">
            <text:p>3237376226.9</text:p>
          </table:table-cell>
          <table:table-cell office:value-type="float" office:value="6970165744.3" calcext:value-type="float">
            <text:p>6970165744.3</text:p>
          </table:table-cell>
          <table:table-cell office:value-type="float" office:value="29174.8" calcext:value-type="float">
            <text:p>29174.8</text:p>
          </table:table-cell>
          <table:table-cell office:value-type="float" office:value="35863787.7" calcext:value-type="float">
            <text:p>35863787.7</text:p>
          </table:table-cell>
          <table:table-cell office:value-type="float" office:value="32725892.7" calcext:value-type="float">
            <text:p>32725892.7</text:p>
          </table:table-cell>
          <table:table-cell office:value-type="float" office:value="27128220.1" calcext:value-type="float">
            <text:p>2712822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29174.8" calcext:value-type="float">
            <text:p>29174.8</text:p>
          </table:table-cell>
          <table:table-cell office:value-type="float" office:value="2.74" calcext:value-type="float">
            <text:p>2.74</text:p>
          </table:table-cell>
          <table:table-cell office:value-type="float" office:value="2.5" calcext:value-type="float">
            <text:p>2.5</text:p>
          </table:table-cell>
          <table:table-cell office:value-type="float" office:value="2.08" calcext:value-type="float">
            <text:p>2.08</text:p>
          </table:table-cell>
          <table:table-cell office:value-type="float" office:value="1.08" calcext:value-type="float">
            <text:p>1.0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/>
          <table:table-cell office:value-type="float" office:value="63315" calcext:value-type="float">
            <text:p>63315</text:p>
          </table:table-cell>
          <table:table-cell office:value-type="float" office:value="6538" calcext:value-type="float">
            <text:p>6538</text:p>
          </table:table-cell>
          <table:table-cell office:value-type="float" office:value="1252416561.14" calcext:value-type="float">
            <text:p>1252416561.14</text:p>
          </table:table-cell>
          <table:table-cell office:value-type="float" office:value="4297435892.71" calcext:value-type="float">
            <text:p>4297435892.71</text:p>
          </table:table-cell>
          <table:table-cell office:value-type="float" office:value="11738932.42" calcext:value-type="float">
            <text:p>11738932.42</text:p>
          </table:table-cell>
          <table:table-cell office:value-type="float" office:value="93447451.14" calcext:value-type="float">
            <text:p>93447451.14</text:p>
          </table:table-cell>
          <table:table-cell office:value-type="float" office:value="71256638.71" calcext:value-type="float">
            <text:p>71256638.71</text:p>
          </table:table-cell>
          <table:table-cell office:value-type="float" office:value="8139237.28" calcext:value-type="float">
            <text:p>8139237.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738932.42" calcext:value-type="float">
            <text:p>11738932.42</text:p>
          </table:table-cell>
          <table:table-cell office:value-type="float" office:value="6.33" calcext:value-type="float">
            <text:p>6.33</text:p>
          </table:table-cell>
          <table:table-cell office:value-type="float" office:value="4.84" calcext:value-type="float">
            <text:p>4.84</text:p>
          </table:table-cell>
          <table:table-cell office:value-type="float" office:value="0.53" calcext:value-type="float">
            <text:p>0.53</text:p>
          </table:table-cell>
          <table:table-cell office:value-type="float" office:value="1.3" calcext:value-type="float">
            <text:p>1.3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/>
          <table:table-cell office:value-type="float" office:value="63338" calcext:value-type="float">
            <text:p>63338</text:p>
          </table:table-cell>
          <table:table-cell office:value-type="float" office:value="565" calcext:value-type="float">
            <text:p>565</text:p>
          </table:table-cell>
          <table:table-cell office:value-type="float" office:value="622724509" calcext:value-type="float">
            <text:p>622724509</text:p>
          </table:table-cell>
          <table:table-cell office:value-type="float" office:value="2098622714" calcext:value-type="float">
            <text:p>2098622714</text:p>
          </table:table-cell>
          <table:table-cell office:value-type="float" office:value="5333604" calcext:value-type="float">
            <text:p>5333604</text:p>
          </table:table-cell>
          <table:table-cell office:value-type="float" office:value="40485360" calcext:value-type="float">
            <text:p>40485360</text:p>
          </table:table-cell>
          <table:table-cell office:value-type="float" office:value="28408796" calcext:value-type="float">
            <text:p>28408796</text:p>
          </table:table-cell>
          <table:table-cell office:value-type="float" office:value="2005137" calcext:value-type="float">
            <text:p>2005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5333604" calcext:value-type="float">
            <text:p>5333604</text:p>
          </table:table-cell>
          <table:table-cell office:value-type="float" office:value="4.58" calcext:value-type="float">
            <text:p>4.58</text:p>
          </table:table-cell>
          <table:table-cell office:value-type="float" office:value="3.21" calcext:value-type="float">
            <text:p>3.21</text:p>
          </table:table-cell>
          <table:table-cell office:value-type="float" office:value="0.22" calcext:value-type="float">
            <text:p>0.22</text:p>
          </table:table-cell>
          <table:table-cell office:value-type="float" office:value="1.43" calcext:value-type="float">
            <text:p>1.43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>
          <table:table-cell office:value-type="string" calcext:value-type="string">
            <text:p>trisolv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407" calcext:value-type="float">
            <text:p>59407</text:p>
          </table:table-cell>
          <table:table-cell office:value-type="float" office:value="10546" calcext:value-type="float">
            <text:p>10546</text:p>
          </table:table-cell>
          <table:table-cell office:value-type="float" office:value="5460771097.07" calcext:value-type="float">
            <text:p>5460771097.07</text:p>
          </table:table-cell>
          <table:table-cell office:value-type="float" office:value="7362465171.46" calcext:value-type="float">
            <text:p>7362465171.46</text:p>
          </table:table-cell>
          <table:table-cell office:value-type="float" office:value="91648.84" calcext:value-type="float">
            <text:p>91648.84</text:p>
          </table:table-cell>
          <table:table-cell office:value-type="float" office:value="12558536.69" calcext:value-type="float">
            <text:p>12558536.69</text:p>
          </table:table-cell>
          <table:table-cell office:value-type="float" office:value="13448409.07" calcext:value-type="float">
            <text:p>13448409.07</text:p>
          </table:table-cell>
          <table:table-cell office:value-type="float" office:value="2201994.3" calcext:value-type="float">
            <text:p>2201994.3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91648.84" calcext:value-type="float">
            <text:p>91648.84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14" calcext:value-type="float">
            <text:p>0.14</text:p>
          </table:table-cell>
          <table:table-cell office:value-type="float" office:value="0.95" calcext:value-type="float">
            <text:p>0.95</text:p>
          </table:table-cell>
          <table:table-cell office:value-type="float" office:value="523.48" calcext:value-type="float">
            <text:p>523.48</text:p>
          </table:table-cell>
        </table:table-row>
        <table:table-row table:style-name="ro1">
          <table:table-cell/>
          <table:table-cell office:value-type="float" office:value="59409" calcext:value-type="float">
            <text:p>59409</text:p>
          </table:table-cell>
          <table:table-cell office:value-type="float" office:value="7904" calcext:value-type="float">
            <text:p>7904</text:p>
          </table:table-cell>
          <table:table-cell office:value-type="float" office:value="4048170604.87" calcext:value-type="float">
            <text:p>4048170604.87</text:p>
          </table:table-cell>
          <table:table-cell office:value-type="float" office:value="8695573250.37" calcext:value-type="float">
            <text:p>8695573250.37</text:p>
          </table:table-cell>
          <table:table-cell office:value-type="float" office:value="51802.62" calcext:value-type="float">
            <text:p>51802.62</text:p>
          </table:table-cell>
          <table:table-cell office:value-type="float" office:value="44772604.12" calcext:value-type="float">
            <text:p>44772604.12</text:p>
          </table:table-cell>
          <table:table-cell office:value-type="float" office:value="40757716" calcext:value-type="float">
            <text:p>40757716</text:p>
          </table:table-cell>
          <table:table-cell office:value-type="float" office:value="33944495.5" calcext:value-type="float">
            <text:p>33944495.5</text:p>
          </table:table-cell>
          <table:table-cell office:value-type="float" office:value="40.12" calcext:value-type="float">
            <text:p>40.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1802.62" calcext:value-type="float">
            <text:p>51802.62</text:p>
          </table:table-cell>
          <table:table-cell office:value-type="float" office:value="2.89" calcext:value-type="float">
            <text:p>2.89</text:p>
          </table:table-cell>
          <table:table-cell office:value-type="float" office:value="2.63" calcext:value-type="float">
            <text:p>2.63</text:p>
          </table:table-cell>
          <table:table-cell office:value-type="float" office:value="2.19" calcext:value-type="float">
            <text:p>2.19</text:p>
          </table:table-cell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9427" calcext:value-type="float">
            <text:p>59427</text:p>
          </table:table-cell>
          <table:table-cell office:value-type="float" office:value="2431" calcext:value-type="float">
            <text:p>2431</text:p>
          </table:table-cell>
          <table:table-cell office:value-type="float" office:value="3226884206.66" calcext:value-type="float">
            <text:p>3226884206.66</text:p>
          </table:table-cell>
          <table:table-cell office:value-type="float" office:value="6935616232" calcext:value-type="float">
            <text:p>6935616232</text:p>
          </table:table-cell>
          <table:table-cell office:value-type="float" office:value="34938" calcext:value-type="float">
            <text:p>34938</text:p>
          </table:table-cell>
          <table:table-cell office:value-type="float" office:value="35746374.33" calcext:value-type="float">
            <text:p>35746374.33</text:p>
          </table:table-cell>
          <table:table-cell office:value-type="float" office:value="32516972.33" calcext:value-type="float">
            <text:p>32516972.33</text:p>
          </table:table-cell>
          <table:table-cell office:value-type="float" office:value="27128847.66" calcext:value-type="float">
            <text:p>27128847.66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4938" calcext:value-type="float">
            <text:p>34938</text:p>
          </table:table-cell>
          <table:table-cell office:value-type="float" office:value="2.85" calcext:value-type="float">
            <text:p>2.85</text:p>
          </table:table-cell>
          <table:table-cell office:value-type="float" office:value="2.59" calcext:value-type="float">
            <text:p>2.59</text:p>
          </table:table-cell>
          <table:table-cell office:value-type="float" office:value="2.16" calcext:value-type="float">
            <text:p>2.16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risolv_STANDARD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880" calcext:value-type="float">
            <text:p>59880</text:p>
          </table:table-cell>
          <table:table-cell office:value-type="float" office:value="15038" calcext:value-type="float">
            <text:p>15038</text:p>
          </table:table-cell>
          <table:table-cell office:value-type="float" office:value="2865685668.35" calcext:value-type="float">
            <text:p>2865685668.35</text:p>
          </table:table-cell>
          <table:table-cell office:value-type="float" office:value="8008009790.64" calcext:value-type="float">
            <text:p>8008009790.64</text:p>
          </table:table-cell>
          <table:table-cell office:value-type="float" office:value="11717577.7" calcext:value-type="float">
            <text:p>11717577.7</text:p>
          </table:table-cell>
          <table:table-cell office:value-type="float" office:value="320681857.35" calcext:value-type="float">
            <text:p>320681857.35</text:p>
          </table:table-cell>
          <table:table-cell office:value-type="float" office:value="318221349.94" calcext:value-type="float">
            <text:p>318221349.94</text:p>
          </table:table-cell>
          <table:table-cell office:value-type="float" office:value="9127001.11" calcext:value-type="float">
            <text:p>9127001.11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1717577.7" calcext:value-type="float">
            <text:p>11717577.7</text:p>
          </table:table-cell>
          <table:table-cell office:value-type="float" office:value="22.03" calcext:value-type="float">
            <text:p>22.03</text:p>
          </table:table-cell>
          <table:table-cell office:value-type="float" office:value="21.87" calcext:value-type="float">
            <text:p>21.87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157.81" calcext:value-type="float">
            <text:p>157.81</text:p>
          </table:table-cell>
        </table:table-row>
        <table:table-row table:style-name="ro1">
          <table:table-cell/>
          <table:table-cell office:value-type="float" office:value="59882" calcext:value-type="float">
            <text:p>59882</text:p>
          </table:table-cell>
          <table:table-cell office:value-type="float" office:value="7900" calcext:value-type="float">
            <text:p>7900</text:p>
          </table:table-cell>
          <table:table-cell office:value-type="float" office:value="4042085416.62" calcext:value-type="float">
            <text:p>4042085416.62</text:p>
          </table:table-cell>
          <table:table-cell office:value-type="float" office:value="8661401014.12" calcext:value-type="float">
            <text:p>8661401014.12</text:p>
          </table:table-cell>
          <table:table-cell office:value-type="float" office:value="52605.5" calcext:value-type="float">
            <text:p>52605.5</text:p>
          </table:table-cell>
          <table:table-cell office:value-type="float" office:value="44644494.37" calcext:value-type="float">
            <text:p>44644494.37</text:p>
          </table:table-cell>
          <table:table-cell office:value-type="float" office:value="40587710" calcext:value-type="float">
            <text:p>40587710</text:p>
          </table:table-cell>
          <table:table-cell office:value-type="float" office:value="33927239.87" calcext:value-type="float">
            <text:p>33927239.87</text:p>
          </table:table-cell>
          <table:table-cell office:value-type="float" office:value="44.75" calcext:value-type="float">
            <text:p>44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2605.5" calcext:value-type="float">
            <text:p>52605.5</text:p>
          </table:table-cell>
          <table:table-cell office:value-type="float" office:value="2.89" calcext:value-type="float">
            <text:p>2.89</text:p>
          </table:table-cell>
          <table:table-cell office:value-type="float" office:value="2.62" calcext:value-type="float">
            <text:p>2.62</text:p>
          </table:table-cell>
          <table:table-cell office:value-type="float" office:value="2.19" calcext:value-type="float">
            <text:p>2.19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9900" calcext:value-type="float">
            <text:p>59900</text:p>
          </table:table-cell>
          <table:table-cell office:value-type="float" office:value="6915" calcext:value-type="float">
            <text:p>6915</text:p>
          </table:table-cell>
          <table:table-cell office:value-type="float" office:value="4078836534.71" calcext:value-type="float">
            <text:p>4078836534.71</text:p>
          </table:table-cell>
          <table:table-cell office:value-type="float" office:value="8750792730.28" calcext:value-type="float">
            <text:p>8750792730.28</text:p>
          </table:table-cell>
          <table:table-cell office:value-type="float" office:value="32160.57" calcext:value-type="float">
            <text:p>32160.57</text:p>
          </table:table-cell>
          <table:table-cell office:value-type="float" office:value="45132567.42" calcext:value-type="float">
            <text:p>45132567.42</text:p>
          </table:table-cell>
          <table:table-cell office:value-type="float" office:value="41152136.42" calcext:value-type="float">
            <text:p>41152136.42</text:p>
          </table:table-cell>
          <table:table-cell office:value-type="float" office:value="34209886.42" calcext:value-type="float">
            <text:p>34209886.42</text:p>
          </table:table-cell>
          <table:table-cell office:value-type="float" office:value="38.57" calcext:value-type="float">
            <text:p>38.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2160.57" calcext:value-type="float">
            <text:p>32160.57</text:p>
          </table:table-cell>
          <table:table-cell office:value-type="float" office:value="2.92" calcext:value-type="float">
            <text:p>2.92</text:p>
          </table:table-cell>
          <table:table-cell office:value-type="float" office:value="2.66" calcext:value-type="float">
            <text:p>2.66</text:p>
          </table:table-cell>
          <table:table-cell office:value-type="float" office:value="2.21" calcext:value-type="float">
            <text:p>2.21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risolv_STANDARD_gramschmid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411" calcext:value-type="float">
            <text:p>63411</text:p>
          </table:table-cell>
          <table:table-cell office:value-type="float" office:value="7800" calcext:value-type="float">
            <text:p>7800</text:p>
          </table:table-cell>
          <table:table-cell office:value-type="float" office:value="4046108850.12" calcext:value-type="float">
            <text:p>4046108850.12</text:p>
          </table:table-cell>
          <table:table-cell office:value-type="float" office:value="8693264860.62" calcext:value-type="float">
            <text:p>8693264860.62</text:p>
          </table:table-cell>
          <table:table-cell office:value-type="float" office:value="44513.62" calcext:value-type="float">
            <text:p>44513.62</text:p>
          </table:table-cell>
          <table:table-cell office:value-type="float" office:value="44699637.5" calcext:value-type="float">
            <text:p>44699637.5</text:p>
          </table:table-cell>
          <table:table-cell office:value-type="float" office:value="40633425.75" calcext:value-type="float">
            <text:p>40633425.75</text:p>
          </table:table-cell>
          <table:table-cell office:value-type="float" office:value="33933299.62" calcext:value-type="float">
            <text:p>3393329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4513.62" calcext:value-type="float">
            <text:p>44513.62</text:p>
          </table:table-cell>
          <table:table-cell office:value-type="float" office:value="2.92" calcext:value-type="float">
            <text:p>2.92</text:p>
          </table:table-cell>
          <table:table-cell office:value-type="float" office:value="2.66" calcext:value-type="float">
            <text:p>2.66</text:p>
          </table:table-cell>
          <table:table-cell office:value-type="float" office:value="2.22" calcext:value-type="float">
            <text:p>2.22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63413" calcext:value-type="float">
            <text:p>63413</text:p>
          </table:table-cell>
          <table:table-cell office:value-type="float" office:value="13099" calcext:value-type="float">
            <text:p>13099</text:p>
          </table:table-cell>
          <table:table-cell office:value-type="float" office:value="971622659" calcext:value-type="float">
            <text:p>971622659</text:p>
          </table:table-cell>
          <table:table-cell office:value-type="float" office:value="5317574787.73" calcext:value-type="float">
            <text:p>5317574787.73</text:p>
          </table:table-cell>
          <table:table-cell office:value-type="float" office:value="55984912.8" calcext:value-type="float">
            <text:p>55984912.8</text:p>
          </table:table-cell>
          <table:table-cell office:value-type="float" office:value="182943118.53" calcext:value-type="float">
            <text:p>182943118.53</text:p>
          </table:table-cell>
          <table:table-cell office:value-type="float" office:value="182011778.13" calcext:value-type="float">
            <text:p>182011778.13</text:p>
          </table:table-cell>
          <table:table-cell office:value-type="float" office:value="1340557.46" calcext:value-type="float">
            <text:p>1340557.4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5984912.4" calcext:value-type="float">
            <text:p>55984912.4</text:p>
          </table:table-cell>
          <table:table-cell office:value-type="float" office:value="13.06" calcext:value-type="float">
            <text:p>13.06</text:p>
          </table:table-cell>
          <table:table-cell office:value-type="float" office:value="12.99" calcext:value-type="float">
            <text:p>12.99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315.56" calcext:value-type="float">
            <text:p>1315.56</text:p>
          </table:table-cell>
        </table:table-row>
        <table:table-row table:style-name="ro1">
          <table:table-cell/>
          <table:table-cell office:value-type="float" office:value="63437" calcext:value-type="float">
            <text:p>63437</text:p>
          </table:table-cell>
          <table:table-cell office:value-type="float" office:value="4984" calcext:value-type="float">
            <text:p>4984</text:p>
          </table:table-cell>
          <table:table-cell office:value-type="float" office:value="4168956336.6" calcext:value-type="float">
            <text:p>4168956336.6</text:p>
          </table:table-cell>
          <table:table-cell office:value-type="float" office:value="8957154026" calcext:value-type="float">
            <text:p>8957154026</text:p>
          </table:table-cell>
          <table:table-cell office:value-type="float" office:value="41070.8" calcext:value-type="float">
            <text:p>41070.8</text:p>
          </table:table-cell>
          <table:table-cell office:value-type="float" office:value="46164402" calcext:value-type="float">
            <text:p>46164402</text:p>
          </table:table-cell>
          <table:table-cell office:value-type="float" office:value="42018936" calcext:value-type="float">
            <text:p>42018936</text:p>
          </table:table-cell>
          <table:table-cell office:value-type="float" office:value="34985063.4" calcext:value-type="float">
            <text:p>349850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1070.8" calcext:value-type="float">
            <text:p>41070.8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24" calcext:value-type="float">
            <text:p>2.24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risolv_STANDARD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227" calcext:value-type="float">
            <text:p>63227</text:p>
          </table:table-cell>
          <table:table-cell office:value-type="float" office:value="15667" calcext:value-type="float">
            <text:p>15667</text:p>
          </table:table-cell>
          <table:table-cell office:value-type="float" office:value="19204877188.66" calcext:value-type="float">
            <text:p>19204877188.66</text:p>
          </table:table-cell>
          <table:table-cell office:value-type="float" office:value="7877287972.55" calcext:value-type="float">
            <text:p>7877287972.55</text:p>
          </table:table-cell>
          <table:table-cell office:value-type="float" office:value="3299401.27" calcext:value-type="float">
            <text:p>3299401.27</text:p>
          </table:table-cell>
          <table:table-cell office:value-type="float" office:value="300289206.83" calcext:value-type="float">
            <text:p>300289206.83</text:p>
          </table:table-cell>
          <table:table-cell office:value-type="float" office:value="300302615" calcext:value-type="float">
            <text:p>300302615</text:p>
          </table:table-cell>
          <table:table-cell office:value-type="float" office:value="8887547.11" calcext:value-type="float">
            <text:p>8887547.11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3299401.27" calcext:value-type="float">
            <text:p>3299401.27</text:p>
          </table:table-cell>
          <table:table-cell table:number-columns-repeated="2" office:value-type="float" office:value="20.99" calcext:value-type="float">
            <text:p>20.99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02.24" calcext:value-type="float">
            <text:p>102.24</text:p>
          </table:table-cell>
        </table:table-row>
        <table:table-row table:style-name="ro1">
          <table:table-cell/>
          <table:table-cell office:value-type="float" office:value="63229" calcext:value-type="float">
            <text:p>63229</text:p>
          </table:table-cell>
          <table:table-cell office:value-type="float" office:value="7947" calcext:value-type="float">
            <text:p>7947</text:p>
          </table:table-cell>
          <table:table-cell office:value-type="float" office:value="4041656151" calcext:value-type="float">
            <text:p>4041656151</text:p>
          </table:table-cell>
          <table:table-cell office:value-type="float" office:value="8694295079.37" calcext:value-type="float">
            <text:p>8694295079.37</text:p>
          </table:table-cell>
          <table:table-cell office:value-type="float" office:value="56507.75" calcext:value-type="float">
            <text:p>56507.75</text:p>
          </table:table-cell>
          <table:table-cell office:value-type="float" office:value="44825973" calcext:value-type="float">
            <text:p>44825973</text:p>
          </table:table-cell>
          <table:table-cell office:value-type="float" office:value="40880243.75" calcext:value-type="float">
            <text:p>40880243.75</text:p>
          </table:table-cell>
          <table:table-cell office:value-type="float" office:value="33830683.37" calcext:value-type="float">
            <text:p>33830683.37</text:p>
          </table:table-cell>
          <table:table-cell office:value-type="float" office:value="46.87" calcext:value-type="float">
            <text:p>46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6507.75" calcext:value-type="float">
            <text:p>56507.75</text:p>
          </table:table-cell>
          <table:table-cell office:value-type="float" office:value="2.88" calcext:value-type="float">
            <text:p>2.88</text:p>
          </table:table-cell>
          <table:table-cell office:value-type="float" office:value="2.63" calcext:value-type="float">
            <text:p>2.63</text:p>
          </table:table-cell>
          <table:table-cell office:value-type="float" office:value="2.17" calcext:value-type="float">
            <text:p>2.17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3247" calcext:value-type="float">
            <text:p>63247</text:p>
          </table:table-cell>
          <table:table-cell office:value-type="float" office:value="7538" calcext:value-type="float">
            <text:p>7538</text:p>
          </table:table-cell>
          <table:table-cell office:value-type="float" office:value="3880685485.25" calcext:value-type="float">
            <text:p>3880685485.25</text:p>
          </table:table-cell>
          <table:table-cell office:value-type="float" office:value="8351614832.25" calcext:value-type="float">
            <text:p>8351614832.25</text:p>
          </table:table-cell>
          <table:table-cell office:value-type="float" office:value="40392" calcext:value-type="float">
            <text:p>40392</text:p>
          </table:table-cell>
          <table:table-cell office:value-type="float" office:value="42990151.25" calcext:value-type="float">
            <text:p>42990151.25</text:p>
          </table:table-cell>
          <table:table-cell office:value-type="float" office:value="39209307.87" calcext:value-type="float">
            <text:p>39209307.87</text:p>
          </table:table-cell>
          <table:table-cell office:value-type="float" office:value="32455882.87" calcext:value-type="float">
            <text:p>32455882.87</text:p>
          </table:table-cell>
          <table:table-cell office:value-type="float" office:value="38.87" calcext:value-type="float">
            <text:p>38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0392" calcext:value-type="float">
            <text:p>40392</text:p>
          </table:table-cell>
          <table:table-cell office:value-type="float" office:value="2.92" calcext:value-type="float">
            <text:p>2.92</text:p>
          </table:table-cell>
          <table:table-cell office:value-type="float" office:value="2.66" calcext:value-type="float">
            <text:p>2.66</text:p>
          </table:table-cell>
          <table:table-cell office:value-type="float" office:value="2.2" calcext:value-type="float">
            <text:p>2.2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rmm_STANDARD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230" calcext:value-type="float">
            <text:p>55230</text:p>
          </table:table-cell>
          <table:table-cell office:value-type="float" office:value="11254" calcext:value-type="float">
            <text:p>11254</text:p>
          </table:table-cell>
          <table:table-cell office:value-type="float" office:value="3056506402.91" calcext:value-type="float">
            <text:p>3056506402.91</text:p>
          </table:table-cell>
          <table:table-cell office:value-type="float" office:value="8463251431.5" calcext:value-type="float">
            <text:p>8463251431.5</text:p>
          </table:table-cell>
          <table:table-cell office:value-type="float" office:value="10104284.58" calcext:value-type="float">
            <text:p>10104284.58</text:p>
          </table:table-cell>
          <table:table-cell office:value-type="float" office:value="364663672.25" calcext:value-type="float">
            <text:p>364663672.25</text:p>
          </table:table-cell>
          <table:table-cell office:value-type="float" office:value="360112045.41" calcext:value-type="float">
            <text:p>360112045.41</text:p>
          </table:table-cell>
          <table:table-cell office:value-type="float" office:value="4202140.25" calcext:value-type="float">
            <text:p>420214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104284.58" calcext:value-type="float">
            <text:p>10104284.58</text:p>
          </table:table-cell>
          <table:table-cell office:value-type="float" office:value="24.1" calcext:value-type="float">
            <text:p>24.1</text:p>
          </table:table-cell>
          <table:table-cell office:value-type="float" office:value="23.8" calcext:value-type="float">
            <text:p>23.8</text:p>
          </table:table-cell>
          <table:table-cell office:value-type="float" office:value="0.27" calcext:value-type="float">
            <text:p>0.27</text:p>
          </table:table-cell>
          <table:table-cell office:value-type="float" office:value="1.01" calcext:value-type="float">
            <text:p>1.01</text:p>
          </table:table-cell>
          <table:table-cell office:value-type="float" office:value="86.53" calcext:value-type="float">
            <text:p>86.53</text:p>
          </table:table-cell>
        </table:table-row>
        <table:table-row table:style-name="ro1">
          <table:table-cell/>
          <table:table-cell office:value-type="float" office:value="55232" calcext:value-type="float">
            <text:p>55232</text:p>
          </table:table-cell>
          <table:table-cell office:value-type="float" office:value="13796" calcext:value-type="float">
            <text:p>13796</text:p>
          </table:table-cell>
          <table:table-cell office:value-type="float" office:value="18996487032.93" calcext:value-type="float">
            <text:p>18996487032.93</text:p>
          </table:table-cell>
          <table:table-cell office:value-type="float" office:value="7841788505.87" calcext:value-type="float">
            <text:p>7841788505.87</text:p>
          </table:table-cell>
          <table:table-cell office:value-type="float" office:value="6460782.25" calcext:value-type="float">
            <text:p>6460782.25</text:p>
          </table:table-cell>
          <table:table-cell office:value-type="float" office:value="307606076.87" calcext:value-type="float">
            <text:p>307606076.87</text:p>
          </table:table-cell>
          <table:table-cell office:value-type="float" office:value="375145099.37" calcext:value-type="float">
            <text:p>375145099.37</text:p>
          </table:table-cell>
          <table:table-cell office:value-type="float" office:value="3773572.5" calcext:value-type="float">
            <text:p>3773572.5</text:p>
          </table:table-cell>
          <table:table-cell office:value-type="float" office:value="42.25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6460782.25" calcext:value-type="float">
            <text:p>6460782.25</text:p>
          </table:table-cell>
          <table:table-cell office:value-type="float" office:value="21.91" calcext:value-type="float">
            <text:p>21.91</text:p>
          </table:table-cell>
          <table:table-cell office:value-type="float" office:value="26.71" calcext:value-type="float">
            <text:p>26.71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196.28" calcext:value-type="float">
            <text:p>196.28</text:p>
          </table:table-cell>
        </table:table-row>
        <table:table-row table:style-name="ro1">
          <table:table-cell/>
          <table:table-cell office:value-type="float" office:value="55250" calcext:value-type="float">
            <text:p>55250</text:p>
          </table:table-cell>
          <table:table-cell office:value-type="float" office:value="1655" calcext:value-type="float">
            <text:p>1655</text:p>
          </table:table-cell>
          <table:table-cell office:value-type="float" office:value="2793862764.5" calcext:value-type="float">
            <text:p>2793862764.5</text:p>
          </table:table-cell>
          <table:table-cell office:value-type="float" office:value="7450985758.5" calcext:value-type="float">
            <text:p>7450985758.5</text:p>
          </table:table-cell>
          <table:table-cell office:value-type="float" office:value="9361082" calcext:value-type="float">
            <text:p>9361082</text:p>
          </table:table-cell>
          <table:table-cell office:value-type="float" office:value="310140437" calcext:value-type="float">
            <text:p>310140437</text:p>
          </table:table-cell>
          <table:table-cell office:value-type="float" office:value="306203586.5" calcext:value-type="float">
            <text:p>306203586.5</text:p>
          </table:table-cell>
          <table:table-cell office:value-type="float" office:value="3544692" calcext:value-type="float">
            <text:p>3544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9361082" calcext:value-type="float">
            <text:p>9361082</text:p>
          </table:table-cell>
          <table:table-cell office:value-type="float" office:value="24.09" calcext:value-type="float">
            <text:p>24.09</text:p>
          </table:table-cell>
          <table:table-cell office:value-type="float" office:value="23.78" calcext:value-type="float">
            <text:p>23.78</text:p>
          </table:table-cell>
          <table:table-cell office:value-type="float" office:value="0.27" calcext:value-type="float">
            <text:p>0.27</text:p>
          </table:table-cell>
          <table:table-cell office:value-type="float" office:value="1.01" calcext:value-type="float">
            <text:p>1.01</text:p>
          </table:table-cell>
          <table:table-cell office:value-type="float" office:value="88.42" calcext:value-type="float">
            <text:p>88.42</text:p>
          </table:table-cell>
        </table:table-row>
        <table:table-row table:style-name="ro1">
          <table:table-cell office:value-type="string" calcext:value-type="string">
            <text:p>trmm_STANDARD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868" calcext:value-type="float">
            <text:p>55868</text:p>
          </table:table-cell>
          <table:table-cell office:value-type="float" office:value="16417" calcext:value-type="float">
            <text:p>16417</text:p>
          </table:table-cell>
          <table:table-cell office:value-type="float" office:value="2725184957.21" calcext:value-type="float">
            <text:p>2725184957.21</text:p>
          </table:table-cell>
          <table:table-cell office:value-type="float" office:value="7826998854.84" calcext:value-type="float">
            <text:p>7826998854.84</text:p>
          </table:table-cell>
          <table:table-cell office:value-type="float" office:value="8755102.78" calcext:value-type="float">
            <text:p>8755102.78</text:p>
          </table:table-cell>
          <table:table-cell office:value-type="float" office:value="344209099.42" calcext:value-type="float">
            <text:p>344209099.42</text:p>
          </table:table-cell>
          <table:table-cell office:value-type="float" office:value="341527984.63" calcext:value-type="float">
            <text:p>341527984.63</text:p>
          </table:table-cell>
          <table:table-cell office:value-type="float" office:value="5002964.57" calcext:value-type="float">
            <text:p>5002964.57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8755102.78" calcext:value-type="float">
            <text:p>8755102.78</text:p>
          </table:table-cell>
          <table:table-cell office:value-type="float" office:value="24.17" calcext:value-type="float">
            <text:p>24.17</text:p>
          </table:table-cell>
          <table:table-cell office:value-type="float" office:value="23.99" calcext:value-type="float">
            <text:p>23.99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26.69" calcext:value-type="float">
            <text:p>226.69</text:p>
          </table:table-cell>
        </table:table-row>
        <table:table-row table:style-name="ro1">
          <table:table-cell/>
          <table:table-cell office:value-type="float" office:value="55870" calcext:value-type="float">
            <text:p>55870</text:p>
          </table:table-cell>
          <table:table-cell office:value-type="float" office:value="13885" calcext:value-type="float">
            <text:p>13885</text:p>
          </table:table-cell>
          <table:table-cell office:value-type="float" office:value="21715800733.14" calcext:value-type="float">
            <text:p>21715800733.14</text:p>
          </table:table-cell>
          <table:table-cell office:value-type="float" office:value="8952755606.21" calcext:value-type="float">
            <text:p>8952755606.21</text:p>
          </table:table-cell>
          <table:table-cell office:value-type="float" office:value="7416012.21" calcext:value-type="float">
            <text:p>7416012.21</text:p>
          </table:table-cell>
          <table:table-cell office:value-type="float" office:value="351745672.35" calcext:value-type="float">
            <text:p>351745672.35</text:p>
          </table:table-cell>
          <table:table-cell office:value-type="float" office:value="428988847.71" calcext:value-type="float">
            <text:p>428988847.71</text:p>
          </table:table-cell>
          <table:table-cell office:value-type="float" office:value="3776181.64" calcext:value-type="float">
            <text:p>3776181.64</text:p>
          </table:table-cell>
          <table:table-cell office:value-type="float" office:value="49.28" calcext:value-type="float">
            <text:p>49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7416012.21" calcext:value-type="float">
            <text:p>7416012.21</text:p>
          </table:table-cell>
          <table:table-cell office:value-type="float" office:value="22.67" calcext:value-type="float">
            <text:p>22.67</text:p>
          </table:table-cell>
          <table:table-cell office:value-type="float" office:value="27.64" calcext:value-type="float">
            <text:p>27.64</text:p>
          </table:table-cell>
          <table:table-cell office:value-type="float" office:value="0.24" calcext:value-type="float">
            <text:p>0.24</text:p>
          </table:table-cell>
          <table:table-cell office:value-type="float" office:value="0.82" calcext:value-type="float">
            <text:p>0.82</text:p>
          </table:table-cell>
          <table:table-cell office:value-type="float" office:value="113.99" calcext:value-type="float">
            <text:p>113.99</text:p>
          </table:table-cell>
        </table:table-row>
        <table:table-row table:style-name="ro1">
          <table:table-cell/>
          <table:table-cell office:value-type="float" office:value="55888" calcext:value-type="float">
            <text:p>55888</text:p>
          </table:table-cell>
          <table:table-cell office:value-type="float" office:value="2282" calcext:value-type="float">
            <text:p>2282</text:p>
          </table:table-cell>
          <table:table-cell office:value-type="float" office:value="14793687373.66" calcext:value-type="float">
            <text:p>14793687373.66</text:p>
          </table:table-cell>
          <table:table-cell office:value-type="float" office:value="6795897878.33" calcext:value-type="float">
            <text:p>6795897878.33</text:p>
          </table:table-cell>
          <table:table-cell office:value-type="float" office:value="4251343.66" calcext:value-type="float">
            <text:p>4251343.66</text:p>
          </table:table-cell>
          <table:table-cell office:value-type="float" office:value="239949933.66" calcext:value-type="float">
            <text:p>239949933.66</text:p>
          </table:table-cell>
          <table:table-cell office:value-type="float" office:value="283975769" calcext:value-type="float">
            <text:p>283975769</text:p>
          </table:table-cell>
          <table:table-cell office:value-type="float" office:value="33552701" calcext:value-type="float">
            <text:p>33552701</text:p>
          </table:table-cell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4251343.66" calcext:value-type="float">
            <text:p>4251343.66</text:p>
          </table:table-cell>
          <table:table-cell office:value-type="float" office:value="20.24" calcext:value-type="float">
            <text:p>20.24</text:p>
          </table:table-cell>
          <table:table-cell office:value-type="float" office:value="24.1" calcext:value-type="float">
            <text:p>24.1</text:p>
          </table:table-cell>
          <table:table-cell office:value-type="float" office:value="2.75" calcext:value-type="float">
            <text:p>2.75</text:p>
          </table:table-cell>
          <table:table-cell office:value-type="float" office:value="0.83" calcext:value-type="float">
            <text:p>0.83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string" calcext:value-type="string">
            <text:p>trmm_STANDARD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559" calcext:value-type="float">
            <text:p>57559</text:p>
          </table:table-cell>
          <table:table-cell office:value-type="float" office:value="84089" calcext:value-type="float">
            <text:p>84089</text:p>
          </table:table-cell>
          <table:table-cell office:value-type="float" office:value="8406477959.57" calcext:value-type="float">
            <text:p>8406477959.57</text:p>
          </table:table-cell>
          <table:table-cell office:value-type="float" office:value="6001034302.39" calcext:value-type="float">
            <text:p>6001034302.39</text:p>
          </table:table-cell>
          <table:table-cell office:value-type="float" office:value="217002.81" calcext:value-type="float">
            <text:p>217002.81</text:p>
          </table:table-cell>
          <table:table-cell office:value-type="float" office:value="16753803.84" calcext:value-type="float">
            <text:p>16753803.84</text:p>
          </table:table-cell>
          <table:table-cell office:value-type="float" office:value="26157698.78" calcext:value-type="float">
            <text:p>26157698.78</text:p>
          </table:table-cell>
          <table:table-cell office:value-type="float" office:value="4743840.36" calcext:value-type="float">
            <text:p>4743840.36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002.81" calcext:value-type="float">
            <text:p>217002.81</text:p>
          </table:table-cell>
          <table:table-cell office:value-type="float" office:value="1.12" calcext:value-type="float">
            <text:p>1.12</text:p>
          </table:table-cell>
          <table:table-cell office:value-type="float" office:value="1.75" calcext:value-type="float">
            <text:p>1.75</text:p>
          </table:table-cell>
          <table:table-cell office:value-type="float" office:value="0.31" calcext:value-type="float">
            <text:p>0.31</text:p>
          </table:table-cell>
          <table:table-cell office:value-type="float" office:value="0.72" calcext:value-type="float">
            <text:p>0.72</text:p>
          </table:table-cell>
          <table:table-cell office:value-type="float" office:value="38.37" calcext:value-type="float">
            <text:p>38.37</text:p>
          </table:table-cell>
        </table:table-row>
        <table:table-row table:style-name="ro1">
          <table:table-cell/>
          <table:table-cell office:value-type="float" office:value="57561" calcext:value-type="float">
            <text:p>57561</text:p>
          </table:table-cell>
          <table:table-cell office:value-type="float" office:value="14210" calcext:value-type="float">
            <text:p>14210</text:p>
          </table:table-cell>
          <table:table-cell office:value-type="float" office:value="20258951987.73" calcext:value-type="float">
            <text:p>20258951987.73</text:p>
          </table:table-cell>
          <table:table-cell office:value-type="float" office:value="8642456336.46" calcext:value-type="float">
            <text:p>8642456336.46</text:p>
          </table:table-cell>
          <table:table-cell office:value-type="float" office:value="6231397.86" calcext:value-type="float">
            <text:p>6231397.86</text:p>
          </table:table-cell>
          <table:table-cell office:value-type="float" office:value="328196377" calcext:value-type="float">
            <text:p>328196377</text:p>
          </table:table-cell>
          <table:table-cell office:value-type="float" office:value="396478382.2" calcext:value-type="float">
            <text:p>396478382.2</text:p>
          </table:table-cell>
          <table:table-cell office:value-type="float" office:value="17231335.26" calcext:value-type="float">
            <text:p>17231335.26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6231397.86" calcext:value-type="float">
            <text:p>6231397.86</text:p>
          </table:table-cell>
          <table:table-cell office:value-type="float" office:value="21.61" calcext:value-type="float">
            <text:p>21.61</text:p>
          </table:table-cell>
          <table:table-cell office:value-type="float" office:value="26.04" calcext:value-type="float">
            <text:p>26.04</text:p>
          </table:table-cell>
          <table:table-cell office:value-type="float" office:value="1.14" calcext:value-type="float">
            <text:p>1.14</text:p>
          </table:table-cell>
          <table:table-cell office:value-type="float" office:value="0.83" calcext:value-type="float">
            <text:p>0.83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/>
          <table:table-cell office:value-type="float" office:value="57576" calcext:value-type="float">
            <text:p>57576</text:p>
          </table:table-cell>
          <table:table-cell office:value-type="float" office:value="17896" calcext:value-type="float">
            <text:p>17896</text:p>
          </table:table-cell>
          <table:table-cell office:value-type="float" office:value="16899442738.83" calcext:value-type="float">
            <text:p>16899442738.83</text:p>
          </table:table-cell>
          <table:table-cell office:value-type="float" office:value="7864453395.27" calcext:value-type="float">
            <text:p>7864453395.27</text:p>
          </table:table-cell>
          <table:table-cell office:value-type="float" office:value="4416335.33" calcext:value-type="float">
            <text:p>4416335.33</text:p>
          </table:table-cell>
          <table:table-cell office:value-type="float" office:value="273466127.22" calcext:value-type="float">
            <text:p>273466127.22</text:p>
          </table:table-cell>
          <table:table-cell office:value-type="float" office:value="320922613.94" calcext:value-type="float">
            <text:p>320922613.94</text:p>
          </table:table-cell>
          <table:table-cell office:value-type="float" office:value="43472664.61" calcext:value-type="float">
            <text:p>43472664.61</text:p>
          </table:table-cell>
          <table:table-cell office:value-type="float" office:value="44.27" calcext:value-type="float">
            <text:p>44.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4416335.33" calcext:value-type="float">
            <text:p>4416335.33</text:p>
          </table:table-cell>
          <table:table-cell office:value-type="float" office:value="17.61" calcext:value-type="float">
            <text:p>17.61</text:p>
          </table:table-cell>
          <table:table-cell office:value-type="float" office:value="20.67" calcext:value-type="float">
            <text:p>20.67</text:p>
          </table:table-cell>
          <table:table-cell office:value-type="float" office:value="2.79" calcext:value-type="float">
            <text:p>2.79</text:p>
          </table:table-cell>
          <table:table-cell office:value-type="float" office:value="0.85" calcext:value-type="float">
            <text:p>0.85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/>
          <table:table-cell office:value-type="float" office:value="57584" calcext:value-type="float">
            <text:p>57584</text:p>
          </table:table-cell>
          <table:table-cell office:value-type="float" office:value="15215" calcext:value-type="float">
            <text:p>15215</text:p>
          </table:table-cell>
          <table:table-cell office:value-type="float" office:value="18998116550.68" calcext:value-type="float">
            <text:p>18998116550.68</text:p>
          </table:table-cell>
          <table:table-cell office:value-type="float" office:value="8596613256.12" calcext:value-type="float">
            <text:p>8596613256.12</text:p>
          </table:table-cell>
          <table:table-cell office:value-type="float" office:value="5414005.18" calcext:value-type="float">
            <text:p>5414005.18</text:p>
          </table:table-cell>
          <table:table-cell office:value-type="float" office:value="307789826.68" calcext:value-type="float">
            <text:p>307789826.68</text:p>
          </table:table-cell>
          <table:table-cell office:value-type="float" office:value="362121081.93" calcext:value-type="float">
            <text:p>362121081.93</text:p>
          </table:table-cell>
          <table:table-cell office:value-type="float" office:value="32507863.56" calcext:value-type="float">
            <text:p>32507863.56</text:p>
          </table:table-cell>
          <table:table-cell office:value-type="float" office:value="43.93" calcext:value-type="float">
            <text:p>43.9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5414005.18" calcext:value-type="float">
            <text:p>5414005.18</text:p>
          </table:table-cell>
          <table:table-cell office:value-type="float" office:value="20.24" calcext:value-type="float">
            <text:p>20.24</text:p>
          </table:table-cell>
          <table:table-cell office:value-type="float" office:value="23.78" calcext:value-type="float">
            <text:p>23.78</text:p>
          </table:table-cell>
          <table:table-cell office:value-type="float" office:value="2.13" calcext:value-type="float">
            <text:p>2.13</text:p>
          </table:table-cell>
          <table:table-cell office:value-type="float" office:value="0.85" calcext:value-type="float">
            <text:p>0.85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/>
          <table:table-cell office:value-type="float" office:value="57600" calcext:value-type="float">
            <text:p>57600</text:p>
          </table:table-cell>
          <table:table-cell office:value-type="float" office:value="14965" calcext:value-type="float">
            <text:p>14965</text:p>
          </table:table-cell>
          <table:table-cell office:value-type="float" office:value="20264279530.8" calcext:value-type="float">
            <text:p>20264279530.8</text:p>
          </table:table-cell>
          <table:table-cell office:value-type="float" office:value="9018089657.06" calcext:value-type="float">
            <text:p>9018089657.06</text:p>
          </table:table-cell>
          <table:table-cell office:value-type="float" office:value="5987462.6" calcext:value-type="float">
            <text:p>5987462.6</text:p>
          </table:table-cell>
          <table:table-cell office:value-type="float" office:value="328277397.86" calcext:value-type="float">
            <text:p>328277397.86</text:p>
          </table:table-cell>
          <table:table-cell office:value-type="float" office:value="388860090.2" calcext:value-type="float">
            <text:p>388860090.2</text:p>
          </table:table-cell>
          <table:table-cell office:value-type="float" office:value="30145045.53" calcext:value-type="float">
            <text:p>30145045.53</text:p>
          </table:table-cell>
          <table:table-cell office:value-type="float" office:value="46.26" calcext:value-type="float">
            <text:p>46.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5987462.6" calcext:value-type="float">
            <text:p>5987462.6</text:p>
          </table:table-cell>
          <table:table-cell office:value-type="float" office:value="21.04" calcext:value-type="float">
            <text:p>21.04</text:p>
          </table:table-cell>
          <table:table-cell office:value-type="float" office:value="24.93" calcext:value-type="float">
            <text:p>24.93</text:p>
          </table:table-cell>
          <table:table-cell office:value-type="float" office:value="1.93" calcext:value-type="float">
            <text:p>1.93</text:p>
          </table:table-cell>
          <table:table-cell office:value-type="float" office:value="0.84" calcext:value-type="float">
            <text:p>0.84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/>
          <table:table-cell office:value-type="float" office:value="57605" calcext:value-type="float">
            <text:p>57605</text:p>
          </table:table-cell>
          <table:table-cell office:value-type="float" office:value="14861" calcext:value-type="float">
            <text:p>14861</text:p>
          </table:table-cell>
          <table:table-cell office:value-type="float" office:value="20261125329.13" calcext:value-type="float">
            <text:p>20261125329.13</text:p>
          </table:table-cell>
          <table:table-cell office:value-type="float" office:value="9005515998.2" calcext:value-type="float">
            <text:p>9005515998.2</text:p>
          </table:table-cell>
          <table:table-cell office:value-type="float" office:value="6082617.66" calcext:value-type="float">
            <text:p>6082617.66</text:p>
          </table:table-cell>
          <table:table-cell office:value-type="float" office:value="328112983.73" calcext:value-type="float">
            <text:p>328112983.73</text:p>
          </table:table-cell>
          <table:table-cell office:value-type="float" office:value="393042766.2" calcext:value-type="float">
            <text:p>393042766.2</text:p>
          </table:table-cell>
          <table:table-cell office:value-type="float" office:value="27317756.26" calcext:value-type="float">
            <text:p>27317756.26</text:p>
          </table:table-cell>
          <table:table-cell office:value-type="float" office:value="41.73" calcext:value-type="float">
            <text:p>41.7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6082617.66" calcext:value-type="float">
            <text:p>6082617.66</text:p>
          </table:table-cell>
          <table:table-cell office:value-type="float" office:value="21.18" calcext:value-type="float">
            <text:p>21.18</text:p>
          </table:table-cell>
          <table:table-cell office:value-type="float" office:value="25.37" calcext:value-type="float">
            <text:p>25.37</text:p>
          </table:table-cell>
          <table:table-cell office:value-type="float" office:value="1.76" calcext:value-type="float">
            <text:p>1.76</text:p>
          </table:table-cell>
          <table:table-cell office:value-type="float" office:value="0.83" calcext:value-type="float">
            <text:p>0.83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1">
          <table:table-cell/>
          <table:table-cell office:value-type="float" office:value="57610" calcext:value-type="float">
            <text:p>57610</text:p>
          </table:table-cell>
          <table:table-cell office:value-type="float" office:value="4508" calcext:value-type="float">
            <text:p>4508</text:p>
          </table:table-cell>
          <table:table-cell office:value-type="float" office:value="18147827246" calcext:value-type="float">
            <text:p>18147827246</text:p>
          </table:table-cell>
          <table:table-cell office:value-type="float" office:value="8303738879.6" calcext:value-type="float">
            <text:p>8303738879.6</text:p>
          </table:table-cell>
          <table:table-cell office:value-type="float" office:value="4866783.6" calcext:value-type="float">
            <text:p>4866783.6</text:p>
          </table:table-cell>
          <table:table-cell office:value-type="float" office:value="294139907.2" calcext:value-type="float">
            <text:p>294139907.2</text:p>
          </table:table-cell>
          <table:table-cell office:value-type="float" office:value="345354808.4" calcext:value-type="float">
            <text:p>345354808.4</text:p>
          </table:table-cell>
          <table:table-cell office:value-type="float" office:value="42257963" calcext:value-type="float">
            <text:p>42257963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4866783.6" calcext:value-type="float">
            <text:p>4866783.6</text:p>
          </table:table-cell>
          <table:table-cell office:value-type="float" office:value="20.87" calcext:value-type="float">
            <text:p>20.87</text:p>
          </table:table-cell>
          <table:table-cell office:value-type="float" office:value="24.49" calcext:value-type="float">
            <text:p>24.49</text:p>
          </table:table-cell>
          <table:table-cell office:value-type="float" office:value="2.99" calcext:value-type="float">
            <text:p>2.99</text:p>
          </table:table-cell>
          <table:table-cell office:value-type="float" office:value="0.85" calcext:value-type="float">
            <text:p>0.85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string" calcext:value-type="string">
            <text:p>trmm_STANDARD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158" calcext:value-type="float">
            <text:p>58158</text:p>
          </table:table-cell>
          <table:table-cell office:value-type="float" office:value="6330" calcext:value-type="float">
            <text:p>6330</text:p>
          </table:table-cell>
          <table:table-cell office:value-type="float" office:value="15501343579.71" calcext:value-type="float">
            <text:p>15501343579.71</text:p>
          </table:table-cell>
          <table:table-cell office:value-type="float" office:value="8106705930.42" calcext:value-type="float">
            <text:p>8106705930.42</text:p>
          </table:table-cell>
          <table:table-cell office:value-type="float" office:value="8807195.85" calcext:value-type="float">
            <text:p>8807195.85</text:p>
          </table:table-cell>
          <table:table-cell office:value-type="float" office:value="344950559.71" calcext:value-type="float">
            <text:p>344950559.71</text:p>
          </table:table-cell>
          <table:table-cell office:value-type="float" office:value="457572524.85" calcext:value-type="float">
            <text:p>457572524.85</text:p>
          </table:table-cell>
          <table:table-cell office:value-type="float" office:value="2074029.28" calcext:value-type="float">
            <text:p>207402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807195.85" calcext:value-type="float">
            <text:p>8807195.85</text:p>
          </table:table-cell>
          <table:table-cell office:value-type="float" office:value="23.61" calcext:value-type="float">
            <text:p>23.61</text:p>
          </table:table-cell>
          <table:table-cell office:value-type="float" office:value="31.31" calcext:value-type="float">
            <text:p>31.31</text:p>
          </table:table-cell>
          <table:table-cell office:value-type="float" office:value="0.14" calcext:value-type="float">
            <text:p>0.14</text:p>
          </table:table-cell>
          <table:table-cell office:value-type="float" office:value="0.75" calcext:value-type="float">
            <text:p>0.75</text:p>
          </table:table-cell>
          <table:table-cell office:value-type="float" office:value="225.64" calcext:value-type="float">
            <text:p>225.64</text:p>
          </table:table-cell>
        </table:table-row>
        <table:table-row table:style-name="ro1">
          <table:table-cell/>
          <table:table-cell office:value-type="float" office:value="58160" calcext:value-type="float">
            <text:p>58160</text:p>
          </table:table-cell>
          <table:table-cell office:value-type="float" office:value="13799" calcext:value-type="float">
            <text:p>13799</text:p>
          </table:table-cell>
          <table:table-cell office:value-type="float" office:value="17876368368.05" calcext:value-type="float">
            <text:p>17876368368.05</text:p>
          </table:table-cell>
          <table:table-cell office:value-type="float" office:value="7416791076.29" calcext:value-type="float">
            <text:p>7416791076.29</text:p>
          </table:table-cell>
          <table:table-cell office:value-type="float" office:value="6103690.52" calcext:value-type="float">
            <text:p>6103690.52</text:p>
          </table:table-cell>
          <table:table-cell office:value-type="float" office:value="289565354.64" calcext:value-type="float">
            <text:p>289565354.64</text:p>
          </table:table-cell>
          <table:table-cell office:value-type="float" office:value="352798661.88" calcext:value-type="float">
            <text:p>352798661.88</text:p>
          </table:table-cell>
          <table:table-cell office:value-type="float" office:value="4886070.82" calcext:value-type="float">
            <text:p>4886070.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float" office:value="6103690.52" calcext:value-type="float">
            <text:p>6103690.52</text:p>
          </table:table-cell>
          <table:table-cell office:value-type="float" office:value="21.98" calcext:value-type="float">
            <text:p>21.98</text:p>
          </table:table-cell>
          <table:table-cell office:value-type="float" office:value="26.73" calcext:value-type="float">
            <text:p>26.73</text:p>
          </table:table-cell>
          <table:table-cell office:value-type="float" office:value="0.33" calcext:value-type="float">
            <text:p>0.33</text:p>
          </table:table-cell>
          <table:table-cell office:value-type="float" office:value="0.82" calcext:value-type="float">
            <text:p>0.82</text:p>
          </table:table-cell>
          <table:table-cell office:value-type="float" office:value="354.43" calcext:value-type="float">
            <text:p>354.43</text:p>
          </table:table-cell>
        </table:table-row>
        <table:table-row table:style-name="ro1">
          <table:table-cell/>
          <table:table-cell office:value-type="float" office:value="58183" calcext:value-type="float">
            <text:p>58183</text:p>
          </table:table-cell>
          <table:table-cell office:value-type="float" office:value="6304" calcext:value-type="float">
            <text:p>6304</text:p>
          </table:table-cell>
          <table:table-cell office:value-type="float" office:value="15501896589.85" calcext:value-type="float">
            <text:p>15501896589.85</text:p>
          </table:table-cell>
          <table:table-cell office:value-type="float" office:value="8123194052.71" calcext:value-type="float">
            <text:p>8123194052.71</text:p>
          </table:table-cell>
          <table:table-cell office:value-type="float" office:value="8751496" calcext:value-type="float">
            <text:p>8751496</text:p>
          </table:table-cell>
          <table:table-cell office:value-type="float" office:value="345617012.42" calcext:value-type="float">
            <text:p>345617012.42</text:p>
          </table:table-cell>
          <table:table-cell office:value-type="float" office:value="459469326.28" calcext:value-type="float">
            <text:p>459469326.28</text:p>
          </table:table-cell>
          <table:table-cell office:value-type="float" office:value="2163608.14" calcext:value-type="float">
            <text:p>2163608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8751496" calcext:value-type="float">
            <text:p>8751496</text:p>
          </table:table-cell>
          <table:table-cell office:value-type="float" office:value="23.91" calcext:value-type="float">
            <text:p>23.91</text:p>
          </table:table-cell>
          <table:table-cell office:value-type="float" office:value="31.77" calcext:value-type="float">
            <text:p>31.77</text:p>
          </table:table-cell>
          <table:table-cell office:value-type="float" office:value="0.14" calcext:value-type="float">
            <text:p>0.14</text:p>
          </table:table-cell>
          <table:table-cell office:value-type="float" office:value="0.75" calcext:value-type="float">
            <text:p>0.75</text:p>
          </table:table-cell>
          <table:table-cell office:value-type="float" office:value="214.42" calcext:value-type="float">
            <text:p>214.42</text:p>
          </table:table-cell>
        </table:table-row>
        <table:table-row table:style-name="ro1">
          <table:table-cell/>
          <table:table-cell office:value-type="float" office:value="58188" calcext:value-type="float">
            <text:p>58188</text:p>
          </table:table-cell>
          <table:table-cell office:value-type="float" office:value="1004" calcext:value-type="float">
            <text:p>1004</text:p>
          </table:table-cell>
          <table:table-cell office:value-type="float" office:value="17346254445" calcext:value-type="float">
            <text:p>17346254445</text:p>
          </table:table-cell>
          <table:table-cell office:value-type="float" office:value="9032464936" calcext:value-type="float">
            <text:p>9032464936</text:p>
          </table:table-cell>
          <table:table-cell office:value-type="float" office:value="9542931" calcext:value-type="float">
            <text:p>9542931</text:p>
          </table:table-cell>
          <table:table-cell office:value-type="float" office:value="384160407" calcext:value-type="float">
            <text:p>384160407</text:p>
          </table:table-cell>
          <table:table-cell office:value-type="float" office:value="507527549" calcext:value-type="float">
            <text:p>507527549</text:p>
          </table:table-cell>
          <table:table-cell office:value-type="float" office:value="567893" calcext:value-type="float">
            <text:p>56789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9542931" calcext:value-type="float">
            <text:p>9542931</text:p>
          </table:table-cell>
          <table:table-cell office:value-type="float" office:value="24.48" calcext:value-type="float">
            <text:p>24.48</text:p>
          </table:table-cell>
          <table:table-cell office:value-type="float" office:value="32.35" calcext:value-type="float">
            <text:p>32.35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office:value-type="float" office:value="893.7" calcext:value-type="float">
            <text:p>893.7</text:p>
          </table:table-cell>
        </table:table-row>
        <table:table-row table:style-name="ro1">
          <table:table-cell office:value-type="string" calcext:value-type="string">
            <text:p>trmm_STANDARD_durbi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508" calcext:value-type="float">
            <text:p>63508</text:p>
          </table:table-cell>
          <table:table-cell office:value-type="float" office:value="13573" calcext:value-type="float">
            <text:p>13573</text:p>
          </table:table-cell>
          <table:table-cell office:value-type="float" office:value="17874897328.76" calcext:value-type="float">
            <text:p>17874897328.76</text:p>
          </table:table-cell>
          <table:table-cell office:value-type="float" office:value="7405269237.41" calcext:value-type="float">
            <text:p>7405269237.41</text:p>
          </table:table-cell>
          <table:table-cell office:value-type="float" office:value="5914360.52" calcext:value-type="float">
            <text:p>5914360.52</text:p>
          </table:table-cell>
          <table:table-cell office:value-type="float" office:value="289474286.41" calcext:value-type="float">
            <text:p>289474286.41</text:p>
          </table:table-cell>
          <table:table-cell office:value-type="float" office:value="353023307" calcext:value-type="float">
            <text:p>353023307</text:p>
          </table:table-cell>
          <table:table-cell office:value-type="float" office:value="3148360.41" calcext:value-type="float">
            <text:p>3148360.41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4360.52" calcext:value-type="float">
            <text:p>5914360.52</text:p>
          </table:table-cell>
          <table:table-cell office:value-type="float" office:value="20.69" calcext:value-type="float">
            <text:p>20.69</text:p>
          </table:table-cell>
          <table:table-cell office:value-type="float" office:value="25.21" calcext:value-type="float">
            <text:p>25.21</text:p>
          </table:table-cell>
          <table:table-cell office:value-type="float" office:value="0.21" calcext:value-type="float">
            <text:p>0.21</text:p>
          </table:table-cell>
          <table:table-cell office:value-type="float" office:value="0.77" calcext:value-type="float">
            <text:p>0.77</text:p>
          </table:table-cell>
          <table:table-cell office:value-type="float" office:value="147.12" calcext:value-type="float">
            <text:p>147.12</text:p>
          </table:table-cell>
        </table:table-row>
        <table:table-row table:style-name="ro1">
          <table:table-cell/>
          <table:table-cell office:value-type="float" office:value="63510" calcext:value-type="float">
            <text:p>63510</text:p>
          </table:table-cell>
          <table:table-cell office:value-type="float" office:value="6444" calcext:value-type="float">
            <text:p>6444</text:p>
          </table:table-cell>
          <table:table-cell office:value-type="float" office:value="1249118656.42" calcext:value-type="float">
            <text:p>1249118656.42</text:p>
          </table:table-cell>
          <table:table-cell office:value-type="float" office:value="4267691926.85" calcext:value-type="float">
            <text:p>4267691926.85</text:p>
          </table:table-cell>
          <table:table-cell office:value-type="float" office:value="12426696.28" calcext:value-type="float">
            <text:p>12426696.28</text:p>
          </table:table-cell>
          <table:table-cell office:value-type="float" office:value="93465644.14" calcext:value-type="float">
            <text:p>93465644.14</text:p>
          </table:table-cell>
          <table:table-cell office:value-type="float" office:value="70498391.14" calcext:value-type="float">
            <text:p>70498391.14</text:p>
          </table:table-cell>
          <table:table-cell office:value-type="float" office:value="7987490.57" calcext:value-type="float">
            <text:p>7987490.57</text:p>
          </table:table-cell>
          <table:table-cell office:value-type="float" office:value="39.14" calcext:value-type="float">
            <text:p>39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426696.28" calcext:value-type="float">
            <text:p>12426696.28</text:p>
          </table:table-cell>
          <table:table-cell office:value-type="float" office:value="6.38" calcext:value-type="float">
            <text:p>6.38</text:p>
          </table:table-cell>
          <table:table-cell office:value-type="float" office:value="4.83" calcext:value-type="float">
            <text:p>4.83</text:p>
          </table:table-cell>
          <table:table-cell office:value-type="float" office:value="0.52" calcext:value-type="float">
            <text:p>0.52</text:p>
          </table:table-cell>
          <table:table-cell office:value-type="float" office:value="1.31" calcext:value-type="float">
            <text:p>1.31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/>
          <table:table-cell office:value-type="float" office:value="63528" calcext:value-type="float">
            <text:p>63528</text:p>
          </table:table-cell>
          <table:table-cell office:value-type="float" office:value="6443" calcext:value-type="float">
            <text:p>6443</text:p>
          </table:table-cell>
          <table:table-cell office:value-type="float" office:value="1248920964.14" calcext:value-type="float">
            <text:p>1248920964.14</text:p>
          </table:table-cell>
          <table:table-cell office:value-type="float" office:value="4285996099.85" calcext:value-type="float">
            <text:p>4285996099.85</text:p>
          </table:table-cell>
          <table:table-cell office:value-type="float" office:value="12402674.57" calcext:value-type="float">
            <text:p>12402674.57</text:p>
          </table:table-cell>
          <table:table-cell office:value-type="float" office:value="93457919.14" calcext:value-type="float">
            <text:p>93457919.14</text:p>
          </table:table-cell>
          <table:table-cell office:value-type="float" office:value="72402403.28" calcext:value-type="float">
            <text:p>72402403.28</text:p>
          </table:table-cell>
          <table:table-cell office:value-type="float" office:value="7983769" calcext:value-type="float">
            <text:p>7983769</text:p>
          </table:table-cell>
          <table:table-cell office:value-type="float" office:value="32.57" calcext:value-type="float">
            <text:p>32.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2402674.57" calcext:value-type="float">
            <text:p>12402674.57</text:p>
          </table:table-cell>
          <table:table-cell office:value-type="float" office:value="6.44" calcext:value-type="float">
            <text:p>6.44</text:p>
          </table:table-cell>
          <table:table-cell office:value-type="float" office:value="5.02" calcext:value-type="float">
            <text:p>5.02</text:p>
          </table:table-cell>
          <table:table-cell office:value-type="float" office:value="0.52" calcext:value-type="float">
            <text:p>0.52</text:p>
          </table:table-cell>
          <table:table-cell office:value-type="float" office:value="1.28" calcext:value-type="float">
            <text:p>1.28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/>
          <table:table-cell office:value-type="float" office:value="63533" calcext:value-type="float">
            <text:p>63533</text:p>
          </table:table-cell>
          <table:table-cell office:value-type="float" office:value="1004" calcext:value-type="float">
            <text:p>1004</text:p>
          </table:table-cell>
          <table:table-cell office:value-type="float" office:value="1475040157" calcext:value-type="float">
            <text:p>1475040157</text:p>
          </table:table-cell>
          <table:table-cell office:value-type="float" office:value="4728769764" calcext:value-type="float">
            <text:p>4728769764</text:p>
          </table:table-cell>
          <table:table-cell office:value-type="float" office:value="10758411" calcext:value-type="float">
            <text:p>10758411</text:p>
          </table:table-cell>
          <table:table-cell office:value-type="float" office:value="89210484" calcext:value-type="float">
            <text:p>89210484</text:p>
          </table:table-cell>
          <table:table-cell office:value-type="float" office:value="65190104" calcext:value-type="float">
            <text:p>65190104</text:p>
          </table:table-cell>
          <table:table-cell office:value-type="float" office:value="7034408" calcext:value-type="float">
            <text:p>70344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0758411" calcext:value-type="float">
            <text:p>10758411</text:p>
          </table:table-cell>
          <table:table-cell office:value-type="float" office:value="5.68" calcext:value-type="float">
            <text:p>5.68</text:p>
          </table:table-cell>
          <table:table-cell office:value-type="float" office:value="4.15" calcext:value-type="float">
            <text:p>4.15</text:p>
          </table:table-cell>
          <table:table-cell office:value-type="float" office:value="0.44" calcext:value-type="float">
            <text:p>0.44</text:p>
          </table:table-cell>
          <table:table-cell office:value-type="float" office:value="1.37" calcext:value-type="float">
            <text:p>1.37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string" calcext:value-type="string">
            <text:p>trmm_STANDARD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450" calcext:value-type="float">
            <text:p>59450</text:p>
          </table:table-cell>
          <table:table-cell office:value-type="float" office:value="10657" calcext:value-type="float">
            <text:p>10657</text:p>
          </table:table-cell>
          <table:table-cell office:value-type="float" office:value="6456892800.18" calcext:value-type="float">
            <text:p>6456892800.18</text:p>
          </table:table-cell>
          <table:table-cell office:value-type="float" office:value="8764635735.45" calcext:value-type="float">
            <text:p>8764635735.45</text:p>
          </table:table-cell>
          <table:table-cell office:value-type="float" office:value="105062.9" calcext:value-type="float">
            <text:p>105062.9</text:p>
          </table:table-cell>
          <table:table-cell office:value-type="float" office:value="15574037.45" calcext:value-type="float">
            <text:p>15574037.45</text:p>
          </table:table-cell>
          <table:table-cell office:value-type="float" office:value="17258240.18" calcext:value-type="float">
            <text:p>17258240.18</text:p>
          </table:table-cell>
          <table:table-cell office:value-type="float" office:value="3370023.09" calcext:value-type="float">
            <text:p>3370023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05062.9" calcext:value-type="float">
            <text:p>105062.9</text:p>
          </table:table-cell>
          <table:table-cell office:value-type="float" office:value="1.02" calcext:value-type="float">
            <text:p>1.02</text:p>
          </table:table-cell>
          <table:table-cell office:value-type="float" office:value="1.13" calcext:value-type="float">
            <text:p>1.13</text:p>
          </table:table-cell>
          <table:table-cell office:value-type="float" office:value="0.22" calcext:value-type="float">
            <text:p>0.22</text:p>
          </table:table-cell>
          <table:table-cell office:value-type="float" office:value="0.9" calcext:value-type="float">
            <text:p>0.9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/>
          <table:table-cell office:value-type="float" office:value="59452" calcext:value-type="float">
            <text:p>59452</text:p>
          </table:table-cell>
          <table:table-cell office:value-type="float" office:value="14548" calcext:value-type="float">
            <text:p>14548</text:p>
          </table:table-cell>
          <table:table-cell office:value-type="float" office:value="17874386142.7" calcext:value-type="float">
            <text:p>17874386142.7</text:p>
          </table:table-cell>
          <table:table-cell office:value-type="float" office:value="7802624210.35" calcext:value-type="float">
            <text:p>7802624210.35</text:p>
          </table:table-cell>
          <table:table-cell office:value-type="float" office:value="5400945.76" calcext:value-type="float">
            <text:p>5400945.76</text:p>
          </table:table-cell>
          <table:table-cell office:value-type="float" office:value="289557995.7" calcext:value-type="float">
            <text:p>289557995.7</text:p>
          </table:table-cell>
          <table:table-cell office:value-type="float" office:value="349051105.35" calcext:value-type="float">
            <text:p>349051105.35</text:p>
          </table:table-cell>
          <table:table-cell office:value-type="float" office:value="20046525.35" calcext:value-type="float">
            <text:p>20046525.35</text:p>
          </table:table-cell>
          <table:table-cell office:value-type="float" office:value="40.41" calcext:value-type="float">
            <text:p>40.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5400945.76" calcext:value-type="float">
            <text:p>5400945.76</text:p>
          </table:table-cell>
          <table:table-cell office:value-type="float" office:value="20.81" calcext:value-type="float">
            <text:p>20.81</text:p>
          </table:table-cell>
          <table:table-cell office:value-type="float" office:value="25.06" calcext:value-type="float">
            <text:p>25.06</text:p>
          </table:table-cell>
          <table:table-cell office:value-type="float" office:value="1.42" calcext:value-type="float">
            <text:p>1.42</text:p>
          </table:table-cell>
          <table:table-cell office:value-type="float" office:value="0.83" calcext:value-type="float">
            <text:p>0.83</text:p>
          </table:table-cell>
          <table:table-cell office:value-type="float" office:value="17.92" calcext:value-type="float">
            <text:p>17.92</text:p>
          </table:table-cell>
        </table:table-row>
        <table:table-row table:style-name="ro1">
          <table:table-cell/>
          <table:table-cell office:value-type="float" office:value="59476" calcext:value-type="float">
            <text:p>59476</text:p>
          </table:table-cell>
          <table:table-cell office:value-type="float" office:value="3401" calcext:value-type="float">
            <text:p>3401</text:p>
          </table:table-cell>
          <table:table-cell office:value-type="float" office:value="5749998579.75" calcext:value-type="float">
            <text:p>5749998579.75</text:p>
          </table:table-cell>
          <table:table-cell office:value-type="float" office:value="7776766452" calcext:value-type="float">
            <text:p>7776766452</text:p>
          </table:table-cell>
          <table:table-cell office:value-type="float" office:value="91125.75" calcext:value-type="float">
            <text:p>91125.75</text:p>
          </table:table-cell>
          <table:table-cell office:value-type="float" office:value="13538722.75" calcext:value-type="float">
            <text:p>13538722.75</text:p>
          </table:table-cell>
          <table:table-cell office:value-type="float" office:value="14759609.75" calcext:value-type="float">
            <text:p>14759609.75</text:p>
          </table:table-cell>
          <table:table-cell office:value-type="float" office:value="2909296" calcext:value-type="float">
            <text:p>2909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91125.75" calcext:value-type="float">
            <text:p>91125.75</text:p>
          </table:table-cell>
          <table:table-cell office:value-type="float" office:value="1.01" calcext:value-type="float">
            <text:p>1.01</text:p>
          </table:table-cell>
          <table:table-cell office:value-type="float" office:value="1.09" calcext:value-type="float">
            <text:p>1.09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trmm_STANDARD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923" calcext:value-type="float">
            <text:p>59923</text:p>
          </table:table-cell>
          <table:table-cell office:value-type="float" office:value="14265" calcext:value-type="float">
            <text:p>14265</text:p>
          </table:table-cell>
          <table:table-cell office:value-type="float" office:value="2858348586" calcext:value-type="float">
            <text:p>2858348586</text:p>
          </table:table-cell>
          <table:table-cell office:value-type="float" office:value="7642990970.11" calcext:value-type="float">
            <text:p>7642990970.11</text:p>
          </table:table-cell>
          <table:table-cell office:value-type="float" office:value="10261194.41" calcext:value-type="float">
            <text:p>10261194.41</text:p>
          </table:table-cell>
          <table:table-cell office:value-type="float" office:value="321114466.35" calcext:value-type="float">
            <text:p>321114466.35</text:p>
          </table:table-cell>
          <table:table-cell office:value-type="float" office:value="317974340.11" calcext:value-type="float">
            <text:p>317974340.11</text:p>
          </table:table-cell>
          <table:table-cell office:value-type="float" office:value="3885828.52" calcext:value-type="float">
            <text:p>3885828.52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0261194.41" calcext:value-type="float">
            <text:p>10261194.41</text:p>
          </table:table-cell>
          <table:table-cell office:value-type="float" office:value="23" calcext:value-type="float">
            <text:p>23</text:p>
          </table:table-cell>
          <table:table-cell office:value-type="float" office:value="22.78" calcext:value-type="float">
            <text:p>22.78</text:p>
          </table:table-cell>
          <table:table-cell office:value-type="float" office:value="0.26" calcext:value-type="float">
            <text:p>0.26</text:p>
          </table:table-cell>
          <table:table-cell office:value-type="float" office:value="1.01" calcext:value-type="float">
            <text:p>1.01</text:p>
          </table:table-cell>
          <table:table-cell office:value-type="float" office:value="524.25" calcext:value-type="float">
            <text:p>524.25</text:p>
          </table:table-cell>
        </table:table-row>
        <table:table-row table:style-name="ro1">
          <table:table-cell/>
          <table:table-cell office:value-type="float" office:value="59925" calcext:value-type="float">
            <text:p>59925</text:p>
          </table:table-cell>
          <table:table-cell office:value-type="float" office:value="13886" calcext:value-type="float">
            <text:p>13886</text:p>
          </table:table-cell>
          <table:table-cell office:value-type="float" office:value="21717476487.71" calcext:value-type="float">
            <text:p>21717476487.71</text:p>
          </table:table-cell>
          <table:table-cell office:value-type="float" office:value="8938534473" calcext:value-type="float">
            <text:p>8938534473</text:p>
          </table:table-cell>
          <table:table-cell office:value-type="float" office:value="7475818.85" calcext:value-type="float">
            <text:p>7475818.85</text:p>
          </table:table-cell>
          <table:table-cell office:value-type="float" office:value="351665473.42" calcext:value-type="float">
            <text:p>351665473.42</text:p>
          </table:table-cell>
          <table:table-cell office:value-type="float" office:value="428842275.5" calcext:value-type="float">
            <text:p>428842275.5</text:p>
          </table:table-cell>
          <table:table-cell office:value-type="float" office:value="3617953.21" calcext:value-type="float">
            <text:p>3617953.21</text:p>
          </table:table-cell>
          <table:table-cell office:value-type="float" office:value="50.14" calcext:value-type="float">
            <text:p>50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7475818.85" calcext:value-type="float">
            <text:p>7475818.85</text:p>
          </table:table-cell>
          <table:table-cell office:value-type="float" office:value="22.66" calcext:value-type="float">
            <text:p>22.66</text:p>
          </table:table-cell>
          <table:table-cell office:value-type="float" office:value="27.63" calcext:value-type="float">
            <text:p>27.63</text:p>
          </table:table-cell>
          <table:table-cell office:value-type="float" office:value="0.23" calcext:value-type="float">
            <text:p>0.23</text:p>
          </table:table-cell>
          <table:table-cell office:value-type="float" office:value="0.81" calcext:value-type="float">
            <text:p>0.81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/>
          <table:table-cell office:value-type="float" office:value="59943" calcext:value-type="float">
            <text:p>59943</text:p>
          </table:table-cell>
          <table:table-cell office:value-type="float" office:value="120" calcext:value-type="float">
            <text:p>120</text:p>
          </table:table-cell>
          <table:table-cell office:value-type="float" office:value="1895343776" calcext:value-type="float">
            <text:p>1895343776</text:p>
          </table:table-cell>
          <table:table-cell office:value-type="float" office:value="850234944" calcext:value-type="float">
            <text:p>850234944</text:p>
          </table:table-cell>
          <table:table-cell office:value-type="float" office:value="784532" calcext:value-type="float">
            <text:p>784532</text:p>
          </table:table-cell>
          <table:table-cell office:value-type="float" office:value="31413173" calcext:value-type="float">
            <text:p>31413173</text:p>
          </table:table-cell>
          <table:table-cell office:value-type="float" office:value="40774420" calcext:value-type="float">
            <text:p>40774420</text:p>
          </table:table-cell>
          <table:table-cell office:value-type="float" office:value="1708389" calcext:value-type="float">
            <text:p>170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784532" calcext:value-type="float">
            <text:p>784532</text:p>
          </table:table-cell>
          <table:table-cell office:value-type="float" office:value="16.75" calcext:value-type="float">
            <text:p>16.75</text:p>
          </table:table-cell>
          <table:table-cell office:value-type="float" office:value="21.74" calcext:value-type="float">
            <text:p>21.74</text:p>
          </table:table-cell>
          <table:table-cell office:value-type="float" office:value="0.91" calcext:value-type="float">
            <text:p>0.91</text:p>
          </table:table-cell>
          <table:table-cell office:value-type="float" office:value="0.77" calcext:value-type="float">
            <text:p>0.77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trmm_STANDARD_gramschmid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612" calcext:value-type="float">
            <text:p>63612</text:p>
          </table:table-cell>
          <table:table-cell office:value-type="float" office:value="13511" calcext:value-type="float">
            <text:p>13511</text:p>
          </table:table-cell>
          <table:table-cell office:value-type="float" office:value="18995835692.31" calcext:value-type="float">
            <text:p>18995835692.31</text:p>
          </table:table-cell>
          <table:table-cell office:value-type="float" office:value="7801716115.93" calcext:value-type="float">
            <text:p>7801716115.93</text:p>
          </table:table-cell>
          <table:table-cell office:value-type="float" office:value="6335579.62" calcext:value-type="float">
            <text:p>6335579.62</text:p>
          </table:table-cell>
          <table:table-cell office:value-type="float" office:value="307606953.75" calcext:value-type="float">
            <text:p>307606953.75</text:p>
          </table:table-cell>
          <table:table-cell office:value-type="float" office:value="375074352.25" calcext:value-type="float">
            <text:p>375074352.25</text:p>
          </table:table-cell>
          <table:table-cell office:value-type="float" office:value="1914705.87" calcext:value-type="float">
            <text:p>1914705.8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6335579.62" calcext:value-type="float">
            <text:p>6335579.62</text:p>
          </table:table-cell>
          <table:table-cell office:value-type="float" office:value="21.64" calcext:value-type="float">
            <text:p>21.64</text:p>
          </table:table-cell>
          <table:table-cell office:value-type="float" office:value="26.16" calcext:value-type="float">
            <text:p>26.16</text:p>
          </table:table-cell>
          <table:table-cell office:value-type="float" office:value="0.13" calcext:value-type="float">
            <text:p>0.13</text:p>
          </table:table-cell>
          <table:table-cell office:value-type="float" office:value="0.78" calcext:value-type="float">
            <text:p>0.78</text:p>
          </table:table-cell>
          <table:table-cell office:value-type="float" office:value="179.22" calcext:value-type="float">
            <text:p>179.22</text:p>
          </table:table-cell>
        </table:table-row>
        <table:table-row table:style-name="ro1">
          <table:table-cell/>
          <table:table-cell office:value-type="float" office:value="63614" calcext:value-type="float">
            <text:p>63614</text:p>
          </table:table-cell>
          <table:table-cell office:value-type="float" office:value="13065" calcext:value-type="float">
            <text:p>13065</text:p>
          </table:table-cell>
          <table:table-cell office:value-type="float" office:value="1121226325.3" calcext:value-type="float">
            <text:p>1121226325.3</text:p>
          </table:table-cell>
          <table:table-cell office:value-type="float" office:value="6104260779.3" calcext:value-type="float">
            <text:p>6104260779.3</text:p>
          </table:table-cell>
          <table:table-cell office:value-type="float" office:value="66619223.46" calcext:value-type="float">
            <text:p>66619223.46</text:p>
          </table:table-cell>
          <table:table-cell office:value-type="float" office:value="211060285.38" calcext:value-type="float">
            <text:p>211060285.38</text:p>
          </table:table-cell>
          <table:table-cell office:value-type="float" office:value="210148726.15" calcext:value-type="float">
            <text:p>210148726.15</text:p>
          </table:table-cell>
          <table:table-cell office:value-type="float" office:value="457478.76" calcext:value-type="float">
            <text:p>457478.76</text:p>
          </table:table-cell>
          <table:table-cell office:value-type="float" office:value="45.61" calcext:value-type="float">
            <text:p>45.6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6619223.69" calcext:value-type="float">
            <text:p>66619223.6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39" calcext:value-type="float">
            <text:p>13.3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480.61" calcext:value-type="float">
            <text:p>480.61</text:p>
          </table:table-cell>
        </table:table-row>
        <table:table-row table:style-name="ro1">
          <table:table-cell/>
          <table:table-cell office:value-type="float" office:value="63632" calcext:value-type="float">
            <text:p>63632</text:p>
          </table:table-cell>
          <table:table-cell office:value-type="float" office:value="408" calcext:value-type="float">
            <text:p>408</text:p>
          </table:table-cell>
          <table:table-cell office:value-type="float" office:value="616905026" calcext:value-type="float">
            <text:p>616905026</text:p>
          </table:table-cell>
          <table:table-cell office:value-type="float" office:value="3433570575" calcext:value-type="float">
            <text:p>3433570575</text:p>
          </table:table-cell>
          <table:table-cell office:value-type="float" office:value="38217930" calcext:value-type="float">
            <text:p>38217930</text:p>
          </table:table-cell>
          <table:table-cell office:value-type="float" office:value="121889866" calcext:value-type="float">
            <text:p>121889866</text:p>
          </table:table-cell>
          <table:table-cell office:value-type="float" office:value="121283436" calcext:value-type="float">
            <text:p>121283436</text:p>
          </table:table-cell>
          <table:table-cell office:value-type="float" office:value="685761" calcext:value-type="float">
            <text:p>685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38217928" calcext:value-type="float">
            <text:p>38217928</text:p>
          </table:table-cell>
          <table:table-cell office:value-type="float" office:value="19.12" calcext:value-type="float">
            <text:p>19.12</text:p>
          </table:table-cell>
          <table:table-cell office:value-type="float" office:value="19.02" calcext:value-type="float">
            <text:p>19.02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176.86" calcext:value-type="float">
            <text:p>176.86</text:p>
          </table:table-cell>
        </table:table-row>
        <table:table-row table:style-name="ro1">
          <table:table-cell office:value-type="string" calcext:value-type="string">
            <text:p>trmm_STANDARD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270" calcext:value-type="float">
            <text:p>63270</text:p>
          </table:table-cell>
          <table:table-cell office:value-type="float" office:value="16079" calcext:value-type="float">
            <text:p>16079</text:p>
          </table:table-cell>
          <table:table-cell office:value-type="float" office:value="19202766432.55" calcext:value-type="float">
            <text:p>19202766432.55</text:p>
          </table:table-cell>
          <table:table-cell office:value-type="float" office:value="8133721886.22" calcext:value-type="float">
            <text:p>8133721886.22</text:p>
          </table:table-cell>
          <table:table-cell office:value-type="float" office:value="3035717.11" calcext:value-type="float">
            <text:p>3035717.11</text:p>
          </table:table-cell>
          <table:table-cell office:value-type="float" office:value="300338239.27" calcext:value-type="float">
            <text:p>300338239.27</text:p>
          </table:table-cell>
          <table:table-cell office:value-type="float" office:value="300450009.5" calcext:value-type="float">
            <text:p>300450009.5</text:p>
          </table:table-cell>
          <table:table-cell office:value-type="float" office:value="24548289.22" calcext:value-type="float">
            <text:p>24548289.22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3035717.11" calcext:value-type="float">
            <text:p>3035717.11</text:p>
          </table:table-cell>
          <table:table-cell table:number-columns-repeated="2" office:value-type="float" office:value="20.49" calcext:value-type="float">
            <text:p>20.49</text:p>
          </table:table-cell>
          <table:table-cell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63272" calcext:value-type="float">
            <text:p>63272</text:p>
          </table:table-cell>
          <table:table-cell office:value-type="float" office:value="14566" calcext:value-type="float">
            <text:p>14566</text:p>
          </table:table-cell>
          <table:table-cell office:value-type="float" office:value="20265653837.6" calcext:value-type="float">
            <text:p>20265653837.6</text:p>
          </table:table-cell>
          <table:table-cell office:value-type="float" office:value="8746003292.66" calcext:value-type="float">
            <text:p>8746003292.66</text:p>
          </table:table-cell>
          <table:table-cell office:value-type="float" office:value="6587955.6" calcext:value-type="float">
            <text:p>6587955.6</text:p>
          </table:table-cell>
          <table:table-cell office:value-type="float" office:value="328221682.13" calcext:value-type="float">
            <text:p>328221682.13</text:p>
          </table:table-cell>
          <table:table-cell office:value-type="float" office:value="396760208.66" calcext:value-type="float">
            <text:p>396760208.66</text:p>
          </table:table-cell>
          <table:table-cell office:value-type="float" office:value="20267069" calcext:value-type="float">
            <text:p>2026706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6587955.6" calcext:value-type="float">
            <text:p>6587955.6</text:p>
          </table:table-cell>
          <table:table-cell office:value-type="float" office:value="21.48" calcext:value-type="float">
            <text:p>21.48</text:p>
          </table:table-cell>
          <table:table-cell office:value-type="float" office:value="25.97" calcext:value-type="float">
            <text:p>25.97</text:p>
          </table:table-cell>
          <table:table-cell office:value-type="float" office:value="1.32" calcext:value-type="float">
            <text:p>1.32</text:p>
          </table:table-cell>
          <table:table-cell office:value-type="float" office:value="0.82" calcext:value-type="float">
            <text:p>0.82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/>
          <table:table-cell office:value-type="float" office:value="63290" calcext:value-type="float">
            <text:p>63290</text:p>
          </table:table-cell>
          <table:table-cell office:value-type="float" office:value="922" calcext:value-type="float">
            <text:p>922</text:p>
          </table:table-cell>
          <table:table-cell office:value-type="float" office:value="17418780737" calcext:value-type="float">
            <text:p>17418780737</text:p>
          </table:table-cell>
          <table:table-cell office:value-type="float" office:value="8144758126" calcext:value-type="float">
            <text:p>8144758126</text:p>
          </table:table-cell>
          <table:table-cell office:value-type="float" office:value="4785561" calcext:value-type="float">
            <text:p>4785561</text:p>
          </table:table-cell>
          <table:table-cell office:value-type="float" office:value="282212385" calcext:value-type="float">
            <text:p>282212385</text:p>
          </table:table-cell>
          <table:table-cell office:value-type="float" office:value="333875535" calcext:value-type="float">
            <text:p>333875535</text:p>
          </table:table-cell>
          <table:table-cell office:value-type="float" office:value="44067890" calcext:value-type="float">
            <text:p>44067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4785561" calcext:value-type="float">
            <text:p>4785561</text:p>
          </table:table-cell>
          <table:table-cell office:value-type="float" office:value="19.58" calcext:value-type="float">
            <text:p>19.58</text:p>
          </table:table-cell>
          <table:table-cell office:value-type="float" office:value="23.17" calcext:value-type="float">
            <text:p>23.17</text:p>
          </table:table-cell>
          <table:table-cell office:value-type="float" office:value="3.05" calcext:value-type="float">
            <text:p>3.05</text:p>
          </table:table-cell>
          <table:table-cell office:value-type="float" office:value="0.85" calcext:value-type="float">
            <text:p>0.85</text:p>
          </table:table-cell>
          <table:table-cell office:value-type="float" office:value="7.58" calcext:value-type="float">
            <text:p>7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08:12.724975393</meta:creation-date>
    <dc:date>2015-12-17T17:09:47.042308506</dc:date>
    <meta:editing-duration>P0D</meta:editing-duration>
    <meta:editing-cycles>1</meta:editing-cycles>
    <meta:document-statistic meta:table-count="1" meta:cell-count="5504" meta:object-count="0"/>
    <meta:generator>LibreOffice/4.2.8.2$Linux_X86_64 LibreOffice_project/420m0$Build-2</meta:generator>
  </office:meta>
</office:document-meta>
</file>